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1.2035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73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21"/>
    <style:style style:name="ce3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22"/>
    <style:style style:name="ce5" style:family="table-cell" style:parent-style-name="Default" style:data-style-name="N173"/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173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ConTab" table:style-name="ta1" table:print="false">
        <table:table-column table:style-name="co1" table:number-columns-repeated="2" table:default-cell-style-name="ce5"/>
        <table:table-column table:style-name="co2" table:number-columns-repeated="2" table:default-cell-style-name="ce5"/>
        <table:table-column table:style-name="co3" table:number-columns-repeated="2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2" table:number-columns-repeated="5" table:default-cell-style-name="ce5"/>
        <table:table-column table:style-name="co3" table:number-columns-repeated="14" table:default-cell-style-name="ce5"/>
        <table:table-column table:style-name="co1" table:default-cell-style-name="ce5"/>
        <table:table-column table:style-name="co3" table:number-columns-repeated="2" table:default-cell-style-name="ce5"/>
        <table:table-column table:style-name="co4" table:number-columns-repeated="993" table:default-cell-style-name="ce5"/>
        <table:table-row table:style-name="ro1">
          <table:table-cell table:style-name="ce1" office:value-type="string">
            <text:p>&lt;0.0001</text:p>
          </table:table-cell>
          <table:table-cell table:style-name="ce6" office:value-type="string">
            <text:p>He</text:p>
          </table:table-cell>
          <table:table-cell table:style-name="ce6" office:value-type="string">
            <text:p>Li</text:p>
          </table:table-cell>
          <table:table-cell table:style-name="ce6" office:value-type="string">
            <text:p>C</text:p>
          </table:table-cell>
          <table:table-cell table:style-name="ce6" office:value-type="string">
            <text:p>C_13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_15</text:p>
          </table:table-cell>
          <table:table-cell table:style-name="ce6" office:value-type="string">
            <text:p>O</text:p>
          </table:table-cell>
          <table:table-cell table:style-name="ce6" office:value-type="string">
            <text:p>O_17</text:p>
          </table:table-cell>
          <table:table-cell table:style-name="ce6" office:value-type="string">
            <text:p>O_1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Na</text:p>
          </table:table-cell>
          <table:table-cell table:style-name="ce6" office:value-type="string">
            <text:p>Mg</text:p>
          </table:table-cell>
          <table:table-cell table:style-name="ce6" office:value-type="string">
            <text:p>Al</text:p>
          </table:table-cell>
          <table:table-cell table:style-name="ce6" office:value-type="string">
            <text:p>Si</text:p>
          </table:table-cell>
          <table:table-cell table:style-name="ce6" office:value-type="string">
            <text:p>S</text:p>
          </table:table-cell>
          <table:table-cell table:style-name="ce6" office:value-type="string">
            <text:p>K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Sc</text:p>
          </table:table-cell>
          <table:table-cell table:style-name="ce6" office:value-type="string">
            <text:p>Ti</text:p>
          </table:table-cell>
          <table:table-cell table:style-name="ce6" office:value-type="string">
            <text:p>V</text:p>
          </table:table-cell>
          <table:table-cell table:style-name="ce6" office:value-type="string">
            <text:p>Cr</text:p>
          </table:table-cell>
          <table:table-cell table:style-name="ce6" office:value-type="string">
            <text:p>Mn</text:p>
          </table:table-cell>
          <table:table-cell table:style-name="ce6" office:value-type="string">
            <text:p>Fe</text:p>
          </table:table-cell>
          <table:table-cell table:style-name="ce6" office:value-type="string">
            <text:p>Co</text:p>
          </table:table-cell>
          <table:table-cell table:style-name="ce6" office:value-type="string">
            <text:p>Ni</text:p>
          </table:table-cell>
          <table:table-cell table:style-name="ce6" office:value-type="string">
            <text:p>Cu</text:p>
          </table:table-cell>
          <table:table-cell table:style-name="ce6" office:value-type="string">
            <text:p>Zn</text:p>
          </table:table-cell>
          <table:table-cell table:style-name="ce6" office:value-type="string">
            <text:p>rem</text:p>
          </table:table-cell>
          <table:table-cell table:style-name="ce1" table:number-columns-repeated="3"/>
          <table:table-cell table:style-name="ce8"/>
          <table:table-cell table:style-name="ce1" table:number-columns-repeated="991"/>
        </table:table-row>
        <table:table-row table:style-name="ro1">
          <table:table-cell table:style-name="ce2" office:value-type="float" office:value="0.5">
            <text:p>0.5</text:p>
          </table:table-cell>
          <table:table-cell table:number-columns-repeated="27" office:value-type="float" office:value="0">
            <text:p>0.0000000000000</text:p>
          </table:table-cell>
          <table:table-cell office:value-type="float" office:value="0.5">
            <text:p>0.5000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991"/>
        </table:table-row>
        <table:table-row table:style-name="ro1">
          <table:table-cell table:style-name="ce2" office:value-type="float" office:value="1">
            <text:p>1.0</text:p>
          </table:table-cell>
          <table:table-cell office:value-type="float" office:value="0.005318">
            <text:p>0.0053180000000</text:p>
          </table:table-cell>
          <table:table-cell office:value-type="float" office:value="0.000000000108">
            <text:p>0.0000000001080</text:p>
          </table:table-cell>
          <table:table-cell office:value-type="float" office:value="0.00025878">
            <text:p>0.0002587800000</text:p>
          </table:table-cell>
          <table:table-cell office:value-type="float" office:value="0.00000020088">
            <text:p>0.0000002008800</text:p>
          </table:table-cell>
          <table:table-cell office:value-type="float" office:value="0.000004106">
            <text:p>0.0000041060000</text:p>
          </table:table-cell>
          <table:table-cell office:value-type="float" office:value="0.000000000144">
            <text:p>0.0000000001440</text:p>
          </table:table-cell>
          <table:table-cell office:value-type="float" office:value="0.000011637">
            <text:p>0.0000116370000</text:p>
          </table:table-cell>
          <table:table-cell office:value-type="float" office:value="0.000000072171">
            <text:p>0.0000000721710</text:p>
          </table:table-cell>
          <table:table-cell office:value-type="float" office:value="-0.000000004294">
            <text:p>-0.0000000042940</text:p>
          </table:table-cell>
          <table:table-cell office:value-type="float" office:value="0.000000005543">
            <text:p>0.0000000055430</text:p>
          </table:table-cell>
          <table:table-cell office:value-type="float" office:value="0.000000032203">
            <text:p>0.0000000322030</text:p>
          </table:table-cell>
          <table:table-cell office:value-type="float" office:value="0.000000021607">
            <text:p>0.0000000216070</text:p>
          </table:table-cell>
          <table:table-cell office:value-type="float" office:value="0.000000003227">
            <text:p>0.000000003227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72">
            <text:p>0.7200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991"/>
        </table:table-row>
        <table:table-row table:style-name="ro1">
          <table:table-cell table:style-name="ce2" office:value-type="float" office:value="1.25">
            <text:p>1.3</text:p>
          </table:table-cell>
          <table:table-cell office:value-type="float" office:value="0.025995">
            <text:p>0.0259950000000</text:p>
          </table:table-cell>
          <table:table-cell office:value-type="float" office:value="0.000000000108">
            <text:p>0.0000000001080</text:p>
          </table:table-cell>
          <table:table-cell office:value-type="float" office:value="0.0037028">
            <text:p>0.0037028000000</text:p>
          </table:table-cell>
          <table:table-cell office:value-type="float" office:value="0.00000048133">
            <text:p>0.0000004813300</text:p>
          </table:table-cell>
          <table:table-cell office:value-type="float" office:value="0.000019602">
            <text:p>0.0000196020000</text:p>
          </table:table-cell>
          <table:table-cell office:value-type="float" office:value="0.000000001693">
            <text:p>0.0000000016930</text:p>
          </table:table-cell>
          <table:table-cell office:value-type="float" office:value="0.000093069">
            <text:p>0.0000930690000</text:p>
          </table:table-cell>
          <table:table-cell office:value-type="float" office:value="0.000000076392">
            <text:p>0.0000000763920</text:p>
          </table:table-cell>
          <table:table-cell office:value-type="float" office:value="-0.000000014683">
            <text:p>-0.0000000146830</text:p>
          </table:table-cell>
          <table:table-cell office:value-type="float" office:value="0.00000015589">
            <text:p>0.0000001558900</text:p>
          </table:table-cell>
          <table:table-cell office:value-type="float" office:value="0.00000026405">
            <text:p>0.0000002640500</text:p>
          </table:table-cell>
          <table:table-cell office:value-type="float" office:value="0.00000017855">
            <text:p>0.0000001785500</text:p>
          </table:table-cell>
          <table:table-cell office:value-type="float" office:value="0.000000017787">
            <text:p>0.000000017787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668">
            <text:p>0.6680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991"/>
        </table:table-row>
        <table:table-row table:style-name="ro1">
          <table:table-cell table:style-name="ce2" office:value-type="float" office:value="1.5">
            <text:p>1.5</text:p>
          </table:table-cell>
          <table:table-cell office:value-type="float" office:value="0.046646">
            <text:p>0.0466460000000</text:p>
          </table:table-cell>
          <table:table-cell office:value-type="float" office:value="0.000000000119">
            <text:p>0.0000000001190</text:p>
          </table:table-cell>
          <table:table-cell office:value-type="float" office:value="0.01171">
            <text:p>0.0117100000000</text:p>
          </table:table-cell>
          <table:table-cell office:value-type="float" office:value="0.00000089996">
            <text:p>0.0000008999600</text:p>
          </table:table-cell>
          <table:table-cell office:value-type="float" office:value="0.000040573">
            <text:p>0.0000405730000</text:p>
          </table:table-cell>
          <table:table-cell office:value-type="float" office:value="0.000000022949">
            <text:p>0.0000000229490</text:p>
          </table:table-cell>
          <table:table-cell office:value-type="float" office:value="0.00027503">
            <text:p>0.0002750300000</text:p>
          </table:table-cell>
          <table:table-cell office:value-type="float" office:value="0.00000032428">
            <text:p>0.0000003242800</text:p>
          </table:table-cell>
          <table:table-cell office:value-type="float" office:value="-0.000000028205">
            <text:p>-0.0000000282050</text:p>
          </table:table-cell>
          <table:table-cell office:value-type="float" office:value="0.0000012556">
            <text:p>0.0000012556000</text:p>
          </table:table-cell>
          <table:table-cell office:value-type="float" office:value="0.0000044785">
            <text:p>0.0000044785000</text:p>
          </table:table-cell>
          <table:table-cell office:value-type="float" office:value="0.0000025319">
            <text:p>0.0000025319000</text:p>
          </table:table-cell>
          <table:table-cell office:value-type="float" office:value="0.000000029657">
            <text:p>0.000000029657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661">
            <text:p>0.6610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991"/>
        </table:table-row>
        <table:table-row table:style-name="ro1">
          <table:table-cell table:style-name="ce2" office:value-type="float" office:value="1.75">
            <text:p>1.8</text:p>
          </table:table-cell>
          <table:table-cell office:value-type="float" office:value="0.087919">
            <text:p>0.0879190000000</text:p>
          </table:table-cell>
          <table:table-cell office:value-type="float" office:value="0.000000000097">
            <text:p>0.0000000000970</text:p>
          </table:table-cell>
          <table:table-cell office:value-type="float" office:value="0.023388">
            <text:p>0.0233880000000</text:p>
          </table:table-cell>
          <table:table-cell office:value-type="float" office:value="0.0000011751">
            <text:p>0.0000011751000</text:p>
          </table:table-cell>
          <table:table-cell office:value-type="float" office:value="0.000054326">
            <text:p>0.0000543260000</text:p>
          </table:table-cell>
          <table:table-cell office:value-type="float" office:value="0.000000030015">
            <text:p>0.0000000300150</text:p>
          </table:table-cell>
          <table:table-cell office:value-type="float" office:value="0.0004287">
            <text:p>0.0004287000000</text:p>
          </table:table-cell>
          <table:table-cell office:value-type="float" office:value="0.00000082345">
            <text:p>0.0000008234500</text:p>
          </table:table-cell>
          <table:table-cell office:value-type="float" office:value="-0.000000048704">
            <text:p>-0.0000000487040</text:p>
          </table:table-cell>
          <table:table-cell office:value-type="float" office:value="0.0000048298">
            <text:p>0.0000048298000</text:p>
          </table:table-cell>
          <table:table-cell office:value-type="float" office:value="0.000036117">
            <text:p>0.0000361170000</text:p>
          </table:table-cell>
          <table:table-cell office:value-type="float" office:value="0.00001868">
            <text:p>0.0000186800000</text:p>
          </table:table-cell>
          <table:table-cell office:value-type="float" office:value="0.000000095793">
            <text:p>0.000000095793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664">
            <text:p>0.6640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991"/>
        </table:table-row>
        <table:table-row table:style-name="ro1">
          <table:table-cell table:style-name="ce2" office:value-type="float" office:value="1.9">
            <text:p>1.9</text:p>
          </table:table-cell>
          <table:table-cell office:value-type="float" office:value="0.10689">
            <text:p>0.1068900000000</text:p>
          </table:table-cell>
          <table:table-cell office:value-type="float" office:value="0.000000000066">
            <text:p>0.0000000000660</text:p>
          </table:table-cell>
          <table:table-cell office:value-type="float" office:value="0.02969">
            <text:p>0.0296900000000</text:p>
          </table:table-cell>
          <table:table-cell office:value-type="float" office:value="0.0000014216">
            <text:p>0.0000014216000</text:p>
          </table:table-cell>
          <table:table-cell office:value-type="float" office:value="0.000063921">
            <text:p>0.0000639210000</text:p>
          </table:table-cell>
          <table:table-cell office:value-type="float" office:value="0.000000014069">
            <text:p>0.0000000140690</text:p>
          </table:table-cell>
          <table:table-cell office:value-type="float" office:value="0.00047155">
            <text:p>0.0004715500000</text:p>
          </table:table-cell>
          <table:table-cell office:value-type="float" office:value="0.00000084577">
            <text:p>0.0000008457700</text:p>
          </table:table-cell>
          <table:table-cell office:value-type="float" office:value="-0.00000005845">
            <text:p>-0.0000000584500</text:p>
          </table:table-cell>
          <table:table-cell office:value-type="float" office:value="0.0000078963">
            <text:p>0.0000078963000</text:p>
          </table:table-cell>
          <table:table-cell office:value-type="float" office:value="0.000067498">
            <text:p>0.0000674980000</text:p>
          </table:table-cell>
          <table:table-cell office:value-type="float" office:value="0.000040405">
            <text:p>0.0000404050000</text:p>
          </table:table-cell>
          <table:table-cell office:value-type="float" office:value="0.00000023081">
            <text:p>0.00000023081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681">
            <text:p>0.6810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991"/>
        </table:table-row>
        <table:table-row table:style-name="ro1">
          <table:table-cell table:style-name="ce2" office:value-type="float" office:value="2.1">
            <text:p>2.1</text:p>
          </table:table-cell>
          <table:table-cell office:value-type="float" office:value="0.1414">
            <text:p>0.1414000000000</text:p>
          </table:table-cell>
          <table:table-cell office:value-type="float" office:value="-0.000000000024">
            <text:p>-0.0000000000240</text:p>
          </table:table-cell>
          <table:table-cell office:value-type="float" office:value="0.041071">
            <text:p>0.0410710000000</text:p>
          </table:table-cell>
          <table:table-cell office:value-type="float" office:value="0.0000016379">
            <text:p>0.0000016379000</text:p>
          </table:table-cell>
          <table:table-cell office:value-type="float" office:value="0.000071704">
            <text:p>0.0000717040000</text:p>
          </table:table-cell>
          <table:table-cell office:value-type="float" office:value="0">
            <text:p>0.0000000000000</text:p>
          </table:table-cell>
          <table:table-cell office:value-type="float" office:value="0.00055697">
            <text:p>0.0005569700000</text:p>
          </table:table-cell>
          <table:table-cell office:value-type="float" office:value="0.00000069615">
            <text:p>0.0000006961500</text:p>
          </table:table-cell>
          <table:table-cell office:value-type="float" office:value="-0.000000068987">
            <text:p>-0.0000000689870</text:p>
          </table:table-cell>
          <table:table-cell office:value-type="float" office:value="0.000014214">
            <text:p>0.0000142140000</text:p>
          </table:table-cell>
          <table:table-cell office:value-type="float" office:value="0.00012859">
            <text:p>0.0001285900000</text:p>
          </table:table-cell>
          <table:table-cell office:value-type="float" office:value="0.00015119">
            <text:p>0.0001511900000</text:p>
          </table:table-cell>
          <table:table-cell office:value-type="float" office:value="0.0000010512">
            <text:p>0.0000010512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6962">
            <text:p>0.6962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991"/>
        </table:table-row>
        <table:table-row table:style-name="ro1">
          <table:table-cell table:style-name="ce2" office:value-type="float" office:value="2.25">
            <text:p>2.3</text:p>
          </table:table-cell>
          <table:table-cell office:value-type="float" office:value="0.15789">
            <text:p>0.1578900000000</text:p>
          </table:table-cell>
          <table:table-cell office:value-type="float" office:value="-0.000000000062">
            <text:p>-0.0000000000620</text:p>
          </table:table-cell>
          <table:table-cell office:value-type="float" office:value="0.048515">
            <text:p>0.0485150000000</text:p>
          </table:table-cell>
          <table:table-cell office:value-type="float" office:value="0.0000017866">
            <text:p>0.0000017866000</text:p>
          </table:table-cell>
          <table:table-cell office:value-type="float" office:value="0.000072241">
            <text:p>0.0000722410000</text:p>
          </table:table-cell>
          <table:table-cell office:value-type="float" office:value="0">
            <text:p>0.0000000000000</text:p>
          </table:table-cell>
          <table:table-cell office:value-type="float" office:value="0.00062473">
            <text:p>0.0006247300000</text:p>
          </table:table-cell>
          <table:table-cell office:value-type="float" office:value="0.00000036407">
            <text:p>0.0000003640700</text:p>
          </table:table-cell>
          <table:table-cell office:value-type="float" office:value="-0.000000069009">
            <text:p>-0.0000000690090</text:p>
          </table:table-cell>
          <table:table-cell office:value-type="float" office:value="0.00001867">
            <text:p>0.0000186700000</text:p>
          </table:table-cell>
          <table:table-cell office:value-type="float" office:value="0.00016241">
            <text:p>0.0001624100000</text:p>
          </table:table-cell>
          <table:table-cell office:value-type="float" office:value="0.00022528">
            <text:p>0.0002252800000</text:p>
          </table:table-cell>
          <table:table-cell office:value-type="float" office:value="0.0000019135">
            <text:p>0.0000019135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713">
            <text:p>0.7130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991"/>
        </table:table-row>
        <table:table-row table:style-name="ro1">
          <table:table-cell table:style-name="ce2" office:value-type="float" office:value="2.5">
            <text:p>2.5</text:p>
          </table:table-cell>
          <table:table-cell office:value-type="float" office:value="0.12749">
            <text:p>0.1274900000000</text:p>
          </table:table-cell>
          <table:table-cell office:value-type="float" office:value="-0.00000000006">
            <text:p>-0.0000000000600</text:p>
          </table:table-cell>
          <table:table-cell office:value-type="float" office:value="0.042072">
            <text:p>0.0420720000000</text:p>
          </table:table-cell>
          <table:table-cell office:value-type="float" office:value="0.00001121">
            <text:p>0.0000112100000</text:p>
          </table:table-cell>
          <table:table-cell office:value-type="float" office:value="0.000038377">
            <text:p>0.0000383770000</text:p>
          </table:table-cell>
          <table:table-cell office:value-type="float" office:value="0">
            <text:p>0.0000000000000</text:p>
          </table:table-cell>
          <table:table-cell office:value-type="float" office:value="0.00057962">
            <text:p>0.0005796200000</text:p>
          </table:table-cell>
          <table:table-cell office:value-type="float" office:value="0.00000052262">
            <text:p>0.0000005226200</text:p>
          </table:table-cell>
          <table:table-cell office:value-type="float" office:value="-0.000000081962">
            <text:p>-0.0000000819620</text:p>
          </table:table-cell>
          <table:table-cell office:value-type="float" office:value="0.000010605">
            <text:p>0.0000106050000</text:p>
          </table:table-cell>
          <table:table-cell office:value-type="float" office:value="0.000057195">
            <text:p>0.0000571950000</text:p>
          </table:table-cell>
          <table:table-cell office:value-type="float" office:value="0.0003141">
            <text:p>0.0003141000000</text:p>
          </table:table-cell>
          <table:table-cell office:value-type="float" office:value="0.0000032749">
            <text:p>0.0000032749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732">
            <text:p>0.7320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991"/>
        </table:table-row>
        <table:table-row table:style-name="ro1">
          <table:table-cell table:style-name="ce2" office:value-type="float" office:value="3">
            <text:p>3.0</text:p>
          </table:table-cell>
          <table:table-cell office:value-type="float" office:value="0.076485">
            <text:p>0.0764850000000</text:p>
          </table:table-cell>
          <table:table-cell office:value-type="float" office:value="0.000000061157">
            <text:p>0.0000000611570</text:p>
          </table:table-cell>
          <table:table-cell office:value-type="float" office:value="0.023596">
            <text:p>0.0235960000000</text:p>
          </table:table-cell>
          <table:table-cell office:value-type="float" office:value="0.00044029">
            <text:p>0.0004402900000</text:p>
          </table:table-cell>
          <table:table-cell office:value-type="float" office:value="0.000081023">
            <text:p>0.0000810230000</text:p>
          </table:table-cell>
          <table:table-cell office:value-type="float" office:value="0">
            <text:p>0.0000000000000</text:p>
          </table:table-cell>
          <table:table-cell office:value-type="float" office:value="0.00041406">
            <text:p>0.0004140600000</text:p>
          </table:table-cell>
          <table:table-cell office:value-type="float" office:value="0.0000012847">
            <text:p>0.0000012847000</text:p>
          </table:table-cell>
          <table:table-cell office:value-type="float" office:value="-0.00000014768">
            <text:p>-0.0000001476800</text:p>
          </table:table-cell>
          <table:table-cell office:value-type="float" office:value="0.0000017349">
            <text:p>0.0000017349000</text:p>
          </table:table-cell>
          <table:table-cell office:value-type="float" office:value="0.000014751">
            <text:p>0.0000147510000</text:p>
          </table:table-cell>
          <table:table-cell office:value-type="float" office:value="0.00014336">
            <text:p>0.0001433600000</text:p>
          </table:table-cell>
          <table:table-cell office:value-type="float" office:value="0.0000016323">
            <text:p>0.0000016323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813">
            <text:p>0.8130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991"/>
        </table:table-row>
        <table:table-row table:style-name="ro1">
          <table:table-cell table:style-name="ce2" office:value-type="float" office:value="3.5">
            <text:p>3.5</text:p>
          </table:table-cell>
          <table:table-cell office:value-type="float" office:value="0.12691">
            <text:p>0.1269100000000</text:p>
          </table:table-cell>
          <table:table-cell office:value-type="float" office:value="0.000000006153">
            <text:p>0.0000000061530</text:p>
          </table:table-cell>
          <table:table-cell office:value-type="float" office:value="0.005967">
            <text:p>0.0059670000000</text:p>
          </table:table-cell>
          <table:table-cell office:value-type="float" office:value="0.00040612">
            <text:p>0.0004061200000</text:p>
          </table:table-cell>
          <table:table-cell office:value-type="float" office:value="0.019821">
            <text:p>0.0198210000000</text:p>
          </table:table-cell>
          <table:table-cell office:value-type="float" office:value="0.00000031289">
            <text:p>0.0000003128900</text:p>
          </table:table-cell>
          <table:table-cell office:value-type="float" office:value="0.00051491">
            <text:p>0.0005149100000</text:p>
          </table:table-cell>
          <table:table-cell office:value-type="float" office:value="0.00000080543">
            <text:p>0.0000008054300</text:p>
          </table:table-cell>
          <table:table-cell office:value-type="float" office:value="-0.00000027736">
            <text:p>-0.0000002773600</text:p>
          </table:table-cell>
          <table:table-cell office:value-type="float" office:value="0.00000041267">
            <text:p>0.0000004126700</text:p>
          </table:table-cell>
          <table:table-cell office:value-type="float" office:value="0.000017465">
            <text:p>0.0000174650000</text:p>
          </table:table-cell>
          <table:table-cell office:value-type="float" office:value="0.00013354">
            <text:p>0.0001335400000</text:p>
          </table:table-cell>
          <table:table-cell office:value-type="float" office:value="0.0000020024">
            <text:p>0.0000020024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854">
            <text:p>0.8540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991"/>
        </table:table-row>
        <table:table-row table:style-name="ro1">
          <table:table-cell table:style-name="ce2" office:value-type="float" office:value="4">
            <text:p>4.0</text:p>
          </table:table-cell>
          <table:table-cell office:value-type="float" office:value="0.20337">
            <text:p>0.2033700000000</text:p>
          </table:table-cell>
          <table:table-cell office:value-type="float" office:value="0.00000000161">
            <text:p>0.0000000016100</text:p>
          </table:table-cell>
          <table:table-cell office:value-type="float" office:value="0.005">
            <text:p>0.0050000000000</text:p>
          </table:table-cell>
          <table:table-cell office:value-type="float" office:value="0.00042528">
            <text:p>0.0004252800000</text:p>
          </table:table-cell>
          <table:table-cell office:value-type="float" office:value="0.026448">
            <text:p>0.0264480000000</text:p>
          </table:table-cell>
          <table:table-cell office:value-type="float" office:value="0.00000048382">
            <text:p>0.0000004838200</text:p>
          </table:table-cell>
          <table:table-cell office:value-type="float" office:value="0.00064843">
            <text:p>0.0006484300000</text:p>
          </table:table-cell>
          <table:table-cell office:value-type="float" office:value="0.000001186">
            <text:p>0.0000011860000</text:p>
          </table:table-cell>
          <table:table-cell office:value-type="float" office:value="-0.00000033423">
            <text:p>-0.0000003342300</text:p>
          </table:table-cell>
          <table:table-cell office:value-type="float" office:value="0.00000046337">
            <text:p>0.0000004633700</text:p>
          </table:table-cell>
          <table:table-cell office:value-type="float" office:value="0.000019467">
            <text:p>0.0000194670000</text:p>
          </table:table-cell>
          <table:table-cell office:value-type="float" office:value="0.00017504">
            <text:p>0.0001750400000</text:p>
          </table:table-cell>
          <table:table-cell office:value-type="float" office:value="0.0000026807">
            <text:p>0.0000026807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874">
            <text:p>0.8740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991"/>
        </table:table-row>
        <table:table-row table:style-name="ro1">
          <table:table-cell table:style-name="ce2" office:value-type="float" office:value="4.5">
            <text:p>4.5</text:p>
          </table:table-cell>
          <table:table-cell office:value-type="float" office:value="0.26487">
            <text:p>0.2648700000000</text:p>
          </table:table-cell>
          <table:table-cell office:value-type="float" office:value="0.000000001329">
            <text:p>0.0000000013290</text:p>
          </table:table-cell>
          <table:table-cell office:value-type="float" office:value="0.0034416">
            <text:p>0.0034416000000</text:p>
          </table:table-cell>
          <table:table-cell office:value-type="float" office:value="0.0003519">
            <text:p>0.0003519000000</text:p>
          </table:table-cell>
          <table:table-cell office:value-type="float" office:value="0.022479">
            <text:p>0.0224790000000</text:p>
          </table:table-cell>
          <table:table-cell office:value-type="float" office:value="0.00000045838">
            <text:p>0.0000004583800</text:p>
          </table:table-cell>
          <table:table-cell office:value-type="float" office:value="0.00047463">
            <text:p>0.0004746300000</text:p>
          </table:table-cell>
          <table:table-cell office:value-type="float" office:value="0.0000012008">
            <text:p>0.0000012008000</text:p>
          </table:table-cell>
          <table:table-cell office:value-type="float" office:value="-0.00000038618">
            <text:p>-0.0000003861800</text:p>
          </table:table-cell>
          <table:table-cell office:value-type="float" office:value="0.00000020225">
            <text:p>0.0000002022500</text:p>
          </table:table-cell>
          <table:table-cell office:value-type="float" office:value="0.000012275">
            <text:p>0.0000122750000</text:p>
          </table:table-cell>
          <table:table-cell office:value-type="float" office:value="0.00011619">
            <text:p>0.0001161900000</text:p>
          </table:table-cell>
          <table:table-cell office:value-type="float" office:value="0.0000019696">
            <text:p>0.0000019696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897">
            <text:p>0.8970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991"/>
        </table:table-row>
        <table:table-row table:style-name="ro1">
          <table:table-cell table:style-name="ce3" office:value-type="float" office:value="5">
            <text:p>5.0</text:p>
          </table:table-cell>
          <table:table-cell office:value-type="float" office:value="0.34199">
            <text:p>0.3419900000000</text:p>
          </table:table-cell>
          <table:table-cell office:value-type="float" office:value="0.000000000723">
            <text:p>0.0000000007230</text:p>
          </table:table-cell>
          <table:table-cell office:value-type="float" office:value="0.0026457">
            <text:p>0.0026457000000</text:p>
          </table:table-cell>
          <table:table-cell office:value-type="float" office:value="0.00038494">
            <text:p>0.0003849400000</text:p>
          </table:table-cell>
          <table:table-cell office:value-type="float" office:value="0.022888">
            <text:p>0.0228880000000</text:p>
          </table:table-cell>
          <table:table-cell office:value-type="float" office:value="0.00000058676">
            <text:p>0.0000005867600</text:p>
          </table:table-cell>
          <table:table-cell office:value-type="float" office:value="0.00038167">
            <text:p>0.0003816700000</text:p>
          </table:table-cell>
          <table:table-cell office:value-type="float" office:value="0.0000014066">
            <text:p>0.0000014066000</text:p>
          </table:table-cell>
          <table:table-cell office:value-type="float" office:value="-0.00000043866">
            <text:p>-0.0000004386600</text:p>
          </table:table-cell>
          <table:table-cell office:value-type="float" office:value="0.000000064996">
            <text:p>0.0000000649960</text:p>
          </table:table-cell>
          <table:table-cell office:value-type="float" office:value="0.000010469">
            <text:p>0.0000104690000</text:p>
          </table:table-cell>
          <table:table-cell office:value-type="float" office:value="0.0001297">
            <text:p>0.0001297000000</text:p>
          </table:table-cell>
          <table:table-cell office:value-type="float" office:value="0.0000026228">
            <text:p>0.0000026228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929">
            <text:p>0.9290000000000</text:p>
          </table:table-cell>
          <table:table-cell table:style-name="ce1" table:number-columns-repeated="3"/>
          <table:table-cell table:style-name="ce8"/>
          <table:table-cell table:style-name="ce1" table:number-columns-repeated="991"/>
        </table:table-row>
        <table:table-row table:style-name="ro1">
          <table:table-cell table:style-name="ce2" office:value-type="float" office:value="5.5">
            <text:p>5.5</text:p>
          </table:table-cell>
          <table:table-cell office:value-type="float" office:value="0.42286">
            <text:p>0.4228600000000</text:p>
          </table:table-cell>
          <table:table-cell office:value-type="float" office:value="0.000000000068">
            <text:p>0.0000000000680</text:p>
          </table:table-cell>
          <table:table-cell office:value-type="float" office:value="0.0025914">
            <text:p>0.0025914000000</text:p>
          </table:table-cell>
          <table:table-cell office:value-type="float" office:value="0.0004177">
            <text:p>0.0004177000000</text:p>
          </table:table-cell>
          <table:table-cell office:value-type="float" office:value="0.028426">
            <text:p>0.0284260000000</text:p>
          </table:table-cell>
          <table:table-cell office:value-type="float" office:value="0.00000086941">
            <text:p>0.0000008694100</text:p>
          </table:table-cell>
          <table:table-cell office:value-type="float" office:value="0.00036993">
            <text:p>0.0003699300000</text:p>
          </table:table-cell>
          <table:table-cell office:value-type="float" office:value="0.0000019258">
            <text:p>0.0000019258000</text:p>
          </table:table-cell>
          <table:table-cell office:value-type="float" office:value="-0.00000048916">
            <text:p>-0.0000004891600</text:p>
          </table:table-cell>
          <table:table-cell office:value-type="float" office:value="0.000000039482">
            <text:p>0.0000000394820</text:p>
          </table:table-cell>
          <table:table-cell office:value-type="float" office:value="0.000012656">
            <text:p>0.0000126560000</text:p>
          </table:table-cell>
          <table:table-cell office:value-type="float" office:value="0.00023151">
            <text:p>0.0002315100000</text:p>
          </table:table-cell>
          <table:table-cell office:value-type="float" office:value="0.0000066348">
            <text:p>0.0000066348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966">
            <text:p>0.9660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991"/>
        </table:table-row>
        <table:table-row table:style-name="ro1">
          <table:table-cell table:style-name="ce2" office:value-type="float" office:value="6">
            <text:p>6.0</text:p>
          </table:table-cell>
          <table:table-cell office:value-type="float" office:value="0.51817">
            <text:p>0.5181700000000</text:p>
          </table:table-cell>
          <table:table-cell office:value-type="float" office:value="-0.000000000104">
            <text:p>-0.0000000001040</text:p>
          </table:table-cell>
          <table:table-cell office:value-type="float" office:value="0.0018626">
            <text:p>0.0018626000000</text:p>
          </table:table-cell>
          <table:table-cell office:value-type="float" office:value="0.00038933">
            <text:p>0.0003893300000</text:p>
          </table:table-cell>
          <table:table-cell office:value-type="float" office:value="0.033797">
            <text:p>0.0337970000000</text:p>
          </table:table-cell>
          <table:table-cell office:value-type="float" office:value="0.0000021831">
            <text:p>0.0000021831000</text:p>
          </table:table-cell>
          <table:table-cell office:value-type="float" office:value="0.00063527">
            <text:p>0.0006352700000</text:p>
          </table:table-cell>
          <table:table-cell office:value-type="float" office:value="0.0000030072">
            <text:p>0.0000030072000</text:p>
          </table:table-cell>
          <table:table-cell office:value-type="float" office:value="-0.00000053865">
            <text:p>-0.0000005386500</text:p>
          </table:table-cell>
          <table:table-cell office:value-type="float" office:value="0.000000009031">
            <text:p>0.0000000090310</text:p>
          </table:table-cell>
          <table:table-cell office:value-type="float" office:value="0.000012576">
            <text:p>0.0000125760000</text:p>
          </table:table-cell>
          <table:table-cell office:value-type="float" office:value="0.00034512">
            <text:p>0.0003451200000</text:p>
          </table:table-cell>
          <table:table-cell office:value-type="float" office:value="0.000017699">
            <text:p>0.0000176990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1.008">
            <text:p>1.0080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991"/>
        </table:table-row>
        <table:table-row table:style-name="ro1">
          <table:table-cell table:style-name="ce2" office:value-type="float" office:value="6.5">
            <text:p>6.5</text:p>
          </table:table-cell>
          <table:table-cell office:value-type="float" office:value="0.8325">
            <text:p>0.8325000000000</text:p>
          </table:table-cell>
          <table:table-cell office:value-type="float" office:value="-0.000000005549">
            <text:p>-0.0000000055490</text:p>
          </table:table-cell>
          <table:table-cell office:value-type="float" office:value="0.003868">
            <text:p>0.0038680000000</text:p>
          </table:table-cell>
          <table:table-cell office:value-type="float" office:value="0.0008518">
            <text:p>0.0008518000000</text:p>
          </table:table-cell>
          <table:table-cell office:value-type="float" office:value="0.09036">
            <text:p>0.0903600000000</text:p>
          </table:table-cell>
          <table:table-cell office:value-type="float" office:value="0.000006144">
            <text:p>0.0000061440000</text:p>
          </table:table-cell>
          <table:table-cell office:value-type="float" office:value="0.001689">
            <text:p>0.0016890000000</text:p>
          </table:table-cell>
          <table:table-cell office:value-type="float" office:value="0.00001043">
            <text:p>0.0000104300000</text:p>
          </table:table-cell>
          <table:table-cell office:value-type="float" office:value="-0.000000576">
            <text:p>-0.0000005760000</text:p>
          </table:table-cell>
          <table:table-cell office:value-type="float" office:value="0.00000001929">
            <text:p>0.0000000192900</text:p>
          </table:table-cell>
          <table:table-cell office:value-type="float" office:value="0.00003101">
            <text:p>0.0000310100000</text:p>
          </table:table-cell>
          <table:table-cell office:value-type="float" office:value="0.0026145">
            <text:p>0.0026145000000</text:p>
          </table:table-cell>
          <table:table-cell office:value-type="float" office:value="0.0002394">
            <text:p>0.0002394000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1.1">
            <text:p>1.1000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991"/>
        </table:table-row>
        <table:table-row table:style-name="ro1">
          <table:table-cell table:style-name="ce2" office:value-type="float" office:value="7">
            <text:p>7.0</text:p>
          </table:table-cell>
          <table:table-cell office:value-type="float" office:value="0.7512">
            <text:p>0.7512000000000</text:p>
          </table:table-cell>
          <table:table-cell office:value-type="float" office:value="-0.000000006023">
            <text:p>-0.0000000060230</text:p>
          </table:table-cell>
          <table:table-cell office:value-type="float" office:value="0.003614">
            <text:p>0.0036140000000</text:p>
          </table:table-cell>
          <table:table-cell office:value-type="float" office:value="0.0005662">
            <text:p>0.0005662000000</text:p>
          </table:table-cell>
          <table:table-cell office:value-type="float" office:value="0.04478">
            <text:p>0.0447800000000</text:p>
          </table:table-cell>
          <table:table-cell office:value-type="float" office:value="0.000006423">
            <text:p>0.0000064230000</text:p>
          </table:table-cell>
          <table:table-cell office:value-type="float" office:value="0.0009486">
            <text:p>0.0009486000000</text:p>
          </table:table-cell>
          <table:table-cell office:value-type="float" office:value="0.000006567">
            <text:p>0.0000065670000</text:p>
          </table:table-cell>
          <table:table-cell office:value-type="float" office:value="-0.0000006231">
            <text:p>-0.0000006231000</text:p>
          </table:table-cell>
          <table:table-cell office:value-type="float" office:value="-0.000000001199">
            <text:p>-0.0000000011990</text:p>
          </table:table-cell>
          <table:table-cell office:value-type="float" office:value="0.000004581">
            <text:p>0.0000045810000</text:p>
          </table:table-cell>
          <table:table-cell office:value-type="float" office:value="0.00068543">
            <text:p>0.0006854300000</text:p>
          </table:table-cell>
          <table:table-cell office:value-type="float" office:value="0.00007341">
            <text:p>0.0000734100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1.17">
            <text:p>1.1700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991"/>
        </table:table-row>
        <table:table-row table:style-name="ro1">
          <table:table-cell table:style-name="ce2" office:value-type="float" office:value="7.5">
            <text:p>7.5</text:p>
          </table:table-cell>
          <table:table-cell office:value-type="float" office:value="0.7224">
            <text:p>0.7224000000000</text:p>
          </table:table-cell>
          <table:table-cell office:value-type="float" office:value="-0.000000004987">
            <text:p>-0.0000000049870</text:p>
          </table:table-cell>
          <table:table-cell office:value-type="float" office:value="0.003097">
            <text:p>0.0030970000000</text:p>
          </table:table-cell>
          <table:table-cell office:value-type="float" office:value="0.0004973">
            <text:p>0.0004973000000</text:p>
          </table:table-cell>
          <table:table-cell office:value-type="float" office:value="0.02937">
            <text:p>0.0293700000000</text:p>
          </table:table-cell>
          <table:table-cell office:value-type="float" office:value="0.000007489">
            <text:p>0.0000074890000</text:p>
          </table:table-cell>
          <table:table-cell office:value-type="float" office:value="0.001004">
            <text:p>0.0010040000000</text:p>
          </table:table-cell>
          <table:table-cell office:value-type="float" office:value="0.000007406">
            <text:p>0.0000074060000</text:p>
          </table:table-cell>
          <table:table-cell office:value-type="float" office:value="-0.0000006694">
            <text:p>-0.0000006694000</text:p>
          </table:table-cell>
          <table:table-cell office:value-type="float" office:value="-0.000000009786">
            <text:p>-0.0000000097860</text:p>
          </table:table-cell>
          <table:table-cell office:value-type="float" office:value="0.000001651">
            <text:p>0.0000016510000</text:p>
          </table:table-cell>
          <table:table-cell office:value-type="float" office:value="0.00032336">
            <text:p>0.0003233600000</text:p>
          </table:table-cell>
          <table:table-cell office:value-type="float" office:value="0.00002677">
            <text:p>0.0000267700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1.23">
            <text:p>1.2300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991"/>
        </table:table-row>
        <table:table-row table:style-name="ro1">
          <table:table-cell table:style-name="ce2" office:value-type="float" office:value="8">
            <text:p>8.0</text:p>
          </table:table-cell>
          <table:table-cell office:value-type="float" office:value="0.7224">
            <text:p>0.7224000000000</text:p>
          </table:table-cell>
          <table:table-cell table:number-columns-repeated="26" office:value-type="float" office:value="0">
            <text:p>0.0000000000000</text:p>
          </table:table-cell>
          <table:table-cell office:value-type="float" office:value="1.31">
            <text:p>1.3100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991"/>
        </table:table-row>
        <table:table-row table:style-name="ro1">
          <table:table-cell table:style-name="ce2" office:value-type="float" office:value="8.5">
            <text:p>8.5</text:p>
          </table:table-cell>
          <table:table-cell office:value-type="float" office:value="0.7224">
            <text:p>0.7224000000000</text:p>
          </table:table-cell>
          <table:table-cell table:number-columns-repeated="26" office:value-type="float" office:value="0">
            <text:p>0.0000000000000</text:p>
          </table:table-cell>
          <table:table-cell office:value-type="float" office:value="1.31">
            <text:p>1.3100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991"/>
        </table:table-row>
        <table:table-row table:style-name="ro1">
          <table:table-cell table:style-name="ce2" office:value-type="float" office:value="9">
            <text:p>9.0</text:p>
          </table:table-cell>
          <table:table-cell office:value-type="float" office:value="0.7224">
            <text:p>0.7224000000000</text:p>
          </table:table-cell>
          <table:table-cell table:number-columns-repeated="26" office:value-type="float" office:value="0">
            <text:p>0.0000000000000</text:p>
          </table:table-cell>
          <table:table-cell office:value-type="float" office:value="1.31">
            <text:p>1.3100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991"/>
        </table:table-row>
        <table:table-row table:style-name="ro1">
          <table:table-cell table:style-name="ce2" office:value-type="float" office:value="13">
            <text:p>13.0</text:p>
          </table:table-cell>
          <table:table-cell office:value-type="float" office:value="4.0136">
            <text:p>4.0136000000000</text:p>
          </table:table-cell>
          <table:table-cell office:value-type="float" office:value="0.000000000217">
            <text:p>0.0000000002170</text:p>
          </table:table-cell>
          <table:table-cell office:value-type="float" office:value="0.074066">
            <text:p>0.0740660000000</text:p>
          </table:table-cell>
          <table:table-cell office:value-type="float" office:value="0.000000083905">
            <text:p>0.0000000839050</text:p>
          </table:table-cell>
          <table:table-cell office:value-type="float" office:value="0.0018322">
            <text:p>0.0018322000000</text:p>
          </table:table-cell>
          <table:table-cell office:value-type="float" office:value="0.000000063845">
            <text:p>0.0000000638450</text:p>
          </table:table-cell>
          <table:table-cell office:value-type="float" office:value="0.44963">
            <text:p>0.4496300000000</text:p>
          </table:table-cell>
          <table:table-cell office:value-type="float" office:value="0.0000016944">
            <text:p>0.0000016944000</text:p>
          </table:table-cell>
          <table:table-cell office:value-type="float" office:value="0.000000057921">
            <text:p>0.0000000579210</text:p>
          </table:table-cell>
          <table:table-cell office:value-type="float" office:value="0.000000000117">
            <text:p>0.0000000001170</text:p>
          </table:table-cell>
          <table:table-cell office:value-type="float" office:value="0.00014409">
            <text:p>0.0001440900000</text:p>
          </table:table-cell>
          <table:table-cell office:value-type="float" office:value="0.086424">
            <text:p>0.0864240000000</text:p>
          </table:table-cell>
          <table:table-cell office:value-type="float" office:value="0.0037764">
            <text:p>0.0037764000000</text:p>
          </table:table-cell>
          <table:table-cell office:value-type="float" office:value="0.082552">
            <text:p>0.0825520000000</text:p>
          </table:table-cell>
          <table:table-cell office:value-type="float" office:value="0.024037">
            <text:p>0.0240370000000</text:p>
          </table:table-cell>
          <table:table-cell office:value-type="float" office:value="0.0000053768">
            <text:p>0.0000053768000</text:p>
          </table:table-cell>
          <table:table-cell office:value-type="float" office:value="0.0029359">
            <text:p>0.0029359000000</text:p>
          </table:table-cell>
          <table:table-cell office:value-type="float" office:value="0.000000021194">
            <text:p>0.0000000211940</text:p>
          </table:table-cell>
          <table:table-cell office:value-type="float" office:value="0.000080694">
            <text:p>0.0000806940000</text:p>
          </table:table-cell>
          <table:table-cell office:value-type="float" office:value="0.000016543">
            <text:p>0.0000165430000</text:p>
          </table:table-cell>
          <table:table-cell office:value-type="float" office:value="0.00093969">
            <text:p>0.0009396900000</text:p>
          </table:table-cell>
          <table:table-cell office:value-type="float" office:value="0.00013285">
            <text:p>0.0001328500000</text:p>
          </table:table-cell>
          <table:table-cell office:value-type="float" office:value="0.071727">
            <text:p>0.0717270000000</text:p>
          </table:table-cell>
          <table:table-cell office:value-type="float" office:value="0.00017563">
            <text:p>0.0001756300000</text:p>
          </table:table-cell>
          <table:table-cell office:value-type="float" office:value="0.0025654">
            <text:p>0.0025654000000</text:p>
          </table:table-cell>
          <table:table-cell office:value-type="float" office:value="0.0000051024">
            <text:p>0.0000051024000</text:p>
          </table:table-cell>
          <table:table-cell office:value-type="float" office:value="0.00012573">
            <text:p>0.0001257300000</text:p>
          </table:table-cell>
          <table:table-cell office:value-type="float" office:value="1.57">
            <text:p>1.5700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991"/>
        </table:table-row>
        <table:table-row table:style-name="ro1">
          <table:table-cell table:style-name="ce2" office:value-type="float" office:value="15">
            <text:p>15.0</text:p>
          </table:table-cell>
          <table:table-cell office:value-type="float" office:value="4.4008">
            <text:p>4.4008000000000</text:p>
          </table:table-cell>
          <table:table-cell office:value-type="float" office:value="0.000000000294">
            <text:p>0.0000000002940</text:p>
          </table:table-cell>
          <table:table-cell office:value-type="float" office:value="0.17161">
            <text:p>0.1716100000000</text:p>
          </table:table-cell>
          <table:table-cell office:value-type="float" office:value="0.000000062053">
            <text:p>0.0000000620530</text:p>
          </table:table-cell>
          <table:table-cell office:value-type="float" office:value="0.001858">
            <text:p>0.0018580000000</text:p>
          </table:table-cell>
          <table:table-cell office:value-type="float" office:value="0.000000068632">
            <text:p>0.0000000686320</text:p>
          </table:table-cell>
          <table:table-cell office:value-type="float" office:value="0.77272">
            <text:p>0.7727200000000</text:p>
          </table:table-cell>
          <table:table-cell office:value-type="float" office:value="0.0000015681">
            <text:p>0.0000015681000</text:p>
          </table:table-cell>
          <table:table-cell office:value-type="float" office:value="0.0000048937">
            <text:p>0.0000048937000</text:p>
          </table:table-cell>
          <table:table-cell office:value-type="float" office:value="0.000000001972">
            <text:p>0.0000000019720</text:p>
          </table:table-cell>
          <table:table-cell office:value-type="float" office:value="0.002447">
            <text:p>0.0024470000000</text:p>
          </table:table-cell>
          <table:table-cell office:value-type="float" office:value="0.068908">
            <text:p>0.0689080000000</text:p>
          </table:table-cell>
          <table:table-cell office:value-type="float" office:value="0.0013693">
            <text:p>0.0013693000000</text:p>
          </table:table-cell>
          <table:table-cell office:value-type="float" office:value="0.073629">
            <text:p>0.0736290000000</text:p>
          </table:table-cell>
          <table:table-cell office:value-type="float" office:value="0.032314">
            <text:p>0.0323140000000</text:p>
          </table:table-cell>
          <table:table-cell office:value-type="float" office:value="0.0000086696">
            <text:p>0.0000086696000</text:p>
          </table:table-cell>
          <table:table-cell office:value-type="float" office:value="0.0044322">
            <text:p>0.0044322000000</text:p>
          </table:table-cell>
          <table:table-cell office:value-type="float" office:value="0.000000040312">
            <text:p>0.0000000403120</text:p>
          </table:table-cell>
          <table:table-cell office:value-type="float" office:value="0.000093763">
            <text:p>0.0000937630000</text:p>
          </table:table-cell>
          <table:table-cell office:value-type="float" office:value="0.000010812">
            <text:p>0.0000108120000</text:p>
          </table:table-cell>
          <table:table-cell office:value-type="float" office:value="0.0011682">
            <text:p>0.0011682000000</text:p>
          </table:table-cell>
          <table:table-cell office:value-type="float" office:value="0.00018547">
            <text:p>0.0001854700000</text:p>
          </table:table-cell>
          <table:table-cell office:value-type="float" office:value="0.072373">
            <text:p>0.0723730000000</text:p>
          </table:table-cell>
          <table:table-cell office:value-type="float" office:value="0.00013195">
            <text:p>0.0001319500000</text:p>
          </table:table-cell>
          <table:table-cell office:value-type="float" office:value="0.0020759">
            <text:p>0.0020759000000</text:p>
          </table:table-cell>
          <table:table-cell office:value-type="float" office:value="0.0000037844">
            <text:p>0.0000037844000</text:p>
          </table:table-cell>
          <table:table-cell office:value-type="float" office:value="0.00012273">
            <text:p>0.0001227300000</text:p>
          </table:table-cell>
          <table:table-cell office:value-type="float" office:value="1.48">
            <text:p>1.4800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991"/>
        </table:table-row>
        <table:table-row table:style-name="ro1">
          <table:table-cell table:style-name="ce2" office:value-type="float" office:value="18">
            <text:p>18.0</text:p>
          </table:table-cell>
          <table:table-cell office:value-type="float" office:value="5.4219">
            <text:p>5.4219000000000</text:p>
          </table:table-cell>
          <table:table-cell office:value-type="float" office:value="0.000000000073">
            <text:p>0.0000000000730</text:p>
          </table:table-cell>
          <table:table-cell office:value-type="float" office:value="0.21849">
            <text:p>0.2184900000000</text:p>
          </table:table-cell>
          <table:table-cell office:value-type="float" office:value="0.000000002627">
            <text:p>0.0000000026270</text:p>
          </table:table-cell>
          <table:table-cell office:value-type="float" office:value="0.00018913">
            <text:p>0.0001891300000</text:p>
          </table:table-cell>
          <table:table-cell office:value-type="float" office:value="0.000000023976">
            <text:p>0.0000000239760</text:p>
          </table:table-cell>
          <table:table-cell office:value-type="float" office:value="1.3788">
            <text:p>1.3788000000000</text:p>
          </table:table-cell>
          <table:table-cell office:value-type="float" office:value="0.00000027915">
            <text:p>0.0000002791500</text:p>
          </table:table-cell>
          <table:table-cell office:value-type="float" office:value="0.0000046303">
            <text:p>0.0000046303000</text:p>
          </table:table-cell>
          <table:table-cell office:value-type="float" office:value="0.00000000791">
            <text:p>0.0000000079100</text:p>
          </table:table-cell>
          <table:table-cell office:value-type="float" office:value="0.0020781">
            <text:p>0.0020781000000</text:p>
          </table:table-cell>
          <table:table-cell office:value-type="float" office:value="0.15836">
            <text:p>0.1583600000000</text:p>
          </table:table-cell>
          <table:table-cell office:value-type="float" office:value="0.0031421">
            <text:p>0.0031421000000</text:p>
          </table:table-cell>
          <table:table-cell office:value-type="float" office:value="0.11699">
            <text:p>0.1169900000000</text:p>
          </table:table-cell>
          <table:table-cell office:value-type="float" office:value="0.041042">
            <text:p>0.0410420000000</text:p>
          </table:table-cell>
          <table:table-cell office:value-type="float" office:value="0.000021013">
            <text:p>0.0000210130000</text:p>
          </table:table-cell>
          <table:table-cell office:value-type="float" office:value="0.0044141">
            <text:p>0.0044141000000</text:p>
          </table:table-cell>
          <table:table-cell office:value-type="float" office:value="0.000000055388">
            <text:p>0.0000000553880</text:p>
          </table:table-cell>
          <table:table-cell office:value-type="float" office:value="0.000088889">
            <text:p>0.0000888890000</text:p>
          </table:table-cell>
          <table:table-cell office:value-type="float" office:value="0.000012356">
            <text:p>0.0000123560000</text:p>
          </table:table-cell>
          <table:table-cell office:value-type="float" office:value="0.0012189">
            <text:p>0.0012189000000</text:p>
          </table:table-cell>
          <table:table-cell office:value-type="float" office:value="0.00017391">
            <text:p>0.0001739100000</text:p>
          </table:table-cell>
          <table:table-cell office:value-type="float" office:value="0.072287">
            <text:p>0.0722870000000</text:p>
          </table:table-cell>
          <table:table-cell office:value-type="float" office:value="0.00016102">
            <text:p>0.0001610200000</text:p>
          </table:table-cell>
          <table:table-cell office:value-type="float" office:value="0.0019883">
            <text:p>0.0019883000000</text:p>
          </table:table-cell>
          <table:table-cell office:value-type="float" office:value="0.0000040785">
            <text:p>0.0000040785000</text:p>
          </table:table-cell>
          <table:table-cell office:value-type="float" office:value="0.000095585">
            <text:p>0.0000955850000</text:p>
          </table:table-cell>
          <table:table-cell office:value-type="float" office:value="1.65">
            <text:p>1.6500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991"/>
        </table:table-row>
        <table:table-row table:style-name="ro1">
          <table:table-cell table:style-name="ce2" office:value-type="float" office:value="20">
            <text:p>20.0</text:p>
          </table:table-cell>
          <table:table-cell office:value-type="float" office:value="5.9363">
            <text:p>5.9363000000000</text:p>
          </table:table-cell>
          <table:table-cell office:value-type="float" office:value="0.000000000279">
            <text:p>0.0000000002790</text:p>
          </table:table-cell>
          <table:table-cell office:value-type="float" office:value="0.21055">
            <text:p>0.2105500000000</text:p>
          </table:table-cell>
          <table:table-cell office:value-type="float" office:value="0.000000011376">
            <text:p>0.0000000113760</text:p>
          </table:table-cell>
          <table:table-cell office:value-type="float" office:value="0.000054226">
            <text:p>0.0000542260000</text:p>
          </table:table-cell>
          <table:table-cell office:value-type="float" office:value="0.000000011323">
            <text:p>0.0000000113230</text:p>
          </table:table-cell>
          <table:table-cell office:value-type="float" office:value="2.1053">
            <text:p>2.1053000000000</text:p>
          </table:table-cell>
          <table:table-cell office:value-type="float" office:value="0.000000068299">
            <text:p>0.0000000682990</text:p>
          </table:table-cell>
          <table:table-cell office:value-type="float" office:value="0.000000025246">
            <text:p>0.0000000252460</text:p>
          </table:table-cell>
          <table:table-cell office:value-type="float" office:value="0.000000001625">
            <text:p>0.0000000016250</text:p>
          </table:table-cell>
          <table:table-cell office:value-type="float" office:value="0.0029023">
            <text:p>0.0029023000000</text:p>
          </table:table-cell>
          <table:table-cell office:value-type="float" office:value="0.15061">
            <text:p>0.1506100000000</text:p>
          </table:table-cell>
          <table:table-cell office:value-type="float" office:value="0.0013667">
            <text:p>0.0013667000000</text:p>
          </table:table-cell>
          <table:table-cell office:value-type="float" office:value="0.099671">
            <text:p>0.0996710000000</text:p>
          </table:table-cell>
          <table:table-cell office:value-type="float" office:value="0.053811">
            <text:p>0.0538110000000</text:p>
          </table:table-cell>
          <table:table-cell office:value-type="float" office:value="0.000053524">
            <text:p>0.0000535240000</text:p>
          </table:table-cell>
          <table:table-cell office:value-type="float" office:value="0.0062447">
            <text:p>0.0062447000000</text:p>
          </table:table-cell>
          <table:table-cell office:value-type="float" office:value="0.00000025532">
            <text:p>0.0000002553200</text:p>
          </table:table-cell>
          <table:table-cell office:value-type="float" office:value="0.00010273">
            <text:p>0.0001027300000</text:p>
          </table:table-cell>
          <table:table-cell office:value-type="float" office:value="0.000011027">
            <text:p>0.0000110270000</text:p>
          </table:table-cell>
          <table:table-cell office:value-type="float" office:value="0.0014678">
            <text:p>0.0014678000000</text:p>
          </table:table-cell>
          <table:table-cell office:value-type="float" office:value="0.00022569">
            <text:p>0.0002256900000</text:p>
          </table:table-cell>
          <table:table-cell office:value-type="float" office:value="0.072292">
            <text:p>0.0722920000000</text:p>
          </table:table-cell>
          <table:table-cell office:value-type="float" office:value="0.00014955">
            <text:p>0.0001495500000</text:p>
          </table:table-cell>
          <table:table-cell office:value-type="float" office:value="0.0017434">
            <text:p>0.0017434000000</text:p>
          </table:table-cell>
          <table:table-cell office:value-type="float" office:value="0.0000035797">
            <text:p>0.0000035797000</text:p>
          </table:table-cell>
          <table:table-cell office:value-type="float" office:value="0.000083398">
            <text:p>0.0000833980000</text:p>
          </table:table-cell>
          <table:table-cell office:value-type="float" office:value="1.66">
            <text:p>1.6600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991"/>
        </table:table-row>
        <table:table-row table:style-name="ro1">
          <table:table-cell table:style-name="ce2" office:value-type="float" office:value="25">
            <text:p>25.0</text:p>
          </table:table-cell>
          <table:table-cell office:value-type="float" office:value="8.0268">
            <text:p>8.0268000000000</text:p>
          </table:table-cell>
          <table:table-cell office:value-type="float" office:value="0.000000005677">
            <text:p>0.0000000056770</text:p>
          </table:table-cell>
          <table:table-cell office:value-type="float" office:value="0.29357">
            <text:p>0.2935700000000</text:p>
          </table:table-cell>
          <table:table-cell office:value-type="float" office:value="0.000000014655">
            <text:p>0.0000000146550</text:p>
          </table:table-cell>
          <table:table-cell office:value-type="float" office:value="0.00059124">
            <text:p>0.0005912400000</text:p>
          </table:table-cell>
          <table:table-cell office:value-type="float" office:value="0.00000011747">
            <text:p>0.0000001174700</text:p>
          </table:table-cell>
          <table:table-cell office:value-type="float" office:value="2.791">
            <text:p>2.7910000000000</text:p>
          </table:table-cell>
          <table:table-cell office:value-type="float" office:value="0.0000014892">
            <text:p>0.0000014892000</text:p>
          </table:table-cell>
          <table:table-cell office:value-type="float" office:value="0.00000067454">
            <text:p>0.0000006745400</text:p>
          </table:table-cell>
          <table:table-cell office:value-type="float" office:value="0.00000000171">
            <text:p>0.0000000017100</text:p>
          </table:table-cell>
          <table:table-cell office:value-type="float" office:value="0.0010266">
            <text:p>0.0010266000000</text:p>
          </table:table-cell>
          <table:table-cell office:value-type="float" office:value="0.11981">
            <text:p>0.1198100000000</text:p>
          </table:table-cell>
          <table:table-cell office:value-type="float" office:value="0.00080797">
            <text:p>0.0008079700000</text:p>
          </table:table-cell>
          <table:table-cell office:value-type="float" office:value="0.35121">
            <text:p>0.3512100000000</text:p>
          </table:table-cell>
          <table:table-cell office:value-type="float" office:value="0.1857">
            <text:p>0.1857000000000</text:p>
          </table:table-cell>
          <table:table-cell office:value-type="float" office:value="0.000083773">
            <text:p>0.0000837730000</text:p>
          </table:table-cell>
          <table:table-cell office:value-type="float" office:value="0.024815">
            <text:p>0.0248150000000</text:p>
          </table:table-cell>
          <table:table-cell office:value-type="float" office:value="0.00000061634">
            <text:p>0.0000006163400</text:p>
          </table:table-cell>
          <table:table-cell office:value-type="float" office:value="0.00016565">
            <text:p>0.0001656500000</text:p>
          </table:table-cell>
          <table:table-cell office:value-type="float" office:value="0.0000090135">
            <text:p>0.0000090135000</text:p>
          </table:table-cell>
          <table:table-cell office:value-type="float" office:value="0.002967">
            <text:p>0.0029670000000</text:p>
          </table:table-cell>
          <table:table-cell office:value-type="float" office:value="0.00043031">
            <text:p>0.0004303100000</text:p>
          </table:table-cell>
          <table:table-cell office:value-type="float" office:value="0.073798">
            <text:p>0.0737980000000</text:p>
          </table:table-cell>
          <table:table-cell office:value-type="float" office:value="0.000015658">
            <text:p>0.0000156580000</text:p>
          </table:table-cell>
          <table:table-cell office:value-type="float" office:value="0.00044209">
            <text:p>0.0004420900000</text:p>
          </table:table-cell>
          <table:table-cell office:value-type="float" office:value="0.00000013101">
            <text:p>0.0000001310100</text:p>
          </table:table-cell>
          <table:table-cell office:value-type="float" office:value="0.0000025601">
            <text:p>0.0000025601000</text:p>
          </table:table-cell>
          <table:table-cell office:value-type="float" office:value="1.92">
            <text:p>1.9200000000000</text:p>
          </table:table-cell>
          <table:table-cell table:style-name="Default" table:number-columns-repeated="2"/>
          <table:table-cell table:style-name="ce7"/>
          <table:table-cell table:style-name="ce9"/>
          <table:table-cell table:style-name="Default" table:number-columns-repeated="991"/>
        </table:table-row>
        <table:table-row table:style-name="ro1">
          <table:table-cell table:style-name="ce3" office:value-type="float" office:value="30">
            <text:p>30.0</text:p>
          </table:table-cell>
          <table:table-cell office:value-type="float" office:value="9.5219">
            <text:p>9.5219000000000</text:p>
          </table:table-cell>
          <table:table-cell office:value-type="float" office:value="0.0000000236">
            <text:p>0.0000000236000</text:p>
          </table:table-cell>
          <table:table-cell office:value-type="float" office:value="0.33746">
            <text:p>0.3374600000000</text:p>
          </table:table-cell>
          <table:table-cell office:value-type="float" office:value="0.000000010202">
            <text:p>0.0000000102020</text:p>
          </table:table-cell>
          <table:table-cell office:value-type="float" office:value="0.0000016378">
            <text:p>0.0000016378000</text:p>
          </table:table-cell>
          <table:table-cell office:value-type="float" office:value="0.000000016749">
            <text:p>0.0000000167490</text:p>
          </table:table-cell>
          <table:table-cell office:value-type="float" office:value="4.812">
            <text:p>4.8120000000000</text:p>
          </table:table-cell>
          <table:table-cell office:value-type="float" office:value="0.000000018829">
            <text:p>0.0000000188290</text:p>
          </table:table-cell>
          <table:table-cell office:value-type="float" office:value="0.000000002065">
            <text:p>0.0000000020650</text:p>
          </table:table-cell>
          <table:table-cell office:value-type="float" office:value="0.000000000894">
            <text:p>0.0000000008940</text:p>
          </table:table-cell>
          <table:table-cell office:value-type="float" office:value="0.0014159">
            <text:p>0.0014159000000</text:p>
          </table:table-cell>
          <table:table-cell office:value-type="float" office:value="0.22685">
            <text:p>0.2268500000000</text:p>
          </table:table-cell>
          <table:table-cell office:value-type="float" office:value="0.0026266">
            <text:p>0.0026266000000</text:p>
          </table:table-cell>
          <table:table-cell office:value-type="float" office:value="0.24874">
            <text:p>0.2487400000000</text:p>
          </table:table-cell>
          <table:table-cell office:value-type="float" office:value="0.11591">
            <text:p>0.1159100000000</text:p>
          </table:table-cell>
          <table:table-cell office:value-type="float" office:value="0.000016435">
            <text:p>0.0000164350000</text:p>
          </table:table-cell>
          <table:table-cell office:value-type="float" office:value="0.017362">
            <text:p>0.0173620000000</text:p>
          </table:table-cell>
          <table:table-cell office:value-type="float" office:value="0.00000015101">
            <text:p>0.0000001510100</text:p>
          </table:table-cell>
          <table:table-cell office:value-type="float" office:value="0.00018991">
            <text:p>0.0001899100000</text:p>
          </table:table-cell>
          <table:table-cell office:value-type="float" office:value="0.000010586">
            <text:p>0.0000105860000</text:p>
          </table:table-cell>
          <table:table-cell office:value-type="float" office:value="0.0033411">
            <text:p>0.0033411000000</text:p>
          </table:table-cell>
          <table:table-cell office:value-type="float" office:value="0.00051575">
            <text:p>0.0005157500000</text:p>
          </table:table-cell>
          <table:table-cell office:value-type="float" office:value="0.074577">
            <text:p>0.0745770000000</text:p>
          </table:table-cell>
          <table:table-cell office:value-type="float" office:value="0.000002473">
            <text:p>0.0000024730000</text:p>
          </table:table-cell>
          <table:table-cell office:value-type="float" office:value="0.00038602">
            <text:p>0.0003860200000</text:p>
          </table:table-cell>
          <table:table-cell office:value-type="float" office:value="0.000000000238">
            <text:p>0.0000000002380</text:p>
          </table:table-cell>
          <table:table-cell office:value-type="float" office:value="0.000000000308">
            <text:p>0.0000000003080</text:p>
          </table:table-cell>
          <table:table-cell office:value-type="float" office:value="2.07">
            <text:p>2.0700000000000</text:p>
          </table:table-cell>
          <table:table-cell table:style-name="ce1" table:number-columns-repeated="995"/>
        </table:table-row>
        <table:table-row table:style-name="ro1">
          <table:table-cell table:style-name="ce2" office:value-type="float" office:value="40">
            <text:p>40.0</text:p>
          </table:table-cell>
          <table:table-cell office:value-type="float" office:value="11.893">
            <text:p>11.8930000000000</text:p>
          </table:table-cell>
          <table:table-cell office:value-type="float" office:value="0.000000000038">
            <text:p>0.0000000000380</text:p>
          </table:table-cell>
          <table:table-cell office:value-type="float" office:value="0.4287">
            <text:p>0.4287000000000</text:p>
          </table:table-cell>
          <table:table-cell office:value-type="float" office:value="0.000000003215">
            <text:p>0.0000000032150</text:p>
          </table:table-cell>
          <table:table-cell office:value-type="float" office:value="0.00000058923">
            <text:p>0.0000005892300</text:p>
          </table:table-cell>
          <table:table-cell office:value-type="float" office:value="0.00000062926">
            <text:p>0.0000006292600</text:p>
          </table:table-cell>
          <table:table-cell office:value-type="float" office:value="8.382">
            <text:p>8.3820000000000</text:p>
          </table:table-cell>
          <table:table-cell office:value-type="float" office:value="0.000000001422">
            <text:p>0.0000000014220</text:p>
          </table:table-cell>
          <table:table-cell office:value-type="float" office:value="0.00000021284">
            <text:p>0.0000002128400</text:p>
          </table:table-cell>
          <table:table-cell office:value-type="float" office:value="0.000000000238">
            <text:p>0.0000000002380</text:p>
          </table:table-cell>
          <table:table-cell office:value-type="float" office:value="0.00018427">
            <text:p>0.0001842700000</text:p>
          </table:table-cell>
          <table:table-cell office:value-type="float" office:value="0.47842">
            <text:p>0.4784200000000</text:p>
          </table:table-cell>
          <table:table-cell office:value-type="float" office:value="0.014684">
            <text:p>0.0146840000000</text:p>
          </table:table-cell>
          <table:table-cell office:value-type="float" office:value="1.0315">
            <text:p>1.0315000000000</text:p>
          </table:table-cell>
          <table:table-cell office:value-type="float" office:value="0.37504">
            <text:p>0.3750400000000</text:p>
          </table:table-cell>
          <table:table-cell office:value-type="float" office:value="0.00014566">
            <text:p>0.0001456600000</text:p>
          </table:table-cell>
          <table:table-cell office:value-type="float" office:value="0.037337">
            <text:p>0.0373370000000</text:p>
          </table:table-cell>
          <table:table-cell office:value-type="float" office:value="0.00000058135">
            <text:p>0.0000005813500</text:p>
          </table:table-cell>
          <table:table-cell office:value-type="float" office:value="0.00026786">
            <text:p>0.0002678600000</text:p>
          </table:table-cell>
          <table:table-cell office:value-type="float" office:value="0.000017579">
            <text:p>0.0000175790000</text:p>
          </table:table-cell>
          <table:table-cell office:value-type="float" office:value="0.0043871">
            <text:p>0.0043871000000</text:p>
          </table:table-cell>
          <table:table-cell office:value-type="float" office:value="0.00071501">
            <text:p>0.0007150100000</text:p>
          </table:table-cell>
          <table:table-cell office:value-type="float" office:value="0.080001">
            <text:p>0.0800010000000</text:p>
          </table:table-cell>
          <table:table-cell office:value-type="float" office:value="0.0000018748">
            <text:p>0.0000018748000</text:p>
          </table:table-cell>
          <table:table-cell office:value-type="float" office:value="0.00057815">
            <text:p>0.0005781500000</text:p>
          </table:table-cell>
          <table:table-cell office:value-type="float" office:value="0.000000000021">
            <text:p>0.0000000000210</text:p>
          </table:table-cell>
          <table:table-cell office:value-type="float" office:value="0.000000000044">
            <text:p>0.0000000000440</text:p>
          </table:table-cell>
          <table:table-cell office:value-type="float" office:value="2.89">
            <text:p>2.8900000000000</text:p>
          </table:table-cell>
          <table:table-cell table:style-name="Default" table:number-columns-repeated="2"/>
          <table:table-cell table:style-name="ce7"/>
          <table:table-cell table:style-name="Default" table:number-columns-repeated="992"/>
        </table:table-row>
        <table:table-row table:style-name="ro1">
          <table:table-cell table:style-name="ce2" office:value-type="float" office:value="50">
            <text:p>50.0</text:p>
          </table:table-cell>
          <table:table-cell office:value-type="float" office:value="15.042">
            <text:p>15.0420000000000</text:p>
          </table:table-cell>
          <table:table-cell office:value-type="float" office:value="0.000000000101">
            <text:p>0.0000000001010</text:p>
          </table:table-cell>
          <table:table-cell office:value-type="float" office:value="0.5371">
            <text:p>0.5371000000000</text:p>
          </table:table-cell>
          <table:table-cell office:value-type="float" office:value="0.000000013869">
            <text:p>0.0000000138690</text:p>
          </table:table-cell>
          <table:table-cell office:value-type="float" office:value="0.000015285">
            <text:p>0.0000152850000</text:p>
          </table:table-cell>
          <table:table-cell office:value-type="float" office:value="0.000015642">
            <text:p>0.0000156420000</text:p>
          </table:table-cell>
          <table:table-cell office:value-type="float" office:value="10.758">
            <text:p>10.7580000000000</text:p>
          </table:table-cell>
          <table:table-cell office:value-type="float" office:value="0.00000007511">
            <text:p>0.0000000751100</text:p>
          </table:table-cell>
          <table:table-cell office:value-type="float" office:value="0.00000018321">
            <text:p>0.0000001832100</text:p>
          </table:table-cell>
          <table:table-cell office:value-type="float" office:value="0.000000039673">
            <text:p>0.0000000396730</text:p>
          </table:table-cell>
          <table:table-cell office:value-type="float" office:value="0.00098484">
            <text:p>0.0009848400000</text:p>
          </table:table-cell>
          <table:table-cell office:value-type="float" office:value="0.68263">
            <text:p>0.6826300000000</text:p>
          </table:table-cell>
          <table:table-cell office:value-type="float" office:value="0.017191">
            <text:p>0.0171910000000</text:p>
          </table:table-cell>
          <table:table-cell office:value-type="float" office:value="1.3036">
            <text:p>1.3036000000000</text:p>
          </table:table-cell>
          <table:table-cell office:value-type="float" office:value="0.52353">
            <text:p>0.5235300000000</text:p>
          </table:table-cell>
          <table:table-cell office:value-type="float" office:value="0.00016554">
            <text:p>0.0001655400000</text:p>
          </table:table-cell>
          <table:table-cell office:value-type="float" office:value="0.055923">
            <text:p>0.0559230000000</text:p>
          </table:table-cell>
          <table:table-cell office:value-type="float" office:value="0.00000072108">
            <text:p>0.0000007210800</text:p>
          </table:table-cell>
          <table:table-cell office:value-type="float" office:value="0.00029163">
            <text:p>0.0002916300000</text:p>
          </table:table-cell>
          <table:table-cell office:value-type="float" office:value="0.000019841">
            <text:p>0.0000198410000</text:p>
          </table:table-cell>
          <table:table-cell office:value-type="float" office:value="0.0045572">
            <text:p>0.0045572000000</text:p>
          </table:table-cell>
          <table:table-cell office:value-type="float" office:value="0.00083047">
            <text:p>0.0008304700000</text:p>
          </table:table-cell>
          <table:table-cell office:value-type="float" office:value="0.083969">
            <text:p>0.0839690000000</text:p>
          </table:table-cell>
          <table:table-cell office:value-type="float" office:value="0.0000020709">
            <text:p>0.0000020709000</text:p>
          </table:table-cell>
          <table:table-cell office:value-type="float" office:value="0.00089884">
            <text:p>0.0008988400000</text:p>
          </table:table-cell>
          <table:table-cell office:value-type="float" office:value="0.000000000019">
            <text:p>0.0000000000190</text:p>
          </table:table-cell>
          <table:table-cell office:value-type="float" office:value="0.00000000004">
            <text:p>0.0000000000400</text:p>
          </table:table-cell>
          <table:table-cell office:value-type="float" office:value="4.1467">
            <text:p>4.1467000000000</text:p>
          </table:table-cell>
          <table:table-cell table:style-name="Default" table:number-columns-repeated="995"/>
        </table:table-row>
        <table:table-row table:style-name="ro1">
          <table:table-cell table:style-name="ce2" office:value-type="float" office:value="60">
            <text:p>60.0</text:p>
          </table:table-cell>
          <table:table-cell office:value-type="float" office:value="18.192">
            <text:p>18.1920000000000</text:p>
          </table:table-cell>
          <table:table-cell office:value-type="float" office:value="0.000000000164">
            <text:p>0.0000000001640</text:p>
          </table:table-cell>
          <table:table-cell office:value-type="float" office:value="0.6455">
            <text:p>0.6455000000000</text:p>
          </table:table-cell>
          <table:table-cell office:value-type="float" office:value="0.000000024523">
            <text:p>0.0000000245230</text:p>
          </table:table-cell>
          <table:table-cell office:value-type="float" office:value="0.00002998">
            <text:p>0.0000299800000</text:p>
          </table:table-cell>
          <table:table-cell office:value-type="float" office:value="0.000030656">
            <text:p>0.0000306560000</text:p>
          </table:table-cell>
          <table:table-cell office:value-type="float" office:value="13.134">
            <text:p>13.1340000000000</text:p>
          </table:table-cell>
          <table:table-cell office:value-type="float" office:value="0.0000001488">
            <text:p>0.0000001488000</text:p>
          </table:table-cell>
          <table:table-cell office:value-type="float" office:value="0.00000015357">
            <text:p>0.0000001535700</text:p>
          </table:table-cell>
          <table:table-cell office:value-type="float" office:value="0.000000079109">
            <text:p>0.0000000791090</text:p>
          </table:table-cell>
          <table:table-cell office:value-type="float" office:value="0.0017854">
            <text:p>0.0017854000000</text:p>
          </table:table-cell>
          <table:table-cell office:value-type="float" office:value="0.88685">
            <text:p>0.8868500000000</text:p>
          </table:table-cell>
          <table:table-cell office:value-type="float" office:value="0.019697">
            <text:p>0.0196970000000</text:p>
          </table:table-cell>
          <table:table-cell office:value-type="float" office:value="1.5756">
            <text:p>1.5756000000000</text:p>
          </table:table-cell>
          <table:table-cell office:value-type="float" office:value="0.67203">
            <text:p>0.6720300000000</text:p>
          </table:table-cell>
          <table:table-cell office:value-type="float" office:value="0.00018543">
            <text:p>0.0001854300000</text:p>
          </table:table-cell>
          <table:table-cell office:value-type="float" office:value="0.074508">
            <text:p>0.0745080000000</text:p>
          </table:table-cell>
          <table:table-cell office:value-type="float" office:value="0.0000008608">
            <text:p>0.0000008608000</text:p>
          </table:table-cell>
          <table:table-cell office:value-type="float" office:value="0.00031541">
            <text:p>0.0003154100000</text:p>
          </table:table-cell>
          <table:table-cell office:value-type="float" office:value="0.000022103">
            <text:p>0.0000221030000</text:p>
          </table:table-cell>
          <table:table-cell office:value-type="float" office:value="0.0047273">
            <text:p>0.0047273000000</text:p>
          </table:table-cell>
          <table:table-cell office:value-type="float" office:value="0.00094594">
            <text:p>0.0009459400000</text:p>
          </table:table-cell>
          <table:table-cell office:value-type="float" office:value="0.087937">
            <text:p>0.0879370000000</text:p>
          </table:table-cell>
          <table:table-cell office:value-type="float" office:value="0.0000022669">
            <text:p>0.0000022669000</text:p>
          </table:table-cell>
          <table:table-cell office:value-type="float" office:value="0.0012195">
            <text:p>0.0012195000000</text:p>
          </table:table-cell>
          <table:table-cell office:value-type="float" office:value="0.000000000018">
            <text:p>0.0000000000180</text:p>
          </table:table-cell>
          <table:table-cell office:value-type="float" office:value="0.000000000036">
            <text:p>0.0000000000360</text:p>
          </table:table-cell>
          <table:table-cell office:value-type="float" office:value="5.4033">
            <text:p>5.4033000000000</text:p>
          </table:table-cell>
          <table:table-cell table:style-name="Default" table:number-columns-repeated="995"/>
        </table:table-row>
        <table:table-row table:style-name="ro1">
          <table:table-cell table:style-name="ce2" office:value-type="float" office:value="70">
            <text:p>70.0</text:p>
          </table:table-cell>
          <table:table-cell office:value-type="float" office:value="21.341">
            <text:p>21.3410000000000</text:p>
          </table:table-cell>
          <table:table-cell office:value-type="float" office:value="0.000000000227">
            <text:p>0.0000000002270</text:p>
          </table:table-cell>
          <table:table-cell office:value-type="float" office:value="0.7539">
            <text:p>0.7539000000000</text:p>
          </table:table-cell>
          <table:table-cell office:value-type="float" office:value="0.000000035176">
            <text:p>0.0000000351760</text:p>
          </table:table-cell>
          <table:table-cell office:value-type="float" office:value="0.000044675">
            <text:p>0.0000446750000</text:p>
          </table:table-cell>
          <table:table-cell office:value-type="float" office:value="0.000045669">
            <text:p>0.0000456690000</text:p>
          </table:table-cell>
          <table:table-cell office:value-type="float" office:value="15.509">
            <text:p>15.5090000000000</text:p>
          </table:table-cell>
          <table:table-cell office:value-type="float" office:value="0.00000022249">
            <text:p>0.0000002224900</text:p>
          </table:table-cell>
          <table:table-cell office:value-type="float" office:value="0.00000012394">
            <text:p>0.0000001239400</text:p>
          </table:table-cell>
          <table:table-cell office:value-type="float" office:value="0.00000011854">
            <text:p>0.0000001185400</text:p>
          </table:table-cell>
          <table:table-cell office:value-type="float" office:value="0.002586">
            <text:p>0.0025860000000</text:p>
          </table:table-cell>
          <table:table-cell office:value-type="float" office:value="1.0911">
            <text:p>1.0911000000000</text:p>
          </table:table-cell>
          <table:table-cell office:value-type="float" office:value="0.022203">
            <text:p>0.0222030000000</text:p>
          </table:table-cell>
          <table:table-cell office:value-type="float" office:value="1.8477">
            <text:p>1.8477000000000</text:p>
          </table:table-cell>
          <table:table-cell office:value-type="float" office:value="0.82052">
            <text:p>0.8205200000000</text:p>
          </table:table-cell>
          <table:table-cell office:value-type="float" office:value="0.00020531">
            <text:p>0.0002053100000</text:p>
          </table:table-cell>
          <table:table-cell office:value-type="float" office:value="0.093093">
            <text:p>0.0930930000000</text:p>
          </table:table-cell>
          <table:table-cell office:value-type="float" office:value="0.0000010005">
            <text:p>0.0000010005000</text:p>
          </table:table-cell>
          <table:table-cell office:value-type="float" office:value="0.00033919">
            <text:p>0.0003391900000</text:p>
          </table:table-cell>
          <table:table-cell office:value-type="float" office:value="0.000024365">
            <text:p>0.0000243650000</text:p>
          </table:table-cell>
          <table:table-cell office:value-type="float" office:value="0.0048974">
            <text:p>0.0048974000000</text:p>
          </table:table-cell>
          <table:table-cell office:value-type="float" office:value="0.0010614">
            <text:p>0.0010614000000</text:p>
          </table:table-cell>
          <table:table-cell office:value-type="float" office:value="0.091905">
            <text:p>0.0919050000000</text:p>
          </table:table-cell>
          <table:table-cell office:value-type="float" office:value="0.000002463">
            <text:p>0.0000024630000</text:p>
          </table:table-cell>
          <table:table-cell office:value-type="float" office:value="0.0015402">
            <text:p>0.0015402000000</text:p>
          </table:table-cell>
          <table:table-cell office:value-type="float" office:value="0.000000000016">
            <text:p>0.0000000000160</text:p>
          </table:table-cell>
          <table:table-cell office:value-type="float" office:value="0.000000000031">
            <text:p>0.0000000000310</text:p>
          </table:table-cell>
          <table:table-cell office:value-type="float" office:value="6.66">
            <text:p>6.6600000000000</text:p>
          </table:table-cell>
          <table:table-cell table:style-name="Default" table:number-columns-repeated="995"/>
        </table:table-row>
        <table:table-row table:style-name="ro1">
          <table:table-cell table:style-name="ce2" office:value-type="float" office:value="80">
            <text:p>80.0</text:p>
          </table:table-cell>
          <table:table-cell office:value-type="float" office:value="24.491">
            <text:p>24.4910000000000</text:p>
          </table:table-cell>
          <table:table-cell office:value-type="float" office:value="0.00000000029">
            <text:p>0.0000000002900</text:p>
          </table:table-cell>
          <table:table-cell office:value-type="float" office:value="0.8623">
            <text:p>0.8623000000000</text:p>
          </table:table-cell>
          <table:table-cell office:value-type="float" office:value="0.00000004583">
            <text:p>0.0000000458300</text:p>
          </table:table-cell>
          <table:table-cell office:value-type="float" office:value="0.00005937">
            <text:p>0.0000593700000</text:p>
          </table:table-cell>
          <table:table-cell office:value-type="float" office:value="0.000060682">
            <text:p>0.0000606820000</text:p>
          </table:table-cell>
          <table:table-cell office:value-type="float" office:value="17.885">
            <text:p>17.8850000000000</text:p>
          </table:table-cell>
          <table:table-cell office:value-type="float" office:value="0.00000029617">
            <text:p>0.0000002961700</text:p>
          </table:table-cell>
          <table:table-cell office:value-type="float" office:value="0.000000094303">
            <text:p>0.0000000943030</text:p>
          </table:table-cell>
          <table:table-cell office:value-type="float" office:value="0.00000015798">
            <text:p>0.0000001579800</text:p>
          </table:table-cell>
          <table:table-cell office:value-type="float" office:value="0.0033866">
            <text:p>0.0033866000000</text:p>
          </table:table-cell>
          <table:table-cell office:value-type="float" office:value="1.2953">
            <text:p>1.2953000000000</text:p>
          </table:table-cell>
          <table:table-cell office:value-type="float" office:value="0.02471">
            <text:p>0.0247100000000</text:p>
          </table:table-cell>
          <table:table-cell office:value-type="float" office:value="2.1198">
            <text:p>2.1198000000000</text:p>
          </table:table-cell>
          <table:table-cell office:value-type="float" office:value="0.96901">
            <text:p>0.9690100000000</text:p>
          </table:table-cell>
          <table:table-cell office:value-type="float" office:value="0.00022519">
            <text:p>0.0002251900000</text:p>
          </table:table-cell>
          <table:table-cell office:value-type="float" office:value="0.11168">
            <text:p>0.1116800000000</text:p>
          </table:table-cell>
          <table:table-cell office:value-type="float" office:value="0.0000011402">
            <text:p>0.0000011402000</text:p>
          </table:table-cell>
          <table:table-cell office:value-type="float" office:value="0.00036296">
            <text:p>0.0003629600000</text:p>
          </table:table-cell>
          <table:table-cell office:value-type="float" office:value="0.000026626">
            <text:p>0.0000266260000</text:p>
          </table:table-cell>
          <table:table-cell office:value-type="float" office:value="0.0050675">
            <text:p>0.0050675000000</text:p>
          </table:table-cell>
          <table:table-cell office:value-type="float" office:value="0.0011769">
            <text:p>0.0011769000000</text:p>
          </table:table-cell>
          <table:table-cell office:value-type="float" office:value="0.095874">
            <text:p>0.0958740000000</text:p>
          </table:table-cell>
          <table:table-cell office:value-type="float" office:value="0.0000026591">
            <text:p>0.0000026591000</text:p>
          </table:table-cell>
          <table:table-cell office:value-type="float" office:value="0.0018609">
            <text:p>0.0018609000000</text:p>
          </table:table-cell>
          <table:table-cell office:value-type="float" office:value="0.000000000015">
            <text:p>0.0000000000150</text:p>
          </table:table-cell>
          <table:table-cell office:value-type="float" office:value="0.000000000027">
            <text:p>0.0000000000270</text:p>
          </table:table-cell>
          <table:table-cell office:value-type="float" office:value="7.9167">
            <text:p>7.9167000000000</text:p>
          </table:table-cell>
          <table:table-cell table:style-name="Default" table:number-columns-repeated="995"/>
        </table:table-row>
        <table:table-row table:style-name="ro1">
          <table:table-cell table:style-name="ce2" office:value-type="float" office:value="90">
            <text:p>90.0</text:p>
          </table:table-cell>
          <table:table-cell office:value-type="float" office:value="27.64">
            <text:p>27.6400000000000</text:p>
          </table:table-cell>
          <table:table-cell office:value-type="float" office:value="0.000000000353">
            <text:p>0.0000000003530</text:p>
          </table:table-cell>
          <table:table-cell office:value-type="float" office:value="0.9707">
            <text:p>0.9707000000000</text:p>
          </table:table-cell>
          <table:table-cell office:value-type="float" office:value="0.000000056484">
            <text:p>0.0000000564840</text:p>
          </table:table-cell>
          <table:table-cell office:value-type="float" office:value="0.000074066">
            <text:p>0.0000740660000</text:p>
          </table:table-cell>
          <table:table-cell office:value-type="float" office:value="0.000075695">
            <text:p>0.0000756950000</text:p>
          </table:table-cell>
          <table:table-cell office:value-type="float" office:value="20.261">
            <text:p>20.2610000000000</text:p>
          </table:table-cell>
          <table:table-cell office:value-type="float" office:value="0.00000036986">
            <text:p>0.0000003698600</text:p>
          </table:table-cell>
          <table:table-cell office:value-type="float" office:value="0.000000064669">
            <text:p>0.0000000646690</text:p>
          </table:table-cell>
          <table:table-cell office:value-type="float" office:value="0.00000019741">
            <text:p>0.0000001974100</text:p>
          </table:table-cell>
          <table:table-cell office:value-type="float" office:value="0.0041871">
            <text:p>0.0041871000000</text:p>
          </table:table-cell>
          <table:table-cell office:value-type="float" office:value="1.4995">
            <text:p>1.4995000000000</text:p>
          </table:table-cell>
          <table:table-cell office:value-type="float" office:value="0.027216">
            <text:p>0.0272160000000</text:p>
          </table:table-cell>
          <table:table-cell office:value-type="float" office:value="2.3918">
            <text:p>2.3918000000000</text:p>
          </table:table-cell>
          <table:table-cell office:value-type="float" office:value="1.1175">
            <text:p>1.1175000000000</text:p>
          </table:table-cell>
          <table:table-cell office:value-type="float" office:value="0.00024508">
            <text:p>0.0002450800000</text:p>
          </table:table-cell>
          <table:table-cell office:value-type="float" office:value="0.13026">
            <text:p>0.1302600000000</text:p>
          </table:table-cell>
          <table:table-cell office:value-type="float" office:value="0.00000128">
            <text:p>0.0000012800000</text:p>
          </table:table-cell>
          <table:table-cell office:value-type="float" office:value="0.00038673">
            <text:p>0.0003867300000</text:p>
          </table:table-cell>
          <table:table-cell office:value-type="float" office:value="0.000028888">
            <text:p>0.0000288880000</text:p>
          </table:table-cell>
          <table:table-cell office:value-type="float" office:value="0.0052376">
            <text:p>0.0052376000000</text:p>
          </table:table-cell>
          <table:table-cell office:value-type="float" office:value="0.0012923">
            <text:p>0.0012923000000</text:p>
          </table:table-cell>
          <table:table-cell office:value-type="float" office:value="0.099842">
            <text:p>0.0998420000000</text:p>
          </table:table-cell>
          <table:table-cell office:value-type="float" office:value="0.0000028551">
            <text:p>0.0000028551000</text:p>
          </table:table-cell>
          <table:table-cell office:value-type="float" office:value="0.0021816">
            <text:p>0.0021816000000</text:p>
          </table:table-cell>
          <table:table-cell office:value-type="float" office:value="0.000000000013">
            <text:p>0.0000000000130</text:p>
          </table:table-cell>
          <table:table-cell office:value-type="float" office:value="0.000000000023">
            <text:p>0.0000000000230</text:p>
          </table:table-cell>
          <table:table-cell office:value-type="float" office:value="9.1733">
            <text:p>9.1733000000000</text:p>
          </table:table-cell>
          <table:table-cell table:style-name="Default" table:number-columns-repeated="995"/>
        </table:table-row>
        <table:table-row table:style-name="ro1">
          <table:table-cell table:style-name="ce2" office:value-type="float" office:value="100">
            <text:p>100.0</text:p>
          </table:table-cell>
          <table:table-cell office:value-type="float" office:value="30.79">
            <text:p>30.7900000000000</text:p>
          </table:table-cell>
          <table:table-cell office:value-type="float" office:value="0.000000000416">
            <text:p>0.0000000004160</text:p>
          </table:table-cell>
          <table:table-cell office:value-type="float" office:value="1.0791">
            <text:p>1.0791000000000</text:p>
          </table:table-cell>
          <table:table-cell office:value-type="float" office:value="0.000000067138">
            <text:p>0.0000000671380</text:p>
          </table:table-cell>
          <table:table-cell office:value-type="float" office:value="0.000088761">
            <text:p>0.0000887610000</text:p>
          </table:table-cell>
          <table:table-cell office:value-type="float" office:value="0.000090708">
            <text:p>0.0000907080000</text:p>
          </table:table-cell>
          <table:table-cell office:value-type="float" office:value="22.637">
            <text:p>22.6370000000000</text:p>
          </table:table-cell>
          <table:table-cell office:value-type="float" office:value="0.00000044355">
            <text:p>0.0000004435500</text:p>
          </table:table-cell>
          <table:table-cell office:value-type="float" office:value="0.000000035035">
            <text:p>0.0000000350350</text:p>
          </table:table-cell>
          <table:table-cell office:value-type="float" office:value="0.00000023685">
            <text:p>0.0000002368500</text:p>
          </table:table-cell>
          <table:table-cell office:value-type="float" office:value="0.0049877">
            <text:p>0.0049877000000</text:p>
          </table:table-cell>
          <table:table-cell office:value-type="float" office:value="1.7037">
            <text:p>1.7037000000000</text:p>
          </table:table-cell>
          <table:table-cell office:value-type="float" office:value="0.029723">
            <text:p>0.0297230000000</text:p>
          </table:table-cell>
          <table:table-cell office:value-type="float" office:value="2.6639">
            <text:p>2.6639000000000</text:p>
          </table:table-cell>
          <table:table-cell office:value-type="float" office:value="1.266">
            <text:p>1.2660000000000</text:p>
          </table:table-cell>
          <table:table-cell office:value-type="float" office:value="0.00026496">
            <text:p>0.0002649600000</text:p>
          </table:table-cell>
          <table:table-cell office:value-type="float" office:value="0.14885">
            <text:p>0.1488500000000</text:p>
          </table:table-cell>
          <table:table-cell office:value-type="float" office:value="0.0000014197">
            <text:p>0.0000014197000</text:p>
          </table:table-cell>
          <table:table-cell office:value-type="float" office:value="0.00041051">
            <text:p>0.0004105100000</text:p>
          </table:table-cell>
          <table:table-cell office:value-type="float" office:value="0.00003115">
            <text:p>0.0000311500000</text:p>
          </table:table-cell>
          <table:table-cell office:value-type="float" office:value="0.0054077">
            <text:p>0.0054077000000</text:p>
          </table:table-cell>
          <table:table-cell office:value-type="float" office:value="0.0014078">
            <text:p>0.0014078000000</text:p>
          </table:table-cell>
          <table:table-cell office:value-type="float" office:value="0.10381">
            <text:p>0.1038100000000</text:p>
          </table:table-cell>
          <table:table-cell office:value-type="float" office:value="0.0000030512">
            <text:p>0.0000030512000</text:p>
          </table:table-cell>
          <table:table-cell office:value-type="float" office:value="0.0025023">
            <text:p>0.0025023000000</text:p>
          </table:table-cell>
          <table:table-cell office:value-type="float" office:value="0.000000000012">
            <text:p>0.0000000000120</text:p>
          </table:table-cell>
          <table:table-cell office:value-type="float" office:value="0.000000000019">
            <text:p>0.0000000000190</text:p>
          </table:table-cell>
          <table:table-cell office:value-type="float" office:value="10.43">
            <text:p>10.4300000000000</text:p>
          </table:table-cell>
          <table:table-cell table:style-name="Default" table:number-columns-repeated="995"/>
        </table:table-row>
        <table:table-row table:style-name="ro1">
          <table:table-cell table:style-name="Default" office:value-type="string">
            <text:p>&lt;0.001</text:p>
          </table:table-cell>
          <table:table-cell table:style-name="ce6" office:value-type="string">
            <text:p>He</text:p>
          </table:table-cell>
          <table:table-cell table:style-name="ce6" office:value-type="string">
            <text:p>Li</text:p>
          </table:table-cell>
          <table:table-cell table:style-name="ce6" office:value-type="string">
            <text:p>C</text:p>
          </table:table-cell>
          <table:table-cell table:style-name="ce6" office:value-type="string">
            <text:p>C_13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_15</text:p>
          </table:table-cell>
          <table:table-cell table:style-name="ce6" office:value-type="string">
            <text:p>O</text:p>
          </table:table-cell>
          <table:table-cell table:style-name="ce6" office:value-type="string">
            <text:p>O_17</text:p>
          </table:table-cell>
          <table:table-cell table:style-name="ce6" office:value-type="string">
            <text:p>O_1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Na</text:p>
          </table:table-cell>
          <table:table-cell table:style-name="ce6" office:value-type="string">
            <text:p>Mg</text:p>
          </table:table-cell>
          <table:table-cell table:style-name="ce6" office:value-type="string">
            <text:p>Al</text:p>
          </table:table-cell>
          <table:table-cell table:style-name="ce6" office:value-type="string">
            <text:p>Si</text:p>
          </table:table-cell>
          <table:table-cell table:style-name="ce6" office:value-type="string">
            <text:p>S</text:p>
          </table:table-cell>
          <table:table-cell table:style-name="ce6" office:value-type="string">
            <text:p>K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Sc</text:p>
          </table:table-cell>
          <table:table-cell table:style-name="ce6" office:value-type="string">
            <text:p>Ti</text:p>
          </table:table-cell>
          <table:table-cell table:style-name="ce6" office:value-type="string">
            <text:p>V</text:p>
          </table:table-cell>
          <table:table-cell table:style-name="ce6" office:value-type="string">
            <text:p>Cr</text:p>
          </table:table-cell>
          <table:table-cell table:style-name="ce6" office:value-type="string">
            <text:p>Mn</text:p>
          </table:table-cell>
          <table:table-cell table:style-name="ce6" office:value-type="string">
            <text:p>Fe</text:p>
          </table:table-cell>
          <table:table-cell table:style-name="ce6" office:value-type="string">
            <text:p>Co</text:p>
          </table:table-cell>
          <table:table-cell table:style-name="ce6" office:value-type="string">
            <text:p>Ni</text:p>
          </table:table-cell>
          <table:table-cell table:style-name="ce6" office:value-type="string">
            <text:p>Cu</text:p>
          </table:table-cell>
          <table:table-cell table:style-name="ce6" office:value-type="string">
            <text:p>Zn</text:p>
          </table:table-cell>
          <table:table-cell table:style-name="ce6" office:value-type="string">
            <text:p>rem</text:p>
          </table:table-cell>
          <table:table-cell table:style-name="Default" table:number-columns-repeated="995"/>
        </table:table-row>
        <table:table-row table:style-name="ro1">
          <table:table-cell table:style-name="ce2" office:value-type="float" office:value="0.5">
            <text:p>0.5</text:p>
          </table:table-cell>
          <table:table-cell table:number-columns-repeated="27" office:value-type="float" office:value="0">
            <text:p>0.0000000000000</text:p>
          </table:table-cell>
          <table:table-cell office:value-type="float" office:value="0.5">
            <text:p>0.5000000000000</text:p>
          </table:table-cell>
          <table:table-cell table:style-name="Default" table:number-columns-repeated="995"/>
        </table:table-row>
        <table:table-row table:style-name="ro1">
          <table:table-cell table:style-name="ce2" office:value-type="float" office:value="1">
            <text:p>1.0</text:p>
          </table:table-cell>
          <table:table-cell office:value-type="float" office:value="0.005318">
            <text:p>0.0053180000000</text:p>
          </table:table-cell>
          <table:table-cell office:value-type="float" office:value="0.000000000108">
            <text:p>0.0000000001080</text:p>
          </table:table-cell>
          <table:table-cell office:value-type="float" office:value="0.00025878">
            <text:p>0.0002587800000</text:p>
          </table:table-cell>
          <table:table-cell office:value-type="float" office:value="0.00000020088">
            <text:p>0.0000002008800</text:p>
          </table:table-cell>
          <table:table-cell office:value-type="float" office:value="0.000004106">
            <text:p>0.0000041060000</text:p>
          </table:table-cell>
          <table:table-cell office:value-type="float" office:value="0.000000000144">
            <text:p>0.0000000001440</text:p>
          </table:table-cell>
          <table:table-cell office:value-type="float" office:value="0.000011637">
            <text:p>0.0000116370000</text:p>
          </table:table-cell>
          <table:table-cell office:value-type="float" office:value="0.000000072171">
            <text:p>0.0000000721710</text:p>
          </table:table-cell>
          <table:table-cell office:value-type="float" office:value="-0.000000004294">
            <text:p>-0.0000000042940</text:p>
          </table:table-cell>
          <table:table-cell office:value-type="float" office:value="0.000000005543">
            <text:p>0.0000000055430</text:p>
          </table:table-cell>
          <table:table-cell office:value-type="float" office:value="0.000000032203">
            <text:p>0.0000000322030</text:p>
          </table:table-cell>
          <table:table-cell office:value-type="float" office:value="0.000000021607">
            <text:p>0.0000000216070</text:p>
          </table:table-cell>
          <table:table-cell office:value-type="float" office:value="0.000000003227">
            <text:p>0.000000003227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72">
            <text:p>0.7200000000000</text:p>
          </table:table-cell>
          <table:table-cell table:style-name="Default" table:number-columns-repeated="995"/>
        </table:table-row>
        <table:table-row table:style-name="ro1">
          <table:table-cell table:style-name="ce2" office:value-type="float" office:value="1.25">
            <text:p>1.3</text:p>
          </table:table-cell>
          <table:table-cell office:value-type="float" office:value="0.025995">
            <text:p>0.0259950000000</text:p>
          </table:table-cell>
          <table:table-cell office:value-type="float" office:value="0.000000000108">
            <text:p>0.0000000001080</text:p>
          </table:table-cell>
          <table:table-cell office:value-type="float" office:value="0.0037028">
            <text:p>0.0037028000000</text:p>
          </table:table-cell>
          <table:table-cell office:value-type="float" office:value="0.00000048133">
            <text:p>0.0000004813300</text:p>
          </table:table-cell>
          <table:table-cell office:value-type="float" office:value="0.000019602">
            <text:p>0.0000196020000</text:p>
          </table:table-cell>
          <table:table-cell office:value-type="float" office:value="0.000000001693">
            <text:p>0.0000000016930</text:p>
          </table:table-cell>
          <table:table-cell office:value-type="float" office:value="0.000093069">
            <text:p>0.0000930690000</text:p>
          </table:table-cell>
          <table:table-cell office:value-type="float" office:value="0.000000076392">
            <text:p>0.0000000763920</text:p>
          </table:table-cell>
          <table:table-cell office:value-type="float" office:value="-0.000000014683">
            <text:p>-0.0000000146830</text:p>
          </table:table-cell>
          <table:table-cell office:value-type="float" office:value="0.00000015589">
            <text:p>0.0000001558900</text:p>
          </table:table-cell>
          <table:table-cell office:value-type="float" office:value="0.00000026405">
            <text:p>0.0000002640500</text:p>
          </table:table-cell>
          <table:table-cell office:value-type="float" office:value="0.00000017855">
            <text:p>0.0000001785500</text:p>
          </table:table-cell>
          <table:table-cell office:value-type="float" office:value="0.000000017787">
            <text:p>0.000000017787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668">
            <text:p>0.6680000000000</text:p>
          </table:table-cell>
          <table:table-cell table:style-name="Default" table:number-columns-repeated="995"/>
        </table:table-row>
        <table:table-row table:style-name="ro1">
          <table:table-cell table:style-name="ce2" office:value-type="float" office:value="1.5">
            <text:p>1.5</text:p>
          </table:table-cell>
          <table:table-cell office:value-type="float" office:value="0.046646">
            <text:p>0.0466460000000</text:p>
          </table:table-cell>
          <table:table-cell office:value-type="float" office:value="0.000000000119">
            <text:p>0.0000000001190</text:p>
          </table:table-cell>
          <table:table-cell office:value-type="float" office:value="0.01171">
            <text:p>0.0117100000000</text:p>
          </table:table-cell>
          <table:table-cell office:value-type="float" office:value="0.00000089996">
            <text:p>0.0000008999600</text:p>
          </table:table-cell>
          <table:table-cell office:value-type="float" office:value="0.000040573">
            <text:p>0.0000405730000</text:p>
          </table:table-cell>
          <table:table-cell office:value-type="float" office:value="0.000000022949">
            <text:p>0.0000000229490</text:p>
          </table:table-cell>
          <table:table-cell office:value-type="float" office:value="0.00027503">
            <text:p>0.0002750300000</text:p>
          </table:table-cell>
          <table:table-cell office:value-type="float" office:value="0.00000032428">
            <text:p>0.0000003242800</text:p>
          </table:table-cell>
          <table:table-cell office:value-type="float" office:value="-0.000000028205">
            <text:p>-0.0000000282050</text:p>
          </table:table-cell>
          <table:table-cell office:value-type="float" office:value="0.0000012556">
            <text:p>0.0000012556000</text:p>
          </table:table-cell>
          <table:table-cell office:value-type="float" office:value="0.0000044785">
            <text:p>0.0000044785000</text:p>
          </table:table-cell>
          <table:table-cell office:value-type="float" office:value="0.0000025319">
            <text:p>0.0000025319000</text:p>
          </table:table-cell>
          <table:table-cell office:value-type="float" office:value="0.000000029657">
            <text:p>0.000000029657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661">
            <text:p>0.6610000000000</text:p>
          </table:table-cell>
          <table:table-cell table:style-name="Default" table:number-columns-repeated="995"/>
        </table:table-row>
        <table:table-row table:style-name="ro1">
          <table:table-cell table:style-name="ce2" office:value-type="float" office:value="1.75">
            <text:p>1.8</text:p>
          </table:table-cell>
          <table:table-cell office:value-type="float" office:value="0.087919">
            <text:p>0.0879190000000</text:p>
          </table:table-cell>
          <table:table-cell office:value-type="float" office:value="0.000000000097">
            <text:p>0.0000000000970</text:p>
          </table:table-cell>
          <table:table-cell office:value-type="float" office:value="0.023388">
            <text:p>0.0233880000000</text:p>
          </table:table-cell>
          <table:table-cell office:value-type="float" office:value="0.0000011751">
            <text:p>0.0000011751000</text:p>
          </table:table-cell>
          <table:table-cell office:value-type="float" office:value="0.000054326">
            <text:p>0.0000543260000</text:p>
          </table:table-cell>
          <table:table-cell office:value-type="float" office:value="0.000000030015">
            <text:p>0.0000000300150</text:p>
          </table:table-cell>
          <table:table-cell office:value-type="float" office:value="0.0004287">
            <text:p>0.0004287000000</text:p>
          </table:table-cell>
          <table:table-cell office:value-type="float" office:value="0.00000082345">
            <text:p>0.0000008234500</text:p>
          </table:table-cell>
          <table:table-cell office:value-type="float" office:value="-0.000000048704">
            <text:p>-0.0000000487040</text:p>
          </table:table-cell>
          <table:table-cell office:value-type="float" office:value="0.0000048298">
            <text:p>0.0000048298000</text:p>
          </table:table-cell>
          <table:table-cell office:value-type="float" office:value="0.000036117">
            <text:p>0.0000361170000</text:p>
          </table:table-cell>
          <table:table-cell office:value-type="float" office:value="0.00001868">
            <text:p>0.0000186800000</text:p>
          </table:table-cell>
          <table:table-cell office:value-type="float" office:value="0.000000095793">
            <text:p>0.000000095793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664">
            <text:p>0.6640000000000</text:p>
          </table:table-cell>
          <table:table-cell table:style-name="Default" table:number-columns-repeated="995"/>
        </table:table-row>
        <table:table-row table:style-name="ro1">
          <table:table-cell table:style-name="ce2" office:value-type="float" office:value="1.9">
            <text:p>1.9</text:p>
          </table:table-cell>
          <table:table-cell office:value-type="float" office:value="0.10689">
            <text:p>0.1068900000000</text:p>
          </table:table-cell>
          <table:table-cell office:value-type="float" office:value="0.000000000066">
            <text:p>0.0000000000660</text:p>
          </table:table-cell>
          <table:table-cell office:value-type="float" office:value="0.02969">
            <text:p>0.0296900000000</text:p>
          </table:table-cell>
          <table:table-cell office:value-type="float" office:value="0.0000014216">
            <text:p>0.0000014216000</text:p>
          </table:table-cell>
          <table:table-cell office:value-type="float" office:value="0.000063921">
            <text:p>0.0000639210000</text:p>
          </table:table-cell>
          <table:table-cell office:value-type="float" office:value="0.000000014069">
            <text:p>0.0000000140690</text:p>
          </table:table-cell>
          <table:table-cell office:value-type="float" office:value="0.00047155">
            <text:p>0.0004715500000</text:p>
          </table:table-cell>
          <table:table-cell office:value-type="float" office:value="0.00000084577">
            <text:p>0.0000008457700</text:p>
          </table:table-cell>
          <table:table-cell office:value-type="float" office:value="-0.00000005845">
            <text:p>-0.0000000584500</text:p>
          </table:table-cell>
          <table:table-cell office:value-type="float" office:value="0.0000078963">
            <text:p>0.0000078963000</text:p>
          </table:table-cell>
          <table:table-cell office:value-type="float" office:value="0.000067498">
            <text:p>0.0000674980000</text:p>
          </table:table-cell>
          <table:table-cell office:value-type="float" office:value="0.000040405">
            <text:p>0.0000404050000</text:p>
          </table:table-cell>
          <table:table-cell office:value-type="float" office:value="0.00000023081">
            <text:p>0.00000023081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681">
            <text:p>0.6810000000000</text:p>
          </table:table-cell>
          <table:table-cell table:style-name="ce1" table:number-columns-repeated="995"/>
        </table:table-row>
        <table:table-row table:style-name="ro1">
          <table:table-cell table:style-name="ce2" office:value-type="float" office:value="2.1">
            <text:p>2.1</text:p>
          </table:table-cell>
          <table:table-cell office:value-type="float" office:value="0.1414">
            <text:p>0.1414000000000</text:p>
          </table:table-cell>
          <table:table-cell office:value-type="float" office:value="-0.000000000024">
            <text:p>-0.0000000000240</text:p>
          </table:table-cell>
          <table:table-cell office:value-type="float" office:value="0.041071">
            <text:p>0.0410710000000</text:p>
          </table:table-cell>
          <table:table-cell office:value-type="float" office:value="0.0000016379">
            <text:p>0.0000016379000</text:p>
          </table:table-cell>
          <table:table-cell office:value-type="float" office:value="0.000071704">
            <text:p>0.0000717040000</text:p>
          </table:table-cell>
          <table:table-cell office:value-type="float" office:value="0">
            <text:p>0.0000000000000</text:p>
          </table:table-cell>
          <table:table-cell office:value-type="float" office:value="0.00055697">
            <text:p>0.0005569700000</text:p>
          </table:table-cell>
          <table:table-cell office:value-type="float" office:value="0.00000069615">
            <text:p>0.0000006961500</text:p>
          </table:table-cell>
          <table:table-cell office:value-type="float" office:value="-0.000000068987">
            <text:p>-0.0000000689870</text:p>
          </table:table-cell>
          <table:table-cell office:value-type="float" office:value="0.000014214">
            <text:p>0.0000142140000</text:p>
          </table:table-cell>
          <table:table-cell office:value-type="float" office:value="0.00012859">
            <text:p>0.0001285900000</text:p>
          </table:table-cell>
          <table:table-cell office:value-type="float" office:value="0.00015119">
            <text:p>0.0001511900000</text:p>
          </table:table-cell>
          <table:table-cell office:value-type="float" office:value="0.0000010512">
            <text:p>0.0000010512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6962">
            <text:p>0.6962000000000</text:p>
          </table:table-cell>
          <table:table-cell table:style-name="Default" table:number-columns-repeated="995"/>
        </table:table-row>
        <table:table-row table:style-name="ro1">
          <table:table-cell table:style-name="ce2" office:value-type="float" office:value="2.25">
            <text:p>2.3</text:p>
          </table:table-cell>
          <table:table-cell office:value-type="float" office:value="0.15789">
            <text:p>0.1578900000000</text:p>
          </table:table-cell>
          <table:table-cell office:value-type="float" office:value="-0.000000000062">
            <text:p>-0.0000000000620</text:p>
          </table:table-cell>
          <table:table-cell office:value-type="float" office:value="0.048515">
            <text:p>0.0485150000000</text:p>
          </table:table-cell>
          <table:table-cell office:value-type="float" office:value="0.0000017866">
            <text:p>0.0000017866000</text:p>
          </table:table-cell>
          <table:table-cell office:value-type="float" office:value="0.000072241">
            <text:p>0.0000722410000</text:p>
          </table:table-cell>
          <table:table-cell office:value-type="float" office:value="0">
            <text:p>0.0000000000000</text:p>
          </table:table-cell>
          <table:table-cell office:value-type="float" office:value="0.00062473">
            <text:p>0.0006247300000</text:p>
          </table:table-cell>
          <table:table-cell office:value-type="float" office:value="0.00000036407">
            <text:p>0.0000003640700</text:p>
          </table:table-cell>
          <table:table-cell office:value-type="float" office:value="-0.000000069009">
            <text:p>-0.0000000690090</text:p>
          </table:table-cell>
          <table:table-cell office:value-type="float" office:value="0.00001867">
            <text:p>0.0000186700000</text:p>
          </table:table-cell>
          <table:table-cell office:value-type="float" office:value="0.00016241">
            <text:p>0.0001624100000</text:p>
          </table:table-cell>
          <table:table-cell office:value-type="float" office:value="0.00022528">
            <text:p>0.0002252800000</text:p>
          </table:table-cell>
          <table:table-cell office:value-type="float" office:value="0.0000019135">
            <text:p>0.0000019135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713">
            <text:p>0.7130000000000</text:p>
          </table:table-cell>
          <table:table-cell table:style-name="Default" table:number-columns-repeated="995"/>
        </table:table-row>
        <table:table-row table:style-name="ro1">
          <table:table-cell table:style-name="ce2" office:value-type="float" office:value="2.5">
            <text:p>2.5</text:p>
          </table:table-cell>
          <table:table-cell office:value-type="float" office:value="0.12749">
            <text:p>0.1274900000000</text:p>
          </table:table-cell>
          <table:table-cell office:value-type="float" office:value="-0.00000000006">
            <text:p>-0.0000000000600</text:p>
          </table:table-cell>
          <table:table-cell office:value-type="float" office:value="0.042072">
            <text:p>0.0420720000000</text:p>
          </table:table-cell>
          <table:table-cell office:value-type="float" office:value="0.00001121">
            <text:p>0.0000112100000</text:p>
          </table:table-cell>
          <table:table-cell office:value-type="float" office:value="0.000038377">
            <text:p>0.0000383770000</text:p>
          </table:table-cell>
          <table:table-cell office:value-type="float" office:value="0">
            <text:p>0.0000000000000</text:p>
          </table:table-cell>
          <table:table-cell office:value-type="float" office:value="0.00057962">
            <text:p>0.0005796200000</text:p>
          </table:table-cell>
          <table:table-cell office:value-type="float" office:value="0.00000052262">
            <text:p>0.0000005226200</text:p>
          </table:table-cell>
          <table:table-cell office:value-type="float" office:value="-0.000000081962">
            <text:p>-0.0000000819620</text:p>
          </table:table-cell>
          <table:table-cell office:value-type="float" office:value="0.000010605">
            <text:p>0.0000106050000</text:p>
          </table:table-cell>
          <table:table-cell office:value-type="float" office:value="0.000057195">
            <text:p>0.0000571950000</text:p>
          </table:table-cell>
          <table:table-cell office:value-type="float" office:value="0.0003141">
            <text:p>0.0003141000000</text:p>
          </table:table-cell>
          <table:table-cell office:value-type="float" office:value="0.0000032749">
            <text:p>0.0000032749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732">
            <text:p>0.7320000000000</text:p>
          </table:table-cell>
          <table:table-cell table:style-name="Default" table:number-columns-repeated="995"/>
        </table:table-row>
        <table:table-row table:style-name="ro1">
          <table:table-cell table:style-name="ce2" office:value-type="float" office:value="3">
            <text:p>3.0</text:p>
          </table:table-cell>
          <table:table-cell office:value-type="float" office:value="0.076485">
            <text:p>0.0764850000000</text:p>
          </table:table-cell>
          <table:table-cell office:value-type="float" office:value="0.000000061157">
            <text:p>0.0000000611570</text:p>
          </table:table-cell>
          <table:table-cell office:value-type="float" office:value="0.023596">
            <text:p>0.0235960000000</text:p>
          </table:table-cell>
          <table:table-cell office:value-type="float" office:value="0.00044029">
            <text:p>0.0004402900000</text:p>
          </table:table-cell>
          <table:table-cell office:value-type="float" office:value="0.000081023">
            <text:p>0.0000810230000</text:p>
          </table:table-cell>
          <table:table-cell office:value-type="float" office:value="0">
            <text:p>0.0000000000000</text:p>
          </table:table-cell>
          <table:table-cell office:value-type="float" office:value="0.00041406">
            <text:p>0.0004140600000</text:p>
          </table:table-cell>
          <table:table-cell office:value-type="float" office:value="0.0000012847">
            <text:p>0.0000012847000</text:p>
          </table:table-cell>
          <table:table-cell office:value-type="float" office:value="-0.00000014768">
            <text:p>-0.0000001476800</text:p>
          </table:table-cell>
          <table:table-cell office:value-type="float" office:value="0.0000017349">
            <text:p>0.0000017349000</text:p>
          </table:table-cell>
          <table:table-cell office:value-type="float" office:value="0.000014751">
            <text:p>0.0000147510000</text:p>
          </table:table-cell>
          <table:table-cell office:value-type="float" office:value="0.00014336">
            <text:p>0.0001433600000</text:p>
          </table:table-cell>
          <table:table-cell office:value-type="float" office:value="0.0000016323">
            <text:p>0.0000016323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813">
            <text:p>0.8130000000000</text:p>
          </table:table-cell>
          <table:table-cell table:style-name="Default" table:number-columns-repeated="995"/>
        </table:table-row>
        <table:table-row table:style-name="ro1">
          <table:table-cell table:style-name="ce2" office:value-type="float" office:value="3.5">
            <text:p>3.5</text:p>
          </table:table-cell>
          <table:table-cell office:value-type="float" office:value="0.12691">
            <text:p>0.1269100000000</text:p>
          </table:table-cell>
          <table:table-cell office:value-type="float" office:value="0.000000006153">
            <text:p>0.0000000061530</text:p>
          </table:table-cell>
          <table:table-cell office:value-type="float" office:value="0.005967">
            <text:p>0.0059670000000</text:p>
          </table:table-cell>
          <table:table-cell office:value-type="float" office:value="0.00040612">
            <text:p>0.0004061200000</text:p>
          </table:table-cell>
          <table:table-cell office:value-type="float" office:value="0.019821">
            <text:p>0.0198210000000</text:p>
          </table:table-cell>
          <table:table-cell office:value-type="float" office:value="0.00000031289">
            <text:p>0.0000003128900</text:p>
          </table:table-cell>
          <table:table-cell office:value-type="float" office:value="0.00051491">
            <text:p>0.0005149100000</text:p>
          </table:table-cell>
          <table:table-cell office:value-type="float" office:value="0.00000080543">
            <text:p>0.0000008054300</text:p>
          </table:table-cell>
          <table:table-cell office:value-type="float" office:value="-0.00000027736">
            <text:p>-0.0000002773600</text:p>
          </table:table-cell>
          <table:table-cell office:value-type="float" office:value="0.00000041267">
            <text:p>0.0000004126700</text:p>
          </table:table-cell>
          <table:table-cell office:value-type="float" office:value="0.000017465">
            <text:p>0.0000174650000</text:p>
          </table:table-cell>
          <table:table-cell office:value-type="float" office:value="0.00013354">
            <text:p>0.0001335400000</text:p>
          </table:table-cell>
          <table:table-cell office:value-type="float" office:value="0.0000020024">
            <text:p>0.0000020024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854">
            <text:p>0.8540000000000</text:p>
          </table:table-cell>
          <table:table-cell table:style-name="Default" table:number-columns-repeated="995"/>
        </table:table-row>
        <table:table-row table:style-name="ro1">
          <table:table-cell table:style-name="ce2" office:value-type="float" office:value="4">
            <text:p>4.0</text:p>
          </table:table-cell>
          <table:table-cell office:value-type="float" office:value="0.20337">
            <text:p>0.2033700000000</text:p>
          </table:table-cell>
          <table:table-cell office:value-type="float" office:value="0.00000000161">
            <text:p>0.0000000016100</text:p>
          </table:table-cell>
          <table:table-cell office:value-type="float" office:value="0.005">
            <text:p>0.0050000000000</text:p>
          </table:table-cell>
          <table:table-cell office:value-type="float" office:value="0.00042528">
            <text:p>0.0004252800000</text:p>
          </table:table-cell>
          <table:table-cell office:value-type="float" office:value="0.026448">
            <text:p>0.0264480000000</text:p>
          </table:table-cell>
          <table:table-cell office:value-type="float" office:value="0.00000048382">
            <text:p>0.0000004838200</text:p>
          </table:table-cell>
          <table:table-cell office:value-type="float" office:value="0.00064843">
            <text:p>0.0006484300000</text:p>
          </table:table-cell>
          <table:table-cell office:value-type="float" office:value="0.000001186">
            <text:p>0.0000011860000</text:p>
          </table:table-cell>
          <table:table-cell office:value-type="float" office:value="-0.00000033423">
            <text:p>-0.0000003342300</text:p>
          </table:table-cell>
          <table:table-cell office:value-type="float" office:value="0.00000046337">
            <text:p>0.0000004633700</text:p>
          </table:table-cell>
          <table:table-cell office:value-type="float" office:value="0.000019467">
            <text:p>0.0000194670000</text:p>
          </table:table-cell>
          <table:table-cell office:value-type="float" office:value="0.00017504">
            <text:p>0.0001750400000</text:p>
          </table:table-cell>
          <table:table-cell office:value-type="float" office:value="0.0000026807">
            <text:p>0.0000026807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874">
            <text:p>0.8740000000000</text:p>
          </table:table-cell>
          <table:table-cell table:style-name="Default" table:number-columns-repeated="995"/>
        </table:table-row>
        <table:table-row table:style-name="ro1">
          <table:table-cell table:style-name="ce2" office:value-type="float" office:value="4.5">
            <text:p>4.5</text:p>
          </table:table-cell>
          <table:table-cell office:value-type="float" office:value="0.26487">
            <text:p>0.2648700000000</text:p>
          </table:table-cell>
          <table:table-cell office:value-type="float" office:value="0.000000001329">
            <text:p>0.0000000013290</text:p>
          </table:table-cell>
          <table:table-cell office:value-type="float" office:value="0.0034416">
            <text:p>0.0034416000000</text:p>
          </table:table-cell>
          <table:table-cell office:value-type="float" office:value="0.0003519">
            <text:p>0.0003519000000</text:p>
          </table:table-cell>
          <table:table-cell office:value-type="float" office:value="0.022479">
            <text:p>0.0224790000000</text:p>
          </table:table-cell>
          <table:table-cell office:value-type="float" office:value="0.00000045838">
            <text:p>0.0000004583800</text:p>
          </table:table-cell>
          <table:table-cell office:value-type="float" office:value="0.00047463">
            <text:p>0.0004746300000</text:p>
          </table:table-cell>
          <table:table-cell office:value-type="float" office:value="0.0000012008">
            <text:p>0.0000012008000</text:p>
          </table:table-cell>
          <table:table-cell office:value-type="float" office:value="-0.00000038618">
            <text:p>-0.0000003861800</text:p>
          </table:table-cell>
          <table:table-cell office:value-type="float" office:value="0.00000020225">
            <text:p>0.0000002022500</text:p>
          </table:table-cell>
          <table:table-cell office:value-type="float" office:value="0.000012275">
            <text:p>0.0000122750000</text:p>
          </table:table-cell>
          <table:table-cell office:value-type="float" office:value="0.00011619">
            <text:p>0.0001161900000</text:p>
          </table:table-cell>
          <table:table-cell office:value-type="float" office:value="0.0000019696">
            <text:p>0.0000019696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897">
            <text:p>0.8970000000000</text:p>
          </table:table-cell>
          <table:table-cell table:style-name="Default" table:number-columns-repeated="995"/>
        </table:table-row>
        <table:table-row table:style-name="ro1">
          <table:table-cell table:style-name="ce3" office:value-type="float" office:value="5">
            <text:p>5.0</text:p>
          </table:table-cell>
          <table:table-cell office:value-type="float" office:value="0.34199">
            <text:p>0.3419900000000</text:p>
          </table:table-cell>
          <table:table-cell office:value-type="float" office:value="0.000000000723">
            <text:p>0.0000000007230</text:p>
          </table:table-cell>
          <table:table-cell office:value-type="float" office:value="0.0026457">
            <text:p>0.0026457000000</text:p>
          </table:table-cell>
          <table:table-cell office:value-type="float" office:value="0.00038494">
            <text:p>0.0003849400000</text:p>
          </table:table-cell>
          <table:table-cell office:value-type="float" office:value="0.022888">
            <text:p>0.0228880000000</text:p>
          </table:table-cell>
          <table:table-cell office:value-type="float" office:value="0.00000058676">
            <text:p>0.0000005867600</text:p>
          </table:table-cell>
          <table:table-cell office:value-type="float" office:value="0.00038167">
            <text:p>0.0003816700000</text:p>
          </table:table-cell>
          <table:table-cell office:value-type="float" office:value="0.0000014066">
            <text:p>0.0000014066000</text:p>
          </table:table-cell>
          <table:table-cell office:value-type="float" office:value="-0.00000043866">
            <text:p>-0.0000004386600</text:p>
          </table:table-cell>
          <table:table-cell office:value-type="float" office:value="0.000000064996">
            <text:p>0.0000000649960</text:p>
          </table:table-cell>
          <table:table-cell office:value-type="float" office:value="0.000010469">
            <text:p>0.0000104690000</text:p>
          </table:table-cell>
          <table:table-cell office:value-type="float" office:value="0.0001297">
            <text:p>0.0001297000000</text:p>
          </table:table-cell>
          <table:table-cell office:value-type="float" office:value="0.0000026228">
            <text:p>0.0000026228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929">
            <text:p>0.9290000000000</text:p>
          </table:table-cell>
          <table:table-cell table:style-name="Default" table:number-columns-repeated="995"/>
        </table:table-row>
        <table:table-row table:style-name="ro1">
          <table:table-cell table:style-name="ce2" office:value-type="float" office:value="5.5">
            <text:p>5.5</text:p>
          </table:table-cell>
          <table:table-cell office:value-type="float" office:value="0.42286">
            <text:p>0.4228600000000</text:p>
          </table:table-cell>
          <table:table-cell office:value-type="float" office:value="0.000000000068">
            <text:p>0.0000000000680</text:p>
          </table:table-cell>
          <table:table-cell office:value-type="float" office:value="0.0025914">
            <text:p>0.0025914000000</text:p>
          </table:table-cell>
          <table:table-cell office:value-type="float" office:value="0.0004177">
            <text:p>0.0004177000000</text:p>
          </table:table-cell>
          <table:table-cell office:value-type="float" office:value="0.028426">
            <text:p>0.0284260000000</text:p>
          </table:table-cell>
          <table:table-cell office:value-type="float" office:value="0.00000086941">
            <text:p>0.0000008694100</text:p>
          </table:table-cell>
          <table:table-cell office:value-type="float" office:value="0.00036993">
            <text:p>0.0003699300000</text:p>
          </table:table-cell>
          <table:table-cell office:value-type="float" office:value="0.0000019258">
            <text:p>0.0000019258000</text:p>
          </table:table-cell>
          <table:table-cell office:value-type="float" office:value="-0.00000048916">
            <text:p>-0.0000004891600</text:p>
          </table:table-cell>
          <table:table-cell office:value-type="float" office:value="0.000000039482">
            <text:p>0.0000000394820</text:p>
          </table:table-cell>
          <table:table-cell office:value-type="float" office:value="0.000012656">
            <text:p>0.0000126560000</text:p>
          </table:table-cell>
          <table:table-cell office:value-type="float" office:value="0.00023151">
            <text:p>0.0002315100000</text:p>
          </table:table-cell>
          <table:table-cell office:value-type="float" office:value="0.0000066348">
            <text:p>0.0000066348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966">
            <text:p>0.9660000000000</text:p>
          </table:table-cell>
          <table:table-cell table:style-name="Default" table:number-columns-repeated="995"/>
        </table:table-row>
        <table:table-row table:style-name="ro1">
          <table:table-cell table:style-name="ce2" office:value-type="float" office:value="6">
            <text:p>6.0</text:p>
          </table:table-cell>
          <table:table-cell office:value-type="float" office:value="0.51817">
            <text:p>0.5181700000000</text:p>
          </table:table-cell>
          <table:table-cell office:value-type="float" office:value="-0.000000000104">
            <text:p>-0.0000000001040</text:p>
          </table:table-cell>
          <table:table-cell office:value-type="float" office:value="0.0018626">
            <text:p>0.0018626000000</text:p>
          </table:table-cell>
          <table:table-cell office:value-type="float" office:value="0.00038933">
            <text:p>0.0003893300000</text:p>
          </table:table-cell>
          <table:table-cell office:value-type="float" office:value="0.033797">
            <text:p>0.0337970000000</text:p>
          </table:table-cell>
          <table:table-cell office:value-type="float" office:value="0.0000021831">
            <text:p>0.0000021831000</text:p>
          </table:table-cell>
          <table:table-cell office:value-type="float" office:value="0.00063527">
            <text:p>0.0006352700000</text:p>
          </table:table-cell>
          <table:table-cell office:value-type="float" office:value="0.0000030072">
            <text:p>0.0000030072000</text:p>
          </table:table-cell>
          <table:table-cell office:value-type="float" office:value="-0.00000053865">
            <text:p>-0.0000005386500</text:p>
          </table:table-cell>
          <table:table-cell office:value-type="float" office:value="0.000000009031">
            <text:p>0.0000000090310</text:p>
          </table:table-cell>
          <table:table-cell office:value-type="float" office:value="0.000012576">
            <text:p>0.0000125760000</text:p>
          </table:table-cell>
          <table:table-cell office:value-type="float" office:value="0.00034512">
            <text:p>0.0003451200000</text:p>
          </table:table-cell>
          <table:table-cell office:value-type="float" office:value="0.000017699">
            <text:p>0.0000176990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1.008">
            <text:p>1.0080000000000</text:p>
          </table:table-cell>
          <table:table-cell table:style-name="Default" table:number-columns-repeated="995"/>
        </table:table-row>
        <table:table-row table:style-name="ro1">
          <table:table-cell table:style-name="ce2" office:value-type="float" office:value="6.5">
            <text:p>6.5</text:p>
          </table:table-cell>
          <table:table-cell office:value-type="float" office:value="0.5991">
            <text:p>0.5991000000000</text:p>
          </table:table-cell>
          <table:table-cell office:value-type="float" office:value="-0.000000005638">
            <text:p>-0.0000000056380</text:p>
          </table:table-cell>
          <table:table-cell office:value-type="float" office:value="0.004472">
            <text:p>0.0044720000000</text:p>
          </table:table-cell>
          <table:table-cell office:value-type="float" office:value="0.000407">
            <text:p>0.0004070000000</text:p>
          </table:table-cell>
          <table:table-cell office:value-type="float" office:value="0.02683">
            <text:p>0.0268300000000</text:p>
          </table:table-cell>
          <table:table-cell office:value-type="float" office:value="0.0000002843">
            <text:p>0.0000002843000</text:p>
          </table:table-cell>
          <table:table-cell office:value-type="float" office:value="-0.001719">
            <text:p>-0.0017190000000</text:p>
          </table:table-cell>
          <table:table-cell office:value-type="float" office:value="0.000002966">
            <text:p>0.0000029660000</text:p>
          </table:table-cell>
          <table:table-cell office:value-type="float" office:value="-0.000005793">
            <text:p>-0.0000057930000</text:p>
          </table:table-cell>
          <table:table-cell office:value-type="float" office:value="-0.00000006667">
            <text:p>-0.0000000666700</text:p>
          </table:table-cell>
          <table:table-cell office:value-type="float" office:value="-0.000004214">
            <text:p>-0.0000042140000</text:p>
          </table:table-cell>
          <table:table-cell office:value-type="float" office:value="0.00031273">
            <text:p>0.0003127300000</text:p>
          </table:table-cell>
          <table:table-cell office:value-type="float" office:value="0.00003372">
            <text:p>0.0000337200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1.07">
            <text:p>1.0700000000000</text:p>
          </table:table-cell>
          <table:table-cell table:style-name="Default" table:number-columns-repeated="995"/>
        </table:table-row>
        <table:table-row table:style-name="ro1">
          <table:table-cell table:style-name="ce2" office:value-type="float" office:value="7">
            <text:p>7.0</text:p>
          </table:table-cell>
          <table:table-cell office:value-type="float" office:value="0.6148">
            <text:p>0.6148000000000</text:p>
          </table:table-cell>
          <table:table-cell office:value-type="float" office:value="-0.000000005928">
            <text:p>-0.0000000059280</text:p>
          </table:table-cell>
          <table:table-cell office:value-type="float" office:value="0.002683">
            <text:p>0.0026830000000</text:p>
          </table:table-cell>
          <table:table-cell office:value-type="float" office:value="0.0003179">
            <text:p>0.0003179000000</text:p>
          </table:table-cell>
          <table:table-cell office:value-type="float" office:value="0.0146">
            <text:p>0.0146000000000</text:p>
          </table:table-cell>
          <table:table-cell office:value-type="float" office:value="0.0000001101">
            <text:p>0.0000001101000</text:p>
          </table:table-cell>
          <table:table-cell office:value-type="float" office:value="-0.001952">
            <text:p>-0.0019520000000</text:p>
          </table:table-cell>
          <table:table-cell office:value-type="float" office:value="0.000003963">
            <text:p>0.0000039630000</text:p>
          </table:table-cell>
          <table:table-cell office:value-type="float" office:value="-0.000006247">
            <text:p>-0.0000062470000</text:p>
          </table:table-cell>
          <table:table-cell office:value-type="float" office:value="-0.0000001226">
            <text:p>-0.0000001226000</text:p>
          </table:table-cell>
          <table:table-cell office:value-type="float" office:value="-0.000008365">
            <text:p>-0.0000083650000</text:p>
          </table:table-cell>
          <table:table-cell office:value-type="float" office:value="0.00014196">
            <text:p>0.0001419600000</text:p>
          </table:table-cell>
          <table:table-cell office:value-type="float" office:value="0.00002099">
            <text:p>0.0000209900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1.14">
            <text:p>1.1400000000000</text:p>
          </table:table-cell>
          <table:table-cell table:style-name="Default" table:number-columns-repeated="995"/>
        </table:table-row>
        <table:table-row table:style-name="ro1">
          <table:table-cell table:style-name="ce2" office:value-type="float" office:value="7.5">
            <text:p>7.5</text:p>
          </table:table-cell>
          <table:table-cell office:value-type="float" office:value="0.6626">
            <text:p>0.6626000000000</text:p>
          </table:table-cell>
          <table:table-cell office:value-type="float" office:value="0.00000004364">
            <text:p>0.0000000436400</text:p>
          </table:table-cell>
          <table:table-cell office:value-type="float" office:value="0.003003">
            <text:p>0.0030030000000</text:p>
          </table:table-cell>
          <table:table-cell office:value-type="float" office:value="0.000377">
            <text:p>0.0003770000000</text:p>
          </table:table-cell>
          <table:table-cell office:value-type="float" office:value="0.01858">
            <text:p>0.0185800000000</text:p>
          </table:table-cell>
          <table:table-cell office:value-type="float" office:value="0.000001457">
            <text:p>0.0000014570000</text:p>
          </table:table-cell>
          <table:table-cell office:value-type="float" office:value="0.0002291">
            <text:p>0.0002291000000</text:p>
          </table:table-cell>
          <table:table-cell office:value-type="float" office:value="0.00001973">
            <text:p>0.0000197300000</text:p>
          </table:table-cell>
          <table:table-cell office:value-type="float" office:value="-0.00000668">
            <text:p>-0.0000066800000</text:p>
          </table:table-cell>
          <table:table-cell office:value-type="float" office:value="-0.0000001529">
            <text:p>-0.0000001529000</text:p>
          </table:table-cell>
          <table:table-cell office:value-type="float" office:value="0.0000003327">
            <text:p>0.0000003327000</text:p>
          </table:table-cell>
          <table:table-cell office:value-type="float" office:value="0.00020699">
            <text:p>0.0002069900000</text:p>
          </table:table-cell>
          <table:table-cell office:value-type="float" office:value="0.00001174">
            <text:p>0.0000117400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1.21">
            <text:p>1.2100000000000</text:p>
          </table:table-cell>
          <table:table-cell table:style-name="Default" table:number-columns-repeated="995"/>
        </table:table-row>
        <table:table-row table:style-name="ro1">
          <table:table-cell table:style-name="ce2" office:value-type="float" office:value="8">
            <text:p>8.0</text:p>
          </table:table-cell>
          <table:table-cell office:value-type="float" office:value="0.6626">
            <text:p>0.6626000000000</text:p>
          </table:table-cell>
          <table:table-cell table:number-columns-repeated="26" office:value-type="float" office:value="0">
            <text:p>0.0000000000000</text:p>
          </table:table-cell>
          <table:table-cell office:value-type="float" office:value="1.31">
            <text:p>1.3100000000000</text:p>
          </table:table-cell>
          <table:table-cell table:style-name="ce1" table:number-columns-repeated="995"/>
        </table:table-row>
        <table:table-row table:style-name="ro1">
          <table:table-cell table:style-name="ce2" office:value-type="float" office:value="8.5">
            <text:p>8.5</text:p>
          </table:table-cell>
          <table:table-cell office:value-type="float" office:value="0.6626">
            <text:p>0.6626000000000</text:p>
          </table:table-cell>
          <table:table-cell table:number-columns-repeated="26" office:value-type="float" office:value="0">
            <text:p>0.0000000000000</text:p>
          </table:table-cell>
          <table:table-cell office:value-type="float" office:value="1.31">
            <text:p>1.3100000000000</text:p>
          </table:table-cell>
          <table:table-cell table:style-name="Default" table:number-columns-repeated="995"/>
        </table:table-row>
        <table:table-row table:style-name="ro1">
          <table:table-cell table:style-name="ce2" office:value-type="float" office:value="9">
            <text:p>9.0</text:p>
          </table:table-cell>
          <table:table-cell office:value-type="float" office:value="0.6626">
            <text:p>0.6626000000000</text:p>
          </table:table-cell>
          <table:table-cell table:number-columns-repeated="26" office:value-type="float" office:value="0">
            <text:p>0.0000000000000</text:p>
          </table:table-cell>
          <table:table-cell office:value-type="float" office:value="1.31">
            <text:p>1.3100000000000</text:p>
          </table:table-cell>
          <table:table-cell table:style-name="Default" table:number-columns-repeated="995"/>
        </table:table-row>
        <table:table-row table:style-name="ro1">
          <table:table-cell table:style-name="ce2" office:value-type="float" office:value="13">
            <text:p>13.0</text:p>
          </table:table-cell>
          <table:table-cell office:value-type="float" office:value="3.8551">
            <text:p>3.8551000000000</text:p>
          </table:table-cell>
          <table:table-cell office:value-type="float" office:value="0.000000000634">
            <text:p>0.0000000006340</text:p>
          </table:table-cell>
          <table:table-cell office:value-type="float" office:value="0.10722">
            <text:p>0.1072200000000</text:p>
          </table:table-cell>
          <table:table-cell office:value-type="float" office:value="0.00016735">
            <text:p>0.0001673500000</text:p>
          </table:table-cell>
          <table:table-cell office:value-type="float" office:value="0.0090697">
            <text:p>0.0090697000000</text:p>
          </table:table-cell>
          <table:table-cell office:value-type="float" office:value="0.0000075675">
            <text:p>0.0000075675000</text:p>
          </table:table-cell>
          <table:table-cell office:value-type="float" office:value="0.50443">
            <text:p>0.5044300000000</text:p>
          </table:table-cell>
          <table:table-cell office:value-type="float" office:value="0.000069636">
            <text:p>0.0000696360000</text:p>
          </table:table-cell>
          <table:table-cell office:value-type="float" office:value="0.0018065">
            <text:p>0.0018065000000</text:p>
          </table:table-cell>
          <table:table-cell office:value-type="float" office:value="0.000003071">
            <text:p>0.0000030710000</text:p>
          </table:table-cell>
          <table:table-cell office:value-type="float" office:value="0.00054122">
            <text:p>0.0005412200000</text:p>
          </table:table-cell>
          <table:table-cell office:value-type="float" office:value="0.065844">
            <text:p>0.0658440000000</text:p>
          </table:table-cell>
          <table:table-cell office:value-type="float" office:value="0.0035675">
            <text:p>0.0035675000000</text:p>
          </table:table-cell>
          <table:table-cell office:value-type="float" office:value="0.093171">
            <text:p>0.0931710000000</text:p>
          </table:table-cell>
          <table:table-cell office:value-type="float" office:value="0.038138">
            <text:p>0.0381380000000</text:p>
          </table:table-cell>
          <table:table-cell office:value-type="float" office:value="0.000027502">
            <text:p>0.0000275020000</text:p>
          </table:table-cell>
          <table:table-cell office:value-type="float" office:value="0.0047611">
            <text:p>0.0047611000000</text:p>
          </table:table-cell>
          <table:table-cell office:value-type="float" office:value="0.00000025212">
            <text:p>0.0000002521200</text:p>
          </table:table-cell>
          <table:table-cell office:value-type="float" office:value="0.00010777">
            <text:p>0.0001077700000</text:p>
          </table:table-cell>
          <table:table-cell office:value-type="float" office:value="0.0000089649">
            <text:p>0.0000089649000</text:p>
          </table:table-cell>
          <table:table-cell office:value-type="float" office:value="0.0013014">
            <text:p>0.0013014000000</text:p>
          </table:table-cell>
          <table:table-cell office:value-type="float" office:value="0.00022703">
            <text:p>0.0002270300000</text:p>
          </table:table-cell>
          <table:table-cell office:value-type="float" office:value="0.075583">
            <text:p>0.0755830000000</text:p>
          </table:table-cell>
          <table:table-cell office:value-type="float" office:value="0.000089124">
            <text:p>0.0000891240000</text:p>
          </table:table-cell>
          <table:table-cell office:value-type="float" office:value="0.0022981">
            <text:p>0.0022981000000</text:p>
          </table:table-cell>
          <table:table-cell office:value-type="float" office:value="0.000012903">
            <text:p>0.0000129030000</text:p>
          </table:table-cell>
          <table:table-cell office:value-type="float" office:value="0.00008957">
            <text:p>0.0000895700000</text:p>
          </table:table-cell>
          <table:table-cell office:value-type="float" office:value="1.65">
            <text:p>1.6500000000000</text:p>
          </table:table-cell>
          <table:table-cell table:style-name="Default" table:number-columns-repeated="995"/>
        </table:table-row>
        <table:table-row table:style-name="ro1">
          <table:table-cell table:style-name="ce2" office:value-type="float" office:value="15">
            <text:p>15.0</text:p>
          </table:table-cell>
          <table:table-cell office:value-type="float" office:value="5.159">
            <text:p>5.1590000000000</text:p>
          </table:table-cell>
          <table:table-cell office:value-type="float" office:value="0">
            <text:p>0.0000000000000</text:p>
          </table:table-cell>
          <table:table-cell office:value-type="float" office:value="0.084961">
            <text:p>0.0849610000000</text:p>
          </table:table-cell>
          <table:table-cell office:value-type="float" office:value="0.00005378">
            <text:p>0.0000537800000</text:p>
          </table:table-cell>
          <table:table-cell office:value-type="float" office:value="0.0035754">
            <text:p>0.0035754000000</text:p>
          </table:table-cell>
          <table:table-cell office:value-type="float" office:value="0.00000085921">
            <text:p>0.0000008592100</text:p>
          </table:table-cell>
          <table:table-cell office:value-type="float" office:value="0.29364">
            <text:p>0.2936400000000</text:p>
          </table:table-cell>
          <table:table-cell office:value-type="float" office:value="0.000025566">
            <text:p>0.0000255660000</text:p>
          </table:table-cell>
          <table:table-cell office:value-type="float" office:value="0.00036625">
            <text:p>0.0003662500000</text:p>
          </table:table-cell>
          <table:table-cell office:value-type="float" office:value="0.00000019766">
            <text:p>0.0000001976600</text:p>
          </table:table-cell>
          <table:table-cell office:value-type="float" office:value="0.0019555">
            <text:p>0.0019555000000</text:p>
          </table:table-cell>
          <table:table-cell office:value-type="float" office:value="0.065723">
            <text:p>0.0657230000000</text:p>
          </table:table-cell>
          <table:table-cell office:value-type="float" office:value="0.0023484">
            <text:p>0.0023484000000</text:p>
          </table:table-cell>
          <table:table-cell office:value-type="float" office:value="0.043672">
            <text:p>0.0436720000000</text:p>
          </table:table-cell>
          <table:table-cell office:value-type="float" office:value="0.016679">
            <text:p>0.0166790000000</text:p>
          </table:table-cell>
          <table:table-cell office:value-type="float" office:value="0.0000044612">
            <text:p>0.0000044612000</text:p>
          </table:table-cell>
          <table:table-cell office:value-type="float" office:value="0.0017469">
            <text:p>0.0017469000000</text:p>
          </table:table-cell>
          <table:table-cell office:value-type="float" office:value="0.000000050827">
            <text:p>0.0000000508270</text:p>
          </table:table-cell>
          <table:table-cell office:value-type="float" office:value="0.000079131">
            <text:p>0.0000791310000</text:p>
          </table:table-cell>
          <table:table-cell office:value-type="float" office:value="0.000016158">
            <text:p>0.0000161580000</text:p>
          </table:table-cell>
          <table:table-cell office:value-type="float" office:value="0.00034521">
            <text:p>0.0003452100000</text:p>
          </table:table-cell>
          <table:table-cell office:value-type="float" office:value="0.000080053">
            <text:p>0.0000800530000</text:p>
          </table:table-cell>
          <table:table-cell office:value-type="float" office:value="0.073254">
            <text:p>0.0732540000000</text:p>
          </table:table-cell>
          <table:table-cell office:value-type="float" office:value="0.00023157">
            <text:p>0.0002315700000</text:p>
          </table:table-cell>
          <table:table-cell office:value-type="float" office:value="0.0037385">
            <text:p>0.0037385000000</text:p>
          </table:table-cell>
          <table:table-cell office:value-type="float" office:value="0.000006354">
            <text:p>0.0000063540000</text:p>
          </table:table-cell>
          <table:table-cell office:value-type="float" office:value="0.000069656">
            <text:p>0.0000696560000</text:p>
          </table:table-cell>
          <table:table-cell office:value-type="float" office:value="1.53">
            <text:p>1.5300000000000</text:p>
          </table:table-cell>
          <table:table-cell table:style-name="Default" table:number-columns-repeated="995"/>
        </table:table-row>
        <table:table-row table:style-name="ro1">
          <table:table-cell table:style-name="ce2" office:value-type="float" office:value="18">
            <text:p>18.0</text:p>
          </table:table-cell>
          <table:table-cell office:value-type="float" office:value="6.5387">
            <text:p>6.5387000000000</text:p>
          </table:table-cell>
          <table:table-cell office:value-type="float" office:value="0.000000000001">
            <text:p>0.0000000000010</text:p>
          </table:table-cell>
          <table:table-cell office:value-type="float" office:value="0.12947">
            <text:p>0.1294700000000</text:p>
          </table:table-cell>
          <table:table-cell office:value-type="float" office:value="0.000071972">
            <text:p>0.0000719720000</text:p>
          </table:table-cell>
          <table:table-cell office:value-type="float" office:value="0.0044698">
            <text:p>0.0044698000000</text:p>
          </table:table-cell>
          <table:table-cell office:value-type="float" office:value="0.00000092062">
            <text:p>0.0000009206200</text:p>
          </table:table-cell>
          <table:table-cell office:value-type="float" office:value="0.42213">
            <text:p>0.4221300000000</text:p>
          </table:table-cell>
          <table:table-cell office:value-type="float" office:value="0.000024203">
            <text:p>0.0000242030000</text:p>
          </table:table-cell>
          <table:table-cell office:value-type="float" office:value="0.00030594">
            <text:p>0.0003059400000</text:p>
          </table:table-cell>
          <table:table-cell office:value-type="float" office:value="0.00000033229">
            <text:p>0.0000003322900</text:p>
          </table:table-cell>
          <table:table-cell office:value-type="float" office:value="0.0020861">
            <text:p>0.0020861000000</text:p>
          </table:table-cell>
          <table:table-cell office:value-type="float" office:value="0.061211">
            <text:p>0.0612110000000</text:p>
          </table:table-cell>
          <table:table-cell office:value-type="float" office:value="0.0023072">
            <text:p>0.0023072000000</text:p>
          </table:table-cell>
          <table:table-cell office:value-type="float" office:value="0.15439">
            <text:p>0.1543900000000</text:p>
          </table:table-cell>
          <table:table-cell office:value-type="float" office:value="0.07976">
            <text:p>0.0797600000000</text:p>
          </table:table-cell>
          <table:table-cell office:value-type="float" office:value="0.000067897">
            <text:p>0.0000678970000</text:p>
          </table:table-cell>
          <table:table-cell office:value-type="float" office:value="0.0080935">
            <text:p>0.0080935000000</text:p>
          </table:table-cell>
          <table:table-cell office:value-type="float" office:value="0.00000035452">
            <text:p>0.0000003545200</text:p>
          </table:table-cell>
          <table:table-cell office:value-type="float" office:value="0.00011072">
            <text:p>0.0001107200000</text:p>
          </table:table-cell>
          <table:table-cell office:value-type="float" office:value="0.0000075653">
            <text:p>0.0000075653000</text:p>
          </table:table-cell>
          <table:table-cell office:value-type="float" office:value="0.00164">
            <text:p>0.0016400000000</text:p>
          </table:table-cell>
          <table:table-cell office:value-type="float" office:value="0.00028117">
            <text:p>0.0002811700000</text:p>
          </table:table-cell>
          <table:table-cell office:value-type="float" office:value="0.074408">
            <text:p>0.0744080000000</text:p>
          </table:table-cell>
          <table:table-cell office:value-type="float" office:value="0.000062956">
            <text:p>0.0000629560000</text:p>
          </table:table-cell>
          <table:table-cell office:value-type="float" office:value="0.0032754">
            <text:p>0.0032754000000</text:p>
          </table:table-cell>
          <table:table-cell office:value-type="float" office:value="0.000003921">
            <text:p>0.0000039210000</text:p>
          </table:table-cell>
          <table:table-cell office:value-type="float" office:value="0.000061924">
            <text:p>0.0000619240000</text:p>
          </table:table-cell>
          <table:table-cell office:value-type="float" office:value="1.7">
            <text:p>1.7000000000000</text:p>
          </table:table-cell>
          <table:table-cell table:style-name="Default" table:number-columns-repeated="995"/>
        </table:table-row>
        <table:table-row table:style-name="ro1">
          <table:table-cell table:style-name="ce2" office:value-type="float" office:value="20">
            <text:p>20.0</text:p>
          </table:table-cell>
          <table:table-cell office:value-type="float" office:value="5.9393">
            <text:p>5.9393000000000</text:p>
          </table:table-cell>
          <table:table-cell office:value-type="float" office:value="0.000000000085">
            <text:p>0.0000000000850</text:p>
          </table:table-cell>
          <table:table-cell office:value-type="float" office:value="0.12815">
            <text:p>0.1281500000000</text:p>
          </table:table-cell>
          <table:table-cell office:value-type="float" office:value="0.000019596">
            <text:p>0.0000195960000</text:p>
          </table:table-cell>
          <table:table-cell office:value-type="float" office:value="0.012859">
            <text:p>0.0128590000000</text:p>
          </table:table-cell>
          <table:table-cell office:value-type="float" office:value="0.0000013672">
            <text:p>0.0000013672000</text:p>
          </table:table-cell>
          <table:table-cell office:value-type="float" office:value="2.1827">
            <text:p>2.1827000000000</text:p>
          </table:table-cell>
          <table:table-cell office:value-type="float" office:value="0.000021769">
            <text:p>0.0000217690000</text:p>
          </table:table-cell>
          <table:table-cell office:value-type="float" office:value="0.0000080941">
            <text:p>0.0000080941000</text:p>
          </table:table-cell>
          <table:table-cell office:value-type="float" office:value="0.0000028049">
            <text:p>0.0000028049000</text:p>
          </table:table-cell>
          <table:table-cell office:value-type="float" office:value="0.0018058">
            <text:p>0.0018058000000</text:p>
          </table:table-cell>
          <table:table-cell office:value-type="float" office:value="0.2471">
            <text:p>0.2471000000000</text:p>
          </table:table-cell>
          <table:table-cell office:value-type="float" office:value="0.0069768">
            <text:p>0.0069768000000</text:p>
          </table:table-cell>
          <table:table-cell office:value-type="float" office:value="0.13">
            <text:p>0.1300000000000</text:p>
          </table:table-cell>
          <table:table-cell office:value-type="float" office:value="0.056588">
            <text:p>0.0565880000000</text:p>
          </table:table-cell>
          <table:table-cell office:value-type="float" office:value="0.000015957">
            <text:p>0.0000159570000</text:p>
          </table:table-cell>
          <table:table-cell office:value-type="float" office:value="0.0092083">
            <text:p>0.0092083000000</text:p>
          </table:table-cell>
          <table:table-cell office:value-type="float" office:value="0.00000021587">
            <text:p>0.0000002158700</text:p>
          </table:table-cell>
          <table:table-cell office:value-type="float" office:value="0.00014574">
            <text:p>0.0001457400000</text:p>
          </table:table-cell>
          <table:table-cell office:value-type="float" office:value="0.0000082384">
            <text:p>0.0000082384000</text:p>
          </table:table-cell>
          <table:table-cell office:value-type="float" office:value="0.0023838">
            <text:p>0.0023838000000</text:p>
          </table:table-cell>
          <table:table-cell office:value-type="float" office:value="0.0003798">
            <text:p>0.0003798000000</text:p>
          </table:table-cell>
          <table:table-cell office:value-type="float" office:value="0.074049">
            <text:p>0.0740490000000</text:p>
          </table:table-cell>
          <table:table-cell office:value-type="float" office:value="0.000062074">
            <text:p>0.0000620740000</text:p>
          </table:table-cell>
          <table:table-cell office:value-type="float" office:value="0.00071093">
            <text:p>0.0007109300000</text:p>
          </table:table-cell>
          <table:table-cell office:value-type="float" office:value="0.000017698">
            <text:p>0.0000176980000</text:p>
          </table:table-cell>
          <table:table-cell office:value-type="float" office:value="0.000034855">
            <text:p>0.0000348550000</text:p>
          </table:table-cell>
          <table:table-cell office:value-type="float" office:value="1.85">
            <text:p>1.8500000000000</text:p>
          </table:table-cell>
          <table:table-cell table:style-name="Default" table:number-columns-repeated="995"/>
        </table:table-row>
        <table:table-row table:style-name="ro1">
          <table:table-cell table:style-name="ce2" office:value-type="float" office:value="25">
            <text:p>25.0</text:p>
          </table:table-cell>
          <table:table-cell office:value-type="float" office:value="6.9738">
            <text:p>6.9738000000000</text:p>
          </table:table-cell>
          <table:table-cell office:value-type="float" office:value="0.000000000001">
            <text:p>0.0000000000010</text:p>
          </table:table-cell>
          <table:table-cell office:value-type="float" office:value="0.21518">
            <text:p>0.2151800000000</text:p>
          </table:table-cell>
          <table:table-cell office:value-type="float" office:value="0.00009814">
            <text:p>0.0000981400000</text:p>
          </table:table-cell>
          <table:table-cell office:value-type="float" office:value="0.0091979">
            <text:p>0.0091979000000</text:p>
          </table:table-cell>
          <table:table-cell office:value-type="float" office:value="0.0000072367">
            <text:p>0.0000072367000</text:p>
          </table:table-cell>
          <table:table-cell office:value-type="float" office:value="3.8181">
            <text:p>3.8181000000000</text:p>
          </table:table-cell>
          <table:table-cell office:value-type="float" office:value="0.000027866">
            <text:p>0.0000278660000</text:p>
          </table:table-cell>
          <table:table-cell office:value-type="float" office:value="0.000070493">
            <text:p>0.0000704930000</text:p>
          </table:table-cell>
          <table:table-cell office:value-type="float" office:value="0.00000061243">
            <text:p>0.0000006124300</text:p>
          </table:table-cell>
          <table:table-cell office:value-type="float" office:value="0.0080858">
            <text:p>0.0080858000000</text:p>
          </table:table-cell>
          <table:table-cell office:value-type="float" office:value="0.18229">
            <text:p>0.1822900000000</text:p>
          </table:table-cell>
          <table:table-cell office:value-type="float" office:value="0.0050466">
            <text:p>0.0050466000000</text:p>
          </table:table-cell>
          <table:table-cell office:value-type="float" office:value="0.12074">
            <text:p>0.1207400000000</text:p>
          </table:table-cell>
          <table:table-cell office:value-type="float" office:value="0.055381">
            <text:p>0.0553810000000</text:p>
          </table:table-cell>
          <table:table-cell office:value-type="float" office:value="0.00001748">
            <text:p>0.0000174800000</text:p>
          </table:table-cell>
          <table:table-cell office:value-type="float" office:value="0.007948">
            <text:p>0.0079480000000</text:p>
          </table:table-cell>
          <table:table-cell office:value-type="float" office:value="0.00000032358">
            <text:p>0.0000003235800</text:p>
          </table:table-cell>
          <table:table-cell office:value-type="float" office:value="0.00012497">
            <text:p>0.0001249700000</text:p>
          </table:table-cell>
          <table:table-cell office:value-type="float" office:value="0.0000075299">
            <text:p>0.0000075299000</text:p>
          </table:table-cell>
          <table:table-cell office:value-type="float" office:value="0.0023245">
            <text:p>0.0023245000000</text:p>
          </table:table-cell>
          <table:table-cell office:value-type="float" office:value="0.00029856">
            <text:p>0.0002985600000</text:p>
          </table:table-cell>
          <table:table-cell office:value-type="float" office:value="0.073927">
            <text:p>0.0739270000000</text:p>
          </table:table-cell>
          <table:table-cell office:value-type="float" office:value="0.000034227">
            <text:p>0.0000342270000</text:p>
          </table:table-cell>
          <table:table-cell office:value-type="float" office:value="0.00041289">
            <text:p>0.0004128900000</text:p>
          </table:table-cell>
          <table:table-cell office:value-type="float" office:value="0.000029321">
            <text:p>0.0000293210000</text:p>
          </table:table-cell>
          <table:table-cell office:value-type="float" office:value="0.00005079">
            <text:p>0.0000507900000</text:p>
          </table:table-cell>
          <table:table-cell office:value-type="float" office:value="1.91">
            <text:p>1.9100000000000</text:p>
          </table:table-cell>
          <table:table-cell table:style-name="Default" table:number-columns-repeated="995"/>
        </table:table-row>
        <table:table-row table:style-name="ro1">
          <table:table-cell table:style-name="ce3" office:value-type="float" office:value="30">
            <text:p>30.0</text:p>
          </table:table-cell>
          <table:table-cell office:value-type="float" office:value="8.3787">
            <text:p>8.3787000000000</text:p>
          </table:table-cell>
          <table:table-cell office:value-type="float" office:value="0.000000000001">
            <text:p>0.0000000000010</text:p>
          </table:table-cell>
          <table:table-cell office:value-type="float" office:value="0.12051">
            <text:p>0.1205100000000</text:p>
          </table:table-cell>
          <table:table-cell office:value-type="float" office:value="0.00008198">
            <text:p>0.0000819800000</text:p>
          </table:table-cell>
          <table:table-cell office:value-type="float" office:value="0.0061925">
            <text:p>0.0061925000000</text:p>
          </table:table-cell>
          <table:table-cell office:value-type="float" office:value="0.00000037879">
            <text:p>0.0000003787900</text:p>
          </table:table-cell>
          <table:table-cell office:value-type="float" office:value="5.3282">
            <text:p>5.3282000000000</text:p>
          </table:table-cell>
          <table:table-cell office:value-type="float" office:value="0.000048699">
            <text:p>0.0000486990000</text:p>
          </table:table-cell>
          <table:table-cell office:value-type="float" office:value="0.000026938">
            <text:p>0.0000269380000</text:p>
          </table:table-cell>
          <table:table-cell office:value-type="float" office:value="0.0000023862">
            <text:p>0.0000023862000</text:p>
          </table:table-cell>
          <table:table-cell office:value-type="float" office:value="0.0068595">
            <text:p>0.0068595000000</text:p>
          </table:table-cell>
          <table:table-cell office:value-type="float" office:value="0.29378">
            <text:p>0.2937800000000</text:p>
          </table:table-cell>
          <table:table-cell office:value-type="float" office:value="0.0087276">
            <text:p>0.0087276000000</text:p>
          </table:table-cell>
          <table:table-cell office:value-type="float" office:value="0.16645">
            <text:p>0.1664500000000</text:p>
          </table:table-cell>
          <table:table-cell office:value-type="float" office:value="0.078548">
            <text:p>0.0785480000000</text:p>
          </table:table-cell>
          <table:table-cell office:value-type="float" office:value="0.000027698">
            <text:p>0.0000276980000</text:p>
          </table:table-cell>
          <table:table-cell office:value-type="float" office:value="0.01175">
            <text:p>0.0117500000000</text:p>
          </table:table-cell>
          <table:table-cell office:value-type="float" office:value="0.00000042241">
            <text:p>0.0000004224100</text:p>
          </table:table-cell>
          <table:table-cell office:value-type="float" office:value="0.00017879">
            <text:p>0.0001787900000</text:p>
          </table:table-cell>
          <table:table-cell office:value-type="float" office:value="0.0000099667">
            <text:p>0.0000099667000</text:p>
          </table:table-cell>
          <table:table-cell office:value-type="float" office:value="0.0031361">
            <text:p>0.0031361000000</text:p>
          </table:table-cell>
          <table:table-cell office:value-type="float" office:value="0.00050068">
            <text:p>0.0005006800000</text:p>
          </table:table-cell>
          <table:table-cell office:value-type="float" office:value="0.075216">
            <text:p>0.0752160000000</text:p>
          </table:table-cell>
          <table:table-cell office:value-type="float" office:value="0.000053858">
            <text:p>0.0000538580000</text:p>
          </table:table-cell>
          <table:table-cell office:value-type="float" office:value="0.00070997">
            <text:p>0.0007099700000</text:p>
          </table:table-cell>
          <table:table-cell office:value-type="float" office:value="0.000041994">
            <text:p>0.0000419940000</text:p>
          </table:table-cell>
          <table:table-cell office:value-type="float" office:value="0.000084675">
            <text:p>0.0000846750000</text:p>
          </table:table-cell>
          <table:table-cell office:value-type="float" office:value="2.06">
            <text:p>2.0600000000000</text:p>
          </table:table-cell>
          <table:table-cell table:style-name="Default" table:number-columns-repeated="995"/>
        </table:table-row>
        <table:table-row table:style-name="ro1">
          <table:table-cell table:style-name="ce2" office:value-type="float" office:value="40">
            <text:p>40.0</text:p>
          </table:table-cell>
          <table:table-cell office:value-type="float" office:value="10.853">
            <text:p>10.8530000000000</text:p>
          </table:table-cell>
          <table:table-cell office:value-type="float" office:value="0.000000000007">
            <text:p>0.0000000000070</text:p>
          </table:table-cell>
          <table:table-cell office:value-type="float" office:value="0.073666">
            <text:p>0.0736660000000</text:p>
          </table:table-cell>
          <table:table-cell office:value-type="float" office:value="0.00028161">
            <text:p>0.0002816100000</text:p>
          </table:table-cell>
          <table:table-cell office:value-type="float" office:value="0.0086877">
            <text:p>0.0086877000000</text:p>
          </table:table-cell>
          <table:table-cell office:value-type="float" office:value="0.000002445">
            <text:p>0.0000024450000</text:p>
          </table:table-cell>
          <table:table-cell office:value-type="float" office:value="8.3728">
            <text:p>8.3728000000000</text:p>
          </table:table-cell>
          <table:table-cell office:value-type="float" office:value="0.000028616">
            <text:p>0.0000286160000</text:p>
          </table:table-cell>
          <table:table-cell office:value-type="float" office:value="0.000026268">
            <text:p>0.0000262680000</text:p>
          </table:table-cell>
          <table:table-cell office:value-type="float" office:value="0.0000044734">
            <text:p>0.0000044734000</text:p>
          </table:table-cell>
          <table:table-cell office:value-type="float" office:value="0.00090012">
            <text:p>0.0009001200000</text:p>
          </table:table-cell>
          <table:table-cell office:value-type="float" office:value="0.7077">
            <text:p>0.7077000000000</text:p>
          </table:table-cell>
          <table:table-cell office:value-type="float" office:value="0.030107">
            <text:p>0.0301070000000</text:p>
          </table:table-cell>
          <table:table-cell office:value-type="float" office:value="0.89756">
            <text:p>0.8975600000000</text:p>
          </table:table-cell>
          <table:table-cell office:value-type="float" office:value="0.33152">
            <text:p>0.3315200000000</text:p>
          </table:table-cell>
          <table:table-cell office:value-type="float" office:value="0.00012665">
            <text:p>0.0001266500000</text:p>
          </table:table-cell>
          <table:table-cell office:value-type="float" office:value="0.036637">
            <text:p>0.0366370000000</text:p>
          </table:table-cell>
          <table:table-cell office:value-type="float" office:value="0.0000009919">
            <text:p>0.0000009919000</text:p>
          </table:table-cell>
          <table:table-cell office:value-type="float" office:value="0.00027894">
            <text:p>0.0002789400000</text:p>
          </table:table-cell>
          <table:table-cell office:value-type="float" office:value="0.000019462">
            <text:p>0.0000194620000</text:p>
          </table:table-cell>
          <table:table-cell office:value-type="float" office:value="0.0043345">
            <text:p>0.0043345000000</text:p>
          </table:table-cell>
          <table:table-cell office:value-type="float" office:value="0.00078619">
            <text:p>0.0007861900000</text:p>
          </table:table-cell>
          <table:table-cell office:value-type="float" office:value="0.08263">
            <text:p>0.0826300000000</text:p>
          </table:table-cell>
          <table:table-cell office:value-type="float" office:value="0.000044209">
            <text:p>0.0000442090000</text:p>
          </table:table-cell>
          <table:table-cell office:value-type="float" office:value="0.0010567">
            <text:p>0.0010567000000</text:p>
          </table:table-cell>
          <table:table-cell office:value-type="float" office:value="0.000043037">
            <text:p>0.0000430370000</text:p>
          </table:table-cell>
          <table:table-cell office:value-type="float" office:value="0.00011128">
            <text:p>0.0001112800000</text:p>
          </table:table-cell>
          <table:table-cell office:value-type="float" office:value="3.17">
            <text:p>3.1700000000000</text:p>
          </table:table-cell>
          <table:table-cell table:style-name="Default" table:number-columns-repeated="995"/>
        </table:table-row>
        <table:table-row table:style-name="ro1">
          <table:table-cell table:style-name="ce2" office:value-type="float" office:value="50">
            <text:p>50.0</text:p>
          </table:table-cell>
          <table:table-cell office:value-type="float" office:value="10.853">
            <text:p>10.8530000000000</text:p>
          </table:table-cell>
          <table:table-cell office:value-type="float" office:value="0.000000000007">
            <text:p>0.0000000000070</text:p>
          </table:table-cell>
          <table:table-cell office:value-type="float" office:value="0.073666">
            <text:p>0.0736660000000</text:p>
          </table:table-cell>
          <table:table-cell office:value-type="float" office:value="0.00028161">
            <text:p>0.0002816100000</text:p>
          </table:table-cell>
          <table:table-cell office:value-type="float" office:value="0.0086877">
            <text:p>0.0086877000000</text:p>
          </table:table-cell>
          <table:table-cell office:value-type="float" office:value="0.000002445">
            <text:p>0.0000024450000</text:p>
          </table:table-cell>
          <table:table-cell office:value-type="float" office:value="8.3728">
            <text:p>8.3728000000000</text:p>
          </table:table-cell>
          <table:table-cell office:value-type="float" office:value="0.000028616">
            <text:p>0.0000286160000</text:p>
          </table:table-cell>
          <table:table-cell office:value-type="float" office:value="0.000026268">
            <text:p>0.0000262680000</text:p>
          </table:table-cell>
          <table:table-cell office:value-type="float" office:value="0.0000044734">
            <text:p>0.0000044734000</text:p>
          </table:table-cell>
          <table:table-cell office:value-type="float" office:value="0.00090012">
            <text:p>0.0009001200000</text:p>
          </table:table-cell>
          <table:table-cell office:value-type="float" office:value="0.7077">
            <text:p>0.7077000000000</text:p>
          </table:table-cell>
          <table:table-cell office:value-type="float" office:value="0.030107">
            <text:p>0.0301070000000</text:p>
          </table:table-cell>
          <table:table-cell office:value-type="float" office:value="0.89756">
            <text:p>0.8975600000000</text:p>
          </table:table-cell>
          <table:table-cell office:value-type="float" office:value="0.33152">
            <text:p>0.3315200000000</text:p>
          </table:table-cell>
          <table:table-cell office:value-type="float" office:value="0.00012665">
            <text:p>0.0001266500000</text:p>
          </table:table-cell>
          <table:table-cell office:value-type="float" office:value="0.036637">
            <text:p>0.0366370000000</text:p>
          </table:table-cell>
          <table:table-cell office:value-type="float" office:value="0.0000009919">
            <text:p>0.0000009919000</text:p>
          </table:table-cell>
          <table:table-cell office:value-type="float" office:value="0.00027894">
            <text:p>0.0002789400000</text:p>
          </table:table-cell>
          <table:table-cell office:value-type="float" office:value="0.000019462">
            <text:p>0.0000194620000</text:p>
          </table:table-cell>
          <table:table-cell office:value-type="float" office:value="0.0043345">
            <text:p>0.0043345000000</text:p>
          </table:table-cell>
          <table:table-cell office:value-type="float" office:value="0.00078619">
            <text:p>0.0007861900000</text:p>
          </table:table-cell>
          <table:table-cell office:value-type="float" office:value="0.08263">
            <text:p>0.0826300000000</text:p>
          </table:table-cell>
          <table:table-cell office:value-type="float" office:value="0.000044209">
            <text:p>0.0000442090000</text:p>
          </table:table-cell>
          <table:table-cell office:value-type="float" office:value="0.0010567">
            <text:p>0.0010567000000</text:p>
          </table:table-cell>
          <table:table-cell office:value-type="float" office:value="0.000043037">
            <text:p>0.0000430370000</text:p>
          </table:table-cell>
          <table:table-cell office:value-type="float" office:value="0.00011128">
            <text:p>0.0001112800000</text:p>
          </table:table-cell>
          <table:table-cell office:value-type="float" office:value="3.17">
            <text:p>3.1700000000000</text:p>
          </table:table-cell>
          <table:table-cell table:style-name="Default" table:number-columns-repeated="995"/>
        </table:table-row>
        <table:table-row table:style-name="ro1">
          <table:table-cell table:style-name="ce2" office:value-type="float" office:value="60">
            <text:p>60.0</text:p>
          </table:table-cell>
          <table:table-cell office:value-type="float" office:value="10.853">
            <text:p>10.8530000000000</text:p>
          </table:table-cell>
          <table:table-cell office:value-type="float" office:value="0.000000000007">
            <text:p>0.0000000000070</text:p>
          </table:table-cell>
          <table:table-cell office:value-type="float" office:value="0.073666">
            <text:p>0.0736660000000</text:p>
          </table:table-cell>
          <table:table-cell office:value-type="float" office:value="0.00028161">
            <text:p>0.0002816100000</text:p>
          </table:table-cell>
          <table:table-cell office:value-type="float" office:value="0.0086877">
            <text:p>0.0086877000000</text:p>
          </table:table-cell>
          <table:table-cell office:value-type="float" office:value="0.000002445">
            <text:p>0.0000024450000</text:p>
          </table:table-cell>
          <table:table-cell office:value-type="float" office:value="8.3728">
            <text:p>8.3728000000000</text:p>
          </table:table-cell>
          <table:table-cell office:value-type="float" office:value="0.000028616">
            <text:p>0.0000286160000</text:p>
          </table:table-cell>
          <table:table-cell office:value-type="float" office:value="0.000026268">
            <text:p>0.0000262680000</text:p>
          </table:table-cell>
          <table:table-cell office:value-type="float" office:value="0.0000044734">
            <text:p>0.0000044734000</text:p>
          </table:table-cell>
          <table:table-cell office:value-type="float" office:value="0.00090012">
            <text:p>0.0009001200000</text:p>
          </table:table-cell>
          <table:table-cell office:value-type="float" office:value="0.7077">
            <text:p>0.7077000000000</text:p>
          </table:table-cell>
          <table:table-cell office:value-type="float" office:value="0.030107">
            <text:p>0.0301070000000</text:p>
          </table:table-cell>
          <table:table-cell office:value-type="float" office:value="0.89756">
            <text:p>0.8975600000000</text:p>
          </table:table-cell>
          <table:table-cell office:value-type="float" office:value="0.33152">
            <text:p>0.3315200000000</text:p>
          </table:table-cell>
          <table:table-cell office:value-type="float" office:value="0.00012665">
            <text:p>0.0001266500000</text:p>
          </table:table-cell>
          <table:table-cell office:value-type="float" office:value="0.036637">
            <text:p>0.0366370000000</text:p>
          </table:table-cell>
          <table:table-cell office:value-type="float" office:value="0.0000009919">
            <text:p>0.0000009919000</text:p>
          </table:table-cell>
          <table:table-cell office:value-type="float" office:value="0.00027894">
            <text:p>0.0002789400000</text:p>
          </table:table-cell>
          <table:table-cell office:value-type="float" office:value="0.000019462">
            <text:p>0.0000194620000</text:p>
          </table:table-cell>
          <table:table-cell office:value-type="float" office:value="0.0043345">
            <text:p>0.0043345000000</text:p>
          </table:table-cell>
          <table:table-cell office:value-type="float" office:value="0.00078619">
            <text:p>0.0007861900000</text:p>
          </table:table-cell>
          <table:table-cell office:value-type="float" office:value="0.08263">
            <text:p>0.0826300000000</text:p>
          </table:table-cell>
          <table:table-cell office:value-type="float" office:value="0.000044209">
            <text:p>0.0000442090000</text:p>
          </table:table-cell>
          <table:table-cell office:value-type="float" office:value="0.0010567">
            <text:p>0.0010567000000</text:p>
          </table:table-cell>
          <table:table-cell office:value-type="float" office:value="0.000043037">
            <text:p>0.0000430370000</text:p>
          </table:table-cell>
          <table:table-cell office:value-type="float" office:value="0.00011128">
            <text:p>0.0001112800000</text:p>
          </table:table-cell>
          <table:table-cell office:value-type="float" office:value="3.17">
            <text:p>3.1700000000000</text:p>
          </table:table-cell>
          <table:table-cell table:style-name="Default" table:number-columns-repeated="995"/>
        </table:table-row>
        <table:table-row table:style-name="ro1">
          <table:table-cell table:style-name="ce2" office:value-type="float" office:value="70">
            <text:p>70.0</text:p>
          </table:table-cell>
          <table:table-cell office:value-type="float" office:value="10.853">
            <text:p>10.8530000000000</text:p>
          </table:table-cell>
          <table:table-cell office:value-type="float" office:value="0.000000000007">
            <text:p>0.0000000000070</text:p>
          </table:table-cell>
          <table:table-cell office:value-type="float" office:value="0.073666">
            <text:p>0.0736660000000</text:p>
          </table:table-cell>
          <table:table-cell office:value-type="float" office:value="0.00028161">
            <text:p>0.0002816100000</text:p>
          </table:table-cell>
          <table:table-cell office:value-type="float" office:value="0.0086877">
            <text:p>0.0086877000000</text:p>
          </table:table-cell>
          <table:table-cell office:value-type="float" office:value="0.000002445">
            <text:p>0.0000024450000</text:p>
          </table:table-cell>
          <table:table-cell office:value-type="float" office:value="8.3728">
            <text:p>8.3728000000000</text:p>
          </table:table-cell>
          <table:table-cell office:value-type="float" office:value="0.000028616">
            <text:p>0.0000286160000</text:p>
          </table:table-cell>
          <table:table-cell office:value-type="float" office:value="0.000026268">
            <text:p>0.0000262680000</text:p>
          </table:table-cell>
          <table:table-cell office:value-type="float" office:value="0.0000044734">
            <text:p>0.0000044734000</text:p>
          </table:table-cell>
          <table:table-cell office:value-type="float" office:value="0.00090012">
            <text:p>0.0009001200000</text:p>
          </table:table-cell>
          <table:table-cell office:value-type="float" office:value="0.7077">
            <text:p>0.7077000000000</text:p>
          </table:table-cell>
          <table:table-cell office:value-type="float" office:value="0.030107">
            <text:p>0.0301070000000</text:p>
          </table:table-cell>
          <table:table-cell office:value-type="float" office:value="0.89756">
            <text:p>0.8975600000000</text:p>
          </table:table-cell>
          <table:table-cell office:value-type="float" office:value="0.33152">
            <text:p>0.3315200000000</text:p>
          </table:table-cell>
          <table:table-cell office:value-type="float" office:value="0.00012665">
            <text:p>0.0001266500000</text:p>
          </table:table-cell>
          <table:table-cell office:value-type="float" office:value="0.036637">
            <text:p>0.0366370000000</text:p>
          </table:table-cell>
          <table:table-cell office:value-type="float" office:value="0.0000009919">
            <text:p>0.0000009919000</text:p>
          </table:table-cell>
          <table:table-cell office:value-type="float" office:value="0.00027894">
            <text:p>0.0002789400000</text:p>
          </table:table-cell>
          <table:table-cell office:value-type="float" office:value="0.000019462">
            <text:p>0.0000194620000</text:p>
          </table:table-cell>
          <table:table-cell office:value-type="float" office:value="0.0043345">
            <text:p>0.0043345000000</text:p>
          </table:table-cell>
          <table:table-cell office:value-type="float" office:value="0.00078619">
            <text:p>0.0007861900000</text:p>
          </table:table-cell>
          <table:table-cell office:value-type="float" office:value="0.08263">
            <text:p>0.0826300000000</text:p>
          </table:table-cell>
          <table:table-cell office:value-type="float" office:value="0.000044209">
            <text:p>0.0000442090000</text:p>
          </table:table-cell>
          <table:table-cell office:value-type="float" office:value="0.0010567">
            <text:p>0.0010567000000</text:p>
          </table:table-cell>
          <table:table-cell office:value-type="float" office:value="0.000043037">
            <text:p>0.0000430370000</text:p>
          </table:table-cell>
          <table:table-cell office:value-type="float" office:value="0.00011128">
            <text:p>0.0001112800000</text:p>
          </table:table-cell>
          <table:table-cell office:value-type="float" office:value="3.17">
            <text:p>3.1700000000000</text:p>
          </table:table-cell>
          <table:table-cell table:style-name="Default" table:number-columns-repeated="995"/>
        </table:table-row>
        <table:table-row table:style-name="ro1">
          <table:table-cell table:style-name="ce2" office:value-type="float" office:value="80">
            <text:p>80.0</text:p>
          </table:table-cell>
          <table:table-cell office:value-type="float" office:value="10.853">
            <text:p>10.8530000000000</text:p>
          </table:table-cell>
          <table:table-cell office:value-type="float" office:value="0.000000000007">
            <text:p>0.0000000000070</text:p>
          </table:table-cell>
          <table:table-cell office:value-type="float" office:value="0.073666">
            <text:p>0.0736660000000</text:p>
          </table:table-cell>
          <table:table-cell office:value-type="float" office:value="0.00028161">
            <text:p>0.0002816100000</text:p>
          </table:table-cell>
          <table:table-cell office:value-type="float" office:value="0.0086877">
            <text:p>0.0086877000000</text:p>
          </table:table-cell>
          <table:table-cell office:value-type="float" office:value="0.000002445">
            <text:p>0.0000024450000</text:p>
          </table:table-cell>
          <table:table-cell office:value-type="float" office:value="8.3728">
            <text:p>8.3728000000000</text:p>
          </table:table-cell>
          <table:table-cell office:value-type="float" office:value="0.000028616">
            <text:p>0.0000286160000</text:p>
          </table:table-cell>
          <table:table-cell office:value-type="float" office:value="0.000026268">
            <text:p>0.0000262680000</text:p>
          </table:table-cell>
          <table:table-cell office:value-type="float" office:value="0.0000044734">
            <text:p>0.0000044734000</text:p>
          </table:table-cell>
          <table:table-cell office:value-type="float" office:value="0.00090012">
            <text:p>0.0009001200000</text:p>
          </table:table-cell>
          <table:table-cell office:value-type="float" office:value="0.7077">
            <text:p>0.7077000000000</text:p>
          </table:table-cell>
          <table:table-cell office:value-type="float" office:value="0.030107">
            <text:p>0.0301070000000</text:p>
          </table:table-cell>
          <table:table-cell office:value-type="float" office:value="0.89756">
            <text:p>0.8975600000000</text:p>
          </table:table-cell>
          <table:table-cell office:value-type="float" office:value="0.33152">
            <text:p>0.3315200000000</text:p>
          </table:table-cell>
          <table:table-cell office:value-type="float" office:value="0.00012665">
            <text:p>0.0001266500000</text:p>
          </table:table-cell>
          <table:table-cell office:value-type="float" office:value="0.036637">
            <text:p>0.0366370000000</text:p>
          </table:table-cell>
          <table:table-cell office:value-type="float" office:value="0.0000009919">
            <text:p>0.0000009919000</text:p>
          </table:table-cell>
          <table:table-cell office:value-type="float" office:value="0.00027894">
            <text:p>0.0002789400000</text:p>
          </table:table-cell>
          <table:table-cell office:value-type="float" office:value="0.000019462">
            <text:p>0.0000194620000</text:p>
          </table:table-cell>
          <table:table-cell office:value-type="float" office:value="0.0043345">
            <text:p>0.0043345000000</text:p>
          </table:table-cell>
          <table:table-cell office:value-type="float" office:value="0.00078619">
            <text:p>0.0007861900000</text:p>
          </table:table-cell>
          <table:table-cell office:value-type="float" office:value="0.08263">
            <text:p>0.0826300000000</text:p>
          </table:table-cell>
          <table:table-cell office:value-type="float" office:value="0.000044209">
            <text:p>0.0000442090000</text:p>
          </table:table-cell>
          <table:table-cell office:value-type="float" office:value="0.0010567">
            <text:p>0.0010567000000</text:p>
          </table:table-cell>
          <table:table-cell office:value-type="float" office:value="0.000043037">
            <text:p>0.0000430370000</text:p>
          </table:table-cell>
          <table:table-cell office:value-type="float" office:value="0.00011128">
            <text:p>0.0001112800000</text:p>
          </table:table-cell>
          <table:table-cell office:value-type="float" office:value="3.17">
            <text:p>3.1700000000000</text:p>
          </table:table-cell>
          <table:table-cell table:style-name="Default" table:number-columns-repeated="995"/>
        </table:table-row>
        <table:table-row table:style-name="ro1">
          <table:table-cell table:style-name="ce2" office:value-type="float" office:value="90">
            <text:p>90.0</text:p>
          </table:table-cell>
          <table:table-cell office:value-type="float" office:value="10.853">
            <text:p>10.8530000000000</text:p>
          </table:table-cell>
          <table:table-cell office:value-type="float" office:value="0.000000000007">
            <text:p>0.0000000000070</text:p>
          </table:table-cell>
          <table:table-cell office:value-type="float" office:value="0.073666">
            <text:p>0.0736660000000</text:p>
          </table:table-cell>
          <table:table-cell office:value-type="float" office:value="0.00028161">
            <text:p>0.0002816100000</text:p>
          </table:table-cell>
          <table:table-cell office:value-type="float" office:value="0.0086877">
            <text:p>0.0086877000000</text:p>
          </table:table-cell>
          <table:table-cell office:value-type="float" office:value="0.000002445">
            <text:p>0.0000024450000</text:p>
          </table:table-cell>
          <table:table-cell office:value-type="float" office:value="8.3728">
            <text:p>8.3728000000000</text:p>
          </table:table-cell>
          <table:table-cell office:value-type="float" office:value="0.000028616">
            <text:p>0.0000286160000</text:p>
          </table:table-cell>
          <table:table-cell office:value-type="float" office:value="0.000026268">
            <text:p>0.0000262680000</text:p>
          </table:table-cell>
          <table:table-cell office:value-type="float" office:value="0.0000044734">
            <text:p>0.0000044734000</text:p>
          </table:table-cell>
          <table:table-cell office:value-type="float" office:value="0.00090012">
            <text:p>0.0009001200000</text:p>
          </table:table-cell>
          <table:table-cell office:value-type="float" office:value="0.7077">
            <text:p>0.7077000000000</text:p>
          </table:table-cell>
          <table:table-cell office:value-type="float" office:value="0.030107">
            <text:p>0.0301070000000</text:p>
          </table:table-cell>
          <table:table-cell office:value-type="float" office:value="0.89756">
            <text:p>0.8975600000000</text:p>
          </table:table-cell>
          <table:table-cell office:value-type="float" office:value="0.33152">
            <text:p>0.3315200000000</text:p>
          </table:table-cell>
          <table:table-cell office:value-type="float" office:value="0.00012665">
            <text:p>0.0001266500000</text:p>
          </table:table-cell>
          <table:table-cell office:value-type="float" office:value="0.036637">
            <text:p>0.0366370000000</text:p>
          </table:table-cell>
          <table:table-cell office:value-type="float" office:value="0.0000009919">
            <text:p>0.0000009919000</text:p>
          </table:table-cell>
          <table:table-cell office:value-type="float" office:value="0.00027894">
            <text:p>0.0002789400000</text:p>
          </table:table-cell>
          <table:table-cell office:value-type="float" office:value="0.000019462">
            <text:p>0.0000194620000</text:p>
          </table:table-cell>
          <table:table-cell office:value-type="float" office:value="0.0043345">
            <text:p>0.0043345000000</text:p>
          </table:table-cell>
          <table:table-cell office:value-type="float" office:value="0.00078619">
            <text:p>0.0007861900000</text:p>
          </table:table-cell>
          <table:table-cell office:value-type="float" office:value="0.08263">
            <text:p>0.0826300000000</text:p>
          </table:table-cell>
          <table:table-cell office:value-type="float" office:value="0.000044209">
            <text:p>0.0000442090000</text:p>
          </table:table-cell>
          <table:table-cell office:value-type="float" office:value="0.0010567">
            <text:p>0.0010567000000</text:p>
          </table:table-cell>
          <table:table-cell office:value-type="float" office:value="0.000043037">
            <text:p>0.0000430370000</text:p>
          </table:table-cell>
          <table:table-cell office:value-type="float" office:value="0.00011128">
            <text:p>0.0001112800000</text:p>
          </table:table-cell>
          <table:table-cell office:value-type="float" office:value="3.17">
            <text:p>3.1700000000000</text:p>
          </table:table-cell>
          <table:table-cell table:style-name="ce1" table:number-columns-repeated="995"/>
        </table:table-row>
        <table:table-row table:style-name="ro1">
          <table:table-cell table:style-name="ce2" office:value-type="float" office:value="100">
            <text:p>100.0</text:p>
          </table:table-cell>
          <table:table-cell office:value-type="float" office:value="10.853">
            <text:p>10.8530000000000</text:p>
          </table:table-cell>
          <table:table-cell office:value-type="float" office:value="0.000000000007">
            <text:p>0.0000000000070</text:p>
          </table:table-cell>
          <table:table-cell office:value-type="float" office:value="0.073666">
            <text:p>0.0736660000000</text:p>
          </table:table-cell>
          <table:table-cell office:value-type="float" office:value="0.00028161">
            <text:p>0.0002816100000</text:p>
          </table:table-cell>
          <table:table-cell office:value-type="float" office:value="0.0086877">
            <text:p>0.0086877000000</text:p>
          </table:table-cell>
          <table:table-cell office:value-type="float" office:value="0.000002445">
            <text:p>0.0000024450000</text:p>
          </table:table-cell>
          <table:table-cell office:value-type="float" office:value="8.3728">
            <text:p>8.3728000000000</text:p>
          </table:table-cell>
          <table:table-cell office:value-type="float" office:value="0.000028616">
            <text:p>0.0000286160000</text:p>
          </table:table-cell>
          <table:table-cell office:value-type="float" office:value="0.000026268">
            <text:p>0.0000262680000</text:p>
          </table:table-cell>
          <table:table-cell office:value-type="float" office:value="0.0000044734">
            <text:p>0.0000044734000</text:p>
          </table:table-cell>
          <table:table-cell office:value-type="float" office:value="0.00090012">
            <text:p>0.0009001200000</text:p>
          </table:table-cell>
          <table:table-cell office:value-type="float" office:value="0.7077">
            <text:p>0.7077000000000</text:p>
          </table:table-cell>
          <table:table-cell office:value-type="float" office:value="0.030107">
            <text:p>0.0301070000000</text:p>
          </table:table-cell>
          <table:table-cell office:value-type="float" office:value="0.89756">
            <text:p>0.8975600000000</text:p>
          </table:table-cell>
          <table:table-cell office:value-type="float" office:value="0.33152">
            <text:p>0.3315200000000</text:p>
          </table:table-cell>
          <table:table-cell office:value-type="float" office:value="0.00012665">
            <text:p>0.0001266500000</text:p>
          </table:table-cell>
          <table:table-cell office:value-type="float" office:value="0.036637">
            <text:p>0.0366370000000</text:p>
          </table:table-cell>
          <table:table-cell office:value-type="float" office:value="0.0000009919">
            <text:p>0.0000009919000</text:p>
          </table:table-cell>
          <table:table-cell office:value-type="float" office:value="0.00027894">
            <text:p>0.0002789400000</text:p>
          </table:table-cell>
          <table:table-cell office:value-type="float" office:value="0.000019462">
            <text:p>0.0000194620000</text:p>
          </table:table-cell>
          <table:table-cell office:value-type="float" office:value="0.0043345">
            <text:p>0.0043345000000</text:p>
          </table:table-cell>
          <table:table-cell office:value-type="float" office:value="0.00078619">
            <text:p>0.0007861900000</text:p>
          </table:table-cell>
          <table:table-cell office:value-type="float" office:value="0.08263">
            <text:p>0.0826300000000</text:p>
          </table:table-cell>
          <table:table-cell office:value-type="float" office:value="0.000044209">
            <text:p>0.0000442090000</text:p>
          </table:table-cell>
          <table:table-cell office:value-type="float" office:value="0.0010567">
            <text:p>0.0010567000000</text:p>
          </table:table-cell>
          <table:table-cell office:value-type="float" office:value="0.000043037">
            <text:p>0.0000430370000</text:p>
          </table:table-cell>
          <table:table-cell office:value-type="float" office:value="0.00011128">
            <text:p>0.0001112800000</text:p>
          </table:table-cell>
          <table:table-cell office:value-type="float" office:value="3.17">
            <text:p>3.1700000000000</text:p>
          </table:table-cell>
          <table:table-cell table:number-columns-repeated="995"/>
        </table:table-row>
        <table:table-row table:style-name="ro1">
          <table:table-cell table:style-name="ce4" office:value-type="string">
            <text:p>&lt;0.004</text:p>
          </table:table-cell>
          <table:table-cell table:style-name="ce6" office:value-type="string">
            <text:p>He</text:p>
          </table:table-cell>
          <table:table-cell table:style-name="ce6" office:value-type="string">
            <text:p>Li</text:p>
          </table:table-cell>
          <table:table-cell table:style-name="ce6" office:value-type="string">
            <text:p>C</text:p>
          </table:table-cell>
          <table:table-cell table:style-name="ce6" office:value-type="string">
            <text:p>C_13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_15</text:p>
          </table:table-cell>
          <table:table-cell table:style-name="ce6" office:value-type="string">
            <text:p>O</text:p>
          </table:table-cell>
          <table:table-cell table:style-name="ce6" office:value-type="string">
            <text:p>O_17</text:p>
          </table:table-cell>
          <table:table-cell table:style-name="ce6" office:value-type="string">
            <text:p>O_1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Na</text:p>
          </table:table-cell>
          <table:table-cell table:style-name="ce6" office:value-type="string">
            <text:p>Mg</text:p>
          </table:table-cell>
          <table:table-cell table:style-name="ce6" office:value-type="string">
            <text:p>Al</text:p>
          </table:table-cell>
          <table:table-cell table:style-name="ce6" office:value-type="string">
            <text:p>Si</text:p>
          </table:table-cell>
          <table:table-cell table:style-name="ce6" office:value-type="string">
            <text:p>S</text:p>
          </table:table-cell>
          <table:table-cell table:style-name="ce6" office:value-type="string">
            <text:p>K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Sc</text:p>
          </table:table-cell>
          <table:table-cell table:style-name="ce6" office:value-type="string">
            <text:p>Ti</text:p>
          </table:table-cell>
          <table:table-cell table:style-name="ce6" office:value-type="string">
            <text:p>V</text:p>
          </table:table-cell>
          <table:table-cell table:style-name="ce6" office:value-type="string">
            <text:p>Cr</text:p>
          </table:table-cell>
          <table:table-cell table:style-name="ce6" office:value-type="string">
            <text:p>Mn</text:p>
          </table:table-cell>
          <table:table-cell table:style-name="ce6" office:value-type="string">
            <text:p>Fe</text:p>
          </table:table-cell>
          <table:table-cell table:style-name="ce6" office:value-type="string">
            <text:p>Co</text:p>
          </table:table-cell>
          <table:table-cell table:style-name="ce6" office:value-type="string">
            <text:p>Ni</text:p>
          </table:table-cell>
          <table:table-cell table:style-name="ce6" office:value-type="string">
            <text:p>Cu</text:p>
          </table:table-cell>
          <table:table-cell table:style-name="ce6" office:value-type="string">
            <text:p>Zn</text:p>
          </table:table-cell>
          <table:table-cell table:style-name="ce6" office:value-type="string">
            <text:p>rem</text:p>
          </table:table-cell>
          <table:table-cell table:number-columns-repeated="995"/>
        </table:table-row>
        <table:table-row table:style-name="ro1">
          <table:table-cell table:style-name="ce2" office:value-type="float" office:value="0.5">
            <text:p>0.5</text:p>
          </table:table-cell>
          <table:table-cell table:number-columns-repeated="27" office:value-type="float" office:value="0">
            <text:p>0.0000000000000</text:p>
          </table:table-cell>
          <table:table-cell office:value-type="float" office:value="0.5">
            <text:p>0.50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1">
            <text:p>1.0</text:p>
          </table:table-cell>
          <table:table-cell office:value-type="float" office:value="0.0080121">
            <text:p>0.0080121000000</text:p>
          </table:table-cell>
          <table:table-cell office:value-type="float" office:value="-0.000000000234">
            <text:p>-0.0000000002340</text:p>
          </table:table-cell>
          <table:table-cell office:value-type="float" office:value="-0.000043033">
            <text:p>-0.0000430330000</text:p>
          </table:table-cell>
          <table:table-cell office:value-type="float" office:value="0.0000043886">
            <text:p>0.0000043886000</text:p>
          </table:table-cell>
          <table:table-cell office:value-type="float" office:value="0.00004975">
            <text:p>0.0000497500000</text:p>
          </table:table-cell>
          <table:table-cell office:value-type="float" office:value="0">
            <text:p>0.0000000000000</text:p>
          </table:table-cell>
          <table:table-cell office:value-type="float" office:value="-0.0000049506">
            <text:p>-0.0000049506000</text:p>
          </table:table-cell>
          <table:table-cell office:value-type="float" office:value="0.00000034189">
            <text:p>0.0000003418900</text:p>
          </table:table-cell>
          <table:table-cell office:value-type="float" office:value="-0.00000015011">
            <text:p>-0.0000001501100</text:p>
          </table:table-cell>
          <table:table-cell office:value-type="float" office:value="-0.00000000029">
            <text:p>-0.0000000002900</text:p>
          </table:table-cell>
          <table:table-cell office:value-type="float" office:value="0.00000018413">
            <text:p>0.0000001841300</text:p>
          </table:table-cell>
          <table:table-cell office:value-type="float" office:value="-0.000000000422">
            <text:p>-0.0000000004220</text:p>
          </table:table-cell>
          <table:table-cell office:value-type="float" office:value="0.000000001758">
            <text:p>0.000000001758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61">
            <text:p>0.61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1.25">
            <text:p>1.3</text:p>
          </table:table-cell>
          <table:table-cell office:value-type="float" office:value="0.01442">
            <text:p>0.0144200000000</text:p>
          </table:table-cell>
          <table:table-cell office:value-type="float" office:value="-0.000000000502">
            <text:p>-0.0000000005020</text:p>
          </table:table-cell>
          <table:table-cell office:value-type="float" office:value="0.000017985">
            <text:p>0.0000179850000</text:p>
          </table:table-cell>
          <table:table-cell office:value-type="float" office:value="0.000006595">
            <text:p>0.0000065950000</text:p>
          </table:table-cell>
          <table:table-cell office:value-type="float" office:value="0.00011964">
            <text:p>0.0001196400000</text:p>
          </table:table-cell>
          <table:table-cell office:value-type="float" office:value="0">
            <text:p>0.0000000000000</text:p>
          </table:table-cell>
          <table:table-cell office:value-type="float" office:value="-0.0000043489">
            <text:p>-0.0000043489000</text:p>
          </table:table-cell>
          <table:table-cell office:value-type="float" office:value="0.00000066665">
            <text:p>0.0000006666500</text:p>
          </table:table-cell>
          <table:table-cell office:value-type="float" office:value="-0.00000047831">
            <text:p>-0.0000004783100</text:p>
          </table:table-cell>
          <table:table-cell office:value-type="float" office:value="0.000000001962">
            <text:p>0.0000000019620</text:p>
          </table:table-cell>
          <table:table-cell office:value-type="float" office:value="0.00000037807">
            <text:p>0.0000003780700</text:p>
          </table:table-cell>
          <table:table-cell office:value-type="float" office:value="-0.000000009177">
            <text:p>-0.0000000091770</text:p>
          </table:table-cell>
          <table:table-cell office:value-type="float" office:value="0.000000029972">
            <text:p>0.000000029972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642">
            <text:p>0.642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1.5">
            <text:p>1.5</text:p>
          </table:table-cell>
          <table:table-cell office:value-type="float" office:value="0.01948">
            <text:p>0.0194800000000</text:p>
          </table:table-cell>
          <table:table-cell office:value-type="float" office:value="-0.000000000974">
            <text:p>-0.0000000009740</text:p>
          </table:table-cell>
          <table:table-cell office:value-type="float" office:value="0.0017035">
            <text:p>0.0017035000000</text:p>
          </table:table-cell>
          <table:table-cell office:value-type="float" office:value="0.000010048">
            <text:p>0.0000100480000</text:p>
          </table:table-cell>
          <table:table-cell office:value-type="float" office:value="0.00020406">
            <text:p>0.0002040600000</text:p>
          </table:table-cell>
          <table:table-cell office:value-type="float" office:value="0">
            <text:p>0.0000000000000</text:p>
          </table:table-cell>
          <table:table-cell office:value-type="float" office:value="0.000027869">
            <text:p>0.0000278690000</text:p>
          </table:table-cell>
          <table:table-cell office:value-type="float" office:value="0.000001794">
            <text:p>0.0000017940000</text:p>
          </table:table-cell>
          <table:table-cell office:value-type="float" office:value="-0.00000089341">
            <text:p>-0.0000008934100</text:p>
          </table:table-cell>
          <table:table-cell office:value-type="float" office:value="0.00000004843">
            <text:p>0.0000000484300</text:p>
          </table:table-cell>
          <table:table-cell office:value-type="float" office:value="0.0000014316">
            <text:p>0.0000014316000</text:p>
          </table:table-cell>
          <table:table-cell office:value-type="float" office:value="-0.000000038046">
            <text:p>-0.0000000380460</text:p>
          </table:table-cell>
          <table:table-cell office:value-type="float" office:value="0.00000018694">
            <text:p>0.00000018694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628">
            <text:p>0.628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1.75">
            <text:p>1.8</text:p>
          </table:table-cell>
          <table:table-cell office:value-type="float" office:value="0.031679">
            <text:p>0.0316790000000</text:p>
          </table:table-cell>
          <table:table-cell office:value-type="float" office:value="-0.000000001333">
            <text:p>-0.0000000013330</text:p>
          </table:table-cell>
          <table:table-cell office:value-type="float" office:value="0.0052782">
            <text:p>0.0052782000000</text:p>
          </table:table-cell>
          <table:table-cell office:value-type="float" office:value="0.000010728">
            <text:p>0.0000107280000</text:p>
          </table:table-cell>
          <table:table-cell office:value-type="float" office:value="0.0003066">
            <text:p>0.0003066000000</text:p>
          </table:table-cell>
          <table:table-cell office:value-type="float" office:value="0">
            <text:p>0.0000000000000</text:p>
          </table:table-cell>
          <table:table-cell office:value-type="float" office:value="0.00010088">
            <text:p>0.0001008800000</text:p>
          </table:table-cell>
          <table:table-cell office:value-type="float" office:value="0.0000073289">
            <text:p>0.0000073289000</text:p>
          </table:table-cell>
          <table:table-cell office:value-type="float" office:value="-0.0000014506">
            <text:p>-0.0000014506000</text:p>
          </table:table-cell>
          <table:table-cell office:value-type="float" office:value="0.00000023712">
            <text:p>0.0000002371200</text:p>
          </table:table-cell>
          <table:table-cell office:value-type="float" office:value="0.0000039035">
            <text:p>0.0000039035000</text:p>
          </table:table-cell>
          <table:table-cell office:value-type="float" office:value="0.00000012742">
            <text:p>0.0000001274200</text:p>
          </table:table-cell>
          <table:table-cell office:value-type="float" office:value="0.00000045811">
            <text:p>0.00000045811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63">
            <text:p>0.63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1.9">
            <text:p>1.9</text:p>
          </table:table-cell>
          <table:table-cell office:value-type="float" office:value="0.039616">
            <text:p>0.0396160000000</text:p>
          </table:table-cell>
          <table:table-cell office:value-type="float" office:value="-0.000000001608">
            <text:p>-0.0000000016080</text:p>
          </table:table-cell>
          <table:table-cell office:value-type="float" office:value="0.0086435">
            <text:p>0.0086435000000</text:p>
          </table:table-cell>
          <table:table-cell office:value-type="float" office:value="0.000011818">
            <text:p>0.0000118180000</text:p>
          </table:table-cell>
          <table:table-cell office:value-type="float" office:value="0.00035763">
            <text:p>0.0003576300000</text:p>
          </table:table-cell>
          <table:table-cell office:value-type="float" office:value="0">
            <text:p>0.0000000000000</text:p>
          </table:table-cell>
          <table:table-cell office:value-type="float" office:value="0.00012941">
            <text:p>0.0001294100000</text:p>
          </table:table-cell>
          <table:table-cell office:value-type="float" office:value="0.000012026">
            <text:p>0.0000120260000</text:p>
          </table:table-cell>
          <table:table-cell office:value-type="float" office:value="-0.0000017796">
            <text:p>-0.0000017796000</text:p>
          </table:table-cell>
          <table:table-cell office:value-type="float" office:value="0.00000059617">
            <text:p>0.0000005961700</text:p>
          </table:table-cell>
          <table:table-cell office:value-type="float" office:value="0.0000062525">
            <text:p>0.0000062525000</text:p>
          </table:table-cell>
          <table:table-cell office:value-type="float" office:value="0.00000067131">
            <text:p>0.0000006713100</text:p>
          </table:table-cell>
          <table:table-cell office:value-type="float" office:value="0.00000072347">
            <text:p>0.00000072347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64">
            <text:p>0.64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2.1">
            <text:p>2.1</text:p>
          </table:table-cell>
          <table:table-cell office:value-type="float" office:value="0.041257">
            <text:p>0.0412570000000</text:p>
          </table:table-cell>
          <table:table-cell office:value-type="float" office:value="-0.000000001915">
            <text:p>-0.0000000019150</text:p>
          </table:table-cell>
          <table:table-cell office:value-type="float" office:value="0.011549">
            <text:p>0.0115490000000</text:p>
          </table:table-cell>
          <table:table-cell office:value-type="float" office:value="0.000013583">
            <text:p>0.0000135830000</text:p>
          </table:table-cell>
          <table:table-cell office:value-type="float" office:value="0.00036481">
            <text:p>0.0003648100000</text:p>
          </table:table-cell>
          <table:table-cell office:value-type="float" office:value="0">
            <text:p>0.0000000000000</text:p>
          </table:table-cell>
          <table:table-cell office:value-type="float" office:value="0.00014673">
            <text:p>0.0001467300000</text:p>
          </table:table-cell>
          <table:table-cell office:value-type="float" office:value="0.000010446">
            <text:p>0.0000104460000</text:p>
          </table:table-cell>
          <table:table-cell office:value-type="float" office:value="-0.0000021284">
            <text:p>-0.0000021284000</text:p>
          </table:table-cell>
          <table:table-cell office:value-type="float" office:value="0.0000010361">
            <text:p>0.0000010361000</text:p>
          </table:table-cell>
          <table:table-cell office:value-type="float" office:value="0.0000079916">
            <text:p>0.0000079916000</text:p>
          </table:table-cell>
          <table:table-cell office:value-type="float" office:value="0.0000075821">
            <text:p>0.0000075821000</text:p>
          </table:table-cell>
          <table:table-cell office:value-type="float" office:value="0.00000099861">
            <text:p>0.00000099861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65">
            <text:p>0.65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2.25">
            <text:p>2.3</text:p>
          </table:table-cell>
          <table:table-cell office:value-type="float" office:value="0.074465">
            <text:p>0.0744650000000</text:p>
          </table:table-cell>
          <table:table-cell office:value-type="float" office:value="-0.000000002106">
            <text:p>-0.0000000021060</text:p>
          </table:table-cell>
          <table:table-cell office:value-type="float" office:value="0.022866">
            <text:p>0.0228660000000</text:p>
          </table:table-cell>
          <table:table-cell office:value-type="float" office:value="0.000012898">
            <text:p>0.0000128980000</text:p>
          </table:table-cell>
          <table:table-cell office:value-type="float" office:value="0.00045075">
            <text:p>0.0004507500000</text:p>
          </table:table-cell>
          <table:table-cell office:value-type="float" office:value="0">
            <text:p>0.0000000000000</text:p>
          </table:table-cell>
          <table:table-cell office:value-type="float" office:value="0.00017666">
            <text:p>0.0001766600000</text:p>
          </table:table-cell>
          <table:table-cell office:value-type="float" office:value="0.000018055">
            <text:p>0.0000180550000</text:p>
          </table:table-cell>
          <table:table-cell office:value-type="float" office:value="-0.0000024359">
            <text:p>-0.0000024359000</text:p>
          </table:table-cell>
          <table:table-cell office:value-type="float" office:value="0.0000040277">
            <text:p>0.0000040277000</text:p>
          </table:table-cell>
          <table:table-cell office:value-type="float" office:value="0.000027758">
            <text:p>0.0000277580000</text:p>
          </table:table-cell>
          <table:table-cell office:value-type="float" office:value="0.000013969">
            <text:p>0.0000139690000</text:p>
          </table:table-cell>
          <table:table-cell office:value-type="float" office:value="0.0000016611">
            <text:p>0.0000016611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664">
            <text:p>0.664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2.5">
            <text:p>2.5</text:p>
          </table:table-cell>
          <table:table-cell office:value-type="float" office:value="0.11151">
            <text:p>0.1115100000000</text:p>
          </table:table-cell>
          <table:table-cell office:value-type="float" office:value="-0.000000002808">
            <text:p>-0.0000000028080</text:p>
          </table:table-cell>
          <table:table-cell office:value-type="float" office:value="0.033783">
            <text:p>0.0337830000000</text:p>
          </table:table-cell>
          <table:table-cell office:value-type="float" office:value="0.000014266">
            <text:p>0.0000142660000</text:p>
          </table:table-cell>
          <table:table-cell office:value-type="float" office:value="0.00058337">
            <text:p>0.0005833700000</text:p>
          </table:table-cell>
          <table:table-cell office:value-type="float" office:value="0">
            <text:p>0.0000000000000</text:p>
          </table:table-cell>
          <table:table-cell office:value-type="float" office:value="0.000072568">
            <text:p>0.0000725680000</text:p>
          </table:table-cell>
          <table:table-cell office:value-type="float" office:value="0.000015317">
            <text:p>0.0000153170000</text:p>
          </table:table-cell>
          <table:table-cell office:value-type="float" office:value="-0.0000030691">
            <text:p>-0.0000030691000</text:p>
          </table:table-cell>
          <table:table-cell office:value-type="float" office:value="0.0000087335">
            <text:p>0.0000087335000</text:p>
          </table:table-cell>
          <table:table-cell office:value-type="float" office:value="0.000064845">
            <text:p>0.0000648450000</text:p>
          </table:table-cell>
          <table:table-cell office:value-type="float" office:value="0.000045808">
            <text:p>0.0000458080000</text:p>
          </table:table-cell>
          <table:table-cell office:value-type="float" office:value="0.0000025015">
            <text:p>0.0000025015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671">
            <text:p>0.671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3">
            <text:p>3.0</text:p>
          </table:table-cell>
          <table:table-cell office:value-type="float" office:value="0.11744">
            <text:p>0.1174400000000</text:p>
          </table:table-cell>
          <table:table-cell office:value-type="float" office:value="-0.000000004202">
            <text:p>-0.0000000042020</text:p>
          </table:table-cell>
          <table:table-cell office:value-type="float" office:value="0.037806">
            <text:p>0.0378060000000</text:p>
          </table:table-cell>
          <table:table-cell office:value-type="float" office:value="0.000019892">
            <text:p>0.0000198920000</text:p>
          </table:table-cell>
          <table:table-cell office:value-type="float" office:value="0.00071514">
            <text:p>0.0007151400000</text:p>
          </table:table-cell>
          <table:table-cell office:value-type="float" office:value="0">
            <text:p>0.0000000000000</text:p>
          </table:table-cell>
          <table:table-cell office:value-type="float" office:value="-0.0000078427">
            <text:p>-0.0000078427000</text:p>
          </table:table-cell>
          <table:table-cell office:value-type="float" office:value="0.000017088">
            <text:p>0.0000170880000</text:p>
          </table:table-cell>
          <table:table-cell office:value-type="float" office:value="-0.0000038952">
            <text:p>-0.0000038952000</text:p>
          </table:table-cell>
          <table:table-cell office:value-type="float" office:value="0.000011318">
            <text:p>0.0000113180000</text:p>
          </table:table-cell>
          <table:table-cell office:value-type="float" office:value="0.000044655">
            <text:p>0.0000446550000</text:p>
          </table:table-cell>
          <table:table-cell office:value-type="float" office:value="0.00015153">
            <text:p>0.0001515300000</text:p>
          </table:table-cell>
          <table:table-cell office:value-type="float" office:value="0.0000060064">
            <text:p>0.0000060064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731">
            <text:p>0.731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3.5">
            <text:p>3.5</text:p>
          </table:table-cell>
          <table:table-cell office:value-type="float" office:value="0.069087">
            <text:p>0.0690870000000</text:p>
          </table:table-cell>
          <table:table-cell office:value-type="float" office:value="0.000000015819">
            <text:p>0.0000000158190</text:p>
          </table:table-cell>
          <table:table-cell office:value-type="float" office:value="0.022848">
            <text:p>0.0228480000000</text:p>
          </table:table-cell>
          <table:table-cell office:value-type="float" office:value="0.00034365">
            <text:p>0.0003436500000</text:p>
          </table:table-cell>
          <table:table-cell office:value-type="float" office:value="0.0010836">
            <text:p>0.0010836000000</text:p>
          </table:table-cell>
          <table:table-cell office:value-type="float" office:value="0">
            <text:p>0.0000000000000</text:p>
          </table:table-cell>
          <table:table-cell office:value-type="float" office:value="0.000092748">
            <text:p>0.0000927480000</text:p>
          </table:table-cell>
          <table:table-cell office:value-type="float" office:value="0.000010548">
            <text:p>0.0000105480000</text:p>
          </table:table-cell>
          <table:table-cell office:value-type="float" office:value="-0.000010102">
            <text:p>-0.0000101020000</text:p>
          </table:table-cell>
          <table:table-cell office:value-type="float" office:value="0.0000030721">
            <text:p>0.0000030721000</text:p>
          </table:table-cell>
          <table:table-cell office:value-type="float" office:value="0.000018266">
            <text:p>0.0000182660000</text:p>
          </table:table-cell>
          <table:table-cell office:value-type="float" office:value="0.00013879">
            <text:p>0.0001387900000</text:p>
          </table:table-cell>
          <table:table-cell office:value-type="float" office:value="0.0000079837">
            <text:p>0.0000079837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814">
            <text:p>0.814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4">
            <text:p>4.0</text:p>
          </table:table-cell>
          <table:table-cell office:value-type="float" office:value="0.12957">
            <text:p>0.1295700000000</text:p>
          </table:table-cell>
          <table:table-cell office:value-type="float" office:value="0.000000007475">
            <text:p>0.0000000074750</text:p>
          </table:table-cell>
          <table:table-cell office:value-type="float" office:value="0.0073392">
            <text:p>0.0073392000000</text:p>
          </table:table-cell>
          <table:table-cell office:value-type="float" office:value="0.001683">
            <text:p>0.0016830000000</text:p>
          </table:table-cell>
          <table:table-cell office:value-type="float" office:value="0.023045">
            <text:p>0.0230450000000</text:p>
          </table:table-cell>
          <table:table-cell office:value-type="float" office:value="0">
            <text:p>0.0000000000000</text:p>
          </table:table-cell>
          <table:table-cell office:value-type="float" office:value="0.000020113">
            <text:p>0.0000201130000</text:p>
          </table:table-cell>
          <table:table-cell office:value-type="float" office:value="0.0000065037">
            <text:p>0.0000065037000</text:p>
          </table:table-cell>
          <table:table-cell office:value-type="float" office:value="-0.000013544">
            <text:p>-0.0000135440000</text:p>
          </table:table-cell>
          <table:table-cell office:value-type="float" office:value="0.0000021534">
            <text:p>0.0000021534000</text:p>
          </table:table-cell>
          <table:table-cell office:value-type="float" office:value="0.00002691">
            <text:p>0.0000269100000</text:p>
          </table:table-cell>
          <table:table-cell office:value-type="float" office:value="0.00024418">
            <text:p>0.0002441800000</text:p>
          </table:table-cell>
          <table:table-cell office:value-type="float" office:value="0.0000077783">
            <text:p>0.0000077783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852">
            <text:p>0.852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4.5">
            <text:p>4.5</text:p>
          </table:table-cell>
          <table:table-cell office:value-type="float" office:value="0.21593">
            <text:p>0.2159300000000</text:p>
          </table:table-cell>
          <table:table-cell office:value-type="float" office:value="-0.000000005872">
            <text:p>-0.0000000058720</text:p>
          </table:table-cell>
          <table:table-cell office:value-type="float" office:value="0.0032271">
            <text:p>0.0032271000000</text:p>
          </table:table-cell>
          <table:table-cell office:value-type="float" office:value="0.00065773">
            <text:p>0.0006577300000</text:p>
          </table:table-cell>
          <table:table-cell office:value-type="float" office:value="0.045124">
            <text:p>0.0451240000000</text:p>
          </table:table-cell>
          <table:table-cell office:value-type="float" office:value="0">
            <text:p>0.0000000000000</text:p>
          </table:table-cell>
          <table:table-cell office:value-type="float" office:value="-0.00087892">
            <text:p>-0.0008789200000</text:p>
          </table:table-cell>
          <table:table-cell office:value-type="float" office:value="0.0000095905">
            <text:p>0.0000095905000</text:p>
          </table:table-cell>
          <table:table-cell office:value-type="float" office:value="-0.00001561">
            <text:p>-0.0000156100000</text:p>
          </table:table-cell>
          <table:table-cell office:value-type="float" office:value="0.00000054256">
            <text:p>0.0000005425600</text:p>
          </table:table-cell>
          <table:table-cell office:value-type="float" office:value="0.000045625">
            <text:p>0.0000456250000</text:p>
          </table:table-cell>
          <table:table-cell office:value-type="float" office:value="0.00042835">
            <text:p>0.0004283500000</text:p>
          </table:table-cell>
          <table:table-cell office:value-type="float" office:value="0.000012195">
            <text:p>0.0000121950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872">
            <text:p>0.8720000000000</text:p>
          </table:table-cell>
          <table:table-cell table:number-columns-repeated="995"/>
        </table:table-row>
        <table:table-row table:style-name="ro1">
          <table:table-cell table:style-name="ce3" office:value-type="float" office:value="5">
            <text:p>5.0</text:p>
          </table:table-cell>
          <table:table-cell office:value-type="float" office:value="0.35933">
            <text:p>0.3593300000000</text:p>
          </table:table-cell>
          <table:table-cell office:value-type="float" office:value="-0.000000007612">
            <text:p>-0.0000000076120</text:p>
          </table:table-cell>
          <table:table-cell office:value-type="float" office:value="0.002662">
            <text:p>0.0026620000000</text:p>
          </table:table-cell>
          <table:table-cell office:value-type="float" office:value="0.00071613">
            <text:p>0.0007161300000</text:p>
          </table:table-cell>
          <table:table-cell office:value-type="float" office:value="0.064904">
            <text:p>0.0649040000000</text:p>
          </table:table-cell>
          <table:table-cell office:value-type="float" office:value="0">
            <text:p>0.0000000000000</text:p>
          </table:table-cell>
          <table:table-cell office:value-type="float" office:value="-0.0027454">
            <text:p>-0.0027454000000</text:p>
          </table:table-cell>
          <table:table-cell office:value-type="float" office:value="0.0000093489">
            <text:p>0.0000093489000</text:p>
          </table:table-cell>
          <table:table-cell office:value-type="float" office:value="-0.000017636">
            <text:p>-0.0000176360000</text:p>
          </table:table-cell>
          <table:table-cell office:value-type="float" office:value="0.00000022593">
            <text:p>0.0000002259300</text:p>
          </table:table-cell>
          <table:table-cell office:value-type="float" office:value="0.000074906">
            <text:p>0.0000749060000</text:p>
          </table:table-cell>
          <table:table-cell office:value-type="float" office:value="0.00087236">
            <text:p>0.0008723600000</text:p>
          </table:table-cell>
          <table:table-cell office:value-type="float" office:value="0.000020441">
            <text:p>0.0000204410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905">
            <text:p>0.9050000000000</text:p>
          </table:table-cell>
          <table:table-cell table:style-name="ce6" table:number-columns-repeated="995"/>
        </table:table-row>
        <table:table-row table:style-name="ro1">
          <table:table-cell table:style-name="ce2" office:value-type="float" office:value="5.5">
            <text:p>5.5</text:p>
          </table:table-cell>
          <table:table-cell office:value-type="float" office:value="0.38016">
            <text:p>0.3801600000000</text:p>
          </table:table-cell>
          <table:table-cell office:value-type="float" office:value="-0.000000008447">
            <text:p>-0.0000000084470</text:p>
          </table:table-cell>
          <table:table-cell office:value-type="float" office:value="0.0026022">
            <text:p>0.0026022000000</text:p>
          </table:table-cell>
          <table:table-cell office:value-type="float" office:value="0.00067895">
            <text:p>0.0006789500000</text:p>
          </table:table-cell>
          <table:table-cell office:value-type="float" office:value="0.04776">
            <text:p>0.0477600000000</text:p>
          </table:table-cell>
          <table:table-cell office:value-type="float" office:value="0">
            <text:p>0.0000000000000</text:p>
          </table:table-cell>
          <table:table-cell office:value-type="float" office:value="-0.0031915">
            <text:p>-0.0031915000000</text:p>
          </table:table-cell>
          <table:table-cell office:value-type="float" office:value="0.000011741">
            <text:p>0.0000117410000</text:p>
          </table:table-cell>
          <table:table-cell office:value-type="float" office:value="-0.000019662">
            <text:p>-0.0000196620000</text:p>
          </table:table-cell>
          <table:table-cell office:value-type="float" office:value="0.00000007748">
            <text:p>0.0000000774800</text:p>
          </table:table-cell>
          <table:table-cell office:value-type="float" office:value="0.000046405">
            <text:p>0.0000464050000</text:p>
          </table:table-cell>
          <table:table-cell office:value-type="float" office:value="0.00047895">
            <text:p>0.0004789500000</text:p>
          </table:table-cell>
          <table:table-cell office:value-type="float" office:value="0.000011091">
            <text:p>0.0000110910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932">
            <text:p>0.932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6">
            <text:p>6.0</text:p>
          </table:table-cell>
          <table:table-cell office:value-type="float" office:value="0.50312">
            <text:p>0.5031200000000</text:p>
          </table:table-cell>
          <table:table-cell office:value-type="float" office:value="-0.000000009347">
            <text:p>-0.0000000093470</text:p>
          </table:table-cell>
          <table:table-cell office:value-type="float" office:value="0.0012989">
            <text:p>0.0012989000000</text:p>
          </table:table-cell>
          <table:table-cell office:value-type="float" office:value="0.00064443">
            <text:p>0.0006444300000</text:p>
          </table:table-cell>
          <table:table-cell office:value-type="float" office:value="0.052871">
            <text:p>0.0528710000000</text:p>
          </table:table-cell>
          <table:table-cell office:value-type="float" office:value="0">
            <text:p>0.0000000000000</text:p>
          </table:table-cell>
          <table:table-cell office:value-type="float" office:value="-0.0058275">
            <text:p>-0.0058275000000</text:p>
          </table:table-cell>
          <table:table-cell office:value-type="float" office:value="0.0000091775">
            <text:p>0.0000091775000</text:p>
          </table:table-cell>
          <table:table-cell office:value-type="float" office:value="-0.000021642">
            <text:p>-0.0000216420000</text:p>
          </table:table-cell>
          <table:table-cell office:value-type="float" office:value="-0.00000023378">
            <text:p>-0.0000002337800</text:p>
          </table:table-cell>
          <table:table-cell office:value-type="float" office:value="0.00001481">
            <text:p>0.0000148100000</text:p>
          </table:table-cell>
          <table:table-cell office:value-type="float" office:value="0.0006096">
            <text:p>0.0006096000000</text:p>
          </table:table-cell>
          <table:table-cell office:value-type="float" office:value="0.000025919">
            <text:p>0.0000259190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977">
            <text:p>0.977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6.5">
            <text:p>6.5</text:p>
          </table:table-cell>
          <table:table-cell office:value-type="float" office:value="0.5272">
            <text:p>0.5272000000000</text:p>
          </table:table-cell>
          <table:table-cell office:value-type="float" office:value="-0.00000001163">
            <text:p>-0.0000000116300</text:p>
          </table:table-cell>
          <table:table-cell office:value-type="float" office:value="0.003297">
            <text:p>0.0032970000000</text:p>
          </table:table-cell>
          <table:table-cell office:value-type="float" office:value="0.0004828">
            <text:p>0.0004828000000</text:p>
          </table:table-cell>
          <table:table-cell office:value-type="float" office:value="0.02891">
            <text:p>0.0289100000000</text:p>
          </table:table-cell>
          <table:table-cell office:value-type="float" office:value="-0.00000359">
            <text:p>-0.0000035900000</text:p>
          </table:table-cell>
          <table:table-cell office:value-type="float" office:value="-0.005069">
            <text:p>-0.0050690000000</text:p>
          </table:table-cell>
          <table:table-cell office:value-type="float" office:value="0.0000179">
            <text:p>0.0000179000000</text:p>
          </table:table-cell>
          <table:table-cell office:value-type="float" office:value="-0.00002325">
            <text:p>-0.0000232500000</text:p>
          </table:table-cell>
          <table:table-cell office:value-type="float" office:value="-0.000000207">
            <text:p>-0.0000002070000</text:p>
          </table:table-cell>
          <table:table-cell office:value-type="float" office:value="0.0000138">
            <text:p>0.0000138000000</text:p>
          </table:table-cell>
          <table:table-cell office:value-type="float" office:value="0.00041929">
            <text:p>0.0004192900000</text:p>
          </table:table-cell>
          <table:table-cell office:value-type="float" office:value="0.00001491">
            <text:p>0.0000149100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1.01">
            <text:p>1.01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7">
            <text:p>7.0</text:p>
          </table:table-cell>
          <table:table-cell office:value-type="float" office:value="0.5719">
            <text:p>0.5719000000000</text:p>
          </table:table-cell>
          <table:table-cell office:value-type="float" office:value="-0.00000001217">
            <text:p>-0.0000000121700</text:p>
          </table:table-cell>
          <table:table-cell office:value-type="float" office:value="0.001847">
            <text:p>0.0018470000000</text:p>
          </table:table-cell>
          <table:table-cell office:value-type="float" office:value="0.0003528">
            <text:p>0.0003528000000</text:p>
          </table:table-cell>
          <table:table-cell office:value-type="float" office:value="0.0198">
            <text:p>0.0198000000000</text:p>
          </table:table-cell>
          <table:table-cell office:value-type="float" office:value="-0.00000404">
            <text:p>-0.0000040400000</text:p>
          </table:table-cell>
          <table:table-cell office:value-type="float" office:value="-0.004812">
            <text:p>-0.0048120000000</text:p>
          </table:table-cell>
          <table:table-cell office:value-type="float" office:value="0.00002934">
            <text:p>0.0000293400000</text:p>
          </table:table-cell>
          <table:table-cell office:value-type="float" office:value="-0.00002512">
            <text:p>-0.0000251200000</text:p>
          </table:table-cell>
          <table:table-cell office:value-type="float" office:value="-0.0000004325">
            <text:p>-0.0000004325000</text:p>
          </table:table-cell>
          <table:table-cell office:value-type="float" office:value="0.000008316">
            <text:p>0.0000083160000</text:p>
          </table:table-cell>
          <table:table-cell office:value-type="float" office:value="0.00026648">
            <text:p>0.0002664800000</text:p>
          </table:table-cell>
          <table:table-cell office:value-type="float" office:value="0.00001193">
            <text:p>0.0000119300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1.06">
            <text:p>1.06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7.5">
            <text:p>7.5</text:p>
          </table:table-cell>
          <table:table-cell office:value-type="float" office:value="0.6145">
            <text:p>0.6145000000000</text:p>
          </table:table-cell>
          <table:table-cell office:value-type="float" office:value="0.00000001249">
            <text:p>0.0000000124900</text:p>
          </table:table-cell>
          <table:table-cell office:value-type="float" office:value="0.002076">
            <text:p>0.0020760000000</text:p>
          </table:table-cell>
          <table:table-cell office:value-type="float" office:value="0.0003742">
            <text:p>0.0003742000000</text:p>
          </table:table-cell>
          <table:table-cell office:value-type="float" office:value="0.01773">
            <text:p>0.0177300000000</text:p>
          </table:table-cell>
          <table:table-cell office:value-type="float" office:value="-0.000003941">
            <text:p>-0.0000039410000</text:p>
          </table:table-cell>
          <table:table-cell office:value-type="float" office:value="-0.004329">
            <text:p>-0.0043290000000</text:p>
          </table:table-cell>
          <table:table-cell office:value-type="float" office:value="0.00004388">
            <text:p>0.0000438800000</text:p>
          </table:table-cell>
          <table:table-cell office:value-type="float" office:value="-0.00002682">
            <text:p>-0.0000268200000</text:p>
          </table:table-cell>
          <table:table-cell office:value-type="float" office:value="-0.0000005895">
            <text:p>-0.0000005895000</text:p>
          </table:table-cell>
          <table:table-cell office:value-type="float" office:value="0.00000438">
            <text:p>0.0000043800000</text:p>
          </table:table-cell>
          <table:table-cell office:value-type="float" office:value="0.00031321">
            <text:p>0.0003132100000</text:p>
          </table:table-cell>
          <table:table-cell office:value-type="float" office:value="0.00001274">
            <text:p>0.0000127400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1.16">
            <text:p>1.16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8">
            <text:p>8.0</text:p>
          </table:table-cell>
          <table:table-cell office:value-type="float" office:value="0.6685">
            <text:p>0.6685000000000</text:p>
          </table:table-cell>
          <table:table-cell office:value-type="float" office:value="0.0000001234">
            <text:p>0.0000001234000</text:p>
          </table:table-cell>
          <table:table-cell office:value-type="float" office:value="0.002264">
            <text:p>0.0022640000000</text:p>
          </table:table-cell>
          <table:table-cell office:value-type="float" office:value="0.0004544">
            <text:p>0.0004544000000</text:p>
          </table:table-cell>
          <table:table-cell office:value-type="float" office:value="0.02426">
            <text:p>0.0242600000000</text:p>
          </table:table-cell>
          <table:table-cell office:value-type="float" office:value="-0.000002181">
            <text:p>-0.0000021810000</text:p>
          </table:table-cell>
          <table:table-cell office:value-type="float" office:value="-0.001891">
            <text:p>-0.0018910000000</text:p>
          </table:table-cell>
          <table:table-cell office:value-type="float" office:value="0.00006643">
            <text:p>0.0000664300000</text:p>
          </table:table-cell>
          <table:table-cell office:value-type="float" office:value="-0.00002791">
            <text:p>-0.0000279100000</text:p>
          </table:table-cell>
          <table:table-cell office:value-type="float" office:value="-0.0000006017">
            <text:p>-0.0000006017000</text:p>
          </table:table-cell>
          <table:table-cell office:value-type="float" office:value="0.00002136">
            <text:p>0.0000213600000</text:p>
          </table:table-cell>
          <table:table-cell office:value-type="float" office:value="0.00032433">
            <text:p>0.0003243300000</text:p>
          </table:table-cell>
          <table:table-cell office:value-type="float" office:value="0.00001119">
            <text:p>0.0000111900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1.23">
            <text:p>1.23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8.5">
            <text:p>8.5</text:p>
          </table:table-cell>
          <table:table-cell office:value-type="float" office:value="0.6685">
            <text:p>0.6685000000000</text:p>
          </table:table-cell>
          <table:table-cell table:number-columns-repeated="26" office:value-type="float" office:value="0">
            <text:p>0.0000000000000</text:p>
          </table:table-cell>
          <table:table-cell office:value-type="float" office:value="1.31">
            <text:p>1.31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9">
            <text:p>9.0</text:p>
          </table:table-cell>
          <table:table-cell office:value-type="float" office:value="4.0352">
            <text:p>4.0352000000000</text:p>
          </table:table-cell>
          <table:table-cell office:value-type="float" office:value="0">
            <text:p>0.0000000000000</text:p>
          </table:table-cell>
          <table:table-cell office:value-type="float" office:value="0.087832">
            <text:p>0.0878320000000</text:p>
          </table:table-cell>
          <table:table-cell office:value-type="float" office:value="0.00018836">
            <text:p>0.0001883600000</text:p>
          </table:table-cell>
          <table:table-cell office:value-type="float" office:value="0">
            <text:p>0.0000000000000</text:p>
          </table:table-cell>
          <table:table-cell office:value-type="float" office:value="0.0000068382">
            <text:p>0.0000068382000</text:p>
          </table:table-cell>
          <table:table-cell office:value-type="float" office:value="0.38532">
            <text:p>0.3853200000000</text:p>
          </table:table-cell>
          <table:table-cell office:value-type="float" office:value="0.000087529">
            <text:p>0.0000875290000</text:p>
          </table:table-cell>
          <table:table-cell office:value-type="float" office:value="0.0019507">
            <text:p>0.0019507000000</text:p>
          </table:table-cell>
          <table:table-cell office:value-type="float" office:value="0.000001977">
            <text:p>0.0000019770000</text:p>
          </table:table-cell>
          <table:table-cell office:value-type="float" office:value="0.0014977">
            <text:p>0.0014977000000</text:p>
          </table:table-cell>
          <table:table-cell office:value-type="float" office:value="0.046429">
            <text:p>0.0464290000000</text:p>
          </table:table-cell>
          <table:table-cell office:value-type="float" office:value="0.0022064">
            <text:p>0.0022064000000</text:p>
          </table:table-cell>
          <table:table-cell office:value-type="float" office:value="0.062252">
            <text:p>0.0622520000000</text:p>
          </table:table-cell>
          <table:table-cell office:value-type="float" office:value="0.027275">
            <text:p>0.0272750000000</text:p>
          </table:table-cell>
          <table:table-cell office:value-type="float" office:value="0.000019694">
            <text:p>0.0000196940000</text:p>
          </table:table-cell>
          <table:table-cell office:value-type="float" office:value="0.003939">
            <text:p>0.0039390000000</text:p>
          </table:table-cell>
          <table:table-cell office:value-type="float" office:value="0.00000021635">
            <text:p>0.0000002163500</text:p>
          </table:table-cell>
          <table:table-cell office:value-type="float" office:value="0.000096374">
            <text:p>0.0000963740000</text:p>
          </table:table-cell>
          <table:table-cell office:value-type="float" office:value="0.000013096">
            <text:p>0.0000130960000</text:p>
          </table:table-cell>
          <table:table-cell office:value-type="float" office:value="0.001192">
            <text:p>0.0011920000000</text:p>
          </table:table-cell>
          <table:table-cell office:value-type="float" office:value="0.00020036">
            <text:p>0.0002003600000</text:p>
          </table:table-cell>
          <table:table-cell office:value-type="float" office:value="0.07493">
            <text:p>0.0749300000000</text:p>
          </table:table-cell>
          <table:table-cell office:value-type="float" office:value="0.00019602">
            <text:p>0.0001960200000</text:p>
          </table:table-cell>
          <table:table-cell office:value-type="float" office:value="0.0024035">
            <text:p>0.0024035000000</text:p>
          </table:table-cell>
          <table:table-cell office:value-type="float" office:value="0.000014303">
            <text:p>0.0000143030000</text:p>
          </table:table-cell>
          <table:table-cell office:value-type="float" office:value="0.0001249">
            <text:p>0.0001249000000</text:p>
          </table:table-cell>
          <table:table-cell office:value-type="float" office:value="1.61">
            <text:p>1.61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13">
            <text:p>13.0</text:p>
          </table:table-cell>
          <table:table-cell office:value-type="float" office:value="4.9483">
            <text:p>4.9483000000000</text:p>
          </table:table-cell>
          <table:table-cell office:value-type="float" office:value="0">
            <text:p>0.0000000000000</text:p>
          </table:table-cell>
          <table:table-cell office:value-type="float" office:value="0.088091">
            <text:p>0.0880910000000</text:p>
          </table:table-cell>
          <table:table-cell office:value-type="float" office:value="0.00020921">
            <text:p>0.0002092100000</text:p>
          </table:table-cell>
          <table:table-cell office:value-type="float" office:value="0.0090801">
            <text:p>0.0090801000000</text:p>
          </table:table-cell>
          <table:table-cell office:value-type="float" office:value="0.0000086986">
            <text:p>0.0000086986000</text:p>
          </table:table-cell>
          <table:table-cell office:value-type="float" office:value="0.29224">
            <text:p>0.2922400000000</text:p>
          </table:table-cell>
          <table:table-cell office:value-type="float" office:value="0.000086606">
            <text:p>0.0000866060000</text:p>
          </table:table-cell>
          <table:table-cell office:value-type="float" office:value="0.000968">
            <text:p>0.0009680000000</text:p>
          </table:table-cell>
          <table:table-cell office:value-type="float" office:value="0.0000021339">
            <text:p>0.0000021339000</text:p>
          </table:table-cell>
          <table:table-cell office:value-type="float" office:value="0.00081892">
            <text:p>0.0008189200000</text:p>
          </table:table-cell>
          <table:table-cell office:value-type="float" office:value="0.078444">
            <text:p>0.0784440000000</text:p>
          </table:table-cell>
          <table:table-cell office:value-type="float" office:value="0.0033062">
            <text:p>0.0033062000000</text:p>
          </table:table-cell>
          <table:table-cell office:value-type="float" office:value="0.10528">
            <text:p>0.1052800000000</text:p>
          </table:table-cell>
          <table:table-cell office:value-type="float" office:value="0.035529">
            <text:p>0.0355290000000</text:p>
          </table:table-cell>
          <table:table-cell office:value-type="float" office:value="0.000034462">
            <text:p>0.0000344620000</text:p>
          </table:table-cell>
          <table:table-cell office:value-type="float" office:value="0.003114">
            <text:p>0.0031140000000</text:p>
          </table:table-cell>
          <table:table-cell office:value-type="float" office:value="0.00000024785">
            <text:p>0.0000002478500</text:p>
          </table:table-cell>
          <table:table-cell office:value-type="float" office:value="0.000086985">
            <text:p>0.0000869850000</text:p>
          </table:table-cell>
          <table:table-cell office:value-type="float" office:value="0.000009561">
            <text:p>0.0000095610000</text:p>
          </table:table-cell>
          <table:table-cell office:value-type="float" office:value="0.001051">
            <text:p>0.0010510000000</text:p>
          </table:table-cell>
          <table:table-cell office:value-type="float" office:value="0.00017075">
            <text:p>0.0001707500000</text:p>
          </table:table-cell>
          <table:table-cell office:value-type="float" office:value="0.075402">
            <text:p>0.0754020000000</text:p>
          </table:table-cell>
          <table:table-cell office:value-type="float" office:value="0.00013089">
            <text:p>0.0001308900000</text:p>
          </table:table-cell>
          <table:table-cell office:value-type="float" office:value="0.0022135">
            <text:p>0.0022135000000</text:p>
          </table:table-cell>
          <table:table-cell office:value-type="float" office:value="0.0000068801">
            <text:p>0.0000068801000</text:p>
          </table:table-cell>
          <table:table-cell office:value-type="float" office:value="0.00012257">
            <text:p>0.0001225700000</text:p>
          </table:table-cell>
          <table:table-cell office:value-type="float" office:value="1.5">
            <text:p>1.50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15">
            <text:p>15.0</text:p>
          </table:table-cell>
          <table:table-cell office:value-type="float" office:value="5.0555">
            <text:p>5.0555000000000</text:p>
          </table:table-cell>
          <table:table-cell office:value-type="float" office:value="0.000000000049">
            <text:p>0.0000000000490</text:p>
          </table:table-cell>
          <table:table-cell office:value-type="float" office:value="0.15804">
            <text:p>0.1580400000000</text:p>
          </table:table-cell>
          <table:table-cell office:value-type="float" office:value="0.00060272">
            <text:p>0.0006027200000</text:p>
          </table:table-cell>
          <table:table-cell office:value-type="float" office:value="0.012942">
            <text:p>0.0129420000000</text:p>
          </table:table-cell>
          <table:table-cell office:value-type="float" office:value="0.000056164">
            <text:p>0.0000561640000</text:p>
          </table:table-cell>
          <table:table-cell office:value-type="float" office:value="1.5461">
            <text:p>1.5461000000000</text:p>
          </table:table-cell>
          <table:table-cell office:value-type="float" office:value="0.00010444">
            <text:p>0.0001044400000</text:p>
          </table:table-cell>
          <table:table-cell office:value-type="float" office:value="0.00011442">
            <text:p>0.0001144200000</text:p>
          </table:table-cell>
          <table:table-cell office:value-type="float" office:value="0.000013849">
            <text:p>0.0000138490000</text:p>
          </table:table-cell>
          <table:table-cell office:value-type="float" office:value="0.00043445">
            <text:p>0.0004344500000</text:p>
          </table:table-cell>
          <table:table-cell office:value-type="float" office:value="0.11634">
            <text:p>0.1163400000000</text:p>
          </table:table-cell>
          <table:table-cell office:value-type="float" office:value="0.0052231">
            <text:p>0.0052231000000</text:p>
          </table:table-cell>
          <table:table-cell office:value-type="float" office:value="0.21983">
            <text:p>0.2198300000000</text:p>
          </table:table-cell>
          <table:table-cell office:value-type="float" office:value="0.1192">
            <text:p>0.1192000000000</text:p>
          </table:table-cell>
          <table:table-cell office:value-type="float" office:value="0.000046935">
            <text:p>0.0000469350000</text:p>
          </table:table-cell>
          <table:table-cell office:value-type="float" office:value="0.020018">
            <text:p>0.0200180000000</text:p>
          </table:table-cell>
          <table:table-cell office:value-type="float" office:value="0.00000043806">
            <text:p>0.0000004380600</text:p>
          </table:table-cell>
          <table:table-cell office:value-type="float" office:value="0.00026695">
            <text:p>0.0002669500000</text:p>
          </table:table-cell>
          <table:table-cell office:value-type="float" office:value="0.000015698">
            <text:p>0.0000156980000</text:p>
          </table:table-cell>
          <table:table-cell office:value-type="float" office:value="0.0041866">
            <text:p>0.0041866000000</text:p>
          </table:table-cell>
          <table:table-cell office:value-type="float" office:value="0.00072054">
            <text:p>0.0007205400000</text:p>
          </table:table-cell>
          <table:table-cell office:value-type="float" office:value="0.078958">
            <text:p>0.0789580000000</text:p>
          </table:table-cell>
          <table:table-cell office:value-type="float" office:value="0.000035785">
            <text:p>0.0000357850000</text:p>
          </table:table-cell>
          <table:table-cell office:value-type="float" office:value="0.00076286">
            <text:p>0.0007628600000</text:p>
          </table:table-cell>
          <table:table-cell office:value-type="float" office:value="0.000026862">
            <text:p>0.0000268620000</text:p>
          </table:table-cell>
          <table:table-cell office:value-type="float" office:value="0.000058058">
            <text:p>0.0000580580000</text:p>
          </table:table-cell>
          <table:table-cell office:value-type="float" office:value="2.143">
            <text:p>2.143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18">
            <text:p>18.0</text:p>
          </table:table-cell>
          <table:table-cell office:value-type="float" office:value="7.0339">
            <text:p>7.0339000000000</text:p>
          </table:table-cell>
          <table:table-cell office:value-type="float" office:value="0.000000000002">
            <text:p>0.0000000000020</text:p>
          </table:table-cell>
          <table:table-cell office:value-type="float" office:value="0.0974">
            <text:p>0.0974000000000</text:p>
          </table:table-cell>
          <table:table-cell office:value-type="float" office:value="0.00029196">
            <text:p>0.0002919600000</text:p>
          </table:table-cell>
          <table:table-cell office:value-type="float" office:value="0.014215">
            <text:p>0.0142150000000</text:p>
          </table:table-cell>
          <table:table-cell office:value-type="float" office:value="0.000027834">
            <text:p>0.0000278340000</text:p>
          </table:table-cell>
          <table:table-cell office:value-type="float" office:value="0.99359">
            <text:p>0.9935900000000</text:p>
          </table:table-cell>
          <table:table-cell office:value-type="float" office:value="0.00010382">
            <text:p>0.0001038200000</text:p>
          </table:table-cell>
          <table:table-cell office:value-type="float" office:value="0.00128">
            <text:p>0.0012800000000</text:p>
          </table:table-cell>
          <table:table-cell office:value-type="float" office:value="0.0000053618">
            <text:p>0.0000053618000</text:p>
          </table:table-cell>
          <table:table-cell office:value-type="float" office:value="0.0040688">
            <text:p>0.0040688000000</text:p>
          </table:table-cell>
          <table:table-cell office:value-type="float" office:value="0.10062">
            <text:p>0.1006200000000</text:p>
          </table:table-cell>
          <table:table-cell office:value-type="float" office:value="0.0051332">
            <text:p>0.0051332000000</text:p>
          </table:table-cell>
          <table:table-cell office:value-type="float" office:value="0.12663">
            <text:p>0.1266300000000</text:p>
          </table:table-cell>
          <table:table-cell office:value-type="float" office:value="0.052587">
            <text:p>0.0525870000000</text:p>
          </table:table-cell>
          <table:table-cell office:value-type="float" office:value="0.000034363">
            <text:p>0.0000343630000</text:p>
          </table:table-cell>
          <table:table-cell office:value-type="float" office:value="0.0065247">
            <text:p>0.0065247000000</text:p>
          </table:table-cell>
          <table:table-cell office:value-type="float" office:value="0.00000036083">
            <text:p>0.0000003608300</text:p>
          </table:table-cell>
          <table:table-cell office:value-type="float" office:value="0.00012509">
            <text:p>0.0001250900000</text:p>
          </table:table-cell>
          <table:table-cell office:value-type="float" office:value="0.0000080231">
            <text:p>0.0000080231000</text:p>
          </table:table-cell>
          <table:table-cell office:value-type="float" office:value="0.001794">
            <text:p>0.0017940000000</text:p>
          </table:table-cell>
          <table:table-cell office:value-type="float" office:value="0.00032928">
            <text:p>0.0003292800000</text:p>
          </table:table-cell>
          <table:table-cell office:value-type="float" office:value="0.077651">
            <text:p>0.0776510000000</text:p>
          </table:table-cell>
          <table:table-cell office:value-type="float" office:value="0.000062066">
            <text:p>0.0000620660000</text:p>
          </table:table-cell>
          <table:table-cell office:value-type="float" office:value="0.0019547">
            <text:p>0.0019547000000</text:p>
          </table:table-cell>
          <table:table-cell office:value-type="float" office:value="0.000023675">
            <text:p>0.0000236750000</text:p>
          </table:table-cell>
          <table:table-cell office:value-type="float" office:value="0.000091526">
            <text:p>0.0000915260000</text:p>
          </table:table-cell>
          <table:table-cell office:value-type="float" office:value="1.76">
            <text:p>1.76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20">
            <text:p>20.0</text:p>
          </table:table-cell>
          <table:table-cell office:value-type="float" office:value="8.4773">
            <text:p>8.4773000000000</text:p>
          </table:table-cell>
          <table:table-cell office:value-type="float" office:value="0">
            <text:p>0.0000000000000</text:p>
          </table:table-cell>
          <table:table-cell office:value-type="float" office:value="0.1323">
            <text:p>0.1323000000000</text:p>
          </table:table-cell>
          <table:table-cell office:value-type="float" office:value="0.00038245">
            <text:p>0.0003824500000</text:p>
          </table:table-cell>
          <table:table-cell office:value-type="float" office:value="0.018425">
            <text:p>0.0184250000000</text:p>
          </table:table-cell>
          <table:table-cell office:value-type="float" office:value="0.000095265">
            <text:p>0.0000952650000</text:p>
          </table:table-cell>
          <table:table-cell office:value-type="float" office:value="2.2006">
            <text:p>2.2006000000000</text:p>
          </table:table-cell>
          <table:table-cell office:value-type="float" office:value="0.00011204">
            <text:p>0.0001120400000</text:p>
          </table:table-cell>
          <table:table-cell office:value-type="float" office:value="0.00084764">
            <text:p>0.0008476400000</text:p>
          </table:table-cell>
          <table:table-cell office:value-type="float" office:value="0.00008501">
            <text:p>0.0000850100000</text:p>
          </table:table-cell>
          <table:table-cell office:value-type="float" office:value="0.0062494">
            <text:p>0.0062494000000</text:p>
          </table:table-cell>
          <table:table-cell office:value-type="float" office:value="0.2456">
            <text:p>0.2456000000000</text:p>
          </table:table-cell>
          <table:table-cell office:value-type="float" office:value="0.011231">
            <text:p>0.0112310000000</text:p>
          </table:table-cell>
          <table:table-cell office:value-type="float" office:value="0.12208">
            <text:p>0.1220800000000</text:p>
          </table:table-cell>
          <table:table-cell office:value-type="float" office:value="0.035655">
            <text:p>0.0356550000000</text:p>
          </table:table-cell>
          <table:table-cell office:value-type="float" office:value="0.000029818">
            <text:p>0.0000298180000</text:p>
          </table:table-cell>
          <table:table-cell office:value-type="float" office:value="0.003804">
            <text:p>0.0038040000000</text:p>
          </table:table-cell>
          <table:table-cell office:value-type="float" office:value="0.00000053006">
            <text:p>0.0000005300600</text:p>
          </table:table-cell>
          <table:table-cell office:value-type="float" office:value="0.00010735">
            <text:p>0.0001073500000</text:p>
          </table:table-cell>
          <table:table-cell office:value-type="float" office:value="0.000014085">
            <text:p>0.0000140850000</text:p>
          </table:table-cell>
          <table:table-cell office:value-type="float" office:value="0.0013446">
            <text:p>0.0013446000000</text:p>
          </table:table-cell>
          <table:table-cell office:value-type="float" office:value="0.00023351">
            <text:p>0.0002335100000</text:p>
          </table:table-cell>
          <table:table-cell office:value-type="float" office:value="0.07732">
            <text:p>0.0773200000000</text:p>
          </table:table-cell>
          <table:table-cell office:value-type="float" office:value="0.000217">
            <text:p>0.0002170000000</text:p>
          </table:table-cell>
          <table:table-cell office:value-type="float" office:value="0.0026138">
            <text:p>0.0026138000000</text:p>
          </table:table-cell>
          <table:table-cell office:value-type="float" office:value="0.000074462">
            <text:p>0.0000744620000</text:p>
          </table:table-cell>
          <table:table-cell office:value-type="float" office:value="0.00022692">
            <text:p>0.0002269200000</text:p>
          </table:table-cell>
          <table:table-cell office:value-type="float" office:value="1.68">
            <text:p>1.68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25">
            <text:p>25.0</text:p>
          </table:table-cell>
          <table:table-cell office:value-type="float" office:value="7.9202">
            <text:p>7.9202000000000</text:p>
          </table:table-cell>
          <table:table-cell office:value-type="float" office:value="0.000000000001">
            <text:p>0.0000000000010</text:p>
          </table:table-cell>
          <table:table-cell office:value-type="float" office:value="0.18153">
            <text:p>0.1815300000000</text:p>
          </table:table-cell>
          <table:table-cell office:value-type="float" office:value="0.00033907">
            <text:p>0.0003390700000</text:p>
          </table:table-cell>
          <table:table-cell office:value-type="float" office:value="0.031484">
            <text:p>0.0314840000000</text:p>
          </table:table-cell>
          <table:table-cell office:value-type="float" office:value="0.0000049812">
            <text:p>0.0000049812000</text:p>
          </table:table-cell>
          <table:table-cell office:value-type="float" office:value="4.7883">
            <text:p>4.7883000000000</text:p>
          </table:table-cell>
          <table:table-cell office:value-type="float" office:value="0.00012012">
            <text:p>0.0001201200000</text:p>
          </table:table-cell>
          <table:table-cell office:value-type="float" office:value="0.000043477">
            <text:p>0.0000434770000</text:p>
          </table:table-cell>
          <table:table-cell office:value-type="float" office:value="0.00001158">
            <text:p>0.0000115800000</text:p>
          </table:table-cell>
          <table:table-cell office:value-type="float" office:value="0.014082">
            <text:p>0.0140820000000</text:p>
          </table:table-cell>
          <table:table-cell office:value-type="float" office:value="0.23232">
            <text:p>0.2323200000000</text:p>
          </table:table-cell>
          <table:table-cell office:value-type="float" office:value="0.01685">
            <text:p>0.0168500000000</text:p>
          </table:table-cell>
          <table:table-cell office:value-type="float" office:value="0.40336">
            <text:p>0.4033600000000</text:p>
          </table:table-cell>
          <table:table-cell office:value-type="float" office:value="0.19212">
            <text:p>0.1921200000000</text:p>
          </table:table-cell>
          <table:table-cell office:value-type="float" office:value="0.00011539">
            <text:p>0.0001153900000</text:p>
          </table:table-cell>
          <table:table-cell office:value-type="float" office:value="0.02592">
            <text:p>0.0259200000000</text:p>
          </table:table-cell>
          <table:table-cell office:value-type="float" office:value="0.0000010941">
            <text:p>0.0000010941000</text:p>
          </table:table-cell>
          <table:table-cell office:value-type="float" office:value="0.00026467">
            <text:p>0.0002646700000</text:p>
          </table:table-cell>
          <table:table-cell office:value-type="float" office:value="0.00001774">
            <text:p>0.0000177400000</text:p>
          </table:table-cell>
          <table:table-cell office:value-type="float" office:value="0.0040665">
            <text:p>0.0040665000000</text:p>
          </table:table-cell>
          <table:table-cell office:value-type="float" office:value="0.00076146">
            <text:p>0.0007614600000</text:p>
          </table:table-cell>
          <table:table-cell office:value-type="float" office:value="0.082644">
            <text:p>0.0826440000000</text:p>
          </table:table-cell>
          <table:table-cell office:value-type="float" office:value="0.00012847">
            <text:p>0.0001284700000</text:p>
          </table:table-cell>
          <table:table-cell office:value-type="float" office:value="0.0014019">
            <text:p>0.0014019000000</text:p>
          </table:table-cell>
          <table:table-cell office:value-type="float" office:value="0.00012166">
            <text:p>0.0001216600000</text:p>
          </table:table-cell>
          <table:table-cell office:value-type="float" office:value="0.000274">
            <text:p>0.0002740000000</text:p>
          </table:table-cell>
          <table:table-cell office:value-type="float" office:value="2.56">
            <text:p>2.5600000000000</text:p>
          </table:table-cell>
          <table:table-cell table:number-columns-repeated="995"/>
        </table:table-row>
        <table:table-row table:style-name="ro1">
          <table:table-cell table:style-name="ce3" office:value-type="float" office:value="30">
            <text:p>30.0</text:p>
          </table:table-cell>
          <table:table-cell office:value-type="float" office:value="8.116">
            <text:p>8.1160000000000</text:p>
          </table:table-cell>
          <table:table-cell office:value-type="float" office:value="0.000000000005">
            <text:p>0.0000000000050</text:p>
          </table:table-cell>
          <table:table-cell office:value-type="float" office:value="0.45833">
            <text:p>0.4583300000000</text:p>
          </table:table-cell>
          <table:table-cell office:value-type="float" office:value="0.00036769">
            <text:p>0.0003676900000</text:p>
          </table:table-cell>
          <table:table-cell office:value-type="float" office:value="0.020047">
            <text:p>0.0200470000000</text:p>
          </table:table-cell>
          <table:table-cell office:value-type="float" office:value="0.0000050057">
            <text:p>0.0000050057000</text:p>
          </table:table-cell>
          <table:table-cell office:value-type="float" office:value="7.9612">
            <text:p>7.9612000000000</text:p>
          </table:table-cell>
          <table:table-cell office:value-type="float" office:value="0.00015866">
            <text:p>0.0001586600000</text:p>
          </table:table-cell>
          <table:table-cell office:value-type="float" office:value="0.00083695">
            <text:p>0.0008369500000</text:p>
          </table:table-cell>
          <table:table-cell office:value-type="float" office:value="0.0000010409">
            <text:p>0.0000010409000</text:p>
          </table:table-cell>
          <table:table-cell office:value-type="float" office:value="0.026076">
            <text:p>0.0260760000000</text:p>
          </table:table-cell>
          <table:table-cell office:value-type="float" office:value="0.40433">
            <text:p>0.4043300000000</text:p>
          </table:table-cell>
          <table:table-cell office:value-type="float" office:value="0.030399">
            <text:p>0.0303990000000</text:p>
          </table:table-cell>
          <table:table-cell office:value-type="float" office:value="0.53415">
            <text:p>0.5341500000000</text:p>
          </table:table-cell>
          <table:table-cell office:value-type="float" office:value="0.22862">
            <text:p>0.2286200000000</text:p>
          </table:table-cell>
          <table:table-cell office:value-type="float" office:value="0.00011289">
            <text:p>0.0001128900000</text:p>
          </table:table-cell>
          <table:table-cell office:value-type="float" office:value="0.028306">
            <text:p>0.0283060000000</text:p>
          </table:table-cell>
          <table:table-cell office:value-type="float" office:value="0.0000016409">
            <text:p>0.0000016409000</text:p>
          </table:table-cell>
          <table:table-cell office:value-type="float" office:value="0.00030936">
            <text:p>0.0003093600000</text:p>
          </table:table-cell>
          <table:table-cell office:value-type="float" office:value="0.000022136">
            <text:p>0.0000221360000</text:p>
          </table:table-cell>
          <table:table-cell office:value-type="float" office:value="0.0044853">
            <text:p>0.0044853000000</text:p>
          </table:table-cell>
          <table:table-cell office:value-type="float" office:value="0.00083776">
            <text:p>0.0008377600000</text:p>
          </table:table-cell>
          <table:table-cell office:value-type="float" office:value="0.08529">
            <text:p>0.0852900000000</text:p>
          </table:table-cell>
          <table:table-cell office:value-type="float" office:value="0.00019101">
            <text:p>0.0001910100000</text:p>
          </table:table-cell>
          <table:table-cell office:value-type="float" office:value="0.0020313">
            <text:p>0.0020313000000</text:p>
          </table:table-cell>
          <table:table-cell office:value-type="float" office:value="0.00024921">
            <text:p>0.0002492100000</text:p>
          </table:table-cell>
          <table:table-cell office:value-type="float" office:value="0.00058225">
            <text:p>0.0005822500000</text:p>
          </table:table-cell>
          <table:table-cell office:value-type="float" office:value="2.81">
            <text:p>2.81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40">
            <text:p>40.0</text:p>
          </table:table-cell>
          <table:table-cell office:value-type="float" office:value="8.116">
            <text:p>8.1160000000000</text:p>
          </table:table-cell>
          <table:table-cell office:value-type="float" office:value="0.000000000005">
            <text:p>0.0000000000050</text:p>
          </table:table-cell>
          <table:table-cell office:value-type="float" office:value="0.45833">
            <text:p>0.4583300000000</text:p>
          </table:table-cell>
          <table:table-cell office:value-type="float" office:value="0.00036769">
            <text:p>0.0003676900000</text:p>
          </table:table-cell>
          <table:table-cell office:value-type="float" office:value="0.025953">
            <text:p>0.0259530000000</text:p>
          </table:table-cell>
          <table:table-cell office:value-type="float" office:value="0.0000050057">
            <text:p>0.0000050057000</text:p>
          </table:table-cell>
          <table:table-cell office:value-type="float" office:value="7.9612">
            <text:p>7.9612000000000</text:p>
          </table:table-cell>
          <table:table-cell office:value-type="float" office:value="0.00015866">
            <text:p>0.0001586600000</text:p>
          </table:table-cell>
          <table:table-cell office:value-type="float" office:value="0.00083695">
            <text:p>0.0008369500000</text:p>
          </table:table-cell>
          <table:table-cell office:value-type="float" office:value="0.0000010409">
            <text:p>0.0000010409000</text:p>
          </table:table-cell>
          <table:table-cell office:value-type="float" office:value="0.026076">
            <text:p>0.0260760000000</text:p>
          </table:table-cell>
          <table:table-cell office:value-type="float" office:value="0.40433">
            <text:p>0.4043300000000</text:p>
          </table:table-cell>
          <table:table-cell office:value-type="float" office:value="0.030399">
            <text:p>0.0303990000000</text:p>
          </table:table-cell>
          <table:table-cell office:value-type="float" office:value="0.53415">
            <text:p>0.5341500000000</text:p>
          </table:table-cell>
          <table:table-cell office:value-type="float" office:value="0.22862">
            <text:p>0.2286200000000</text:p>
          </table:table-cell>
          <table:table-cell office:value-type="float" office:value="0.00011289">
            <text:p>0.0001128900000</text:p>
          </table:table-cell>
          <table:table-cell office:value-type="float" office:value="0.028306">
            <text:p>0.0283060000000</text:p>
          </table:table-cell>
          <table:table-cell office:value-type="float" office:value="0.0000016409">
            <text:p>0.0000016409000</text:p>
          </table:table-cell>
          <table:table-cell office:value-type="float" office:value="0.00030936">
            <text:p>0.0003093600000</text:p>
          </table:table-cell>
          <table:table-cell office:value-type="float" office:value="0.000022136">
            <text:p>0.0000221360000</text:p>
          </table:table-cell>
          <table:table-cell office:value-type="float" office:value="0.0044853">
            <text:p>0.0044853000000</text:p>
          </table:table-cell>
          <table:table-cell office:value-type="float" office:value="0.00083776">
            <text:p>0.0008377600000</text:p>
          </table:table-cell>
          <table:table-cell office:value-type="float" office:value="0.08529">
            <text:p>0.0852900000000</text:p>
          </table:table-cell>
          <table:table-cell office:value-type="float" office:value="0.00019101">
            <text:p>0.0001910100000</text:p>
          </table:table-cell>
          <table:table-cell office:value-type="float" office:value="0.0020313">
            <text:p>0.0020313000000</text:p>
          </table:table-cell>
          <table:table-cell office:value-type="float" office:value="0.00024921">
            <text:p>0.0002492100000</text:p>
          </table:table-cell>
          <table:table-cell office:value-type="float" office:value="0.00058225">
            <text:p>0.0005822500000</text:p>
          </table:table-cell>
          <table:table-cell office:value-type="float" office:value="2.81">
            <text:p>2.81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50">
            <text:p>50.0</text:p>
          </table:table-cell>
          <table:table-cell office:value-type="float" office:value="8.116">
            <text:p>8.1160000000000</text:p>
          </table:table-cell>
          <table:table-cell office:value-type="float" office:value="0.000000000005">
            <text:p>0.0000000000050</text:p>
          </table:table-cell>
          <table:table-cell office:value-type="float" office:value="0.45833">
            <text:p>0.4583300000000</text:p>
          </table:table-cell>
          <table:table-cell office:value-type="float" office:value="0.00036769">
            <text:p>0.0003676900000</text:p>
          </table:table-cell>
          <table:table-cell office:value-type="float" office:value="0.025953">
            <text:p>0.0259530000000</text:p>
          </table:table-cell>
          <table:table-cell office:value-type="float" office:value="0.0000050057">
            <text:p>0.0000050057000</text:p>
          </table:table-cell>
          <table:table-cell office:value-type="float" office:value="7.9612">
            <text:p>7.9612000000000</text:p>
          </table:table-cell>
          <table:table-cell office:value-type="float" office:value="0.00015866">
            <text:p>0.0001586600000</text:p>
          </table:table-cell>
          <table:table-cell office:value-type="float" office:value="0.00083695">
            <text:p>0.0008369500000</text:p>
          </table:table-cell>
          <table:table-cell office:value-type="float" office:value="0.0000010409">
            <text:p>0.0000010409000</text:p>
          </table:table-cell>
          <table:table-cell office:value-type="float" office:value="0.026076">
            <text:p>0.0260760000000</text:p>
          </table:table-cell>
          <table:table-cell office:value-type="float" office:value="0.40433">
            <text:p>0.4043300000000</text:p>
          </table:table-cell>
          <table:table-cell office:value-type="float" office:value="0.030399">
            <text:p>0.0303990000000</text:p>
          </table:table-cell>
          <table:table-cell office:value-type="float" office:value="0.53415">
            <text:p>0.5341500000000</text:p>
          </table:table-cell>
          <table:table-cell office:value-type="float" office:value="0.22862">
            <text:p>0.2286200000000</text:p>
          </table:table-cell>
          <table:table-cell office:value-type="float" office:value="0.00011289">
            <text:p>0.0001128900000</text:p>
          </table:table-cell>
          <table:table-cell office:value-type="float" office:value="0.028306">
            <text:p>0.0283060000000</text:p>
          </table:table-cell>
          <table:table-cell office:value-type="float" office:value="0.0000016409">
            <text:p>0.0000016409000</text:p>
          </table:table-cell>
          <table:table-cell office:value-type="float" office:value="0.00030936">
            <text:p>0.0003093600000</text:p>
          </table:table-cell>
          <table:table-cell office:value-type="float" office:value="0.000022136">
            <text:p>0.0000221360000</text:p>
          </table:table-cell>
          <table:table-cell office:value-type="float" office:value="0.0044853">
            <text:p>0.0044853000000</text:p>
          </table:table-cell>
          <table:table-cell office:value-type="float" office:value="0.00083776">
            <text:p>0.0008377600000</text:p>
          </table:table-cell>
          <table:table-cell office:value-type="float" office:value="0.08529">
            <text:p>0.0852900000000</text:p>
          </table:table-cell>
          <table:table-cell office:value-type="float" office:value="0.00019101">
            <text:p>0.0001910100000</text:p>
          </table:table-cell>
          <table:table-cell office:value-type="float" office:value="0.0020313">
            <text:p>0.0020313000000</text:p>
          </table:table-cell>
          <table:table-cell office:value-type="float" office:value="0.00024921">
            <text:p>0.0002492100000</text:p>
          </table:table-cell>
          <table:table-cell office:value-type="float" office:value="0.00058225">
            <text:p>0.0005822500000</text:p>
          </table:table-cell>
          <table:table-cell office:value-type="float" office:value="2.81">
            <text:p>2.81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60">
            <text:p>60.0</text:p>
          </table:table-cell>
          <table:table-cell office:value-type="float" office:value="8.116">
            <text:p>8.1160000000000</text:p>
          </table:table-cell>
          <table:table-cell office:value-type="float" office:value="0.000000000005">
            <text:p>0.0000000000050</text:p>
          </table:table-cell>
          <table:table-cell office:value-type="float" office:value="0.45833">
            <text:p>0.4583300000000</text:p>
          </table:table-cell>
          <table:table-cell office:value-type="float" office:value="0.00036769">
            <text:p>0.0003676900000</text:p>
          </table:table-cell>
          <table:table-cell office:value-type="float" office:value="0.025953">
            <text:p>0.0259530000000</text:p>
          </table:table-cell>
          <table:table-cell office:value-type="float" office:value="0.0000050057">
            <text:p>0.0000050057000</text:p>
          </table:table-cell>
          <table:table-cell office:value-type="float" office:value="7.9612">
            <text:p>7.9612000000000</text:p>
          </table:table-cell>
          <table:table-cell office:value-type="float" office:value="0.00015866">
            <text:p>0.0001586600000</text:p>
          </table:table-cell>
          <table:table-cell office:value-type="float" office:value="0.00083695">
            <text:p>0.0008369500000</text:p>
          </table:table-cell>
          <table:table-cell office:value-type="float" office:value="0.0000010409">
            <text:p>0.0000010409000</text:p>
          </table:table-cell>
          <table:table-cell office:value-type="float" office:value="0.026076">
            <text:p>0.0260760000000</text:p>
          </table:table-cell>
          <table:table-cell office:value-type="float" office:value="0.40433">
            <text:p>0.4043300000000</text:p>
          </table:table-cell>
          <table:table-cell office:value-type="float" office:value="0.030399">
            <text:p>0.0303990000000</text:p>
          </table:table-cell>
          <table:table-cell office:value-type="float" office:value="0.53415">
            <text:p>0.5341500000000</text:p>
          </table:table-cell>
          <table:table-cell office:value-type="float" office:value="0.22862">
            <text:p>0.2286200000000</text:p>
          </table:table-cell>
          <table:table-cell office:value-type="float" office:value="0.00011289">
            <text:p>0.0001128900000</text:p>
          </table:table-cell>
          <table:table-cell office:value-type="float" office:value="0.028306">
            <text:p>0.0283060000000</text:p>
          </table:table-cell>
          <table:table-cell office:value-type="float" office:value="0.0000016409">
            <text:p>0.0000016409000</text:p>
          </table:table-cell>
          <table:table-cell office:value-type="float" office:value="0.00030936">
            <text:p>0.0003093600000</text:p>
          </table:table-cell>
          <table:table-cell office:value-type="float" office:value="0.000022136">
            <text:p>0.0000221360000</text:p>
          </table:table-cell>
          <table:table-cell office:value-type="float" office:value="0.0044853">
            <text:p>0.0044853000000</text:p>
          </table:table-cell>
          <table:table-cell office:value-type="float" office:value="0.00083776">
            <text:p>0.0008377600000</text:p>
          </table:table-cell>
          <table:table-cell office:value-type="float" office:value="0.08529">
            <text:p>0.0852900000000</text:p>
          </table:table-cell>
          <table:table-cell office:value-type="float" office:value="0.00019101">
            <text:p>0.0001910100000</text:p>
          </table:table-cell>
          <table:table-cell office:value-type="float" office:value="0.0020313">
            <text:p>0.0020313000000</text:p>
          </table:table-cell>
          <table:table-cell office:value-type="float" office:value="0.00024921">
            <text:p>0.0002492100000</text:p>
          </table:table-cell>
          <table:table-cell office:value-type="float" office:value="0.00058225">
            <text:p>0.0005822500000</text:p>
          </table:table-cell>
          <table:table-cell office:value-type="float" office:value="2.81">
            <text:p>2.81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70">
            <text:p>70.0</text:p>
          </table:table-cell>
          <table:table-cell office:value-type="float" office:value="8.116">
            <text:p>8.1160000000000</text:p>
          </table:table-cell>
          <table:table-cell office:value-type="float" office:value="0.000000000005">
            <text:p>0.0000000000050</text:p>
          </table:table-cell>
          <table:table-cell office:value-type="float" office:value="0.45833">
            <text:p>0.4583300000000</text:p>
          </table:table-cell>
          <table:table-cell office:value-type="float" office:value="0.00036769">
            <text:p>0.0003676900000</text:p>
          </table:table-cell>
          <table:table-cell office:value-type="float" office:value="0.025953">
            <text:p>0.0259530000000</text:p>
          </table:table-cell>
          <table:table-cell office:value-type="float" office:value="0.0000050057">
            <text:p>0.0000050057000</text:p>
          </table:table-cell>
          <table:table-cell office:value-type="float" office:value="7.9612">
            <text:p>7.9612000000000</text:p>
          </table:table-cell>
          <table:table-cell office:value-type="float" office:value="0.00015866">
            <text:p>0.0001586600000</text:p>
          </table:table-cell>
          <table:table-cell office:value-type="float" office:value="0.00083695">
            <text:p>0.0008369500000</text:p>
          </table:table-cell>
          <table:table-cell office:value-type="float" office:value="0.0000010409">
            <text:p>0.0000010409000</text:p>
          </table:table-cell>
          <table:table-cell office:value-type="float" office:value="0.026076">
            <text:p>0.0260760000000</text:p>
          </table:table-cell>
          <table:table-cell office:value-type="float" office:value="0.40433">
            <text:p>0.4043300000000</text:p>
          </table:table-cell>
          <table:table-cell office:value-type="float" office:value="0.030399">
            <text:p>0.0303990000000</text:p>
          </table:table-cell>
          <table:table-cell office:value-type="float" office:value="0.53415">
            <text:p>0.5341500000000</text:p>
          </table:table-cell>
          <table:table-cell office:value-type="float" office:value="0.22862">
            <text:p>0.2286200000000</text:p>
          </table:table-cell>
          <table:table-cell office:value-type="float" office:value="0.00011289">
            <text:p>0.0001128900000</text:p>
          </table:table-cell>
          <table:table-cell office:value-type="float" office:value="0.028306">
            <text:p>0.0283060000000</text:p>
          </table:table-cell>
          <table:table-cell office:value-type="float" office:value="0.0000016409">
            <text:p>0.0000016409000</text:p>
          </table:table-cell>
          <table:table-cell office:value-type="float" office:value="0.00030936">
            <text:p>0.0003093600000</text:p>
          </table:table-cell>
          <table:table-cell office:value-type="float" office:value="0.000022136">
            <text:p>0.0000221360000</text:p>
          </table:table-cell>
          <table:table-cell office:value-type="float" office:value="0.0044853">
            <text:p>0.0044853000000</text:p>
          </table:table-cell>
          <table:table-cell office:value-type="float" office:value="0.00083776">
            <text:p>0.0008377600000</text:p>
          </table:table-cell>
          <table:table-cell office:value-type="float" office:value="0.08529">
            <text:p>0.0852900000000</text:p>
          </table:table-cell>
          <table:table-cell office:value-type="float" office:value="0.00019101">
            <text:p>0.0001910100000</text:p>
          </table:table-cell>
          <table:table-cell office:value-type="float" office:value="0.0020313">
            <text:p>0.0020313000000</text:p>
          </table:table-cell>
          <table:table-cell office:value-type="float" office:value="0.00024921">
            <text:p>0.0002492100000</text:p>
          </table:table-cell>
          <table:table-cell office:value-type="float" office:value="0.00058225">
            <text:p>0.0005822500000</text:p>
          </table:table-cell>
          <table:table-cell office:value-type="float" office:value="2.81">
            <text:p>2.81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80">
            <text:p>80.0</text:p>
          </table:table-cell>
          <table:table-cell office:value-type="float" office:value="8.116">
            <text:p>8.1160000000000</text:p>
          </table:table-cell>
          <table:table-cell office:value-type="float" office:value="0.000000000005">
            <text:p>0.0000000000050</text:p>
          </table:table-cell>
          <table:table-cell office:value-type="float" office:value="0.45833">
            <text:p>0.4583300000000</text:p>
          </table:table-cell>
          <table:table-cell office:value-type="float" office:value="0.00036769">
            <text:p>0.0003676900000</text:p>
          </table:table-cell>
          <table:table-cell office:value-type="float" office:value="0.025953">
            <text:p>0.0259530000000</text:p>
          </table:table-cell>
          <table:table-cell office:value-type="float" office:value="0.0000050057">
            <text:p>0.0000050057000</text:p>
          </table:table-cell>
          <table:table-cell office:value-type="float" office:value="7.9612">
            <text:p>7.9612000000000</text:p>
          </table:table-cell>
          <table:table-cell office:value-type="float" office:value="0.00015866">
            <text:p>0.0001586600000</text:p>
          </table:table-cell>
          <table:table-cell office:value-type="float" office:value="0.00083695">
            <text:p>0.0008369500000</text:p>
          </table:table-cell>
          <table:table-cell office:value-type="float" office:value="0.0000010409">
            <text:p>0.0000010409000</text:p>
          </table:table-cell>
          <table:table-cell office:value-type="float" office:value="0.026076">
            <text:p>0.0260760000000</text:p>
          </table:table-cell>
          <table:table-cell office:value-type="float" office:value="0.40433">
            <text:p>0.4043300000000</text:p>
          </table:table-cell>
          <table:table-cell office:value-type="float" office:value="0.030399">
            <text:p>0.0303990000000</text:p>
          </table:table-cell>
          <table:table-cell office:value-type="float" office:value="0.53415">
            <text:p>0.5341500000000</text:p>
          </table:table-cell>
          <table:table-cell office:value-type="float" office:value="0.22862">
            <text:p>0.2286200000000</text:p>
          </table:table-cell>
          <table:table-cell office:value-type="float" office:value="0.00011289">
            <text:p>0.0001128900000</text:p>
          </table:table-cell>
          <table:table-cell office:value-type="float" office:value="0.028306">
            <text:p>0.0283060000000</text:p>
          </table:table-cell>
          <table:table-cell office:value-type="float" office:value="0.0000016409">
            <text:p>0.0000016409000</text:p>
          </table:table-cell>
          <table:table-cell office:value-type="float" office:value="0.00030936">
            <text:p>0.0003093600000</text:p>
          </table:table-cell>
          <table:table-cell office:value-type="float" office:value="0.000022136">
            <text:p>0.0000221360000</text:p>
          </table:table-cell>
          <table:table-cell office:value-type="float" office:value="0.0044853">
            <text:p>0.0044853000000</text:p>
          </table:table-cell>
          <table:table-cell office:value-type="float" office:value="0.00083776">
            <text:p>0.0008377600000</text:p>
          </table:table-cell>
          <table:table-cell office:value-type="float" office:value="0.08529">
            <text:p>0.0852900000000</text:p>
          </table:table-cell>
          <table:table-cell office:value-type="float" office:value="0.00019101">
            <text:p>0.0001910100000</text:p>
          </table:table-cell>
          <table:table-cell office:value-type="float" office:value="0.0020313">
            <text:p>0.0020313000000</text:p>
          </table:table-cell>
          <table:table-cell office:value-type="float" office:value="0.00024921">
            <text:p>0.0002492100000</text:p>
          </table:table-cell>
          <table:table-cell office:value-type="float" office:value="0.00058225">
            <text:p>0.0005822500000</text:p>
          </table:table-cell>
          <table:table-cell office:value-type="float" office:value="2.81">
            <text:p>2.81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90">
            <text:p>90.0</text:p>
          </table:table-cell>
          <table:table-cell office:value-type="float" office:value="8.116">
            <text:p>8.1160000000000</text:p>
          </table:table-cell>
          <table:table-cell office:value-type="float" office:value="0.000000000005">
            <text:p>0.0000000000050</text:p>
          </table:table-cell>
          <table:table-cell office:value-type="float" office:value="0.45833">
            <text:p>0.4583300000000</text:p>
          </table:table-cell>
          <table:table-cell office:value-type="float" office:value="0.00036769">
            <text:p>0.0003676900000</text:p>
          </table:table-cell>
          <table:table-cell office:value-type="float" office:value="0.025953">
            <text:p>0.0259530000000</text:p>
          </table:table-cell>
          <table:table-cell office:value-type="float" office:value="0.0000050057">
            <text:p>0.0000050057000</text:p>
          </table:table-cell>
          <table:table-cell office:value-type="float" office:value="7.9612">
            <text:p>7.9612000000000</text:p>
          </table:table-cell>
          <table:table-cell office:value-type="float" office:value="0.00015866">
            <text:p>0.0001586600000</text:p>
          </table:table-cell>
          <table:table-cell office:value-type="float" office:value="0.00083695">
            <text:p>0.0008369500000</text:p>
          </table:table-cell>
          <table:table-cell office:value-type="float" office:value="0.0000010409">
            <text:p>0.0000010409000</text:p>
          </table:table-cell>
          <table:table-cell office:value-type="float" office:value="0.026076">
            <text:p>0.0260760000000</text:p>
          </table:table-cell>
          <table:table-cell office:value-type="float" office:value="0.40433">
            <text:p>0.4043300000000</text:p>
          </table:table-cell>
          <table:table-cell office:value-type="float" office:value="0.030399">
            <text:p>0.0303990000000</text:p>
          </table:table-cell>
          <table:table-cell office:value-type="float" office:value="0.53415">
            <text:p>0.5341500000000</text:p>
          </table:table-cell>
          <table:table-cell office:value-type="float" office:value="0.22862">
            <text:p>0.2286200000000</text:p>
          </table:table-cell>
          <table:table-cell office:value-type="float" office:value="0.00011289">
            <text:p>0.0001128900000</text:p>
          </table:table-cell>
          <table:table-cell office:value-type="float" office:value="0.028306">
            <text:p>0.0283060000000</text:p>
          </table:table-cell>
          <table:table-cell office:value-type="float" office:value="0.0000016409">
            <text:p>0.0000016409000</text:p>
          </table:table-cell>
          <table:table-cell office:value-type="float" office:value="0.00030936">
            <text:p>0.0003093600000</text:p>
          </table:table-cell>
          <table:table-cell office:value-type="float" office:value="0.000022136">
            <text:p>0.0000221360000</text:p>
          </table:table-cell>
          <table:table-cell office:value-type="float" office:value="0.0044853">
            <text:p>0.0044853000000</text:p>
          </table:table-cell>
          <table:table-cell office:value-type="float" office:value="0.00083776">
            <text:p>0.0008377600000</text:p>
          </table:table-cell>
          <table:table-cell office:value-type="float" office:value="0.08529">
            <text:p>0.0852900000000</text:p>
          </table:table-cell>
          <table:table-cell office:value-type="float" office:value="0.00019101">
            <text:p>0.0001910100000</text:p>
          </table:table-cell>
          <table:table-cell office:value-type="float" office:value="0.0020313">
            <text:p>0.0020313000000</text:p>
          </table:table-cell>
          <table:table-cell office:value-type="float" office:value="0.00024921">
            <text:p>0.0002492100000</text:p>
          </table:table-cell>
          <table:table-cell office:value-type="float" office:value="0.00058225">
            <text:p>0.0005822500000</text:p>
          </table:table-cell>
          <table:table-cell office:value-type="float" office:value="2.81">
            <text:p>2.81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100">
            <text:p>100.0</text:p>
          </table:table-cell>
          <table:table-cell office:value-type="float" office:value="0.6685">
            <text:p>0.6685000000000</text:p>
          </table:table-cell>
          <table:table-cell table:number-columns-repeated="3" office:value-type="float" office:value="0">
            <text:p>0.0000000000000</text:p>
          </table:table-cell>
          <table:table-cell office:value-type="float" office:value="0.025953">
            <text:p>0.0259530000000</text:p>
          </table:table-cell>
          <table:table-cell table:number-columns-repeated="22" office:value-type="float" office:value="0">
            <text:p>0.0000000000000</text:p>
          </table:table-cell>
          <table:table-cell office:value-type="float" office:value="1.31">
            <text:p>1.3100000000000</text:p>
          </table:table-cell>
          <table:table-cell table:number-columns-repeated="995"/>
        </table:table-row>
        <table:table-row table:style-name="ro1">
          <table:table-cell table:style-name="ce4" office:value-type="string">
            <text:p>&lt;0.008</text:p>
          </table:table-cell>
          <table:table-cell table:style-name="ce6" office:value-type="string">
            <text:p>He</text:p>
          </table:table-cell>
          <table:table-cell table:style-name="ce6" office:value-type="string">
            <text:p>Li</text:p>
          </table:table-cell>
          <table:table-cell table:style-name="ce6" office:value-type="string">
            <text:p>C</text:p>
          </table:table-cell>
          <table:table-cell table:style-name="ce6" office:value-type="string">
            <text:p>C_13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_15</text:p>
          </table:table-cell>
          <table:table-cell table:style-name="ce6" office:value-type="string">
            <text:p>O</text:p>
          </table:table-cell>
          <table:table-cell table:style-name="ce6" office:value-type="string">
            <text:p>O_17</text:p>
          </table:table-cell>
          <table:table-cell table:style-name="ce6" office:value-type="string">
            <text:p>O_1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Na</text:p>
          </table:table-cell>
          <table:table-cell table:style-name="ce6" office:value-type="string">
            <text:p>Mg</text:p>
          </table:table-cell>
          <table:table-cell table:style-name="ce6" office:value-type="string">
            <text:p>Al</text:p>
          </table:table-cell>
          <table:table-cell table:style-name="ce6" office:value-type="string">
            <text:p>Si</text:p>
          </table:table-cell>
          <table:table-cell table:style-name="ce6" office:value-type="string">
            <text:p>S</text:p>
          </table:table-cell>
          <table:table-cell table:style-name="ce6" office:value-type="string">
            <text:p>K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Sc</text:p>
          </table:table-cell>
          <table:table-cell table:style-name="ce6" office:value-type="string">
            <text:p>Ti</text:p>
          </table:table-cell>
          <table:table-cell table:style-name="ce6" office:value-type="string">
            <text:p>V</text:p>
          </table:table-cell>
          <table:table-cell table:style-name="ce6" office:value-type="string">
            <text:p>Cr</text:p>
          </table:table-cell>
          <table:table-cell table:style-name="ce6" office:value-type="string">
            <text:p>Mn</text:p>
          </table:table-cell>
          <table:table-cell table:style-name="ce6" office:value-type="string">
            <text:p>Fe</text:p>
          </table:table-cell>
          <table:table-cell table:style-name="ce6" office:value-type="string">
            <text:p>Co</text:p>
          </table:table-cell>
          <table:table-cell table:style-name="ce6" office:value-type="string">
            <text:p>Ni</text:p>
          </table:table-cell>
          <table:table-cell table:style-name="ce6" office:value-type="string">
            <text:p>Cu</text:p>
          </table:table-cell>
          <table:table-cell table:style-name="ce6" office:value-type="string">
            <text:p>Zn</text:p>
          </table:table-cell>
          <table:table-cell table:style-name="ce6" office:value-type="string">
            <text:p>rem</text:p>
          </table:table-cell>
          <table:table-cell table:number-columns-repeated="995"/>
        </table:table-row>
        <table:table-row table:style-name="ro1">
          <table:table-cell table:style-name="ce2" office:value-type="float" office:value="0.5">
            <text:p>0.5</text:p>
          </table:table-cell>
          <table:table-cell table:number-columns-repeated="27" office:value-type="float" office:value="0">
            <text:p>0.0000000000000</text:p>
          </table:table-cell>
          <table:table-cell office:value-type="float" office:value="0.5">
            <text:p>0.50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1">
            <text:p>1.0</text:p>
          </table:table-cell>
          <table:table-cell office:value-type="float" office:value="0.0085845">
            <text:p>0.0085845000000</text:p>
          </table:table-cell>
          <table:table-cell office:value-type="float" office:value="-0.000000000654">
            <text:p>-0.0000000006540</text:p>
          </table:table-cell>
          <table:table-cell office:value-type="float" office:value="-0.000078922">
            <text:p>-0.0000789220000</text:p>
          </table:table-cell>
          <table:table-cell office:value-type="float" office:value="0.0000094678">
            <text:p>0.0000094678000</text:p>
          </table:table-cell>
          <table:table-cell office:value-type="float" office:value="0.000085087">
            <text:p>0.0000850870000</text:p>
          </table:table-cell>
          <table:table-cell office:value-type="float" office:value="0">
            <text:p>0.0000000000000</text:p>
          </table:table-cell>
          <table:table-cell office:value-type="float" office:value="-0.0000035883">
            <text:p>-0.0000035883000</text:p>
          </table:table-cell>
          <table:table-cell office:value-type="float" office:value="0.00000038">
            <text:p>0.0000003800000</text:p>
          </table:table-cell>
          <table:table-cell office:value-type="float" office:value="-0.00000023145">
            <text:p>-0.0000002314500</text:p>
          </table:table-cell>
          <table:table-cell office:value-type="float" office:value="-0.000000000126">
            <text:p>-0.0000000001260</text:p>
          </table:table-cell>
          <table:table-cell office:value-type="float" office:value="0.00000017081">
            <text:p>0.0000001708100</text:p>
          </table:table-cell>
          <table:table-cell office:value-type="float" office:value="0.000000000443">
            <text:p>0.0000000004430</text:p>
          </table:table-cell>
          <table:table-cell office:value-type="float" office:value="0.000000000125">
            <text:p>0.000000000125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577">
            <text:p>0.577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1.25">
            <text:p>1.3</text:p>
          </table:table-cell>
          <table:table-cell office:value-type="float" office:value="0.014188">
            <text:p>0.0141880000000</text:p>
          </table:table-cell>
          <table:table-cell office:value-type="float" office:value="-0.00000000122">
            <text:p>-0.0000000012200</text:p>
          </table:table-cell>
          <table:table-cell office:value-type="float" office:value="-0.00020301">
            <text:p>-0.0002030100000</text:p>
          </table:table-cell>
          <table:table-cell office:value-type="float" office:value="0.000014406">
            <text:p>0.0000144060000</text:p>
          </table:table-cell>
          <table:table-cell office:value-type="float" office:value="0.00022859">
            <text:p>0.0002285900000</text:p>
          </table:table-cell>
          <table:table-cell office:value-type="float" office:value="0">
            <text:p>0.0000000000000</text:p>
          </table:table-cell>
          <table:table-cell office:value-type="float" office:value="-0.0000079062">
            <text:p>-0.0000079062000</text:p>
          </table:table-cell>
          <table:table-cell office:value-type="float" office:value="0.00000095284">
            <text:p>0.0000009528400</text:p>
          </table:table-cell>
          <table:table-cell office:value-type="float" office:value="-0.00000089552">
            <text:p>-0.0000008955200</text:p>
          </table:table-cell>
          <table:table-cell office:value-type="float" office:value="0.000000000039">
            <text:p>0.0000000000390</text:p>
          </table:table-cell>
          <table:table-cell office:value-type="float" office:value="0.00000044278">
            <text:p>0.0000004427800</text:p>
          </table:table-cell>
          <table:table-cell office:value-type="float" office:value="0.000000001073">
            <text:p>0.0000000010730</text:p>
          </table:table-cell>
          <table:table-cell office:value-type="float" office:value="0.0000000003">
            <text:p>0.0000000003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6">
            <text:p>0.60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1.5">
            <text:p>1.5</text:p>
          </table:table-cell>
          <table:table-cell office:value-type="float" office:value="0.016941">
            <text:p>0.0169410000000</text:p>
          </table:table-cell>
          <table:table-cell office:value-type="float" office:value="-0.000000001941">
            <text:p>-0.0000000019410</text:p>
          </table:table-cell>
          <table:table-cell office:value-type="float" office:value="-0.000086206">
            <text:p>-0.0000862060000</text:p>
          </table:table-cell>
          <table:table-cell office:value-type="float" office:value="0.000019668">
            <text:p>0.0000196680000</text:p>
          </table:table-cell>
          <table:table-cell office:value-type="float" office:value="0.0003939">
            <text:p>0.0003939000000</text:p>
          </table:table-cell>
          <table:table-cell office:value-type="float" office:value="0">
            <text:p>0.0000000000000</text:p>
          </table:table-cell>
          <table:table-cell office:value-type="float" office:value="-0.0000092513">
            <text:p>-0.0000092513000</text:p>
          </table:table-cell>
          <table:table-cell office:value-type="float" office:value="0.0000029964">
            <text:p>0.0000029964000</text:p>
          </table:table-cell>
          <table:table-cell office:value-type="float" office:value="-0.0000016747">
            <text:p>-0.0000016747000</text:p>
          </table:table-cell>
          <table:table-cell office:value-type="float" office:value="0.000000009644">
            <text:p>0.0000000096440</text:p>
          </table:table-cell>
          <table:table-cell office:value-type="float" office:value="0.0000015566">
            <text:p>0.0000015566000</text:p>
          </table:table-cell>
          <table:table-cell office:value-type="float" office:value="-0.000000025566">
            <text:p>-0.0000000255660</text:p>
          </table:table-cell>
          <table:table-cell office:value-type="float" office:value="0.000000065747">
            <text:p>0.000000065747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633">
            <text:p>0.633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1.75">
            <text:p>1.8</text:p>
          </table:table-cell>
          <table:table-cell office:value-type="float" office:value="0.022417">
            <text:p>0.0224170000000</text:p>
          </table:table-cell>
          <table:table-cell office:value-type="float" office:value="-0.000000002834">
            <text:p>-0.0000000028340</text:p>
          </table:table-cell>
          <table:table-cell office:value-type="float" office:value="0.0024703">
            <text:p>0.0024703000000</text:p>
          </table:table-cell>
          <table:table-cell office:value-type="float" office:value="0.000024019">
            <text:p>0.0000240190000</text:p>
          </table:table-cell>
          <table:table-cell office:value-type="float" office:value="0.00057118">
            <text:p>0.0005711800000</text:p>
          </table:table-cell>
          <table:table-cell office:value-type="float" office:value="0">
            <text:p>0.0000000000000</text:p>
          </table:table-cell>
          <table:table-cell office:value-type="float" office:value="0.00002418">
            <text:p>0.0000241800000</text:p>
          </table:table-cell>
          <table:table-cell office:value-type="float" office:value="0.0000089274">
            <text:p>0.0000089274000</text:p>
          </table:table-cell>
          <table:table-cell office:value-type="float" office:value="-0.0000026477">
            <text:p>-0.0000026477000</text:p>
          </table:table-cell>
          <table:table-cell office:value-type="float" office:value="0.0000001517">
            <text:p>0.0000001517000</text:p>
          </table:table-cell>
          <table:table-cell office:value-type="float" office:value="0.0000049945">
            <text:p>0.0000049945000</text:p>
          </table:table-cell>
          <table:table-cell office:value-type="float" office:value="-0.00000003057">
            <text:p>-0.0000000305700</text:p>
          </table:table-cell>
          <table:table-cell office:value-type="float" office:value="0.00000042146">
            <text:p>0.00000042146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636">
            <text:p>0.636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1.9">
            <text:p>1.9</text:p>
          </table:table-cell>
          <table:table-cell office:value-type="float" office:value="0.025209">
            <text:p>0.0252090000000</text:p>
          </table:table-cell>
          <table:table-cell office:value-type="float" office:value="-0.000000003286">
            <text:p>-0.0000000032860</text:p>
          </table:table-cell>
          <table:table-cell office:value-type="float" office:value="0.0046137">
            <text:p>0.0046137000000</text:p>
          </table:table-cell>
          <table:table-cell office:value-type="float" office:value="0.000025134">
            <text:p>0.0000251340000</text:p>
          </table:table-cell>
          <table:table-cell office:value-type="float" office:value="0.00063368">
            <text:p>0.0006336800000</text:p>
          </table:table-cell>
          <table:table-cell office:value-type="float" office:value="0">
            <text:p>0.0000000000000</text:p>
          </table:table-cell>
          <table:table-cell office:value-type="float" office:value="0.000047011">
            <text:p>0.0000470110000</text:p>
          </table:table-cell>
          <table:table-cell office:value-type="float" office:value="0.000014333">
            <text:p>0.0000143330000</text:p>
          </table:table-cell>
          <table:table-cell office:value-type="float" office:value="-0.0000030926">
            <text:p>-0.0000030926000</text:p>
          </table:table-cell>
          <table:table-cell office:value-type="float" office:value="0.00000031567">
            <text:p>0.0000003156700</text:p>
          </table:table-cell>
          <table:table-cell office:value-type="float" office:value="0.0000073985">
            <text:p>0.0000073985000</text:p>
          </table:table-cell>
          <table:table-cell office:value-type="float" office:value="0.00000015487">
            <text:p>0.0000001548700</text:p>
          </table:table-cell>
          <table:table-cell office:value-type="float" office:value="0.00000071431">
            <text:p>0.00000071431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64">
            <text:p>0.64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2.1">
            <text:p>2.1</text:p>
          </table:table-cell>
          <table:table-cell office:value-type="float" office:value="0.036987">
            <text:p>0.0369870000000</text:p>
          </table:table-cell>
          <table:table-cell office:value-type="float" office:value="-0.000000003924">
            <text:p>-0.0000000039240</text:p>
          </table:table-cell>
          <table:table-cell office:value-type="float" office:value="0.0095909">
            <text:p>0.0095909000000</text:p>
          </table:table-cell>
          <table:table-cell office:value-type="float" office:value="0.000027614">
            <text:p>0.0000276140000</text:p>
          </table:table-cell>
          <table:table-cell office:value-type="float" office:value="0.00078178">
            <text:p>0.0007817800000</text:p>
          </table:table-cell>
          <table:table-cell office:value-type="float" office:value="0">
            <text:p>0.0000000000000</text:p>
          </table:table-cell>
          <table:table-cell office:value-type="float" office:value="0.0000045915">
            <text:p>0.0000045915000</text:p>
          </table:table-cell>
          <table:table-cell office:value-type="float" office:value="0.000021065">
            <text:p>0.0000210650000</text:p>
          </table:table-cell>
          <table:table-cell office:value-type="float" office:value="-0.0000038831">
            <text:p>-0.0000038831000</text:p>
          </table:table-cell>
          <table:table-cell office:value-type="float" office:value="0.00000093912">
            <text:p>0.0000009391200</text:p>
          </table:table-cell>
          <table:table-cell office:value-type="float" office:value="0.000013303">
            <text:p>0.0000133030000</text:p>
          </table:table-cell>
          <table:table-cell office:value-type="float" office:value="0.0000022308">
            <text:p>0.0000022308000</text:p>
          </table:table-cell>
          <table:table-cell office:value-type="float" office:value="0.0000013351">
            <text:p>0.0000013351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644">
            <text:p>0.644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2.25">
            <text:p>2.3</text:p>
          </table:table-cell>
          <table:table-cell office:value-type="float" office:value="0.049321">
            <text:p>0.0493210000000</text:p>
          </table:table-cell>
          <table:table-cell office:value-type="float" office:value="-0.000000004246">
            <text:p>-0.0000000042460</text:p>
          </table:table-cell>
          <table:table-cell office:value-type="float" office:value="0.013935">
            <text:p>0.0139350000000</text:p>
          </table:table-cell>
          <table:table-cell office:value-type="float" office:value="0.000028203">
            <text:p>0.0000282030000</text:p>
          </table:table-cell>
          <table:table-cell office:value-type="float" office:value="0.0008597">
            <text:p>0.0008597000000</text:p>
          </table:table-cell>
          <table:table-cell office:value-type="float" office:value="0">
            <text:p>0.0000000000000</text:p>
          </table:table-cell>
          <table:table-cell office:value-type="float" office:value="-0.000024937">
            <text:p>-0.0000249370000</text:p>
          </table:table-cell>
          <table:table-cell office:value-type="float" office:value="0.000023413">
            <text:p>0.0000234130000</text:p>
          </table:table-cell>
          <table:table-cell office:value-type="float" office:value="-0.0000042947">
            <text:p>-0.0000042947000</text:p>
          </table:table-cell>
          <table:table-cell office:value-type="float" office:value="0.0000018861">
            <text:p>0.0000018861000</text:p>
          </table:table-cell>
          <table:table-cell office:value-type="float" office:value="0.00001987">
            <text:p>0.0000198700000</text:p>
          </table:table-cell>
          <table:table-cell office:value-type="float" office:value="0.0000036693">
            <text:p>0.0000036693000</text:p>
          </table:table-cell>
          <table:table-cell office:value-type="float" office:value="0.0000019397">
            <text:p>0.0000019397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652">
            <text:p>0.652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2.5">
            <text:p>2.5</text:p>
          </table:table-cell>
          <table:table-cell office:value-type="float" office:value="0.072426">
            <text:p>0.0724260000000</text:p>
          </table:table-cell>
          <table:table-cell office:value-type="float" office:value="-0.000000005091">
            <text:p>-0.0000000050910</text:p>
          </table:table-cell>
          <table:table-cell office:value-type="float" office:value="0.020251">
            <text:p>0.0202510000000</text:p>
          </table:table-cell>
          <table:table-cell office:value-type="float" office:value="0.000030627">
            <text:p>0.0000306270000</text:p>
          </table:table-cell>
          <table:table-cell office:value-type="float" office:value="0.0010903">
            <text:p>0.0010903000000</text:p>
          </table:table-cell>
          <table:table-cell office:value-type="float" office:value="0">
            <text:p>0.0000000000000</text:p>
          </table:table-cell>
          <table:table-cell office:value-type="float" office:value="-0.00023729">
            <text:p>-0.0002372900000</text:p>
          </table:table-cell>
          <table:table-cell office:value-type="float" office:value="0.000021739">
            <text:p>0.0000217390000</text:p>
          </table:table-cell>
          <table:table-cell office:value-type="float" office:value="-0.0000052533">
            <text:p>-0.0000052533000</text:p>
          </table:table-cell>
          <table:table-cell office:value-type="float" office:value="0.000003711">
            <text:p>0.0000037110000</text:p>
          </table:table-cell>
          <table:table-cell office:value-type="float" office:value="0.000032555">
            <text:p>0.0000325550000</text:p>
          </table:table-cell>
          <table:table-cell office:value-type="float" office:value="0.000012458">
            <text:p>0.0000124580000</text:p>
          </table:table-cell>
          <table:table-cell office:value-type="float" office:value="0.0000028218">
            <text:p>0.0000028218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663">
            <text:p>0.663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3">
            <text:p>3.0</text:p>
          </table:table-cell>
          <table:table-cell office:value-type="float" office:value="0.12304">
            <text:p>0.1230400000000</text:p>
          </table:table-cell>
          <table:table-cell office:value-type="float" office:value="-0.000000008434">
            <text:p>-0.0000000084340</text:p>
          </table:table-cell>
          <table:table-cell office:value-type="float" office:value="0.036874">
            <text:p>0.0368740000000</text:p>
          </table:table-cell>
          <table:table-cell office:value-type="float" office:value="0.000039072">
            <text:p>0.0000390720000</text:p>
          </table:table-cell>
          <table:table-cell office:value-type="float" office:value="0.001447">
            <text:p>0.0014470000000</text:p>
          </table:table-cell>
          <table:table-cell office:value-type="float" office:value="0">
            <text:p>0.0000000000000</text:p>
          </table:table-cell>
          <table:table-cell office:value-type="float" office:value="-0.0006033">
            <text:p>-0.0006033000000</text:p>
          </table:table-cell>
          <table:table-cell office:value-type="float" office:value="0.000020873">
            <text:p>0.0000208730000</text:p>
          </table:table-cell>
          <table:table-cell office:value-type="float" office:value="-0.0000073596">
            <text:p>-0.0000073596000</text:p>
          </table:table-cell>
          <table:table-cell office:value-type="float" office:value="0.000011536">
            <text:p>0.0000115360000</text:p>
          </table:table-cell>
          <table:table-cell office:value-type="float" office:value="0.000074528">
            <text:p>0.0000745280000</text:p>
          </table:table-cell>
          <table:table-cell office:value-type="float" office:value="0.00008473">
            <text:p>0.0000847300000</text:p>
          </table:table-cell>
          <table:table-cell office:value-type="float" office:value="0.0000056624">
            <text:p>0.0000056624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694">
            <text:p>0.694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3.5">
            <text:p>3.5</text:p>
          </table:table-cell>
          <table:table-cell office:value-type="float" office:value="0.082296">
            <text:p>0.0822960000000</text:p>
          </table:table-cell>
          <table:table-cell office:value-type="float" office:value="-0.000000007159">
            <text:p>-0.0000000071590</text:p>
          </table:table-cell>
          <table:table-cell office:value-type="float" office:value="0.025123">
            <text:p>0.0251230000000</text:p>
          </table:table-cell>
          <table:table-cell office:value-type="float" office:value="0.000057473">
            <text:p>0.0000574730000</text:p>
          </table:table-cell>
          <table:table-cell office:value-type="float" office:value="0.0018113">
            <text:p>0.0018113000000</text:p>
          </table:table-cell>
          <table:table-cell office:value-type="float" office:value="0">
            <text:p>0.0000000000000</text:p>
          </table:table-cell>
          <table:table-cell office:value-type="float" office:value="-0.00055493">
            <text:p>-0.0005549300000</text:p>
          </table:table-cell>
          <table:table-cell office:value-type="float" office:value="0.000023236">
            <text:p>0.0000232360000</text:p>
          </table:table-cell>
          <table:table-cell office:value-type="float" office:value="-0.0000082651">
            <text:p>-0.0000082651000</text:p>
          </table:table-cell>
          <table:table-cell office:value-type="float" office:value="0.0000059951">
            <text:p>0.0000059951000</text:p>
          </table:table-cell>
          <table:table-cell office:value-type="float" office:value="0.000033384">
            <text:p>0.0000333840000</text:p>
          </table:table-cell>
          <table:table-cell office:value-type="float" office:value="0.00011554">
            <text:p>0.0001155400000</text:p>
          </table:table-cell>
          <table:table-cell office:value-type="float" office:value="0.000010578">
            <text:p>0.0000105780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766">
            <text:p>0.766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4">
            <text:p>4.0</text:p>
          </table:table-cell>
          <table:table-cell office:value-type="float" office:value="0.069045">
            <text:p>0.0690450000000</text:p>
          </table:table-cell>
          <table:table-cell office:value-type="float" office:value="0.0000000273">
            <text:p>0.0000000273000</text:p>
          </table:table-cell>
          <table:table-cell office:value-type="float" office:value="0.017547">
            <text:p>0.0175470000000</text:p>
          </table:table-cell>
          <table:table-cell office:value-type="float" office:value="0.00066571">
            <text:p>0.0006657100000</text:p>
          </table:table-cell>
          <table:table-cell office:value-type="float" office:value="0.0020839">
            <text:p>0.0020839000000</text:p>
          </table:table-cell>
          <table:table-cell office:value-type="float" office:value="0">
            <text:p>0.0000000000000</text:p>
          </table:table-cell>
          <table:table-cell office:value-type="float" office:value="-0.00042982">
            <text:p>-0.0004298200000</text:p>
          </table:table-cell>
          <table:table-cell office:value-type="float" office:value="0.000021879">
            <text:p>0.0000218790000</text:p>
          </table:table-cell>
          <table:table-cell office:value-type="float" office:value="-0.000013305">
            <text:p>-0.0000133050000</text:p>
          </table:table-cell>
          <table:table-cell office:value-type="float" office:value="0.0000028873">
            <text:p>0.0000028873000</text:p>
          </table:table-cell>
          <table:table-cell office:value-type="float" office:value="0.000025751">
            <text:p>0.0000257510000</text:p>
          </table:table-cell>
          <table:table-cell office:value-type="float" office:value="0.00010631">
            <text:p>0.0001063100000</text:p>
          </table:table-cell>
          <table:table-cell office:value-type="float" office:value="0.000012381">
            <text:p>0.0000123810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836">
            <text:p>0.836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4.5">
            <text:p>4.5</text:p>
          </table:table-cell>
          <table:table-cell office:value-type="float" office:value="0.15801">
            <text:p>0.1580100000000</text:p>
          </table:table-cell>
          <table:table-cell office:value-type="float" office:value="-0.000000008537">
            <text:p>-0.0000000085370</text:p>
          </table:table-cell>
          <table:table-cell office:value-type="float" office:value="0.002076">
            <text:p>0.0020760000000</text:p>
          </table:table-cell>
          <table:table-cell office:value-type="float" office:value="0.00074226">
            <text:p>0.0007422600000</text:p>
          </table:table-cell>
          <table:table-cell office:value-type="float" office:value="0.036703">
            <text:p>0.0367030000000</text:p>
          </table:table-cell>
          <table:table-cell office:value-type="float" office:value="0">
            <text:p>0.0000000000000</text:p>
          </table:table-cell>
          <table:table-cell office:value-type="float" office:value="-0.0011042">
            <text:p>-0.0011042000000</text:p>
          </table:table-cell>
          <table:table-cell office:value-type="float" office:value="0.000017764">
            <text:p>0.0000177640000</text:p>
          </table:table-cell>
          <table:table-cell office:value-type="float" office:value="-0.000031322">
            <text:p>-0.0000313220000</text:p>
          </table:table-cell>
          <table:table-cell office:value-type="float" office:value="0.0000016062">
            <text:p>0.0000016062000</text:p>
          </table:table-cell>
          <table:table-cell office:value-type="float" office:value="0.000046777">
            <text:p>0.0000467770000</text:p>
          </table:table-cell>
          <table:table-cell office:value-type="float" office:value="0.00034396">
            <text:p>0.0003439600000</text:p>
          </table:table-cell>
          <table:table-cell office:value-type="float" office:value="0.000019266">
            <text:p>0.0000192660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861">
            <text:p>0.8610000000000</text:p>
          </table:table-cell>
          <table:table-cell table:number-columns-repeated="995"/>
        </table:table-row>
        <table:table-row table:style-name="ro1">
          <table:table-cell table:style-name="ce3" office:value-type="float" office:value="5">
            <text:p>5.0</text:p>
          </table:table-cell>
          <table:table-cell office:value-type="float" office:value="0.27191">
            <text:p>0.2719100000000</text:p>
          </table:table-cell>
          <table:table-cell office:value-type="float" office:value="-0.000000015116">
            <text:p>-0.0000000151160</text:p>
          </table:table-cell>
          <table:table-cell office:value-type="float" office:value="-0.00090164">
            <text:p>-0.0009016400000</text:p>
          </table:table-cell>
          <table:table-cell office:value-type="float" office:value="0.00065899">
            <text:p>0.0006589900000</text:p>
          </table:table-cell>
          <table:table-cell office:value-type="float" office:value="0.05383">
            <text:p>0.0538300000000</text:p>
          </table:table-cell>
          <table:table-cell office:value-type="float" office:value="0">
            <text:p>0.0000000000000</text:p>
          </table:table-cell>
          <table:table-cell office:value-type="float" office:value="-0.003819">
            <text:p>-0.0038190000000</text:p>
          </table:table-cell>
          <table:table-cell office:value-type="float" office:value="0.00001998">
            <text:p>0.0000199800000</text:p>
          </table:table-cell>
          <table:table-cell office:value-type="float" office:value="-0.000035433">
            <text:p>-0.0000354330000</text:p>
          </table:table-cell>
          <table:table-cell office:value-type="float" office:value="0.00000029011">
            <text:p>0.0000002901100</text:p>
          </table:table-cell>
          <table:table-cell office:value-type="float" office:value="0.000068195">
            <text:p>0.0000681950000</text:p>
          </table:table-cell>
          <table:table-cell office:value-type="float" office:value="0.00052171">
            <text:p>0.0005217100000</text:p>
          </table:table-cell>
          <table:table-cell office:value-type="float" office:value="0.00002378">
            <text:p>0.0000237800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886">
            <text:p>0.886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5.5">
            <text:p>5.5</text:p>
          </table:table-cell>
          <table:table-cell office:value-type="float" office:value="0.30563">
            <text:p>0.3056300000000</text:p>
          </table:table-cell>
          <table:table-cell office:value-type="float" office:value="-0.000000016685">
            <text:p>-0.0000000166850</text:p>
          </table:table-cell>
          <table:table-cell office:value-type="float" office:value="0.00031957">
            <text:p>0.0003195700000</text:p>
          </table:table-cell>
          <table:table-cell office:value-type="float" office:value="0.00060627">
            <text:p>0.0006062700000</text:p>
          </table:table-cell>
          <table:table-cell office:value-type="float" office:value="0.046109">
            <text:p>0.0461090000000</text:p>
          </table:table-cell>
          <table:table-cell office:value-type="float" office:value="0">
            <text:p>0.0000000000000</text:p>
          </table:table-cell>
          <table:table-cell office:value-type="float" office:value="-0.0044756">
            <text:p>-0.0044756000000</text:p>
          </table:table-cell>
          <table:table-cell office:value-type="float" office:value="0.000025225">
            <text:p>0.0000252250000</text:p>
          </table:table-cell>
          <table:table-cell office:value-type="float" office:value="-0.00003953">
            <text:p>-0.0000395300000</text:p>
          </table:table-cell>
          <table:table-cell office:value-type="float" office:value="0.000000008832">
            <text:p>0.0000000088320</text:p>
          </table:table-cell>
          <table:table-cell office:value-type="float" office:value="0.000058341">
            <text:p>0.0000583410000</text:p>
          </table:table-cell>
          <table:table-cell office:value-type="float" office:value="0.00044587">
            <text:p>0.0004458700000</text:p>
          </table:table-cell>
          <table:table-cell office:value-type="float" office:value="0.000017225">
            <text:p>0.0000172250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907">
            <text:p>0.907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6">
            <text:p>6.0</text:p>
          </table:table-cell>
          <table:table-cell office:value-type="float" office:value="0.40479">
            <text:p>0.4047900000000</text:p>
          </table:table-cell>
          <table:table-cell office:value-type="float" office:value="-0.000000018663">
            <text:p>-0.0000000186630</text:p>
          </table:table-cell>
          <table:table-cell office:value-type="float" office:value="-0.0016482">
            <text:p>-0.0016482000000</text:p>
          </table:table-cell>
          <table:table-cell office:value-type="float" office:value="0.00065377">
            <text:p>0.0006537700000</text:p>
          </table:table-cell>
          <table:table-cell office:value-type="float" office:value="0.047771">
            <text:p>0.0477710000000</text:p>
          </table:table-cell>
          <table:table-cell office:value-type="float" office:value="0">
            <text:p>0.0000000000000</text:p>
          </table:table-cell>
          <table:table-cell office:value-type="float" office:value="-0.0077992">
            <text:p>-0.0077992000000</text:p>
          </table:table-cell>
          <table:table-cell office:value-type="float" office:value="0.00002687">
            <text:p>0.0000268700000</text:p>
          </table:table-cell>
          <table:table-cell office:value-type="float" office:value="-0.00004349">
            <text:p>-0.0000434900000</text:p>
          </table:table-cell>
          <table:table-cell office:value-type="float" office:value="-0.0000004771">
            <text:p>-0.0000004771000</text:p>
          </table:table-cell>
          <table:table-cell office:value-type="float" office:value="0.000047325">
            <text:p>0.0000473250000</text:p>
          </table:table-cell>
          <table:table-cell office:value-type="float" office:value="0.00046891">
            <text:p>0.0004689100000</text:p>
          </table:table-cell>
          <table:table-cell office:value-type="float" office:value="0.000014763">
            <text:p>0.0000147630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948">
            <text:p>0.948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6.5">
            <text:p>6.5</text:p>
          </table:table-cell>
          <table:table-cell office:value-type="float" office:value="0.4612">
            <text:p>0.4612000000000</text:p>
          </table:table-cell>
          <table:table-cell office:value-type="float" office:value="-0.00000002346">
            <text:p>-0.0000000234600</text:p>
          </table:table-cell>
          <table:table-cell office:value-type="float" office:value="0.001377">
            <text:p>0.0013770000000</text:p>
          </table:table-cell>
          <table:table-cell office:value-type="float" office:value="0.0005562">
            <text:p>0.0005562000000</text:p>
          </table:table-cell>
          <table:table-cell office:value-type="float" office:value="0.04077">
            <text:p>0.0407700000000</text:p>
          </table:table-cell>
          <table:table-cell office:value-type="float" office:value="-0.00000806">
            <text:p>-0.0000080600000</text:p>
          </table:table-cell>
          <table:table-cell office:value-type="float" office:value="-0.007098">
            <text:p>-0.0070980000000</text:p>
          </table:table-cell>
          <table:table-cell office:value-type="float" office:value="0.00003467">
            <text:p>0.0000346700000</text:p>
          </table:table-cell>
          <table:table-cell office:value-type="float" office:value="-0.00004674">
            <text:p>-0.0000467400000</text:p>
          </table:table-cell>
          <table:table-cell office:value-type="float" office:value="-0.00000007751">
            <text:p>-0.0000000775100</text:p>
          </table:table-cell>
          <table:table-cell office:value-type="float" office:value="0.00006342">
            <text:p>0.0000634200000</text:p>
          </table:table-cell>
          <table:table-cell office:value-type="float" office:value="0.00060094">
            <text:p>0.0006009400000</text:p>
          </table:table-cell>
          <table:table-cell office:value-type="float" office:value="0.00001818">
            <text:p>0.0000181800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95">
            <text:p>0.95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7">
            <text:p>7.0</text:p>
          </table:table-cell>
          <table:table-cell office:value-type="float" office:value="0.5128">
            <text:p>0.5128000000000</text:p>
          </table:table-cell>
          <table:table-cell office:value-type="float" office:value="-0.0000000251">
            <text:p>-0.0000000251000</text:p>
          </table:table-cell>
          <table:table-cell office:value-type="float" office:value="-0.0005495">
            <text:p>-0.0005495000000</text:p>
          </table:table-cell>
          <table:table-cell office:value-type="float" office:value="0.000457">
            <text:p>0.0004570000000</text:p>
          </table:table-cell>
          <table:table-cell office:value-type="float" office:value="0.03021">
            <text:p>0.0302100000000</text:p>
          </table:table-cell>
          <table:table-cell office:value-type="float" office:value="-0.000008889">
            <text:p>-0.0000088890000</text:p>
          </table:table-cell>
          <table:table-cell office:value-type="float" office:value="-0.007502">
            <text:p>-0.0075020000000</text:p>
          </table:table-cell>
          <table:table-cell office:value-type="float" office:value="0.0000489">
            <text:p>0.0000489000000</text:p>
          </table:table-cell>
          <table:table-cell office:value-type="float" office:value="-0.00005051">
            <text:p>-0.0000505100000</text:p>
          </table:table-cell>
          <table:table-cell office:value-type="float" office:value="-0.000000595">
            <text:p>-0.0000005950000</text:p>
          </table:table-cell>
          <table:table-cell office:value-type="float" office:value="0.00005933">
            <text:p>0.0000593300000</text:p>
          </table:table-cell>
          <table:table-cell office:value-type="float" office:value="0.00038597">
            <text:p>0.0003859700000</text:p>
          </table:table-cell>
          <table:table-cell office:value-type="float" office:value="0.00001124">
            <text:p>0.0000112400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1">
            <text:p>1.00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7.5">
            <text:p>7.5</text:p>
          </table:table-cell>
          <table:table-cell office:value-type="float" office:value="0.5675">
            <text:p>0.5675000000000</text:p>
          </table:table-cell>
          <table:table-cell office:value-type="float" office:value="-0.0000000199">
            <text:p>-0.0000000199000</text:p>
          </table:table-cell>
          <table:table-cell office:value-type="float" office:value="-0.00103">
            <text:p>-0.0010300000000</text:p>
          </table:table-cell>
          <table:table-cell office:value-type="float" office:value="0.0004989">
            <text:p>0.0004989000000</text:p>
          </table:table-cell>
          <table:table-cell office:value-type="float" office:value="0.02581">
            <text:p>0.0258100000000</text:p>
          </table:table-cell>
          <table:table-cell office:value-type="float" office:value="-0.00000954">
            <text:p>-0.0000095400000</text:p>
          </table:table-cell>
          <table:table-cell office:value-type="float" office:value="-0.007034">
            <text:p>-0.0070340000000</text:p>
          </table:table-cell>
          <table:table-cell office:value-type="float" office:value="0.000071">
            <text:p>0.0000710000000</text:p>
          </table:table-cell>
          <table:table-cell office:value-type="float" office:value="-0.00005418">
            <text:p>-0.0000541800000</text:p>
          </table:table-cell>
          <table:table-cell office:value-type="float" office:value="-0.0000009912">
            <text:p>-0.0000009912000</text:p>
          </table:table-cell>
          <table:table-cell office:value-type="float" office:value="0.00006887">
            <text:p>0.0000688700000</text:p>
          </table:table-cell>
          <table:table-cell office:value-type="float" office:value="0.00043554">
            <text:p>0.0004355400000</text:p>
          </table:table-cell>
          <table:table-cell office:value-type="float" office:value="0.000009598">
            <text:p>0.0000095980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1.06">
            <text:p>1.06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8">
            <text:p>8.0</text:p>
          </table:table-cell>
          <table:table-cell office:value-type="float" office:value="0.6128">
            <text:p>0.6128000000000</text:p>
          </table:table-cell>
          <table:table-cell office:value-type="float" office:value="0.0000000321">
            <text:p>0.0000000321000</text:p>
          </table:table-cell>
          <table:table-cell office:value-type="float" office:value="-0.001689">
            <text:p>-0.0016890000000</text:p>
          </table:table-cell>
          <table:table-cell office:value-type="float" office:value="0.0005109">
            <text:p>0.0005109000000</text:p>
          </table:table-cell>
          <table:table-cell office:value-type="float" office:value="0.0253">
            <text:p>0.0253000000000</text:p>
          </table:table-cell>
          <table:table-cell office:value-type="float" office:value="-0.000009606">
            <text:p>-0.0000096060000</text:p>
          </table:table-cell>
          <table:table-cell office:value-type="float" office:value="-0.007102">
            <text:p>-0.0071020000000</text:p>
          </table:table-cell>
          <table:table-cell office:value-type="float" office:value="0.00009851">
            <text:p>0.0000985100000</text:p>
          </table:table-cell>
          <table:table-cell office:value-type="float" office:value="-0.00005753">
            <text:p>-0.0000575300000</text:p>
          </table:table-cell>
          <table:table-cell office:value-type="float" office:value="-0.000001227">
            <text:p>-0.0000012270000</text:p>
          </table:table-cell>
          <table:table-cell office:value-type="float" office:value="0.00005622">
            <text:p>0.0000562200000</text:p>
          </table:table-cell>
          <table:table-cell office:value-type="float" office:value="0.00053204">
            <text:p>0.0005320400000</text:p>
          </table:table-cell>
          <table:table-cell office:value-type="float" office:value="0.00001131">
            <text:p>0.0000113100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1.14">
            <text:p>1.14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8.5">
            <text:p>8.5</text:p>
          </table:table-cell>
          <table:table-cell office:value-type="float" office:value="0.664">
            <text:p>0.6640000000000</text:p>
          </table:table-cell>
          <table:table-cell office:value-type="float" office:value="0.0000001348">
            <text:p>0.0000001348000</text:p>
          </table:table-cell>
          <table:table-cell office:value-type="float" office:value="-0.001751">
            <text:p>-0.0017510000000</text:p>
          </table:table-cell>
          <table:table-cell office:value-type="float" office:value="0.0007306">
            <text:p>0.0007306000000</text:p>
          </table:table-cell>
          <table:table-cell office:value-type="float" office:value="0.03251">
            <text:p>0.0325100000000</text:p>
          </table:table-cell>
          <table:table-cell office:value-type="float" office:value="-0.000008549">
            <text:p>-0.0000085490000</text:p>
          </table:table-cell>
          <table:table-cell office:value-type="float" office:value="-0.00571">
            <text:p>-0.0057100000000</text:p>
          </table:table-cell>
          <table:table-cell office:value-type="float" office:value="0.0001243">
            <text:p>0.0001243000000</text:p>
          </table:table-cell>
          <table:table-cell office:value-type="float" office:value="-0.00005948">
            <text:p>-0.0000594800000</text:p>
          </table:table-cell>
          <table:table-cell office:value-type="float" office:value="-0.000001323">
            <text:p>-0.0000013230000</text:p>
          </table:table-cell>
          <table:table-cell office:value-type="float" office:value="0.00006276">
            <text:p>0.0000627600000</text:p>
          </table:table-cell>
          <table:table-cell office:value-type="float" office:value="0.0006232">
            <text:p>0.0006232000000</text:p>
          </table:table-cell>
          <table:table-cell office:value-type="float" office:value="0.00001229">
            <text:p>0.0000122900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1.22">
            <text:p>1.22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9">
            <text:p>9.0</text:p>
          </table:table-cell>
          <table:table-cell office:value-type="float" office:value="0.664">
            <text:p>0.6640000000000</text:p>
          </table:table-cell>
          <table:table-cell table:number-columns-repeated="26" office:value-type="float" office:value="0">
            <text:p>0.0000000000000</text:p>
          </table:table-cell>
          <table:table-cell office:value-type="float" office:value="1.31">
            <text:p>1.31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13">
            <text:p>13.0</text:p>
          </table:table-cell>
          <table:table-cell office:value-type="float" office:value="4.1483">
            <text:p>4.1483000000000</text:p>
          </table:table-cell>
          <table:table-cell office:value-type="float" office:value="0.000000000024">
            <text:p>0.0000000000240</text:p>
          </table:table-cell>
          <table:table-cell office:value-type="float" office:value="0.096208">
            <text:p>0.0962080000000</text:p>
          </table:table-cell>
          <table:table-cell office:value-type="float" office:value="0.00053865">
            <text:p>0.0005386500000</text:p>
          </table:table-cell>
          <table:table-cell office:value-type="float" office:value="0.025855">
            <text:p>0.0258550000000</text:p>
          </table:table-cell>
          <table:table-cell office:value-type="float" office:value="0.000021493">
            <text:p>0.0000214930000</text:p>
          </table:table-cell>
          <table:table-cell office:value-type="float" office:value="0.31332">
            <text:p>0.3133200000000</text:p>
          </table:table-cell>
          <table:table-cell office:value-type="float" office:value="0.00042384">
            <text:p>0.0004238400000</text:p>
          </table:table-cell>
          <table:table-cell office:value-type="float" office:value="0.0026185">
            <text:p>0.0026185000000</text:p>
          </table:table-cell>
          <table:table-cell office:value-type="float" office:value="0.0000072381">
            <text:p>0.0000072381000</text:p>
          </table:table-cell>
          <table:table-cell office:value-type="float" office:value="0.0012511">
            <text:p>0.0012511000000</text:p>
          </table:table-cell>
          <table:table-cell office:value-type="float" office:value="0.039314">
            <text:p>0.0393140000000</text:p>
          </table:table-cell>
          <table:table-cell office:value-type="float" office:value="0.0019007">
            <text:p>0.0019007000000</text:p>
          </table:table-cell>
          <table:table-cell office:value-type="float" office:value="0.068985">
            <text:p>0.0689850000000</text:p>
          </table:table-cell>
          <table:table-cell office:value-type="float" office:value="0.03239">
            <text:p>0.0323900000000</text:p>
          </table:table-cell>
          <table:table-cell office:value-type="float" office:value="0.0000349">
            <text:p>0.0000349000000</text:p>
          </table:table-cell>
          <table:table-cell office:value-type="float" office:value="0.004386">
            <text:p>0.0043860000000</text:p>
          </table:table-cell>
          <table:table-cell office:value-type="float" office:value="0.00000043723">
            <text:p>0.0000004372300</text:p>
          </table:table-cell>
          <table:table-cell office:value-type="float" office:value="0.000097394">
            <text:p>0.0000973940000</text:p>
          </table:table-cell>
          <table:table-cell office:value-type="float" office:value="0.000012539">
            <text:p>0.0000125390000</text:p>
          </table:table-cell>
          <table:table-cell office:value-type="float" office:value="0.00099719">
            <text:p>0.0009971900000</text:p>
          </table:table-cell>
          <table:table-cell office:value-type="float" office:value="0.00023508">
            <text:p>0.0002350800000</text:p>
          </table:table-cell>
          <table:table-cell office:value-type="float" office:value="0.080314">
            <text:p>0.0803140000000</text:p>
          </table:table-cell>
          <table:table-cell office:value-type="float" office:value="0.00017228">
            <text:p>0.0001722800000</text:p>
          </table:table-cell>
          <table:table-cell office:value-type="float" office:value="0.0033923">
            <text:p>0.0033923000000</text:p>
          </table:table-cell>
          <table:table-cell office:value-type="float" office:value="0.000020429">
            <text:p>0.0000204290000</text:p>
          </table:table-cell>
          <table:table-cell office:value-type="float" office:value="0.00012798">
            <text:p>0.0001279800000</text:p>
          </table:table-cell>
          <table:table-cell office:value-type="float" office:value="1.606">
            <text:p>1.606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15">
            <text:p>15.0</text:p>
          </table:table-cell>
          <table:table-cell office:value-type="float" office:value="5.078">
            <text:p>5.0780000000000</text:p>
          </table:table-cell>
          <table:table-cell office:value-type="float" office:value="0">
            <text:p>0.0000000000000</text:p>
          </table:table-cell>
          <table:table-cell office:value-type="float" office:value="0.078175">
            <text:p>0.0781750000000</text:p>
          </table:table-cell>
          <table:table-cell office:value-type="float" office:value="0.00061503">
            <text:p>0.0006150300000</text:p>
          </table:table-cell>
          <table:table-cell office:value-type="float" office:value="0.03385">
            <text:p>0.0338500000000</text:p>
          </table:table-cell>
          <table:table-cell office:value-type="float" office:value="0.000030659">
            <text:p>0.0000306590000</text:p>
          </table:table-cell>
          <table:table-cell office:value-type="float" office:value="0.236">
            <text:p>0.2360000000000</text:p>
          </table:table-cell>
          <table:table-cell office:value-type="float" office:value="0.0003991">
            <text:p>0.0003991000000</text:p>
          </table:table-cell>
          <table:table-cell office:value-type="float" office:value="0.0016442">
            <text:p>0.0016442000000</text:p>
          </table:table-cell>
          <table:table-cell office:value-type="float" office:value="0.000008284">
            <text:p>0.0000082840000</text:p>
          </table:table-cell>
          <table:table-cell office:value-type="float" office:value="0.00092382">
            <text:p>0.0009238200000</text:p>
          </table:table-cell>
          <table:table-cell office:value-type="float" office:value="0.062358">
            <text:p>0.0623580000000</text:p>
          </table:table-cell>
          <table:table-cell office:value-type="float" office:value="0.002934">
            <text:p>0.0029340000000</text:p>
          </table:table-cell>
          <table:table-cell office:value-type="float" office:value="0.098171">
            <text:p>0.0981710000000</text:p>
          </table:table-cell>
          <table:table-cell office:value-type="float" office:value="0.035936">
            <text:p>0.0359360000000</text:p>
          </table:table-cell>
          <table:table-cell office:value-type="float" office:value="0.000052298">
            <text:p>0.0000522980000</text:p>
          </table:table-cell>
          <table:table-cell office:value-type="float" office:value="0.0035261">
            <text:p>0.0035261000000</text:p>
          </table:table-cell>
          <table:table-cell office:value-type="float" office:value="0.00000054163">
            <text:p>0.0000005416300</text:p>
          </table:table-cell>
          <table:table-cell office:value-type="float" office:value="0.0001041">
            <text:p>0.0001041000000</text:p>
          </table:table-cell>
          <table:table-cell office:value-type="float" office:value="0.0000097421">
            <text:p>0.0000097421000</text:p>
          </table:table-cell>
          <table:table-cell office:value-type="float" office:value="0.0012046">
            <text:p>0.0012046000000</text:p>
          </table:table-cell>
          <table:table-cell office:value-type="float" office:value="0.00026088">
            <text:p>0.0002608800000</text:p>
          </table:table-cell>
          <table:table-cell office:value-type="float" office:value="0.08156">
            <text:p>0.0815600000000</text:p>
          </table:table-cell>
          <table:table-cell office:value-type="float" office:value="0.00011328">
            <text:p>0.0001132800000</text:p>
          </table:table-cell>
          <table:table-cell office:value-type="float" office:value="0.0026915">
            <text:p>0.0026915000000</text:p>
          </table:table-cell>
          <table:table-cell office:value-type="float" office:value="0.000012599">
            <text:p>0.0000125990000</text:p>
          </table:table-cell>
          <table:table-cell office:value-type="float" office:value="0.00011085">
            <text:p>0.0001108500000</text:p>
          </table:table-cell>
          <table:table-cell office:value-type="float" office:value="1.5">
            <text:p>1.50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18">
            <text:p>18.0</text:p>
          </table:table-cell>
          <table:table-cell office:value-type="float" office:value="5.5112">
            <text:p>5.5112000000000</text:p>
          </table:table-cell>
          <table:table-cell office:value-type="float" office:value="0.000000000028">
            <text:p>0.0000000000280</text:p>
          </table:table-cell>
          <table:table-cell office:value-type="float" office:value="0.14859">
            <text:p>0.1485900000000</text:p>
          </table:table-cell>
          <table:table-cell office:value-type="float" office:value="0.00093834">
            <text:p>0.0009383400000</text:p>
          </table:table-cell>
          <table:table-cell office:value-type="float" office:value="0.036562">
            <text:p>0.0365620000000</text:p>
          </table:table-cell>
          <table:table-cell office:value-type="float" office:value="0.000038551">
            <text:p>0.0000385510000</text:p>
          </table:table-cell>
          <table:table-cell office:value-type="float" office:value="1.212">
            <text:p>1.2120000000000</text:p>
          </table:table-cell>
          <table:table-cell office:value-type="float" office:value="0.00043668">
            <text:p>0.0004366800000</text:p>
          </table:table-cell>
          <table:table-cell office:value-type="float" office:value="0.0051226">
            <text:p>0.0051226000000</text:p>
          </table:table-cell>
          <table:table-cell office:value-type="float" office:value="0.0000098111">
            <text:p>0.0000098111000</text:p>
          </table:table-cell>
          <table:table-cell office:value-type="float" office:value="0.0015098">
            <text:p>0.0015098000000</text:p>
          </table:table-cell>
          <table:table-cell office:value-type="float" office:value="0.11603">
            <text:p>0.1160300000000</text:p>
          </table:table-cell>
          <table:table-cell office:value-type="float" office:value="0.0072907">
            <text:p>0.0072907000000</text:p>
          </table:table-cell>
          <table:table-cell office:value-type="float" office:value="0.17457">
            <text:p>0.1745700000000</text:p>
          </table:table-cell>
          <table:table-cell office:value-type="float" office:value="0.084867">
            <text:p>0.0848670000000</text:p>
          </table:table-cell>
          <table:table-cell office:value-type="float" office:value="0.000063166">
            <text:p>0.0000631660000</text:p>
          </table:table-cell>
          <table:table-cell office:value-type="float" office:value="0.013388">
            <text:p>0.0133880000000</text:p>
          </table:table-cell>
          <table:table-cell office:value-type="float" office:value="0.00000079235">
            <text:p>0.0000007923500</text:p>
          </table:table-cell>
          <table:table-cell office:value-type="float" office:value="0.00021964">
            <text:p>0.0002196400000</text:p>
          </table:table-cell>
          <table:table-cell office:value-type="float" office:value="0.000013877">
            <text:p>0.0000138770000</text:p>
          </table:table-cell>
          <table:table-cell office:value-type="float" office:value="0.0029987">
            <text:p>0.0029987000000</text:p>
          </table:table-cell>
          <table:table-cell office:value-type="float" office:value="0.00058456">
            <text:p>0.0005845600000</text:p>
          </table:table-cell>
          <table:table-cell office:value-type="float" office:value="0.084995">
            <text:p>0.0849950000000</text:p>
          </table:table-cell>
          <table:table-cell office:value-type="float" office:value="0.000098743">
            <text:p>0.0000987430000</text:p>
          </table:table-cell>
          <table:table-cell office:value-type="float" office:value="0.0027714">
            <text:p>0.0027714000000</text:p>
          </table:table-cell>
          <table:table-cell office:value-type="float" office:value="0.000026778">
            <text:p>0.0000267780000</text:p>
          </table:table-cell>
          <table:table-cell office:value-type="float" office:value="0.000073239">
            <text:p>0.0000732390000</text:p>
          </table:table-cell>
          <table:table-cell office:value-type="float" office:value="1.901">
            <text:p>1.901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20">
            <text:p>20.0</text:p>
          </table:table-cell>
          <table:table-cell office:value-type="float" office:value="6.9172">
            <text:p>6.9172000000000</text:p>
          </table:table-cell>
          <table:table-cell office:value-type="float" office:value="0.000000000003">
            <text:p>0.0000000000030</text:p>
          </table:table-cell>
          <table:table-cell office:value-type="float" office:value="0.16094">
            <text:p>0.1609400000000</text:p>
          </table:table-cell>
          <table:table-cell office:value-type="float" office:value="0.00078906">
            <text:p>0.0007890600000</text:p>
          </table:table-cell>
          <table:table-cell office:value-type="float" office:value="0.041458">
            <text:p>0.0414580000000</text:p>
          </table:table-cell>
          <table:table-cell office:value-type="float" office:value="0.00011247">
            <text:p>0.0001124700000</text:p>
          </table:table-cell>
          <table:table-cell office:value-type="float" office:value="1.0191">
            <text:p>1.0191000000000</text:p>
          </table:table-cell>
          <table:table-cell office:value-type="float" office:value="0.00046859">
            <text:p>0.0004685900000</text:p>
          </table:table-cell>
          <table:table-cell office:value-type="float" office:value="0.0029767">
            <text:p>0.0029767000000</text:p>
          </table:table-cell>
          <table:table-cell office:value-type="float" office:value="0.000029099">
            <text:p>0.0000290990000</text:p>
          </table:table-cell>
          <table:table-cell office:value-type="float" office:value="0.0095587">
            <text:p>0.0095587000000</text:p>
          </table:table-cell>
          <table:table-cell office:value-type="float" office:value="0.098138">
            <text:p>0.0981380000000</text:p>
          </table:table-cell>
          <table:table-cell office:value-type="float" office:value="0.0071868">
            <text:p>0.0071868000000</text:p>
          </table:table-cell>
          <table:table-cell office:value-type="float" office:value="0.10126">
            <text:p>0.1012600000000</text:p>
          </table:table-cell>
          <table:table-cell office:value-type="float" office:value="0.042864">
            <text:p>0.0428640000000</text:p>
          </table:table-cell>
          <table:table-cell office:value-type="float" office:value="0.000055327">
            <text:p>0.0000553270000</text:p>
          </table:table-cell>
          <table:table-cell office:value-type="float" office:value="0.0053589">
            <text:p>0.0053589000000</text:p>
          </table:table-cell>
          <table:table-cell office:value-type="float" office:value="0.00000076527">
            <text:p>0.0000007652700</text:p>
          </table:table-cell>
          <table:table-cell office:value-type="float" office:value="0.0001324">
            <text:p>0.0001324000000</text:p>
          </table:table-cell>
          <table:table-cell office:value-type="float" office:value="0.000010318">
            <text:p>0.0000103180000</text:p>
          </table:table-cell>
          <table:table-cell office:value-type="float" office:value="0.0015404">
            <text:p>0.0015404000000</text:p>
          </table:table-cell>
          <table:table-cell office:value-type="float" office:value="0.0003425">
            <text:p>0.0003425000000</text:p>
          </table:table-cell>
          <table:table-cell office:value-type="float" office:value="0.084568">
            <text:p>0.0845680000000</text:p>
          </table:table-cell>
          <table:table-cell office:value-type="float" office:value="0.00016121">
            <text:p>0.0001612100000</text:p>
          </table:table-cell>
          <table:table-cell office:value-type="float" office:value="0.0032881">
            <text:p>0.0032881000000</text:p>
          </table:table-cell>
          <table:table-cell office:value-type="float" office:value="0.000087369">
            <text:p>0.0000873690000</text:p>
          </table:table-cell>
          <table:table-cell office:value-type="float" office:value="0.00016283">
            <text:p>0.0001628300000</text:p>
          </table:table-cell>
          <table:table-cell office:value-type="float" office:value="1.67">
            <text:p>1.67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25">
            <text:p>25.0</text:p>
          </table:table-cell>
          <table:table-cell office:value-type="float" office:value="7.1284">
            <text:p>7.1284000000000</text:p>
          </table:table-cell>
          <table:table-cell office:value-type="float" office:value="0">
            <text:p>0.0000000000000</text:p>
          </table:table-cell>
          <table:table-cell office:value-type="float" office:value="0.14131">
            <text:p>0.1413100000000</text:p>
          </table:table-cell>
          <table:table-cell office:value-type="float" office:value="0.0003313">
            <text:p>0.0003313000000</text:p>
          </table:table-cell>
          <table:table-cell office:value-type="float" office:value="0.042086">
            <text:p>0.0420860000000</text:p>
          </table:table-cell>
          <table:table-cell office:value-type="float" office:value="0.000083716">
            <text:p>0.0000837160000</text:p>
          </table:table-cell>
          <table:table-cell office:value-type="float" office:value="2.5473">
            <text:p>2.5473000000000</text:p>
          </table:table-cell>
          <table:table-cell office:value-type="float" office:value="0.00048837">
            <text:p>0.0004883700000</text:p>
          </table:table-cell>
          <table:table-cell office:value-type="float" office:value="0.0021829">
            <text:p>0.0021829000000</text:p>
          </table:table-cell>
          <table:table-cell office:value-type="float" office:value="0.0001532">
            <text:p>0.0001532000000</text:p>
          </table:table-cell>
          <table:table-cell office:value-type="float" office:value="0.016298">
            <text:p>0.0162980000000</text:p>
          </table:table-cell>
          <table:table-cell office:value-type="float" office:value="0.25045">
            <text:p>0.2504500000000</text:p>
          </table:table-cell>
          <table:table-cell office:value-type="float" office:value="0.020162">
            <text:p>0.0201620000000</text:p>
          </table:table-cell>
          <table:table-cell office:value-type="float" office:value="0.22234">
            <text:p>0.2223400000000</text:p>
          </table:table-cell>
          <table:table-cell office:value-type="float" office:value="0.10025">
            <text:p>0.1002500000000</text:p>
          </table:table-cell>
          <table:table-cell office:value-type="float" office:value="0.00015132">
            <text:p>0.0001513200000</text:p>
          </table:table-cell>
          <table:table-cell office:value-type="float" office:value="0.010742">
            <text:p>0.0107420000000</text:p>
          </table:table-cell>
          <table:table-cell office:value-type="float" office:value="0.0000018898">
            <text:p>0.0000018898000</text:p>
          </table:table-cell>
          <table:table-cell office:value-type="float" office:value="0.00017468">
            <text:p>0.0001746800000</text:p>
          </table:table-cell>
          <table:table-cell office:value-type="float" office:value="0.000013207">
            <text:p>0.0000132070000</text:p>
          </table:table-cell>
          <table:table-cell office:value-type="float" office:value="0.0023484">
            <text:p>0.0023484000000</text:p>
          </table:table-cell>
          <table:table-cell office:value-type="float" office:value="0.0002825">
            <text:p>0.0002825000000</text:p>
          </table:table-cell>
          <table:table-cell office:value-type="float" office:value="0.08233">
            <text:p>0.0823300000000</text:p>
          </table:table-cell>
          <table:table-cell office:value-type="float" office:value="0.00029606">
            <text:p>0.0002960600000</text:p>
          </table:table-cell>
          <table:table-cell office:value-type="float" office:value="0.0029137">
            <text:p>0.0029137000000</text:p>
          </table:table-cell>
          <table:table-cell office:value-type="float" office:value="0.00029438">
            <text:p>0.0002943800000</text:p>
          </table:table-cell>
          <table:table-cell office:value-type="float" office:value="0.00053664">
            <text:p>0.0005366400000</text:p>
          </table:table-cell>
          <table:table-cell office:value-type="float" office:value="1.734">
            <text:p>1.7340000000000</text:p>
          </table:table-cell>
          <table:table-cell table:number-columns-repeated="995"/>
        </table:table-row>
        <table:table-row table:style-name="ro1">
          <table:table-cell table:style-name="ce3" office:value-type="float" office:value="30">
            <text:p>30.0</text:p>
          </table:table-cell>
          <table:table-cell office:value-type="float" office:value="8.1093">
            <text:p>8.1093000000000</text:p>
          </table:table-cell>
          <table:table-cell office:value-type="float" office:value="0.000000000001">
            <text:p>0.0000000000010</text:p>
          </table:table-cell>
          <table:table-cell office:value-type="float" office:value="0.2111">
            <text:p>0.2111000000000</text:p>
          </table:table-cell>
          <table:table-cell office:value-type="float" office:value="0.0010195">
            <text:p>0.0010195000000</text:p>
          </table:table-cell>
          <table:table-cell office:value-type="float" office:value="0.055476">
            <text:p>0.0554760000000</text:p>
          </table:table-cell>
          <table:table-cell office:value-type="float" office:value="0.000005659">
            <text:p>0.0000056590000</text:p>
          </table:table-cell>
          <table:table-cell office:value-type="float" office:value="4.1112">
            <text:p>4.1112000000000</text:p>
          </table:table-cell>
          <table:table-cell office:value-type="float" office:value="0.00079533">
            <text:p>0.0007953300000</text:p>
          </table:table-cell>
          <table:table-cell office:value-type="float" office:value="0.002686">
            <text:p>0.0026860000000</text:p>
          </table:table-cell>
          <table:table-cell office:value-type="float" office:value="0.0000099557">
            <text:p>0.0000099557000</text:p>
          </table:table-cell>
          <table:table-cell office:value-type="float" office:value="0.022956">
            <text:p>0.0229560000000</text:p>
          </table:table-cell>
          <table:table-cell office:value-type="float" office:value="0.23875">
            <text:p>0.2387500000000</text:p>
          </table:table-cell>
          <table:table-cell office:value-type="float" office:value="0.024277">
            <text:p>0.0242770000000</text:p>
          </table:table-cell>
          <table:table-cell office:value-type="float" office:value="0.34085">
            <text:p>0.3408500000000</text:p>
          </table:table-cell>
          <table:table-cell office:value-type="float" office:value="0.15786">
            <text:p>0.1578600000000</text:p>
          </table:table-cell>
          <table:table-cell office:value-type="float" office:value="0.00012978">
            <text:p>0.0001297800000</text:p>
          </table:table-cell>
          <table:table-cell office:value-type="float" office:value="0.021549">
            <text:p>0.0215490000000</text:p>
          </table:table-cell>
          <table:table-cell office:value-type="float" office:value="0.0000017319">
            <text:p>0.0000017319000</text:p>
          </table:table-cell>
          <table:table-cell office:value-type="float" office:value="0.00028381">
            <text:p>0.0002838100000</text:p>
          </table:table-cell>
          <table:table-cell office:value-type="float" office:value="0.000020992">
            <text:p>0.0000209920000</text:p>
          </table:table-cell>
          <table:table-cell office:value-type="float" office:value="0.0041088">
            <text:p>0.0041088000000</text:p>
          </table:table-cell>
          <table:table-cell office:value-type="float" office:value="0.00088155">
            <text:p>0.0008815500000</text:p>
          </table:table-cell>
          <table:table-cell office:value-type="float" office:value="0.091796">
            <text:p>0.0917960000000</text:p>
          </table:table-cell>
          <table:table-cell office:value-type="float" office:value="0.0003054">
            <text:p>0.0003054000000</text:p>
          </table:table-cell>
          <table:table-cell office:value-type="float" office:value="0.0019016">
            <text:p>0.0019016000000</text:p>
          </table:table-cell>
          <table:table-cell office:value-type="float" office:value="0.00011172">
            <text:p>0.0001117200000</text:p>
          </table:table-cell>
          <table:table-cell office:value-type="float" office:value="0.00017748">
            <text:p>0.0001774800000</text:p>
          </table:table-cell>
          <table:table-cell office:value-type="float" office:value="2.362">
            <text:p>2.362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40">
            <text:p>40.0</text:p>
          </table:table-cell>
          <table:table-cell office:value-type="float" office:value="6.6474">
            <text:p>6.6474000000000</text:p>
          </table:table-cell>
          <table:table-cell office:value-type="float" office:value="0.000000000003">
            <text:p>0.0000000000030</text:p>
          </table:table-cell>
          <table:table-cell office:value-type="float" office:value="0.51752">
            <text:p>0.5175200000000</text:p>
          </table:table-cell>
          <table:table-cell office:value-type="float" office:value="0.00039498">
            <text:p>0.0003949800000</text:p>
          </table:table-cell>
          <table:table-cell office:value-type="float" office:value="0.0398">
            <text:p>0.0398000000000</text:p>
          </table:table-cell>
          <table:table-cell office:value-type="float" office:value="0.0000053118">
            <text:p>0.0000053118000</text:p>
          </table:table-cell>
          <table:table-cell office:value-type="float" office:value="7.6908">
            <text:p>7.6908000000000</text:p>
          </table:table-cell>
          <table:table-cell office:value-type="float" office:value="0.00050903">
            <text:p>0.0005090300000</text:p>
          </table:table-cell>
          <table:table-cell office:value-type="float" office:value="0.005779">
            <text:p>0.0057790000000</text:p>
          </table:table-cell>
          <table:table-cell office:value-type="float" office:value="0.0000028578">
            <text:p>0.0000028578000</text:p>
          </table:table-cell>
          <table:table-cell office:value-type="float" office:value="0.048283">
            <text:p>0.0482830000000</text:p>
          </table:table-cell>
          <table:table-cell office:value-type="float" office:value="0.42682">
            <text:p>0.4268200000000</text:p>
          </table:table-cell>
          <table:table-cell office:value-type="float" office:value="0.053044">
            <text:p>0.0530440000000</text:p>
          </table:table-cell>
          <table:table-cell office:value-type="float" office:value="0.41655">
            <text:p>0.4165500000000</text:p>
          </table:table-cell>
          <table:table-cell office:value-type="float" office:value="0.1788">
            <text:p>0.1788000000000</text:p>
          </table:table-cell>
          <table:table-cell office:value-type="float" office:value="0.00013295">
            <text:p>0.0001329500000</text:p>
          </table:table-cell>
          <table:table-cell office:value-type="float" office:value="0.022864">
            <text:p>0.0228640000000</text:p>
          </table:table-cell>
          <table:table-cell office:value-type="float" office:value="0.0000035816">
            <text:p>0.0000035816000</text:p>
          </table:table-cell>
          <table:table-cell office:value-type="float" office:value="0.00032012">
            <text:p>0.0003201200000</text:p>
          </table:table-cell>
          <table:table-cell office:value-type="float" office:value="0.000022338">
            <text:p>0.0000223380000</text:p>
          </table:table-cell>
          <table:table-cell office:value-type="float" office:value="0.0043535">
            <text:p>0.0043535000000</text:p>
          </table:table-cell>
          <table:table-cell office:value-type="float" office:value="0.00083361">
            <text:p>0.0008336100000</text:p>
          </table:table-cell>
          <table:table-cell office:value-type="float" office:value="0.087177">
            <text:p>0.0871770000000</text:p>
          </table:table-cell>
          <table:table-cell office:value-type="float" office:value="0.00040784">
            <text:p>0.0004078400000</text:p>
          </table:table-cell>
          <table:table-cell office:value-type="float" office:value="0.0036842">
            <text:p>0.0036842000000</text:p>
          </table:table-cell>
          <table:table-cell office:value-type="float" office:value="0.0007166">
            <text:p>0.0007166000000</text:p>
          </table:table-cell>
          <table:table-cell office:value-type="float" office:value="0.0016495">
            <text:p>0.0016495000000</text:p>
          </table:table-cell>
          <table:table-cell office:value-type="float" office:value="2.552">
            <text:p>2.552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50">
            <text:p>50.0</text:p>
          </table:table-cell>
          <table:table-cell office:value-type="float" office:value="6.6474">
            <text:p>6.6474000000000</text:p>
          </table:table-cell>
          <table:table-cell office:value-type="float" office:value="0.000000000003">
            <text:p>0.0000000000030</text:p>
          </table:table-cell>
          <table:table-cell office:value-type="float" office:value="0.51752">
            <text:p>0.5175200000000</text:p>
          </table:table-cell>
          <table:table-cell office:value-type="float" office:value="0.00039498">
            <text:p>0.0003949800000</text:p>
          </table:table-cell>
          <table:table-cell office:value-type="float" office:value="0.0398">
            <text:p>0.0398000000000</text:p>
          </table:table-cell>
          <table:table-cell office:value-type="float" office:value="0.0000053118">
            <text:p>0.0000053118000</text:p>
          </table:table-cell>
          <table:table-cell office:value-type="float" office:value="7.6908">
            <text:p>7.6908000000000</text:p>
          </table:table-cell>
          <table:table-cell office:value-type="float" office:value="0.00050903">
            <text:p>0.0005090300000</text:p>
          </table:table-cell>
          <table:table-cell office:value-type="float" office:value="0.005779">
            <text:p>0.0057790000000</text:p>
          </table:table-cell>
          <table:table-cell office:value-type="float" office:value="0.0000028578">
            <text:p>0.0000028578000</text:p>
          </table:table-cell>
          <table:table-cell office:value-type="float" office:value="0.048283">
            <text:p>0.0482830000000</text:p>
          </table:table-cell>
          <table:table-cell office:value-type="float" office:value="0.42682">
            <text:p>0.4268200000000</text:p>
          </table:table-cell>
          <table:table-cell office:value-type="float" office:value="0.053044">
            <text:p>0.0530440000000</text:p>
          </table:table-cell>
          <table:table-cell office:value-type="float" office:value="0.41655">
            <text:p>0.4165500000000</text:p>
          </table:table-cell>
          <table:table-cell office:value-type="float" office:value="0.1788">
            <text:p>0.1788000000000</text:p>
          </table:table-cell>
          <table:table-cell office:value-type="float" office:value="0.00013295">
            <text:p>0.0001329500000</text:p>
          </table:table-cell>
          <table:table-cell office:value-type="float" office:value="0.022864">
            <text:p>0.0228640000000</text:p>
          </table:table-cell>
          <table:table-cell office:value-type="float" office:value="0.0000035816">
            <text:p>0.0000035816000</text:p>
          </table:table-cell>
          <table:table-cell office:value-type="float" office:value="0.00032012">
            <text:p>0.0003201200000</text:p>
          </table:table-cell>
          <table:table-cell office:value-type="float" office:value="0.000022338">
            <text:p>0.0000223380000</text:p>
          </table:table-cell>
          <table:table-cell office:value-type="float" office:value="0.0043535">
            <text:p>0.0043535000000</text:p>
          </table:table-cell>
          <table:table-cell office:value-type="float" office:value="0.00083361">
            <text:p>0.0008336100000</text:p>
          </table:table-cell>
          <table:table-cell office:value-type="float" office:value="0.087177">
            <text:p>0.0871770000000</text:p>
          </table:table-cell>
          <table:table-cell office:value-type="float" office:value="0.00040784">
            <text:p>0.0004078400000</text:p>
          </table:table-cell>
          <table:table-cell office:value-type="float" office:value="0.0036842">
            <text:p>0.0036842000000</text:p>
          </table:table-cell>
          <table:table-cell office:value-type="float" office:value="0.0007166">
            <text:p>0.0007166000000</text:p>
          </table:table-cell>
          <table:table-cell office:value-type="float" office:value="0.0016495">
            <text:p>0.0016495000000</text:p>
          </table:table-cell>
          <table:table-cell office:value-type="float" office:value="2.552">
            <text:p>2.552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60">
            <text:p>60.0</text:p>
          </table:table-cell>
          <table:table-cell office:value-type="float" office:value="6.6474">
            <text:p>6.6474000000000</text:p>
          </table:table-cell>
          <table:table-cell office:value-type="float" office:value="0.000000000003">
            <text:p>0.0000000000030</text:p>
          </table:table-cell>
          <table:table-cell office:value-type="float" office:value="0.51752">
            <text:p>0.5175200000000</text:p>
          </table:table-cell>
          <table:table-cell office:value-type="float" office:value="0.00039498">
            <text:p>0.0003949800000</text:p>
          </table:table-cell>
          <table:table-cell office:value-type="float" office:value="0.0398">
            <text:p>0.0398000000000</text:p>
          </table:table-cell>
          <table:table-cell office:value-type="float" office:value="0.0000053118">
            <text:p>0.0000053118000</text:p>
          </table:table-cell>
          <table:table-cell office:value-type="float" office:value="7.6908">
            <text:p>7.6908000000000</text:p>
          </table:table-cell>
          <table:table-cell office:value-type="float" office:value="0.00050903">
            <text:p>0.0005090300000</text:p>
          </table:table-cell>
          <table:table-cell office:value-type="float" office:value="0.005779">
            <text:p>0.0057790000000</text:p>
          </table:table-cell>
          <table:table-cell office:value-type="float" office:value="0.0000028578">
            <text:p>0.0000028578000</text:p>
          </table:table-cell>
          <table:table-cell office:value-type="float" office:value="0.048283">
            <text:p>0.0482830000000</text:p>
          </table:table-cell>
          <table:table-cell office:value-type="float" office:value="0.42682">
            <text:p>0.4268200000000</text:p>
          </table:table-cell>
          <table:table-cell office:value-type="float" office:value="0.053044">
            <text:p>0.0530440000000</text:p>
          </table:table-cell>
          <table:table-cell office:value-type="float" office:value="0.41655">
            <text:p>0.4165500000000</text:p>
          </table:table-cell>
          <table:table-cell office:value-type="float" office:value="0.1788">
            <text:p>0.1788000000000</text:p>
          </table:table-cell>
          <table:table-cell office:value-type="float" office:value="0.00013295">
            <text:p>0.0001329500000</text:p>
          </table:table-cell>
          <table:table-cell office:value-type="float" office:value="0.022864">
            <text:p>0.0228640000000</text:p>
          </table:table-cell>
          <table:table-cell office:value-type="float" office:value="0.0000035816">
            <text:p>0.0000035816000</text:p>
          </table:table-cell>
          <table:table-cell office:value-type="float" office:value="0.00032012">
            <text:p>0.0003201200000</text:p>
          </table:table-cell>
          <table:table-cell office:value-type="float" office:value="0.000022338">
            <text:p>0.0000223380000</text:p>
          </table:table-cell>
          <table:table-cell office:value-type="float" office:value="0.0043535">
            <text:p>0.0043535000000</text:p>
          </table:table-cell>
          <table:table-cell office:value-type="float" office:value="0.00083361">
            <text:p>0.0008336100000</text:p>
          </table:table-cell>
          <table:table-cell office:value-type="float" office:value="0.087177">
            <text:p>0.0871770000000</text:p>
          </table:table-cell>
          <table:table-cell office:value-type="float" office:value="0.00040784">
            <text:p>0.0004078400000</text:p>
          </table:table-cell>
          <table:table-cell office:value-type="float" office:value="0.0036842">
            <text:p>0.0036842000000</text:p>
          </table:table-cell>
          <table:table-cell office:value-type="float" office:value="0.0007166">
            <text:p>0.0007166000000</text:p>
          </table:table-cell>
          <table:table-cell office:value-type="float" office:value="0.0016495">
            <text:p>0.0016495000000</text:p>
          </table:table-cell>
          <table:table-cell office:value-type="float" office:value="2.552">
            <text:p>2.552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70">
            <text:p>70.0</text:p>
          </table:table-cell>
          <table:table-cell office:value-type="float" office:value="6.6474">
            <text:p>6.6474000000000</text:p>
          </table:table-cell>
          <table:table-cell office:value-type="float" office:value="0.000000000003">
            <text:p>0.0000000000030</text:p>
          </table:table-cell>
          <table:table-cell office:value-type="float" office:value="0.51752">
            <text:p>0.5175200000000</text:p>
          </table:table-cell>
          <table:table-cell office:value-type="float" office:value="0.00039498">
            <text:p>0.0003949800000</text:p>
          </table:table-cell>
          <table:table-cell office:value-type="float" office:value="0.0398">
            <text:p>0.0398000000000</text:p>
          </table:table-cell>
          <table:table-cell office:value-type="float" office:value="0.0000053118">
            <text:p>0.0000053118000</text:p>
          </table:table-cell>
          <table:table-cell office:value-type="float" office:value="7.6908">
            <text:p>7.6908000000000</text:p>
          </table:table-cell>
          <table:table-cell office:value-type="float" office:value="0.00050903">
            <text:p>0.0005090300000</text:p>
          </table:table-cell>
          <table:table-cell office:value-type="float" office:value="0.005779">
            <text:p>0.0057790000000</text:p>
          </table:table-cell>
          <table:table-cell office:value-type="float" office:value="0.0000028578">
            <text:p>0.0000028578000</text:p>
          </table:table-cell>
          <table:table-cell office:value-type="float" office:value="0.048283">
            <text:p>0.0482830000000</text:p>
          </table:table-cell>
          <table:table-cell office:value-type="float" office:value="0.42682">
            <text:p>0.4268200000000</text:p>
          </table:table-cell>
          <table:table-cell office:value-type="float" office:value="0.053044">
            <text:p>0.0530440000000</text:p>
          </table:table-cell>
          <table:table-cell office:value-type="float" office:value="0.41655">
            <text:p>0.4165500000000</text:p>
          </table:table-cell>
          <table:table-cell office:value-type="float" office:value="0.1788">
            <text:p>0.1788000000000</text:p>
          </table:table-cell>
          <table:table-cell office:value-type="float" office:value="0.00013295">
            <text:p>0.0001329500000</text:p>
          </table:table-cell>
          <table:table-cell office:value-type="float" office:value="0.022864">
            <text:p>0.0228640000000</text:p>
          </table:table-cell>
          <table:table-cell office:value-type="float" office:value="0.0000035816">
            <text:p>0.0000035816000</text:p>
          </table:table-cell>
          <table:table-cell office:value-type="float" office:value="0.00032012">
            <text:p>0.0003201200000</text:p>
          </table:table-cell>
          <table:table-cell office:value-type="float" office:value="0.000022338">
            <text:p>0.0000223380000</text:p>
          </table:table-cell>
          <table:table-cell office:value-type="float" office:value="0.0043535">
            <text:p>0.0043535000000</text:p>
          </table:table-cell>
          <table:table-cell office:value-type="float" office:value="0.00083361">
            <text:p>0.0008336100000</text:p>
          </table:table-cell>
          <table:table-cell office:value-type="float" office:value="0.087177">
            <text:p>0.0871770000000</text:p>
          </table:table-cell>
          <table:table-cell office:value-type="float" office:value="0.00040784">
            <text:p>0.0004078400000</text:p>
          </table:table-cell>
          <table:table-cell office:value-type="float" office:value="0.0036842">
            <text:p>0.0036842000000</text:p>
          </table:table-cell>
          <table:table-cell office:value-type="float" office:value="0.0007166">
            <text:p>0.0007166000000</text:p>
          </table:table-cell>
          <table:table-cell office:value-type="float" office:value="0.0016495">
            <text:p>0.0016495000000</text:p>
          </table:table-cell>
          <table:table-cell office:value-type="float" office:value="2.552">
            <text:p>2.552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80">
            <text:p>80.0</text:p>
          </table:table-cell>
          <table:table-cell office:value-type="float" office:value="6.6474">
            <text:p>6.6474000000000</text:p>
          </table:table-cell>
          <table:table-cell office:value-type="float" office:value="0.000000000003">
            <text:p>0.0000000000030</text:p>
          </table:table-cell>
          <table:table-cell office:value-type="float" office:value="0.51752">
            <text:p>0.5175200000000</text:p>
          </table:table-cell>
          <table:table-cell office:value-type="float" office:value="0.00039498">
            <text:p>0.0003949800000</text:p>
          </table:table-cell>
          <table:table-cell office:value-type="float" office:value="0.0398">
            <text:p>0.0398000000000</text:p>
          </table:table-cell>
          <table:table-cell office:value-type="float" office:value="0.0000053118">
            <text:p>0.0000053118000</text:p>
          </table:table-cell>
          <table:table-cell office:value-type="float" office:value="7.6908">
            <text:p>7.6908000000000</text:p>
          </table:table-cell>
          <table:table-cell office:value-type="float" office:value="0.00050903">
            <text:p>0.0005090300000</text:p>
          </table:table-cell>
          <table:table-cell office:value-type="float" office:value="0.005779">
            <text:p>0.0057790000000</text:p>
          </table:table-cell>
          <table:table-cell office:value-type="float" office:value="0.0000028578">
            <text:p>0.0000028578000</text:p>
          </table:table-cell>
          <table:table-cell office:value-type="float" office:value="0.048283">
            <text:p>0.0482830000000</text:p>
          </table:table-cell>
          <table:table-cell office:value-type="float" office:value="0.42682">
            <text:p>0.4268200000000</text:p>
          </table:table-cell>
          <table:table-cell office:value-type="float" office:value="0.053044">
            <text:p>0.0530440000000</text:p>
          </table:table-cell>
          <table:table-cell office:value-type="float" office:value="0.41655">
            <text:p>0.4165500000000</text:p>
          </table:table-cell>
          <table:table-cell office:value-type="float" office:value="0.1788">
            <text:p>0.1788000000000</text:p>
          </table:table-cell>
          <table:table-cell office:value-type="float" office:value="0.00013295">
            <text:p>0.0001329500000</text:p>
          </table:table-cell>
          <table:table-cell office:value-type="float" office:value="0.022864">
            <text:p>0.0228640000000</text:p>
          </table:table-cell>
          <table:table-cell office:value-type="float" office:value="0.0000035816">
            <text:p>0.0000035816000</text:p>
          </table:table-cell>
          <table:table-cell office:value-type="float" office:value="0.00032012">
            <text:p>0.0003201200000</text:p>
          </table:table-cell>
          <table:table-cell office:value-type="float" office:value="0.000022338">
            <text:p>0.0000223380000</text:p>
          </table:table-cell>
          <table:table-cell office:value-type="float" office:value="0.0043535">
            <text:p>0.0043535000000</text:p>
          </table:table-cell>
          <table:table-cell office:value-type="float" office:value="0.00083361">
            <text:p>0.0008336100000</text:p>
          </table:table-cell>
          <table:table-cell office:value-type="float" office:value="0.087177">
            <text:p>0.0871770000000</text:p>
          </table:table-cell>
          <table:table-cell office:value-type="float" office:value="0.00040784">
            <text:p>0.0004078400000</text:p>
          </table:table-cell>
          <table:table-cell office:value-type="float" office:value="0.0036842">
            <text:p>0.0036842000000</text:p>
          </table:table-cell>
          <table:table-cell office:value-type="float" office:value="0.0007166">
            <text:p>0.0007166000000</text:p>
          </table:table-cell>
          <table:table-cell office:value-type="float" office:value="0.0016495">
            <text:p>0.0016495000000</text:p>
          </table:table-cell>
          <table:table-cell office:value-type="float" office:value="2.552">
            <text:p>2.552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90">
            <text:p>90.0</text:p>
          </table:table-cell>
          <table:table-cell office:value-type="float" office:value="6.6474">
            <text:p>6.6474000000000</text:p>
          </table:table-cell>
          <table:table-cell office:value-type="float" office:value="0.000000000003">
            <text:p>0.0000000000030</text:p>
          </table:table-cell>
          <table:table-cell office:value-type="float" office:value="0.51752">
            <text:p>0.5175200000000</text:p>
          </table:table-cell>
          <table:table-cell office:value-type="float" office:value="0.00039498">
            <text:p>0.0003949800000</text:p>
          </table:table-cell>
          <table:table-cell office:value-type="float" office:value="0.0398">
            <text:p>0.0398000000000</text:p>
          </table:table-cell>
          <table:table-cell office:value-type="float" office:value="0.0000053118">
            <text:p>0.0000053118000</text:p>
          </table:table-cell>
          <table:table-cell office:value-type="float" office:value="7.6908">
            <text:p>7.6908000000000</text:p>
          </table:table-cell>
          <table:table-cell office:value-type="float" office:value="0.00050903">
            <text:p>0.0005090300000</text:p>
          </table:table-cell>
          <table:table-cell office:value-type="float" office:value="0.005779">
            <text:p>0.0057790000000</text:p>
          </table:table-cell>
          <table:table-cell office:value-type="float" office:value="0.0000028578">
            <text:p>0.0000028578000</text:p>
          </table:table-cell>
          <table:table-cell office:value-type="float" office:value="0.048283">
            <text:p>0.0482830000000</text:p>
          </table:table-cell>
          <table:table-cell office:value-type="float" office:value="0.42682">
            <text:p>0.4268200000000</text:p>
          </table:table-cell>
          <table:table-cell office:value-type="float" office:value="0.053044">
            <text:p>0.0530440000000</text:p>
          </table:table-cell>
          <table:table-cell office:value-type="float" office:value="0.41655">
            <text:p>0.4165500000000</text:p>
          </table:table-cell>
          <table:table-cell office:value-type="float" office:value="0.1788">
            <text:p>0.1788000000000</text:p>
          </table:table-cell>
          <table:table-cell office:value-type="float" office:value="0.00013295">
            <text:p>0.0001329500000</text:p>
          </table:table-cell>
          <table:table-cell office:value-type="float" office:value="0.022864">
            <text:p>0.0228640000000</text:p>
          </table:table-cell>
          <table:table-cell office:value-type="float" office:value="0.0000035816">
            <text:p>0.0000035816000</text:p>
          </table:table-cell>
          <table:table-cell office:value-type="float" office:value="0.00032012">
            <text:p>0.0003201200000</text:p>
          </table:table-cell>
          <table:table-cell office:value-type="float" office:value="0.000022338">
            <text:p>0.0000223380000</text:p>
          </table:table-cell>
          <table:table-cell office:value-type="float" office:value="0.0043535">
            <text:p>0.0043535000000</text:p>
          </table:table-cell>
          <table:table-cell office:value-type="float" office:value="0.00083361">
            <text:p>0.0008336100000</text:p>
          </table:table-cell>
          <table:table-cell office:value-type="float" office:value="0.087177">
            <text:p>0.0871770000000</text:p>
          </table:table-cell>
          <table:table-cell office:value-type="float" office:value="0.00040784">
            <text:p>0.0004078400000</text:p>
          </table:table-cell>
          <table:table-cell office:value-type="float" office:value="0.0036842">
            <text:p>0.0036842000000</text:p>
          </table:table-cell>
          <table:table-cell office:value-type="float" office:value="0.0007166">
            <text:p>0.0007166000000</text:p>
          </table:table-cell>
          <table:table-cell office:value-type="float" office:value="0.0016495">
            <text:p>0.0016495000000</text:p>
          </table:table-cell>
          <table:table-cell office:value-type="float" office:value="2.552">
            <text:p>2.552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100">
            <text:p>100.0</text:p>
          </table:table-cell>
          <table:table-cell office:value-type="float" office:value="6.6474">
            <text:p>6.6474000000000</text:p>
          </table:table-cell>
          <table:table-cell office:value-type="float" office:value="0.000000000003">
            <text:p>0.0000000000030</text:p>
          </table:table-cell>
          <table:table-cell office:value-type="float" office:value="0.51752">
            <text:p>0.5175200000000</text:p>
          </table:table-cell>
          <table:table-cell office:value-type="float" office:value="0.00039498">
            <text:p>0.0003949800000</text:p>
          </table:table-cell>
          <table:table-cell office:value-type="float" office:value="0.0398">
            <text:p>0.0398000000000</text:p>
          </table:table-cell>
          <table:table-cell office:value-type="float" office:value="0.0000053118">
            <text:p>0.0000053118000</text:p>
          </table:table-cell>
          <table:table-cell office:value-type="float" office:value="7.6908">
            <text:p>7.6908000000000</text:p>
          </table:table-cell>
          <table:table-cell office:value-type="float" office:value="0.00050903">
            <text:p>0.0005090300000</text:p>
          </table:table-cell>
          <table:table-cell office:value-type="float" office:value="0.005779">
            <text:p>0.0057790000000</text:p>
          </table:table-cell>
          <table:table-cell office:value-type="float" office:value="0.0000028578">
            <text:p>0.0000028578000</text:p>
          </table:table-cell>
          <table:table-cell office:value-type="float" office:value="0.048283">
            <text:p>0.0482830000000</text:p>
          </table:table-cell>
          <table:table-cell office:value-type="float" office:value="0.42682">
            <text:p>0.4268200000000</text:p>
          </table:table-cell>
          <table:table-cell office:value-type="float" office:value="0.053044">
            <text:p>0.0530440000000</text:p>
          </table:table-cell>
          <table:table-cell office:value-type="float" office:value="0.41655">
            <text:p>0.4165500000000</text:p>
          </table:table-cell>
          <table:table-cell office:value-type="float" office:value="0.1788">
            <text:p>0.1788000000000</text:p>
          </table:table-cell>
          <table:table-cell office:value-type="float" office:value="0.00013295">
            <text:p>0.0001329500000</text:p>
          </table:table-cell>
          <table:table-cell office:value-type="float" office:value="0.022864">
            <text:p>0.0228640000000</text:p>
          </table:table-cell>
          <table:table-cell office:value-type="float" office:value="0.0000035816">
            <text:p>0.0000035816000</text:p>
          </table:table-cell>
          <table:table-cell office:value-type="float" office:value="0.00032012">
            <text:p>0.0003201200000</text:p>
          </table:table-cell>
          <table:table-cell office:value-type="float" office:value="0.000022338">
            <text:p>0.0000223380000</text:p>
          </table:table-cell>
          <table:table-cell office:value-type="float" office:value="0.0043535">
            <text:p>0.0043535000000</text:p>
          </table:table-cell>
          <table:table-cell office:value-type="float" office:value="0.00083361">
            <text:p>0.0008336100000</text:p>
          </table:table-cell>
          <table:table-cell office:value-type="float" office:value="0.087177">
            <text:p>0.0871770000000</text:p>
          </table:table-cell>
          <table:table-cell office:value-type="float" office:value="0.00040784">
            <text:p>0.0004078400000</text:p>
          </table:table-cell>
          <table:table-cell office:value-type="float" office:value="0.0036842">
            <text:p>0.0036842000000</text:p>
          </table:table-cell>
          <table:table-cell office:value-type="float" office:value="0.0007166">
            <text:p>0.0007166000000</text:p>
          </table:table-cell>
          <table:table-cell office:value-type="float" office:value="0.0016495">
            <text:p>0.0016495000000</text:p>
          </table:table-cell>
          <table:table-cell office:value-type="float" office:value="2.552">
            <text:p>2.5520000000000</text:p>
          </table:table-cell>
          <table:table-cell table:number-columns-repeated="995"/>
        </table:table-row>
        <table:table-row table:style-name="ro1">
          <table:table-cell office:value-type="string">
            <text:p>&lt;0.02</text:p>
          </table:table-cell>
          <table:table-cell table:style-name="ce6" office:value-type="string">
            <text:p>He</text:p>
          </table:table-cell>
          <table:table-cell table:style-name="ce6" office:value-type="string">
            <text:p>Li</text:p>
          </table:table-cell>
          <table:table-cell table:style-name="ce6" office:value-type="string">
            <text:p>C</text:p>
          </table:table-cell>
          <table:table-cell table:style-name="ce6" office:value-type="string">
            <text:p>C_13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_15</text:p>
          </table:table-cell>
          <table:table-cell table:style-name="ce6" office:value-type="string">
            <text:p>O</text:p>
          </table:table-cell>
          <table:table-cell table:style-name="ce6" office:value-type="string">
            <text:p>O_17</text:p>
          </table:table-cell>
          <table:table-cell table:style-name="ce6" office:value-type="string">
            <text:p>O_1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Na</text:p>
          </table:table-cell>
          <table:table-cell table:style-name="ce6" office:value-type="string">
            <text:p>Mg</text:p>
          </table:table-cell>
          <table:table-cell table:style-name="ce6" office:value-type="string">
            <text:p>Al</text:p>
          </table:table-cell>
          <table:table-cell table:style-name="ce6" office:value-type="string">
            <text:p>Si</text:p>
          </table:table-cell>
          <table:table-cell table:style-name="ce6" office:value-type="string">
            <text:p>S</text:p>
          </table:table-cell>
          <table:table-cell table:style-name="ce6" office:value-type="string">
            <text:p>K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Sc</text:p>
          </table:table-cell>
          <table:table-cell table:style-name="ce6" office:value-type="string">
            <text:p>Ti</text:p>
          </table:table-cell>
          <table:table-cell table:style-name="ce6" office:value-type="string">
            <text:p>V</text:p>
          </table:table-cell>
          <table:table-cell table:style-name="ce6" office:value-type="string">
            <text:p>Cr</text:p>
          </table:table-cell>
          <table:table-cell table:style-name="ce6" office:value-type="string">
            <text:p>Mn</text:p>
          </table:table-cell>
          <table:table-cell table:style-name="ce6" office:value-type="string">
            <text:p>Fe</text:p>
          </table:table-cell>
          <table:table-cell table:style-name="ce6" office:value-type="string">
            <text:p>Co</text:p>
          </table:table-cell>
          <table:table-cell table:style-name="ce6" office:value-type="string">
            <text:p>Ni</text:p>
          </table:table-cell>
          <table:table-cell table:style-name="ce6" office:value-type="string">
            <text:p>Cu</text:p>
          </table:table-cell>
          <table:table-cell table:style-name="ce6" office:value-type="string">
            <text:p>Zn</text:p>
          </table:table-cell>
          <table:table-cell table:style-name="ce6" office:value-type="string">
            <text:p>rem</text:p>
          </table:table-cell>
          <table:table-cell table:number-columns-repeated="995"/>
        </table:table-row>
        <table:table-row table:style-name="ro1">
          <table:table-cell table:style-name="ce2" office:value-type="float" office:value="0.5">
            <text:p>0.5</text:p>
          </table:table-cell>
          <table:table-cell table:number-columns-repeated="27" office:value-type="float" office:value="0">
            <text:p>0.0000000000000</text:p>
          </table:table-cell>
          <table:table-cell office:value-type="float" office:value="0.5">
            <text:p>0.50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1">
            <text:p>1.0</text:p>
          </table:table-cell>
          <table:table-cell office:value-type="float" office:value="0.00794">
            <text:p>0.0079400000000</text:p>
          </table:table-cell>
          <table:table-cell office:value-type="float" office:value="-0.000000001668">
            <text:p>-0.0000000016680</text:p>
          </table:table-cell>
          <table:table-cell office:value-type="float" office:value="-0.00017512">
            <text:p>-0.0001751200000</text:p>
          </table:table-cell>
          <table:table-cell office:value-type="float" office:value="0.000024787">
            <text:p>0.0000247870000</text:p>
          </table:table-cell>
          <table:table-cell office:value-type="float" office:value="0.00017971">
            <text:p>0.0001797100000</text:p>
          </table:table-cell>
          <table:table-cell office:value-type="float" office:value="0">
            <text:p>0.0000000000000</text:p>
          </table:table-cell>
          <table:table-cell office:value-type="float" office:value="-0.0000018226">
            <text:p>-0.0000018226000</text:p>
          </table:table-cell>
          <table:table-cell office:value-type="float" office:value="0.00000032246">
            <text:p>0.0000003224600</text:p>
          </table:table-cell>
          <table:table-cell office:value-type="float" office:value="-0.0000004239">
            <text:p>-0.0000004239000</text:p>
          </table:table-cell>
          <table:table-cell office:value-type="float" office:value="0.000000000184">
            <text:p>0.0000000001840</text:p>
          </table:table-cell>
          <table:table-cell office:value-type="float" office:value="0.00000013836">
            <text:p>0.0000001383600</text:p>
          </table:table-cell>
          <table:table-cell office:value-type="float" office:value="-0.000000001457">
            <text:p>-0.0000000014570</text:p>
          </table:table-cell>
          <table:table-cell office:value-type="float" office:value="0.000000000111">
            <text:p>0.000000000111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564">
            <text:p>0.564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1.25">
            <text:p>1.3</text:p>
          </table:table-cell>
          <table:table-cell office:value-type="float" office:value="0.011998">
            <text:p>0.0119980000000</text:p>
          </table:table-cell>
          <table:table-cell office:value-type="float" office:value="-0.00000000556">
            <text:p>-0.0000000055600</text:p>
          </table:table-cell>
          <table:table-cell office:value-type="float" office:value="-0.00046301">
            <text:p>-0.0004630100000</text:p>
          </table:table-cell>
          <table:table-cell office:value-type="float" office:value="0.000039024">
            <text:p>0.0000390240000</text:p>
          </table:table-cell>
          <table:table-cell office:value-type="float" office:value="0.0005034">
            <text:p>0.0005034000000</text:p>
          </table:table-cell>
          <table:table-cell office:value-type="float" office:value="0">
            <text:p>0.0000000000000</text:p>
          </table:table-cell>
          <table:table-cell office:value-type="float" office:value="-0.0000039991">
            <text:p>-0.0000039991000</text:p>
          </table:table-cell>
          <table:table-cell office:value-type="float" office:value="0.00000092655">
            <text:p>0.0000009265500</text:p>
          </table:table-cell>
          <table:table-cell office:value-type="float" office:value="-0.0000018372">
            <text:p>-0.0000018372000</text:p>
          </table:table-cell>
          <table:table-cell office:value-type="float" office:value="0.000000001249">
            <text:p>0.0000000012490</text:p>
          </table:table-cell>
          <table:table-cell office:value-type="float" office:value="0.00000037087">
            <text:p>0.0000003708700</text:p>
          </table:table-cell>
          <table:table-cell office:value-type="float" office:value="0.000000002954">
            <text:p>0.0000000029540</text:p>
          </table:table-cell>
          <table:table-cell office:value-type="float" office:value="0.000000000266">
            <text:p>0.000000000266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574">
            <text:p>0.574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1.5">
            <text:p>1.5</text:p>
          </table:table-cell>
          <table:table-cell office:value-type="float" office:value="0.012394">
            <text:p>0.0123940000000</text:p>
          </table:table-cell>
          <table:table-cell office:value-type="float" office:value="-0.000000005351">
            <text:p>-0.0000000053510</text:p>
          </table:table-cell>
          <table:table-cell office:value-type="float" office:value="-0.00080092">
            <text:p>-0.0008009200000</text:p>
          </table:table-cell>
          <table:table-cell office:value-type="float" office:value="0.000054915">
            <text:p>0.0000549150000</text:p>
          </table:table-cell>
          <table:table-cell office:value-type="float" office:value="0.00088313">
            <text:p>0.0008831300000</text:p>
          </table:table-cell>
          <table:table-cell office:value-type="float" office:value="0">
            <text:p>0.0000000000000</text:p>
          </table:table-cell>
          <table:table-cell office:value-type="float" office:value="-0.0000072001">
            <text:p>-0.0000072001000</text:p>
          </table:table-cell>
          <table:table-cell office:value-type="float" office:value="0.0000035449">
            <text:p>0.0000035449000</text:p>
          </table:table-cell>
          <table:table-cell office:value-type="float" office:value="-0.0000036016">
            <text:p>-0.0000036016000</text:p>
          </table:table-cell>
          <table:table-cell office:value-type="float" office:value="0.000000002167">
            <text:p>0.0000000021670</text:p>
          </table:table-cell>
          <table:table-cell office:value-type="float" office:value="0.0000015732">
            <text:p>0.0000015732000</text:p>
          </table:table-cell>
          <table:table-cell office:value-type="float" office:value="-0.000000000017">
            <text:p>-0.0000000000170</text:p>
          </table:table-cell>
          <table:table-cell office:value-type="float" office:value="0.000000000065">
            <text:p>0.000000000065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6">
            <text:p>0.60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1.75">
            <text:p>1.8</text:p>
          </table:table-cell>
          <table:table-cell office:value-type="float" office:value="0.011327">
            <text:p>0.0113270000000</text:p>
          </table:table-cell>
          <table:table-cell office:value-type="float" office:value="-0.000000007259">
            <text:p>-0.0000000072590</text:p>
          </table:table-cell>
          <table:table-cell office:value-type="float" office:value="-0.0011244">
            <text:p>-0.0011244000000</text:p>
          </table:table-cell>
          <table:table-cell office:value-type="float" office:value="0.000061353">
            <text:p>0.0000613530000</text:p>
          </table:table-cell>
          <table:table-cell office:value-type="float" office:value="0.0012521">
            <text:p>0.0012521000000</text:p>
          </table:table-cell>
          <table:table-cell office:value-type="float" office:value="0">
            <text:p>0.0000000000000</text:p>
          </table:table-cell>
          <table:table-cell office:value-type="float" office:value="-0.0000087377">
            <text:p>-0.0000087377000</text:p>
          </table:table-cell>
          <table:table-cell office:value-type="float" office:value="0.0000092517">
            <text:p>0.0000092517000</text:p>
          </table:table-cell>
          <table:table-cell office:value-type="float" office:value="-0.0000054179">
            <text:p>-0.0000054179000</text:p>
          </table:table-cell>
          <table:table-cell office:value-type="float" office:value="0.000000002581">
            <text:p>0.0000000025810</text:p>
          </table:table-cell>
          <table:table-cell office:value-type="float" office:value="0.000004241">
            <text:p>0.0000042410000</text:p>
          </table:table-cell>
          <table:table-cell office:value-type="float" office:value="0.000000003052">
            <text:p>0.0000000030520</text:p>
          </table:table-cell>
          <table:table-cell office:value-type="float" office:value="-0.000000000255">
            <text:p>-0.000000000255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615">
            <text:p>0.615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1.9">
            <text:p>1.9</text:p>
          </table:table-cell>
          <table:table-cell office:value-type="float" office:value="0.010327">
            <text:p>0.0103270000000</text:p>
          </table:table-cell>
          <table:table-cell office:value-type="float" office:value="-0.000000011317">
            <text:p>-0.0000000113170</text:p>
          </table:table-cell>
          <table:table-cell office:value-type="float" office:value="-0.0012645">
            <text:p>-0.0012645000000</text:p>
          </table:table-cell>
          <table:table-cell office:value-type="float" office:value="0.000069854">
            <text:p>0.0000698540000</text:p>
          </table:table-cell>
          <table:table-cell office:value-type="float" office:value="0.0014077">
            <text:p>0.0014077000000</text:p>
          </table:table-cell>
          <table:table-cell office:value-type="float" office:value="0">
            <text:p>0.0000000000000</text:p>
          </table:table-cell>
          <table:table-cell office:value-type="float" office:value="-0.000014319">
            <text:p>-0.0000143190000</text:p>
          </table:table-cell>
          <table:table-cell office:value-type="float" office:value="0.000014835">
            <text:p>0.0000148350000</text:p>
          </table:table-cell>
          <table:table-cell office:value-type="float" office:value="-0.0000062375">
            <text:p>-0.0000062375000</text:p>
          </table:table-cell>
          <table:table-cell office:value-type="float" office:value="0.000000001631">
            <text:p>0.0000000016310</text:p>
          </table:table-cell>
          <table:table-cell office:value-type="float" office:value="0.0000065858">
            <text:p>0.0000065858000</text:p>
          </table:table-cell>
          <table:table-cell office:value-type="float" office:value="0.000000001518">
            <text:p>0.0000000015180</text:p>
          </table:table-cell>
          <table:table-cell office:value-type="float" office:value="0.000000000058">
            <text:p>0.000000000058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63">
            <text:p>0.63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2.1">
            <text:p>2.1</text:p>
          </table:table-cell>
          <table:table-cell office:value-type="float" office:value="0.011151">
            <text:p>0.0111510000000</text:p>
          </table:table-cell>
          <table:table-cell office:value-type="float" office:value="-0.00000001119">
            <text:p>-0.0000000111900</text:p>
          </table:table-cell>
          <table:table-cell office:value-type="float" office:value="-0.00099445">
            <text:p>-0.0009944500000</text:p>
          </table:table-cell>
          <table:table-cell office:value-type="float" office:value="0.000076826">
            <text:p>0.0000768260000</text:p>
          </table:table-cell>
          <table:table-cell office:value-type="float" office:value="0.0016774">
            <text:p>0.0016774000000</text:p>
          </table:table-cell>
          <table:table-cell office:value-type="float" office:value="0">
            <text:p>0.0000000000000</text:p>
          </table:table-cell>
          <table:table-cell office:value-type="float" office:value="-0.00011289">
            <text:p>-0.0001128900000</text:p>
          </table:table-cell>
          <table:table-cell office:value-type="float" office:value="0.000029543">
            <text:p>0.0000295430000</text:p>
          </table:table-cell>
          <table:table-cell office:value-type="float" office:value="-0.0000074955">
            <text:p>-0.0000074955000</text:p>
          </table:table-cell>
          <table:table-cell office:value-type="float" office:value="0.000000037528">
            <text:p>0.0000000375280</text:p>
          </table:table-cell>
          <table:table-cell office:value-type="float" office:value="0.000010586">
            <text:p>0.0000105860000</text:p>
          </table:table-cell>
          <table:table-cell office:value-type="float" office:value="0.000000038177">
            <text:p>0.0000000381770</text:p>
          </table:table-cell>
          <table:table-cell office:value-type="float" office:value="0.00000010681">
            <text:p>0.00000010681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648">
            <text:p>0.648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2.25">
            <text:p>2.3</text:p>
          </table:table-cell>
          <table:table-cell office:value-type="float" office:value="0.013397">
            <text:p>0.0133970000000</text:p>
          </table:table-cell>
          <table:table-cell office:value-type="float" office:value="-0.000000010399">
            <text:p>-0.0000000103990</text:p>
          </table:table-cell>
          <table:table-cell office:value-type="float" office:value="-0.00062879">
            <text:p>-0.0006287900000</text:p>
          </table:table-cell>
          <table:table-cell office:value-type="float" office:value="0.000081136">
            <text:p>0.0000811360000</text:p>
          </table:table-cell>
          <table:table-cell office:value-type="float" office:value="0.0019175">
            <text:p>0.0019175000000</text:p>
          </table:table-cell>
          <table:table-cell office:value-type="float" office:value="0">
            <text:p>0.0000000000000</text:p>
          </table:table-cell>
          <table:table-cell office:value-type="float" office:value="-0.00020514">
            <text:p>-0.0002051400000</text:p>
          </table:table-cell>
          <table:table-cell office:value-type="float" office:value="0.000045227">
            <text:p>0.0000452270000</text:p>
          </table:table-cell>
          <table:table-cell office:value-type="float" office:value="-0.000008229">
            <text:p>-0.0000082290000</text:p>
          </table:table-cell>
          <table:table-cell office:value-type="float" office:value="0.000000092632">
            <text:p>0.0000000926320</text:p>
          </table:table-cell>
          <table:table-cell office:value-type="float" office:value="0.000014367">
            <text:p>0.0000143670000</text:p>
          </table:table-cell>
          <table:table-cell office:value-type="float" office:value="0.000000076621">
            <text:p>0.0000000766210</text:p>
          </table:table-cell>
          <table:table-cell office:value-type="float" office:value="0.00000026583">
            <text:p>0.00000026583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66">
            <text:p>0.66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2.5">
            <text:p>2.5</text:p>
          </table:table-cell>
          <table:table-cell office:value-type="float" office:value="0.02366">
            <text:p>0.0236600000000</text:p>
          </table:table-cell>
          <table:table-cell office:value-type="float" office:value="-0.000000012272">
            <text:p>-0.0000000122720</text:p>
          </table:table-cell>
          <table:table-cell office:value-type="float" office:value="0.0038213">
            <text:p>0.0038213000000</text:p>
          </table:table-cell>
          <table:table-cell office:value-type="float" office:value="0.000090292">
            <text:p>0.0000902920000</text:p>
          </table:table-cell>
          <table:table-cell office:value-type="float" office:value="0.0022937">
            <text:p>0.0022937000000</text:p>
          </table:table-cell>
          <table:table-cell office:value-type="float" office:value="0">
            <text:p>0.0000000000000</text:p>
          </table:table-cell>
          <table:table-cell office:value-type="float" office:value="-0.00043497">
            <text:p>-0.0004349700000</text:p>
          </table:table-cell>
          <table:table-cell office:value-type="float" office:value="0.000043224">
            <text:p>0.0000432240000</text:p>
          </table:table-cell>
          <table:table-cell office:value-type="float" office:value="-0.000009894">
            <text:p>-0.0000098940000</text:p>
          </table:table-cell>
          <table:table-cell office:value-type="float" office:value="0.00000076089">
            <text:p>0.0000007608900</text:p>
          </table:table-cell>
          <table:table-cell office:value-type="float" office:value="0.00002351">
            <text:p>0.0000235100000</text:p>
          </table:table-cell>
          <table:table-cell office:value-type="float" office:value="0.0000010657">
            <text:p>0.0000010657000</text:p>
          </table:table-cell>
          <table:table-cell office:value-type="float" office:value="0.0000012329">
            <text:p>0.0000012329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663">
            <text:p>0.663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3">
            <text:p>3.0</text:p>
          </table:table-cell>
          <table:table-cell office:value-type="float" office:value="0.051488">
            <text:p>0.0514880000000</text:p>
          </table:table-cell>
          <table:table-cell office:value-type="float" office:value="-0.000000016283">
            <text:p>-0.0000000162830</text:p>
          </table:table-cell>
          <table:table-cell office:value-type="float" office:value="0.013697">
            <text:p>0.0136970000000</text:p>
          </table:table-cell>
          <table:table-cell office:value-type="float" office:value="0.00010971">
            <text:p>0.0001097100000</text:p>
          </table:table-cell>
          <table:table-cell office:value-type="float" office:value="0.003093">
            <text:p>0.0030930000000</text:p>
          </table:table-cell>
          <table:table-cell office:value-type="float" office:value="0">
            <text:p>0.0000000000000</text:p>
          </table:table-cell>
          <table:table-cell office:value-type="float" office:value="-0.0011239">
            <text:p>-0.0011239000000</text:p>
          </table:table-cell>
          <table:table-cell office:value-type="float" office:value="0.000046773">
            <text:p>0.0000467730000</text:p>
          </table:table-cell>
          <table:table-cell office:value-type="float" office:value="-0.00001368">
            <text:p>-0.0000136800000</text:p>
          </table:table-cell>
          <table:table-cell office:value-type="float" office:value="0.0000033875">
            <text:p>0.0000033875000</text:p>
          </table:table-cell>
          <table:table-cell office:value-type="float" office:value="0.000050871">
            <text:p>0.0000508710000</text:p>
          </table:table-cell>
          <table:table-cell office:value-type="float" office:value="0.000012634">
            <text:p>0.0000126340000</text:p>
          </table:table-cell>
          <table:table-cell office:value-type="float" office:value="0.000003759">
            <text:p>0.0000037590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682">
            <text:p>0.682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3.5">
            <text:p>3.5</text:p>
          </table:table-cell>
          <table:table-cell office:value-type="float" office:value="0.069445">
            <text:p>0.0694450000000</text:p>
          </table:table-cell>
          <table:table-cell office:value-type="float" office:value="-0.000000025808">
            <text:p>-0.0000000258080</text:p>
          </table:table-cell>
          <table:table-cell office:value-type="float" office:value="0.018787">
            <text:p>0.0187870000000</text:p>
          </table:table-cell>
          <table:table-cell office:value-type="float" office:value="0.00013811">
            <text:p>0.0001381100000</text:p>
          </table:table-cell>
          <table:table-cell office:value-type="float" office:value="0.0040336">
            <text:p>0.0040336000000</text:p>
          </table:table-cell>
          <table:table-cell office:value-type="float" office:value="0">
            <text:p>0.0000000000000</text:p>
          </table:table-cell>
          <table:table-cell office:value-type="float" office:value="-0.0016942">
            <text:p>-0.0016942000000</text:p>
          </table:table-cell>
          <table:table-cell office:value-type="float" office:value="0.000048669">
            <text:p>0.0000486690000</text:p>
          </table:table-cell>
          <table:table-cell office:value-type="float" office:value="-0.000017757">
            <text:p>-0.0000177570000</text:p>
          </table:table-cell>
          <table:table-cell office:value-type="float" office:value="0.0000056402">
            <text:p>0.0000056402000</text:p>
          </table:table-cell>
          <table:table-cell office:value-type="float" office:value="0.000065343">
            <text:p>0.0000653430000</text:p>
          </table:table-cell>
          <table:table-cell office:value-type="float" office:value="0.000045242">
            <text:p>0.0000452420000</text:p>
          </table:table-cell>
          <table:table-cell office:value-type="float" office:value="0.0000060007">
            <text:p>0.0000060007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718">
            <text:p>0.718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4">
            <text:p>4.0</text:p>
          </table:table-cell>
          <table:table-cell office:value-type="float" office:value="0.04887">
            <text:p>0.0488700000000</text:p>
          </table:table-cell>
          <table:table-cell office:value-type="float" office:value="-0.000000029742">
            <text:p>-0.0000000297420</text:p>
          </table:table-cell>
          <table:table-cell office:value-type="float" office:value="0.0092211">
            <text:p>0.0092211000000</text:p>
          </table:table-cell>
          <table:table-cell office:value-type="float" office:value="0.00017287">
            <text:p>0.0001728700000</text:p>
          </table:table-cell>
          <table:table-cell office:value-type="float" office:value="0.0050833">
            <text:p>0.0050833000000</text:p>
          </table:table-cell>
          <table:table-cell office:value-type="float" office:value="0">
            <text:p>0.0000000000000</text:p>
          </table:table-cell>
          <table:table-cell office:value-type="float" office:value="-0.0016855">
            <text:p>-0.0016855000000</text:p>
          </table:table-cell>
          <table:table-cell office:value-type="float" office:value="0.000047893">
            <text:p>0.0000478930000</text:p>
          </table:table-cell>
          <table:table-cell office:value-type="float" office:value="-0.000020165">
            <text:p>-0.0000201650000</text:p>
          </table:table-cell>
          <table:table-cell office:value-type="float" office:value="0.0000022544">
            <text:p>0.0000022544000</text:p>
          </table:table-cell>
          <table:table-cell office:value-type="float" office:value="0.000055144">
            <text:p>0.0000551440000</text:p>
          </table:table-cell>
          <table:table-cell office:value-type="float" office:value="0.000042323">
            <text:p>0.0000423230000</text:p>
          </table:table-cell>
          <table:table-cell office:value-type="float" office:value="0.0000062844">
            <text:p>0.0000062844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792">
            <text:p>0.792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4.5">
            <text:p>4.5</text:p>
          </table:table-cell>
          <table:table-cell office:value-type="float" office:value="0.078523">
            <text:p>0.0785230000000</text:p>
          </table:table-cell>
          <table:table-cell office:value-type="float" office:value="-0.000000032909">
            <text:p>-0.0000000329090</text:p>
          </table:table-cell>
          <table:table-cell office:value-type="float" office:value="-0.0012293">
            <text:p>-0.0012293000000</text:p>
          </table:table-cell>
          <table:table-cell office:value-type="float" office:value="0.00020393">
            <text:p>0.0002039300000</text:p>
          </table:table-cell>
          <table:table-cell office:value-type="float" office:value="0.0065383">
            <text:p>0.0065383000000</text:p>
          </table:table-cell>
          <table:table-cell office:value-type="float" office:value="0">
            <text:p>0.0000000000000</text:p>
          </table:table-cell>
          <table:table-cell office:value-type="float" office:value="-0.002186">
            <text:p>-0.0021860000000</text:p>
          </table:table-cell>
          <table:table-cell office:value-type="float" office:value="0.000043824">
            <text:p>0.0000438240000</text:p>
          </table:table-cell>
          <table:table-cell office:value-type="float" office:value="-0.000023352">
            <text:p>-0.0000233520000</text:p>
          </table:table-cell>
          <table:table-cell office:value-type="float" office:value="0.00000019099">
            <text:p>0.0000001909900</text:p>
          </table:table-cell>
          <table:table-cell office:value-type="float" office:value="0.000060205">
            <text:p>0.0000602050000</text:p>
          </table:table-cell>
          <table:table-cell office:value-type="float" office:value="0.0000018612">
            <text:p>0.0000018612000</text:p>
          </table:table-cell>
          <table:table-cell office:value-type="float" office:value="0.0000021734">
            <text:p>0.0000021734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852">
            <text:p>0.8520000000000</text:p>
          </table:table-cell>
          <table:table-cell table:number-columns-repeated="995"/>
        </table:table-row>
        <table:table-row table:style-name="ro1">
          <table:table-cell table:style-name="ce3" office:value-type="float" office:value="5">
            <text:p>5.0</text:p>
          </table:table-cell>
          <table:table-cell office:value-type="float" office:value="0.1675">
            <text:p>0.1675000000000</text:p>
          </table:table-cell>
          <table:table-cell office:value-type="float" office:value="-0.00000001436">
            <text:p>-0.0000000143600</text:p>
          </table:table-cell>
          <table:table-cell office:value-type="float" office:value="0.0028671">
            <text:p>0.0028671000000</text:p>
          </table:table-cell>
          <table:table-cell office:value-type="float" office:value="0.0024082">
            <text:p>0.0024082000000</text:p>
          </table:table-cell>
          <table:table-cell office:value-type="float" office:value="0.01188">
            <text:p>0.0118800000000</text:p>
          </table:table-cell>
          <table:table-cell office:value-type="float" office:value="0">
            <text:p>0.0000000000000</text:p>
          </table:table-cell>
          <table:table-cell office:value-type="float" office:value="-0.0036451">
            <text:p>-0.0036451000000</text:p>
          </table:table-cell>
          <table:table-cell office:value-type="float" office:value="0.000038951">
            <text:p>0.0000389510000</text:p>
          </table:table-cell>
          <table:table-cell office:value-type="float" office:value="-0.000088506">
            <text:p>-0.0000885060000</text:p>
          </table:table-cell>
          <table:table-cell office:value-type="float" office:value="0.0000019239">
            <text:p>0.0000019239000</text:p>
          </table:table-cell>
          <table:table-cell office:value-type="float" office:value="0.000090026">
            <text:p>0.0000900260000</text:p>
          </table:table-cell>
          <table:table-cell office:value-type="float" office:value="0.000084199">
            <text:p>0.0000841990000</text:p>
          </table:table-cell>
          <table:table-cell office:value-type="float" office:value="0.00001295">
            <text:p>0.0000129500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879">
            <text:p>0.879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5.5">
            <text:p>5.5</text:p>
          </table:table-cell>
          <table:table-cell office:value-type="float" office:value="0.2513">
            <text:p>0.2513000000000</text:p>
          </table:table-cell>
          <table:table-cell office:value-type="float" office:value="-0.000000030662">
            <text:p>-0.0000000306620</text:p>
          </table:table-cell>
          <table:table-cell office:value-type="float" office:value="-0.0064297">
            <text:p>-0.0064297000000</text:p>
          </table:table-cell>
          <table:table-cell office:value-type="float" office:value="0.00060043">
            <text:p>0.0006004300000</text:p>
          </table:table-cell>
          <table:table-cell office:value-type="float" office:value="0.034038">
            <text:p>0.0340380000000</text:p>
          </table:table-cell>
          <table:table-cell office:value-type="float" office:value="0">
            <text:p>0.0000000000000</text:p>
          </table:table-cell>
          <table:table-cell office:value-type="float" office:value="-0.0059858">
            <text:p>-0.0059858000000</text:p>
          </table:table-cell>
          <table:table-cell office:value-type="float" office:value="0.000065724">
            <text:p>0.0000657240000</text:p>
          </table:table-cell>
          <table:table-cell office:value-type="float" office:value="-0.000099152">
            <text:p>-0.0000991520000</text:p>
          </table:table-cell>
          <table:table-cell office:value-type="float" office:value="0.00000026744">
            <text:p>0.0000002674400</text:p>
          </table:table-cell>
          <table:table-cell office:value-type="float" office:value="0.00011282">
            <text:p>0.0001128200000</text:p>
          </table:table-cell>
          <table:table-cell office:value-type="float" office:value="0.00022848">
            <text:p>0.0002284800000</text:p>
          </table:table-cell>
          <table:table-cell office:value-type="float" office:value="0.000022282">
            <text:p>0.0000222820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9">
            <text:p>0.90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6">
            <text:p>6.0</text:p>
          </table:table-cell>
          <table:table-cell office:value-type="float" office:value="0.33136">
            <text:p>0.3313600000000</text:p>
          </table:table-cell>
          <table:table-cell office:value-type="float" office:value="-0.000000038418">
            <text:p>-0.0000000384180</text:p>
          </table:table-cell>
          <table:table-cell office:value-type="float" office:value="-0.0098768">
            <text:p>-0.0098768000000</text:p>
          </table:table-cell>
          <table:table-cell office:value-type="float" office:value="0.00055319">
            <text:p>0.0005531900000</text:p>
          </table:table-cell>
          <table:table-cell office:value-type="float" office:value="0.036214">
            <text:p>0.0362140000000</text:p>
          </table:table-cell>
          <table:table-cell office:value-type="float" office:value="0">
            <text:p>0.0000000000000</text:p>
          </table:table-cell>
          <table:table-cell office:value-type="float" office:value="-0.0080712">
            <text:p>-0.0080712000000</text:p>
          </table:table-cell>
          <table:table-cell office:value-type="float" office:value="0.00008285">
            <text:p>0.0000828500000</text:p>
          </table:table-cell>
          <table:table-cell office:value-type="float" office:value="-0.00010929">
            <text:p>-0.0001092900000</text:p>
          </table:table-cell>
          <table:table-cell office:value-type="float" office:value="-0.00000088498">
            <text:p>-0.0000008849800</text:p>
          </table:table-cell>
          <table:table-cell office:value-type="float" office:value="0.00013223">
            <text:p>0.0001322300000</text:p>
          </table:table-cell>
          <table:table-cell office:value-type="float" office:value="0.00019813">
            <text:p>0.0001981300000</text:p>
          </table:table-cell>
          <table:table-cell office:value-type="float" office:value="0.000019267">
            <text:p>0.0000192670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929">
            <text:p>0.929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6.5">
            <text:p>6.5</text:p>
          </table:table-cell>
          <table:table-cell office:value-type="float" office:value="0.40248">
            <text:p>0.4024800000000</text:p>
          </table:table-cell>
          <table:table-cell office:value-type="float" office:value="-0.000000022253">
            <text:p>-0.0000000222530</text:p>
          </table:table-cell>
          <table:table-cell office:value-type="float" office:value="-0.0097679">
            <text:p>-0.0097679000000</text:p>
          </table:table-cell>
          <table:table-cell office:value-type="float" office:value="0.00055069">
            <text:p>0.0005506900000</text:p>
          </table:table-cell>
          <table:table-cell office:value-type="float" office:value="0.036392">
            <text:p>0.0363920000000</text:p>
          </table:table-cell>
          <table:table-cell office:value-type="float" office:value="-0.000011915">
            <text:p>-0.0000119150000</text:p>
          </table:table-cell>
          <table:table-cell office:value-type="float" office:value="-0.0089376">
            <text:p>-0.0089376000000</text:p>
          </table:table-cell>
          <table:table-cell office:value-type="float" office:value="0.000091875">
            <text:p>0.0000918750000</text:p>
          </table:table-cell>
          <table:table-cell office:value-type="float" office:value="-0.00011854">
            <text:p>-0.0001185400000</text:p>
          </table:table-cell>
          <table:table-cell office:value-type="float" office:value="-0.00000076094">
            <text:p>-0.0000007609400</text:p>
          </table:table-cell>
          <table:table-cell office:value-type="float" office:value="0.00016692">
            <text:p>0.0001669200000</text:p>
          </table:table-cell>
          <table:table-cell office:value-type="float" office:value="0.00030065">
            <text:p>0.0003006500000</text:p>
          </table:table-cell>
          <table:table-cell office:value-type="float" office:value="0.000021589">
            <text:p>0.0000215890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9495">
            <text:p>0.9495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7">
            <text:p>7.0</text:p>
          </table:table-cell>
          <table:table-cell office:value-type="float" office:value="0.4736">
            <text:p>0.4736000000000</text:p>
          </table:table-cell>
          <table:table-cell office:value-type="float" office:value="-0.000000006088">
            <text:p>-0.0000000060880</text:p>
          </table:table-cell>
          <table:table-cell office:value-type="float" office:value="-0.009659">
            <text:p>-0.0096590000000</text:p>
          </table:table-cell>
          <table:table-cell office:value-type="float" office:value="0.0005482">
            <text:p>0.0005482000000</text:p>
          </table:table-cell>
          <table:table-cell office:value-type="float" office:value="0.03657">
            <text:p>0.0365700000000</text:p>
          </table:table-cell>
          <table:table-cell office:value-type="float" office:value="-0.00002383">
            <text:p>-0.0000238300000</text:p>
          </table:table-cell>
          <table:table-cell office:value-type="float" office:value="-0.009804">
            <text:p>-0.0098040000000</text:p>
          </table:table-cell>
          <table:table-cell office:value-type="float" office:value="0.0001009">
            <text:p>0.0001009000000</text:p>
          </table:table-cell>
          <table:table-cell office:value-type="float" office:value="-0.0001278">
            <text:p>-0.0001278000000</text:p>
          </table:table-cell>
          <table:table-cell office:value-type="float" office:value="-0.0000006369">
            <text:p>-0.0000006369000</text:p>
          </table:table-cell>
          <table:table-cell office:value-type="float" office:value="0.0002016">
            <text:p>0.0002016000000</text:p>
          </table:table-cell>
          <table:table-cell office:value-type="float" office:value="0.00040318">
            <text:p>0.0004031800000</text:p>
          </table:table-cell>
          <table:table-cell office:value-type="float" office:value="0.00002391">
            <text:p>0.0000239100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97">
            <text:p>0.97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7.5">
            <text:p>7.5</text:p>
          </table:table-cell>
          <table:table-cell office:value-type="float" office:value="0.5492">
            <text:p>0.5492000000000</text:p>
          </table:table-cell>
          <table:table-cell office:value-type="float" office:value="0.0000000114">
            <text:p>0.0000000114000</text:p>
          </table:table-cell>
          <table:table-cell office:value-type="float" office:value="-0.009928">
            <text:p>-0.0099280000000</text:p>
          </table:table-cell>
          <table:table-cell office:value-type="float" office:value="0.0006315">
            <text:p>0.0006315000000</text:p>
          </table:table-cell>
          <table:table-cell office:value-type="float" office:value="0.0384">
            <text:p>0.0384000000000</text:p>
          </table:table-cell>
          <table:table-cell office:value-type="float" office:value="-0.00002557">
            <text:p>-0.0000255700000</text:p>
          </table:table-cell>
          <table:table-cell office:value-type="float" office:value="-0.01139">
            <text:p>-0.0113900000000</text:p>
          </table:table-cell>
          <table:table-cell office:value-type="float" office:value="0.0001256">
            <text:p>0.0001256000000</text:p>
          </table:table-cell>
          <table:table-cell office:value-type="float" office:value="-0.0001376">
            <text:p>-0.0001376000000</text:p>
          </table:table-cell>
          <table:table-cell office:value-type="float" office:value="-0.000001087">
            <text:p>-0.0000010870000</text:p>
          </table:table-cell>
          <table:table-cell office:value-type="float" office:value="0.0002303">
            <text:p>0.0002303000000</text:p>
          </table:table-cell>
          <table:table-cell office:value-type="float" office:value="0.00046192">
            <text:p>0.0004619200000</text:p>
          </table:table-cell>
          <table:table-cell office:value-type="float" office:value="0.0000186">
            <text:p>0.0000186000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1.01">
            <text:p>1.01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8">
            <text:p>8.0</text:p>
          </table:table-cell>
          <table:table-cell office:value-type="float" office:value="0.6172">
            <text:p>0.6172000000000</text:p>
          </table:table-cell>
          <table:table-cell office:value-type="float" office:value="0.00000003804">
            <text:p>0.0000000380400</text:p>
          </table:table-cell>
          <table:table-cell office:value-type="float" office:value="-0.0115">
            <text:p>-0.0115000000000</text:p>
          </table:table-cell>
          <table:table-cell office:value-type="float" office:value="0.0007828">
            <text:p>0.0007828000000</text:p>
          </table:table-cell>
          <table:table-cell office:value-type="float" office:value="0.04245">
            <text:p>0.0424500000000</text:p>
          </table:table-cell>
          <table:table-cell office:value-type="float" office:value="-0.00002696">
            <text:p>-0.0000269600000</text:p>
          </table:table-cell>
          <table:table-cell office:value-type="float" office:value="-0.01319">
            <text:p>-0.0131900000000</text:p>
          </table:table-cell>
          <table:table-cell office:value-type="float" office:value="0.0001726">
            <text:p>0.0001726000000</text:p>
          </table:table-cell>
          <table:table-cell office:value-type="float" office:value="-0.0001467">
            <text:p>-0.0001467000000</text:p>
          </table:table-cell>
          <table:table-cell office:value-type="float" office:value="-0.000002118">
            <text:p>-0.0000021180000</text:p>
          </table:table-cell>
          <table:table-cell office:value-type="float" office:value="0.0002499">
            <text:p>0.0002499000000</text:p>
          </table:table-cell>
          <table:table-cell office:value-type="float" office:value="0.00085085">
            <text:p>0.0008508500000</text:p>
          </table:table-cell>
          <table:table-cell office:value-type="float" office:value="0.00001616">
            <text:p>0.0000161600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1.07">
            <text:p>1.07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8.5">
            <text:p>8.5</text:p>
          </table:table-cell>
          <table:table-cell office:value-type="float" office:value="0.6728">
            <text:p>0.6728000000000</text:p>
          </table:table-cell>
          <table:table-cell office:value-type="float" office:value="0.0000000892">
            <text:p>0.0000000892000</text:p>
          </table:table-cell>
          <table:table-cell office:value-type="float" office:value="-0.01226">
            <text:p>-0.0122600000000</text:p>
          </table:table-cell>
          <table:table-cell office:value-type="float" office:value="0.0009419">
            <text:p>0.0009419000000</text:p>
          </table:table-cell>
          <table:table-cell office:value-type="float" office:value="0.04598">
            <text:p>0.0459800000000</text:p>
          </table:table-cell>
          <table:table-cell office:value-type="float" office:value="-0.00002773">
            <text:p>-0.0000277300000</text:p>
          </table:table-cell>
          <table:table-cell office:value-type="float" office:value="-0.01466">
            <text:p>-0.0146600000000</text:p>
          </table:table-cell>
          <table:table-cell office:value-type="float" office:value="0.000241">
            <text:p>0.0002410000000</text:p>
          </table:table-cell>
          <table:table-cell office:value-type="float" office:value="-0.0001542">
            <text:p>-0.0001542000000</text:p>
          </table:table-cell>
          <table:table-cell office:value-type="float" office:value="-0.000002882">
            <text:p>-0.0000028820000</text:p>
          </table:table-cell>
          <table:table-cell office:value-type="float" office:value="0.0002549">
            <text:p>0.0002549000000</text:p>
          </table:table-cell>
          <table:table-cell office:value-type="float" office:value="0.0011836">
            <text:p>0.0011836000000</text:p>
          </table:table-cell>
          <table:table-cell office:value-type="float" office:value="0.00001557">
            <text:p>0.0000155700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1.15">
            <text:p>1.15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9">
            <text:p>9.0</text:p>
          </table:table-cell>
          <table:table-cell office:value-type="float" office:value="0.7291">
            <text:p>0.7291000000000</text:p>
          </table:table-cell>
          <table:table-cell office:value-type="float" office:value="0.0000001927">
            <text:p>0.0000001927000</text:p>
          </table:table-cell>
          <table:table-cell office:value-type="float" office:value="-0.01474">
            <text:p>-0.0147400000000</text:p>
          </table:table-cell>
          <table:table-cell office:value-type="float" office:value="0.001168">
            <text:p>0.0011680000000</text:p>
          </table:table-cell>
          <table:table-cell office:value-type="float" office:value="0.05402">
            <text:p>0.0540200000000</text:p>
          </table:table-cell>
          <table:table-cell office:value-type="float" office:value="-0.00002614">
            <text:p>-0.0000261400000</text:p>
          </table:table-cell>
          <table:table-cell office:value-type="float" office:value="-0.01446">
            <text:p>-0.0144600000000</text:p>
          </table:table-cell>
          <table:table-cell office:value-type="float" office:value="0.0003005">
            <text:p>0.0003005000000</text:p>
          </table:table-cell>
          <table:table-cell office:value-type="float" office:value="-0.0001584">
            <text:p>-0.0001584000000</text:p>
          </table:table-cell>
          <table:table-cell office:value-type="float" office:value="-0.000003166">
            <text:p>-0.0000031660000</text:p>
          </table:table-cell>
          <table:table-cell office:value-type="float" office:value="0.0002649">
            <text:p>0.0002649000000</text:p>
          </table:table-cell>
          <table:table-cell office:value-type="float" office:value="0.0011638">
            <text:p>0.0011638000000</text:p>
          </table:table-cell>
          <table:table-cell office:value-type="float" office:value="0.00001484">
            <text:p>0.0000148400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1.23">
            <text:p>1.23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13">
            <text:p>13.0</text:p>
          </table:table-cell>
          <table:table-cell office:value-type="float" office:value="4.2978">
            <text:p>4.2978000000000</text:p>
          </table:table-cell>
          <table:table-cell office:value-type="float" office:value="0.000000000056">
            <text:p>0.0000000000560</text:p>
          </table:table-cell>
          <table:table-cell office:value-type="float" office:value="0.10728">
            <text:p>0.1072800000000</text:p>
          </table:table-cell>
          <table:table-cell office:value-type="float" office:value="0.0010017">
            <text:p>0.0010017000000</text:p>
          </table:table-cell>
          <table:table-cell office:value-type="float" office:value="0.048031">
            <text:p>0.0480310000000</text:p>
          </table:table-cell>
          <table:table-cell office:value-type="float" office:value="0.000040866">
            <text:p>0.0000408660000</text:p>
          </table:table-cell>
          <table:table-cell office:value-type="float" office:value="0.21815">
            <text:p>0.2181500000000</text:p>
          </table:table-cell>
          <table:table-cell office:value-type="float" office:value="0.00086843">
            <text:p>0.0008684300000</text:p>
          </table:table-cell>
          <table:table-cell office:value-type="float" office:value="0.0035013">
            <text:p>0.0035013000000</text:p>
          </table:table-cell>
          <table:table-cell office:value-type="float" office:value="0.000014193">
            <text:p>0.0000141930000</text:p>
          </table:table-cell>
          <table:table-cell office:value-type="float" office:value="0.0009251">
            <text:p>0.0009251000000</text:p>
          </table:table-cell>
          <table:table-cell office:value-type="float" office:value="0.02991">
            <text:p>0.0299100000000</text:p>
          </table:table-cell>
          <table:table-cell office:value-type="float" office:value="0.0014966">
            <text:p>0.0014966000000</text:p>
          </table:table-cell>
          <table:table-cell office:value-type="float" office:value="0.077884">
            <text:p>0.0778840000000</text:p>
          </table:table-cell>
          <table:table-cell office:value-type="float" office:value="0.039151">
            <text:p>0.0391510000000</text:p>
          </table:table-cell>
          <table:table-cell office:value-type="float" office:value="0.000054999">
            <text:p>0.0000549990000</text:p>
          </table:table-cell>
          <table:table-cell office:value-type="float" office:value="0.004977">
            <text:p>0.0049770000000</text:p>
          </table:table-cell>
          <table:table-cell office:value-type="float" office:value="0.00000072922">
            <text:p>0.0000007292200</text:p>
          </table:table-cell>
          <table:table-cell office:value-type="float" office:value="0.000098744">
            <text:p>0.0000987440000</text:p>
          </table:table-cell>
          <table:table-cell office:value-type="float" office:value="0.000011803">
            <text:p>0.0000118030000</text:p>
          </table:table-cell>
          <table:table-cell office:value-type="float" office:value="0.00073962">
            <text:p>0.0007396200000</text:p>
          </table:table-cell>
          <table:table-cell office:value-type="float" office:value="0.00028097">
            <text:p>0.0002809700000</text:p>
          </table:table-cell>
          <table:table-cell office:value-type="float" office:value="0.08743">
            <text:p>0.0874300000000</text:p>
          </table:table-cell>
          <table:table-cell office:value-type="float" office:value="0.00014089">
            <text:p>0.0001408900000</text:p>
          </table:table-cell>
          <table:table-cell office:value-type="float" office:value="0.0046992">
            <text:p>0.0046992000000</text:p>
          </table:table-cell>
          <table:table-cell office:value-type="float" office:value="0.000028527">
            <text:p>0.0000285270000</text:p>
          </table:table-cell>
          <table:table-cell office:value-type="float" office:value="0.00013204">
            <text:p>0.0001320400000</text:p>
          </table:table-cell>
          <table:table-cell office:value-type="float" office:value="1.6">
            <text:p>1.60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15">
            <text:p>15.0</text:p>
          </table:table-cell>
          <table:table-cell office:value-type="float" office:value="5.2495">
            <text:p>5.2495000000000</text:p>
          </table:table-cell>
          <table:table-cell office:value-type="float" office:value="0.000000000001">
            <text:p>0.0000000000010</text:p>
          </table:table-cell>
          <table:table-cell office:value-type="float" office:value="0.065066">
            <text:p>0.0650660000000</text:p>
          </table:table-cell>
          <table:table-cell office:value-type="float" office:value="0.0011515">
            <text:p>0.0011515000000</text:p>
          </table:table-cell>
          <table:table-cell office:value-type="float" office:value="0.061489">
            <text:p>0.0614890000000</text:p>
          </table:table-cell>
          <table:table-cell office:value-type="float" office:value="0.00005969">
            <text:p>0.0000596900000</text:p>
          </table:table-cell>
          <table:table-cell office:value-type="float" office:value="0.16165">
            <text:p>0.1616500000000</text:p>
          </table:table-cell>
          <table:table-cell office:value-type="float" office:value="0.0008122">
            <text:p>0.0008122000000</text:p>
          </table:table-cell>
          <table:table-cell office:value-type="float" office:value="0.0025381">
            <text:p>0.0025381000000</text:p>
          </table:table-cell>
          <table:table-cell office:value-type="float" office:value="0.000016414">
            <text:p>0.0000164140000</text:p>
          </table:table-cell>
          <table:table-cell office:value-type="float" office:value="0.0010625">
            <text:p>0.0010625000000</text:p>
          </table:table-cell>
          <table:table-cell office:value-type="float" office:value="0.041093">
            <text:p>0.0410930000000</text:p>
          </table:table-cell>
          <table:table-cell office:value-type="float" office:value="0.002442">
            <text:p>0.0024420000000</text:p>
          </table:table-cell>
          <table:table-cell office:value-type="float" office:value="0.088774">
            <text:p>0.0887740000000</text:p>
          </table:table-cell>
          <table:table-cell office:value-type="float" office:value="0.036474">
            <text:p>0.0364740000000</text:p>
          </table:table-cell>
          <table:table-cell office:value-type="float" office:value="0.000075875">
            <text:p>0.0000758750000</text:p>
          </table:table-cell>
          <table:table-cell office:value-type="float" office:value="0.0040708">
            <text:p>0.0040708000000</text:p>
          </table:table-cell>
          <table:table-cell office:value-type="float" office:value="0.00000092999">
            <text:p>0.0000009299900</text:p>
          </table:table-cell>
          <table:table-cell office:value-type="float" office:value="0.00012672">
            <text:p>0.0001267200000</text:p>
          </table:table-cell>
          <table:table-cell office:value-type="float" office:value="0.0000099814">
            <text:p>0.0000099814000</text:p>
          </table:table-cell>
          <table:table-cell office:value-type="float" office:value="0.0014076">
            <text:p>0.0014076000000</text:p>
          </table:table-cell>
          <table:table-cell office:value-type="float" office:value="0.00038003">
            <text:p>0.0003800300000</text:p>
          </table:table-cell>
          <table:table-cell office:value-type="float" office:value="0.089701">
            <text:p>0.0897010000000</text:p>
          </table:table-cell>
          <table:table-cell office:value-type="float" office:value="0.000090001">
            <text:p>0.0000900010000</text:p>
          </table:table-cell>
          <table:table-cell office:value-type="float" office:value="0.0033234">
            <text:p>0.0033234000000</text:p>
          </table:table-cell>
          <table:table-cell office:value-type="float" office:value="0.00002016">
            <text:p>0.0000201600000</text:p>
          </table:table-cell>
          <table:table-cell office:value-type="float" office:value="0.000095371">
            <text:p>0.0000953710000</text:p>
          </table:table-cell>
          <table:table-cell office:value-type="float" office:value="1.5">
            <text:p>1.50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18">
            <text:p>18.0</text:p>
          </table:table-cell>
          <table:table-cell office:value-type="float" office:value="6.1136">
            <text:p>6.1136000000000</text:p>
          </table:table-cell>
          <table:table-cell office:value-type="float" office:value="0">
            <text:p>0.0000000000000</text:p>
          </table:table-cell>
          <table:table-cell office:value-type="float" office:value="0.1361">
            <text:p>0.1361000000000</text:p>
          </table:table-cell>
          <table:table-cell office:value-type="float" office:value="0.001382">
            <text:p>0.0013820000000</text:p>
          </table:table-cell>
          <table:table-cell office:value-type="float" office:value="0.066102">
            <text:p>0.0661020000000</text:p>
          </table:table-cell>
          <table:table-cell office:value-type="float" office:value="0.000015269">
            <text:p>0.0000152690000</text:p>
          </table:table-cell>
          <table:table-cell office:value-type="float" office:value="0.7703">
            <text:p>0.7703000000000</text:p>
          </table:table-cell>
          <table:table-cell office:value-type="float" office:value="0.00087587">
            <text:p>0.0008758700000</text:p>
          </table:table-cell>
          <table:table-cell office:value-type="float" office:value="0.011743">
            <text:p>0.0117430000000</text:p>
          </table:table-cell>
          <table:table-cell office:value-type="float" office:value="0.0000044733">
            <text:p>0.0000044733000</text:p>
          </table:table-cell>
          <table:table-cell office:value-type="float" office:value="0.0029313">
            <text:p>0.0029313000000</text:p>
          </table:table-cell>
          <table:table-cell office:value-type="float" office:value="0.11562">
            <text:p>0.1156200000000</text:p>
          </table:table-cell>
          <table:table-cell office:value-type="float" office:value="0.010024">
            <text:p>0.0100240000000</text:p>
          </table:table-cell>
          <table:table-cell office:value-type="float" office:value="0.11476">
            <text:p>0.1147600000000</text:p>
          </table:table-cell>
          <table:table-cell office:value-type="float" office:value="0.039476">
            <text:p>0.0394760000000</text:p>
          </table:table-cell>
          <table:table-cell office:value-type="float" office:value="0.000084622">
            <text:p>0.0000846220000</text:p>
          </table:table-cell>
          <table:table-cell office:value-type="float" office:value="0.0046227">
            <text:p>0.0046227000000</text:p>
          </table:table-cell>
          <table:table-cell office:value-type="float" office:value="0.0000012607">
            <text:p>0.0000012607000</text:p>
          </table:table-cell>
          <table:table-cell office:value-type="float" office:value="0.00015711">
            <text:p>0.0001571100000</text:p>
          </table:table-cell>
          <table:table-cell office:value-type="float" office:value="0.00001147">
            <text:p>0.0000114700000</text:p>
          </table:table-cell>
          <table:table-cell office:value-type="float" office:value="0.0014283">
            <text:p>0.0014283000000</text:p>
          </table:table-cell>
          <table:table-cell office:value-type="float" office:value="0.0004048">
            <text:p>0.0004048000000</text:p>
          </table:table-cell>
          <table:table-cell office:value-type="float" office:value="0.092976">
            <text:p>0.0929760000000</text:p>
          </table:table-cell>
          <table:table-cell office:value-type="float" office:value="0.00018197">
            <text:p>0.0001819700000</text:p>
          </table:table-cell>
          <table:table-cell office:value-type="float" office:value="0.0054267">
            <text:p>0.0054267000000</text:p>
          </table:table-cell>
          <table:table-cell office:value-type="float" office:value="0.000026667">
            <text:p>0.0000266670000</text:p>
          </table:table-cell>
          <table:table-cell office:value-type="float" office:value="0.000093306">
            <text:p>0.0000933060000</text:p>
          </table:table-cell>
          <table:table-cell office:value-type="float" office:value="1.58">
            <text:p>1.58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20">
            <text:p>20.0</text:p>
          </table:table-cell>
          <table:table-cell office:value-type="float" office:value="6.763">
            <text:p>6.7630000000000</text:p>
          </table:table-cell>
          <table:table-cell office:value-type="float" office:value="0.000000000004">
            <text:p>0.0000000000040</text:p>
          </table:table-cell>
          <table:table-cell office:value-type="float" office:value="0.24494">
            <text:p>0.2449400000000</text:p>
          </table:table-cell>
          <table:table-cell office:value-type="float" office:value="0.0014462">
            <text:p>0.0014462000000</text:p>
          </table:table-cell>
          <table:table-cell office:value-type="float" office:value="0.071907">
            <text:p>0.0719070000000</text:p>
          </table:table-cell>
          <table:table-cell office:value-type="float" office:value="0.00022435">
            <text:p>0.0002243500000</text:p>
          </table:table-cell>
          <table:table-cell office:value-type="float" office:value="1.0528">
            <text:p>1.0528000000000</text:p>
          </table:table-cell>
          <table:table-cell office:value-type="float" office:value="0.00095078">
            <text:p>0.0009507800000</text:p>
          </table:table-cell>
          <table:table-cell office:value-type="float" office:value="0.0052196">
            <text:p>0.0052196000000</text:p>
          </table:table-cell>
          <table:table-cell office:value-type="float" office:value="0.000060478">
            <text:p>0.0000604780000</text:p>
          </table:table-cell>
          <table:table-cell office:value-type="float" office:value="0.016816">
            <text:p>0.0168160000000</text:p>
          </table:table-cell>
          <table:table-cell office:value-type="float" office:value="0.094854">
            <text:p>0.0948540000000</text:p>
          </table:table-cell>
          <table:table-cell office:value-type="float" office:value="0.0099015">
            <text:p>0.0099015000000</text:p>
          </table:table-cell>
          <table:table-cell office:value-type="float" office:value="0.067725">
            <text:p>0.0677250000000</text:p>
          </table:table-cell>
          <table:table-cell office:value-type="float" office:value="0.03001">
            <text:p>0.0300100000000</text:p>
          </table:table-cell>
          <table:table-cell office:value-type="float" office:value="0.000083039">
            <text:p>0.0000830390000</text:p>
          </table:table-cell>
          <table:table-cell office:value-type="float" office:value="0.0038177">
            <text:p>0.0038177000000</text:p>
          </table:table-cell>
          <table:table-cell office:value-type="float" office:value="0.0000012999">
            <text:p>0.0000012999000</text:p>
          </table:table-cell>
          <table:table-cell office:value-type="float" office:value="0.00014206">
            <text:p>0.0001420600000</text:p>
          </table:table-cell>
          <table:table-cell office:value-type="float" office:value="0.00001335">
            <text:p>0.0000133500000</text:p>
          </table:table-cell>
          <table:table-cell office:value-type="float" office:value="0.0012052">
            <text:p>0.0012052000000</text:p>
          </table:table-cell>
          <table:table-cell office:value-type="float" office:value="0.00035997">
            <text:p>0.0003599700000</text:p>
          </table:table-cell>
          <table:table-cell office:value-type="float" office:value="0.093712">
            <text:p>0.0937120000000</text:p>
          </table:table-cell>
          <table:table-cell office:value-type="float" office:value="0.00029226">
            <text:p>0.0002922600000</text:p>
          </table:table-cell>
          <table:table-cell office:value-type="float" office:value="0.0050507">
            <text:p>0.0050507000000</text:p>
          </table:table-cell>
          <table:table-cell office:value-type="float" office:value="0.00017157">
            <text:p>0.0001715700000</text:p>
          </table:table-cell>
          <table:table-cell office:value-type="float" office:value="0.00025708">
            <text:p>0.0002570800000</text:p>
          </table:table-cell>
          <table:table-cell office:value-type="float" office:value="1.55">
            <text:p>1.55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25">
            <text:p>25.0</text:p>
          </table:table-cell>
          <table:table-cell office:value-type="float" office:value="5.3453">
            <text:p>5.3453000000000</text:p>
          </table:table-cell>
          <table:table-cell office:value-type="float" office:value="0">
            <text:p>0.0000000000000</text:p>
          </table:table-cell>
          <table:table-cell office:value-type="float" office:value="0.15322">
            <text:p>0.1532200000000</text:p>
          </table:table-cell>
          <table:table-cell office:value-type="float" office:value="0.00026369">
            <text:p>0.0002636900000</text:p>
          </table:table-cell>
          <table:table-cell office:value-type="float" office:value="0.0561">
            <text:p>0.0561000000000</text:p>
          </table:table-cell>
          <table:table-cell office:value-type="float" office:value="0.000068448">
            <text:p>0.0000684480000</text:p>
          </table:table-cell>
          <table:table-cell office:value-type="float" office:value="3.0055">
            <text:p>3.0055000000000</text:p>
          </table:table-cell>
          <table:table-cell office:value-type="float" office:value="0.00098584">
            <text:p>0.0009858400000</text:p>
          </table:table-cell>
          <table:table-cell office:value-type="float" office:value="0.0039481">
            <text:p>0.0039481000000</text:p>
          </table:table-cell>
          <table:table-cell office:value-type="float" office:value="0.00024335">
            <text:p>0.0002433500000</text:p>
          </table:table-cell>
          <table:table-cell office:value-type="float" office:value="0.029582">
            <text:p>0.0295820000000</text:p>
          </table:table-cell>
          <table:table-cell office:value-type="float" office:value="0.25686">
            <text:p>0.2568600000000</text:p>
          </table:table-cell>
          <table:table-cell office:value-type="float" office:value="0.031969">
            <text:p>0.0319690000000</text:p>
          </table:table-cell>
          <table:table-cell office:value-type="float" office:value="0.35489">
            <text:p>0.3548900000000</text:p>
          </table:table-cell>
          <table:table-cell office:value-type="float" office:value="0.18563">
            <text:p>0.1856300000000</text:p>
          </table:table-cell>
          <table:table-cell office:value-type="float" office:value="0.00031194">
            <text:p>0.0003119400000</text:p>
          </table:table-cell>
          <table:table-cell office:value-type="float" office:value="0.019913">
            <text:p>0.0199130000000</text:p>
          </table:table-cell>
          <table:table-cell office:value-type="float" office:value="0.0000036873">
            <text:p>0.0000036873000</text:p>
          </table:table-cell>
          <table:table-cell office:value-type="float" office:value="0.00026368">
            <text:p>0.0002636800000</text:p>
          </table:table-cell>
          <table:table-cell office:value-type="float" office:value="0.000012046">
            <text:p>0.0000120460000</text:p>
          </table:table-cell>
          <table:table-cell office:value-type="float" office:value="0.0036753">
            <text:p>0.0036753000000</text:p>
          </table:table-cell>
          <table:table-cell office:value-type="float" office:value="0.00034727">
            <text:p>0.0003472700000</text:p>
          </table:table-cell>
          <table:table-cell office:value-type="float" office:value="0.088953">
            <text:p>0.0889530000000</text:p>
          </table:table-cell>
          <table:table-cell office:value-type="float" office:value="0.00040057">
            <text:p>0.0004005700000</text:p>
          </table:table-cell>
          <table:table-cell office:value-type="float" office:value="0.0033102">
            <text:p>0.0033102000000</text:p>
          </table:table-cell>
          <table:table-cell office:value-type="float" office:value="0.00058508">
            <text:p>0.0005850800000</text:p>
          </table:table-cell>
          <table:table-cell office:value-type="float" office:value="0.00094606">
            <text:p>0.0009460600000</text:p>
          </table:table-cell>
          <table:table-cell office:value-type="float" office:value="1.804">
            <text:p>1.8040000000000</text:p>
          </table:table-cell>
          <table:table-cell table:number-columns-repeated="995"/>
        </table:table-row>
        <table:table-row table:style-name="ro1">
          <table:table-cell table:style-name="ce3" office:value-type="float" office:value="30">
            <text:p>30.0</text:p>
          </table:table-cell>
          <table:table-cell office:value-type="float" office:value="8.3592">
            <text:p>8.3592000000000</text:p>
          </table:table-cell>
          <table:table-cell office:value-type="float" office:value="0">
            <text:p>0.0000000000000</text:p>
          </table:table-cell>
          <table:table-cell office:value-type="float" office:value="0.25018">
            <text:p>0.2501800000000</text:p>
          </table:table-cell>
          <table:table-cell office:value-type="float" office:value="0.001919">
            <text:p>0.0019190000000</text:p>
          </table:table-cell>
          <table:table-cell office:value-type="float" office:value="0.10231">
            <text:p>0.1023100000000</text:p>
          </table:table-cell>
          <table:table-cell office:value-type="float" office:value="0.0000065549">
            <text:p>0.0000065549000</text:p>
          </table:table-cell>
          <table:table-cell office:value-type="float" office:value="3.2162">
            <text:p>3.2162000000000</text:p>
          </table:table-cell>
          <table:table-cell office:value-type="float" office:value="0.0016879">
            <text:p>0.0016879000000</text:p>
          </table:table-cell>
          <table:table-cell office:value-type="float" office:value="0.0061792">
            <text:p>0.0061792000000</text:p>
          </table:table-cell>
          <table:table-cell office:value-type="float" office:value="0.0000078086">
            <text:p>0.0000078086000</text:p>
          </table:table-cell>
          <table:table-cell office:value-type="float" office:value="0.034686">
            <text:p>0.0346860000000</text:p>
          </table:table-cell>
          <table:table-cell office:value-type="float" office:value="0.24724">
            <text:p>0.2472400000000</text:p>
          </table:table-cell>
          <table:table-cell office:value-type="float" office:value="0.034095">
            <text:p>0.0340950000000</text:p>
          </table:table-cell>
          <table:table-cell office:value-type="float" office:value="0.25821">
            <text:p>0.2582100000000</text:p>
          </table:table-cell>
          <table:table-cell office:value-type="float" office:value="0.11258">
            <text:p>0.1125800000000</text:p>
          </table:table-cell>
          <table:table-cell office:value-type="float" office:value="0.00014879">
            <text:p>0.0001487900000</text:p>
          </table:table-cell>
          <table:table-cell office:value-type="float" office:value="0.015772">
            <text:p>0.0157720000000</text:p>
          </table:table-cell>
          <table:table-cell office:value-type="float" office:value="0.000002575">
            <text:p>0.0000025750000</text:p>
          </table:table-cell>
          <table:table-cell office:value-type="float" office:value="0.00030913">
            <text:p>0.0003091300000</text:p>
          </table:table-cell>
          <table:table-cell office:value-type="float" office:value="0.000025292">
            <text:p>0.0000252920000</text:p>
          </table:table-cell>
          <table:table-cell office:value-type="float" office:value="0.0041648">
            <text:p>0.0041648000000</text:p>
          </table:table-cell>
          <table:table-cell office:value-type="float" office:value="0.0010403">
            <text:p>0.0010403000000</text:p>
          </table:table-cell>
          <table:table-cell office:value-type="float" office:value="0.10389">
            <text:p>0.1038900000000</text:p>
          </table:table-cell>
          <table:table-cell office:value-type="float" office:value="0.00053929">
            <text:p>0.0005392900000</text:p>
          </table:table-cell>
          <table:table-cell office:value-type="float" office:value="0.0025623">
            <text:p>0.0025623000000</text:p>
          </table:table-cell>
          <table:table-cell office:value-type="float" office:value="0.000098578">
            <text:p>0.0000985780000</text:p>
          </table:table-cell>
          <table:table-cell office:value-type="float" office:value="0.000049892">
            <text:p>0.0000498920000</text:p>
          </table:table-cell>
          <table:table-cell office:value-type="float" office:value="2.1">
            <text:p>2.10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40">
            <text:p>40.0</text:p>
          </table:table-cell>
          <table:table-cell office:value-type="float" office:value="4.7061">
            <text:p>4.7061000000000</text:p>
          </table:table-cell>
          <table:table-cell office:value-type="float" office:value="0.000000000001">
            <text:p>0.0000000000010</text:p>
          </table:table-cell>
          <table:table-cell office:value-type="float" office:value="0.59576">
            <text:p>0.5957600000000</text:p>
          </table:table-cell>
          <table:table-cell office:value-type="float" office:value="0.00043106">
            <text:p>0.0004310600000</text:p>
          </table:table-cell>
          <table:table-cell office:value-type="float" office:value="0.058105">
            <text:p>0.0581050000000</text:p>
          </table:table-cell>
          <table:table-cell office:value-type="float" office:value="0.0000057164">
            <text:p>0.0000057164000</text:p>
          </table:table-cell>
          <table:table-cell office:value-type="float" office:value="7.3334">
            <text:p>7.3334000000000</text:p>
          </table:table-cell>
          <table:table-cell office:value-type="float" office:value="0.00097219">
            <text:p>0.0009721900000</text:p>
          </table:table-cell>
          <table:table-cell office:value-type="float" office:value="0.012312">
            <text:p>0.0123120000000</text:p>
          </table:table-cell>
          <table:table-cell office:value-type="float" office:value="0.0000052596">
            <text:p>0.0000052596000</text:p>
          </table:table-cell>
          <table:table-cell office:value-type="float" office:value="0.077638">
            <text:p>0.0776380000000</text:p>
          </table:table-cell>
          <table:table-cell office:value-type="float" office:value="0.45655">
            <text:p>0.4565500000000</text:p>
          </table:table-cell>
          <table:table-cell office:value-type="float" office:value="0.08298">
            <text:p>0.0829800000000</text:p>
          </table:table-cell>
          <table:table-cell office:value-type="float" office:value="0.26108">
            <text:p>0.2610800000000</text:p>
          </table:table-cell>
          <table:table-cell office:value-type="float" office:value="0.11297">
            <text:p>0.1129700000000</text:p>
          </table:table-cell>
          <table:table-cell office:value-type="float" office:value="0.00015946">
            <text:p>0.0001594600000</text:p>
          </table:table-cell>
          <table:table-cell office:value-type="float" office:value="0.01567">
            <text:p>0.0156700000000</text:p>
          </table:table-cell>
          <table:table-cell office:value-type="float" office:value="0.000006147">
            <text:p>0.0000061470000</text:p>
          </table:table-cell>
          <table:table-cell office:value-type="float" office:value="0.00033433">
            <text:p>0.0003343300000</text:p>
          </table:table-cell>
          <table:table-cell office:value-type="float" office:value="0.000022605">
            <text:p>0.0000226050000</text:p>
          </table:table-cell>
          <table:table-cell office:value-type="float" office:value="0.0041792">
            <text:p>0.0041792000000</text:p>
          </table:table-cell>
          <table:table-cell office:value-type="float" office:value="0.00082813">
            <text:p>0.0008281300000</text:p>
          </table:table-cell>
          <table:table-cell office:value-type="float" office:value="0.089673">
            <text:p>0.0896730000000</text:p>
          </table:table-cell>
          <table:table-cell office:value-type="float" office:value="0.00069448">
            <text:p>0.0006944800000</text:p>
          </table:table-cell>
          <table:table-cell office:value-type="float" office:value="0.0058691">
            <text:p>0.0058691000000</text:p>
          </table:table-cell>
          <table:table-cell office:value-type="float" office:value="0.0013345">
            <text:p>0.0013345000000</text:p>
          </table:table-cell>
          <table:table-cell office:value-type="float" office:value="0.0030603">
            <text:p>0.0030603000000</text:p>
          </table:table-cell>
          <table:table-cell office:value-type="float" office:value="2.21">
            <text:p>2.21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50">
            <text:p>50.0</text:p>
          </table:table-cell>
          <table:table-cell office:value-type="float" office:value="4.7061">
            <text:p>4.7061000000000</text:p>
          </table:table-cell>
          <table:table-cell office:value-type="float" office:value="0.000000000001">
            <text:p>0.0000000000010</text:p>
          </table:table-cell>
          <table:table-cell office:value-type="float" office:value="0.59576">
            <text:p>0.5957600000000</text:p>
          </table:table-cell>
          <table:table-cell office:value-type="float" office:value="0.00043106">
            <text:p>0.0004310600000</text:p>
          </table:table-cell>
          <table:table-cell office:value-type="float" office:value="0.058105">
            <text:p>0.0581050000000</text:p>
          </table:table-cell>
          <table:table-cell office:value-type="float" office:value="0.0000057164">
            <text:p>0.0000057164000</text:p>
          </table:table-cell>
          <table:table-cell office:value-type="float" office:value="7.3334">
            <text:p>7.3334000000000</text:p>
          </table:table-cell>
          <table:table-cell office:value-type="float" office:value="0.00097219">
            <text:p>0.0009721900000</text:p>
          </table:table-cell>
          <table:table-cell office:value-type="float" office:value="0.012312">
            <text:p>0.0123120000000</text:p>
          </table:table-cell>
          <table:table-cell office:value-type="float" office:value="0.0000052596">
            <text:p>0.0000052596000</text:p>
          </table:table-cell>
          <table:table-cell office:value-type="float" office:value="0.077638">
            <text:p>0.0776380000000</text:p>
          </table:table-cell>
          <table:table-cell office:value-type="float" office:value="0.45655">
            <text:p>0.4565500000000</text:p>
          </table:table-cell>
          <table:table-cell office:value-type="float" office:value="0.08298">
            <text:p>0.0829800000000</text:p>
          </table:table-cell>
          <table:table-cell office:value-type="float" office:value="0.26108">
            <text:p>0.2610800000000</text:p>
          </table:table-cell>
          <table:table-cell office:value-type="float" office:value="0.11297">
            <text:p>0.1129700000000</text:p>
          </table:table-cell>
          <table:table-cell office:value-type="float" office:value="0.00015946">
            <text:p>0.0001594600000</text:p>
          </table:table-cell>
          <table:table-cell office:value-type="float" office:value="0.01567">
            <text:p>0.0156700000000</text:p>
          </table:table-cell>
          <table:table-cell office:value-type="float" office:value="0.000006147">
            <text:p>0.0000061470000</text:p>
          </table:table-cell>
          <table:table-cell office:value-type="float" office:value="0.00033433">
            <text:p>0.0003343300000</text:p>
          </table:table-cell>
          <table:table-cell office:value-type="float" office:value="0.000022605">
            <text:p>0.0000226050000</text:p>
          </table:table-cell>
          <table:table-cell office:value-type="float" office:value="0.0041792">
            <text:p>0.0041792000000</text:p>
          </table:table-cell>
          <table:table-cell office:value-type="float" office:value="0.00082813">
            <text:p>0.0008281300000</text:p>
          </table:table-cell>
          <table:table-cell office:value-type="float" office:value="0.089673">
            <text:p>0.0896730000000</text:p>
          </table:table-cell>
          <table:table-cell office:value-type="float" office:value="0.00069448">
            <text:p>0.0006944800000</text:p>
          </table:table-cell>
          <table:table-cell office:value-type="float" office:value="0.0058691">
            <text:p>0.0058691000000</text:p>
          </table:table-cell>
          <table:table-cell office:value-type="float" office:value="0.0013345">
            <text:p>0.0013345000000</text:p>
          </table:table-cell>
          <table:table-cell office:value-type="float" office:value="0.0030603">
            <text:p>0.0030603000000</text:p>
          </table:table-cell>
          <table:table-cell office:value-type="float" office:value="2.21">
            <text:p>2.21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60">
            <text:p>60.0</text:p>
          </table:table-cell>
          <table:table-cell office:value-type="float" office:value="4.7061">
            <text:p>4.7061000000000</text:p>
          </table:table-cell>
          <table:table-cell office:value-type="float" office:value="0.000000000001">
            <text:p>0.0000000000010</text:p>
          </table:table-cell>
          <table:table-cell office:value-type="float" office:value="0.59576">
            <text:p>0.5957600000000</text:p>
          </table:table-cell>
          <table:table-cell office:value-type="float" office:value="0.00043106">
            <text:p>0.0004310600000</text:p>
          </table:table-cell>
          <table:table-cell office:value-type="float" office:value="0.058105">
            <text:p>0.0581050000000</text:p>
          </table:table-cell>
          <table:table-cell office:value-type="float" office:value="0.0000057164">
            <text:p>0.0000057164000</text:p>
          </table:table-cell>
          <table:table-cell office:value-type="float" office:value="7.3334">
            <text:p>7.3334000000000</text:p>
          </table:table-cell>
          <table:table-cell office:value-type="float" office:value="0.00097219">
            <text:p>0.0009721900000</text:p>
          </table:table-cell>
          <table:table-cell office:value-type="float" office:value="0.012312">
            <text:p>0.0123120000000</text:p>
          </table:table-cell>
          <table:table-cell office:value-type="float" office:value="0.0000052596">
            <text:p>0.0000052596000</text:p>
          </table:table-cell>
          <table:table-cell office:value-type="float" office:value="0.077638">
            <text:p>0.0776380000000</text:p>
          </table:table-cell>
          <table:table-cell office:value-type="float" office:value="0.45655">
            <text:p>0.4565500000000</text:p>
          </table:table-cell>
          <table:table-cell office:value-type="float" office:value="0.08298">
            <text:p>0.0829800000000</text:p>
          </table:table-cell>
          <table:table-cell office:value-type="float" office:value="0.26108">
            <text:p>0.2610800000000</text:p>
          </table:table-cell>
          <table:table-cell office:value-type="float" office:value="0.11297">
            <text:p>0.1129700000000</text:p>
          </table:table-cell>
          <table:table-cell office:value-type="float" office:value="0.00015946">
            <text:p>0.0001594600000</text:p>
          </table:table-cell>
          <table:table-cell office:value-type="float" office:value="0.01567">
            <text:p>0.0156700000000</text:p>
          </table:table-cell>
          <table:table-cell office:value-type="float" office:value="0.000006147">
            <text:p>0.0000061470000</text:p>
          </table:table-cell>
          <table:table-cell office:value-type="float" office:value="0.00033433">
            <text:p>0.0003343300000</text:p>
          </table:table-cell>
          <table:table-cell office:value-type="float" office:value="0.000022605">
            <text:p>0.0000226050000</text:p>
          </table:table-cell>
          <table:table-cell office:value-type="float" office:value="0.0041792">
            <text:p>0.0041792000000</text:p>
          </table:table-cell>
          <table:table-cell office:value-type="float" office:value="0.00082813">
            <text:p>0.0008281300000</text:p>
          </table:table-cell>
          <table:table-cell office:value-type="float" office:value="0.089673">
            <text:p>0.0896730000000</text:p>
          </table:table-cell>
          <table:table-cell office:value-type="float" office:value="0.00069448">
            <text:p>0.0006944800000</text:p>
          </table:table-cell>
          <table:table-cell office:value-type="float" office:value="0.0058691">
            <text:p>0.0058691000000</text:p>
          </table:table-cell>
          <table:table-cell office:value-type="float" office:value="0.0013345">
            <text:p>0.0013345000000</text:p>
          </table:table-cell>
          <table:table-cell office:value-type="float" office:value="0.0030603">
            <text:p>0.0030603000000</text:p>
          </table:table-cell>
          <table:table-cell office:value-type="float" office:value="2.21">
            <text:p>2.21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70">
            <text:p>70.0</text:p>
          </table:table-cell>
          <table:table-cell office:value-type="float" office:value="4.7061">
            <text:p>4.7061000000000</text:p>
          </table:table-cell>
          <table:table-cell office:value-type="float" office:value="0.000000000001">
            <text:p>0.0000000000010</text:p>
          </table:table-cell>
          <table:table-cell office:value-type="float" office:value="0.59576">
            <text:p>0.5957600000000</text:p>
          </table:table-cell>
          <table:table-cell office:value-type="float" office:value="0.00043106">
            <text:p>0.0004310600000</text:p>
          </table:table-cell>
          <table:table-cell office:value-type="float" office:value="0.058105">
            <text:p>0.0581050000000</text:p>
          </table:table-cell>
          <table:table-cell office:value-type="float" office:value="0.0000057164">
            <text:p>0.0000057164000</text:p>
          </table:table-cell>
          <table:table-cell office:value-type="float" office:value="7.3334">
            <text:p>7.3334000000000</text:p>
          </table:table-cell>
          <table:table-cell office:value-type="float" office:value="0.00097219">
            <text:p>0.0009721900000</text:p>
          </table:table-cell>
          <table:table-cell office:value-type="float" office:value="0.012312">
            <text:p>0.0123120000000</text:p>
          </table:table-cell>
          <table:table-cell office:value-type="float" office:value="0.0000052596">
            <text:p>0.0000052596000</text:p>
          </table:table-cell>
          <table:table-cell office:value-type="float" office:value="0.077638">
            <text:p>0.0776380000000</text:p>
          </table:table-cell>
          <table:table-cell office:value-type="float" office:value="0.45655">
            <text:p>0.4565500000000</text:p>
          </table:table-cell>
          <table:table-cell office:value-type="float" office:value="0.08298">
            <text:p>0.0829800000000</text:p>
          </table:table-cell>
          <table:table-cell office:value-type="float" office:value="0.26108">
            <text:p>0.2610800000000</text:p>
          </table:table-cell>
          <table:table-cell office:value-type="float" office:value="0.11297">
            <text:p>0.1129700000000</text:p>
          </table:table-cell>
          <table:table-cell office:value-type="float" office:value="0.00015946">
            <text:p>0.0001594600000</text:p>
          </table:table-cell>
          <table:table-cell office:value-type="float" office:value="0.01567">
            <text:p>0.0156700000000</text:p>
          </table:table-cell>
          <table:table-cell office:value-type="float" office:value="0.000006147">
            <text:p>0.0000061470000</text:p>
          </table:table-cell>
          <table:table-cell office:value-type="float" office:value="0.00033433">
            <text:p>0.0003343300000</text:p>
          </table:table-cell>
          <table:table-cell office:value-type="float" office:value="0.000022605">
            <text:p>0.0000226050000</text:p>
          </table:table-cell>
          <table:table-cell office:value-type="float" office:value="0.0041792">
            <text:p>0.0041792000000</text:p>
          </table:table-cell>
          <table:table-cell office:value-type="float" office:value="0.00082813">
            <text:p>0.0008281300000</text:p>
          </table:table-cell>
          <table:table-cell office:value-type="float" office:value="0.089673">
            <text:p>0.0896730000000</text:p>
          </table:table-cell>
          <table:table-cell office:value-type="float" office:value="0.00069448">
            <text:p>0.0006944800000</text:p>
          </table:table-cell>
          <table:table-cell office:value-type="float" office:value="0.0058691">
            <text:p>0.0058691000000</text:p>
          </table:table-cell>
          <table:table-cell office:value-type="float" office:value="0.0013345">
            <text:p>0.0013345000000</text:p>
          </table:table-cell>
          <table:table-cell office:value-type="float" office:value="0.0030603">
            <text:p>0.0030603000000</text:p>
          </table:table-cell>
          <table:table-cell office:value-type="float" office:value="2.21">
            <text:p>2.21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80">
            <text:p>80.0</text:p>
          </table:table-cell>
          <table:table-cell office:value-type="float" office:value="4.7061">
            <text:p>4.7061000000000</text:p>
          </table:table-cell>
          <table:table-cell office:value-type="float" office:value="0.000000000001">
            <text:p>0.0000000000010</text:p>
          </table:table-cell>
          <table:table-cell office:value-type="float" office:value="0.59576">
            <text:p>0.5957600000000</text:p>
          </table:table-cell>
          <table:table-cell office:value-type="float" office:value="0.00043106">
            <text:p>0.0004310600000</text:p>
          </table:table-cell>
          <table:table-cell office:value-type="float" office:value="0.058105">
            <text:p>0.0581050000000</text:p>
          </table:table-cell>
          <table:table-cell office:value-type="float" office:value="0.0000057164">
            <text:p>0.0000057164000</text:p>
          </table:table-cell>
          <table:table-cell office:value-type="float" office:value="7.3334">
            <text:p>7.3334000000000</text:p>
          </table:table-cell>
          <table:table-cell office:value-type="float" office:value="0.00097219">
            <text:p>0.0009721900000</text:p>
          </table:table-cell>
          <table:table-cell office:value-type="float" office:value="0.012312">
            <text:p>0.0123120000000</text:p>
          </table:table-cell>
          <table:table-cell office:value-type="float" office:value="0.0000052596">
            <text:p>0.0000052596000</text:p>
          </table:table-cell>
          <table:table-cell office:value-type="float" office:value="0.077638">
            <text:p>0.0776380000000</text:p>
          </table:table-cell>
          <table:table-cell office:value-type="float" office:value="0.45655">
            <text:p>0.4565500000000</text:p>
          </table:table-cell>
          <table:table-cell office:value-type="float" office:value="0.08298">
            <text:p>0.0829800000000</text:p>
          </table:table-cell>
          <table:table-cell office:value-type="float" office:value="0.26108">
            <text:p>0.2610800000000</text:p>
          </table:table-cell>
          <table:table-cell office:value-type="float" office:value="0.11297">
            <text:p>0.1129700000000</text:p>
          </table:table-cell>
          <table:table-cell office:value-type="float" office:value="0.00015946">
            <text:p>0.0001594600000</text:p>
          </table:table-cell>
          <table:table-cell office:value-type="float" office:value="0.01567">
            <text:p>0.0156700000000</text:p>
          </table:table-cell>
          <table:table-cell office:value-type="float" office:value="0.000006147">
            <text:p>0.0000061470000</text:p>
          </table:table-cell>
          <table:table-cell office:value-type="float" office:value="0.00033433">
            <text:p>0.0003343300000</text:p>
          </table:table-cell>
          <table:table-cell office:value-type="float" office:value="0.000022605">
            <text:p>0.0000226050000</text:p>
          </table:table-cell>
          <table:table-cell office:value-type="float" office:value="0.0041792">
            <text:p>0.0041792000000</text:p>
          </table:table-cell>
          <table:table-cell office:value-type="float" office:value="0.00082813">
            <text:p>0.0008281300000</text:p>
          </table:table-cell>
          <table:table-cell office:value-type="float" office:value="0.089673">
            <text:p>0.0896730000000</text:p>
          </table:table-cell>
          <table:table-cell office:value-type="float" office:value="0.00069448">
            <text:p>0.0006944800000</text:p>
          </table:table-cell>
          <table:table-cell office:value-type="float" office:value="0.0058691">
            <text:p>0.0058691000000</text:p>
          </table:table-cell>
          <table:table-cell office:value-type="float" office:value="0.0013345">
            <text:p>0.0013345000000</text:p>
          </table:table-cell>
          <table:table-cell office:value-type="float" office:value="0.0030603">
            <text:p>0.0030603000000</text:p>
          </table:table-cell>
          <table:table-cell office:value-type="float" office:value="2.21">
            <text:p>2.21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90">
            <text:p>90.0</text:p>
          </table:table-cell>
          <table:table-cell office:value-type="float" office:value="4.7061">
            <text:p>4.7061000000000</text:p>
          </table:table-cell>
          <table:table-cell office:value-type="float" office:value="0.000000000001">
            <text:p>0.0000000000010</text:p>
          </table:table-cell>
          <table:table-cell office:value-type="float" office:value="0.59576">
            <text:p>0.5957600000000</text:p>
          </table:table-cell>
          <table:table-cell office:value-type="float" office:value="0.00043106">
            <text:p>0.0004310600000</text:p>
          </table:table-cell>
          <table:table-cell office:value-type="float" office:value="0.058105">
            <text:p>0.0581050000000</text:p>
          </table:table-cell>
          <table:table-cell office:value-type="float" office:value="0.0000057164">
            <text:p>0.0000057164000</text:p>
          </table:table-cell>
          <table:table-cell office:value-type="float" office:value="7.3334">
            <text:p>7.3334000000000</text:p>
          </table:table-cell>
          <table:table-cell office:value-type="float" office:value="0.00097219">
            <text:p>0.0009721900000</text:p>
          </table:table-cell>
          <table:table-cell office:value-type="float" office:value="0.012312">
            <text:p>0.0123120000000</text:p>
          </table:table-cell>
          <table:table-cell office:value-type="float" office:value="0.0000052596">
            <text:p>0.0000052596000</text:p>
          </table:table-cell>
          <table:table-cell office:value-type="float" office:value="0.077638">
            <text:p>0.0776380000000</text:p>
          </table:table-cell>
          <table:table-cell office:value-type="float" office:value="0.45655">
            <text:p>0.4565500000000</text:p>
          </table:table-cell>
          <table:table-cell office:value-type="float" office:value="0.08298">
            <text:p>0.0829800000000</text:p>
          </table:table-cell>
          <table:table-cell office:value-type="float" office:value="0.26108">
            <text:p>0.2610800000000</text:p>
          </table:table-cell>
          <table:table-cell office:value-type="float" office:value="0.11297">
            <text:p>0.1129700000000</text:p>
          </table:table-cell>
          <table:table-cell office:value-type="float" office:value="0.00015946">
            <text:p>0.0001594600000</text:p>
          </table:table-cell>
          <table:table-cell office:value-type="float" office:value="0.01567">
            <text:p>0.0156700000000</text:p>
          </table:table-cell>
          <table:table-cell office:value-type="float" office:value="0.000006147">
            <text:p>0.0000061470000</text:p>
          </table:table-cell>
          <table:table-cell office:value-type="float" office:value="0.00033433">
            <text:p>0.0003343300000</text:p>
          </table:table-cell>
          <table:table-cell office:value-type="float" office:value="0.000022605">
            <text:p>0.0000226050000</text:p>
          </table:table-cell>
          <table:table-cell office:value-type="float" office:value="0.0041792">
            <text:p>0.0041792000000</text:p>
          </table:table-cell>
          <table:table-cell office:value-type="float" office:value="0.00082813">
            <text:p>0.0008281300000</text:p>
          </table:table-cell>
          <table:table-cell office:value-type="float" office:value="0.089673">
            <text:p>0.0896730000000</text:p>
          </table:table-cell>
          <table:table-cell office:value-type="float" office:value="0.00069448">
            <text:p>0.0006944800000</text:p>
          </table:table-cell>
          <table:table-cell office:value-type="float" office:value="0.0058691">
            <text:p>0.0058691000000</text:p>
          </table:table-cell>
          <table:table-cell office:value-type="float" office:value="0.0013345">
            <text:p>0.0013345000000</text:p>
          </table:table-cell>
          <table:table-cell office:value-type="float" office:value="0.0030603">
            <text:p>0.0030603000000</text:p>
          </table:table-cell>
          <table:table-cell office:value-type="float" office:value="2.21">
            <text:p>2.21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100">
            <text:p>100.0</text:p>
          </table:table-cell>
          <table:table-cell office:value-type="float" office:value="4.7061">
            <text:p>4.7061000000000</text:p>
          </table:table-cell>
          <table:table-cell office:value-type="float" office:value="0.000000000001">
            <text:p>0.0000000000010</text:p>
          </table:table-cell>
          <table:table-cell office:value-type="float" office:value="0.59576">
            <text:p>0.5957600000000</text:p>
          </table:table-cell>
          <table:table-cell office:value-type="float" office:value="0.00043106">
            <text:p>0.0004310600000</text:p>
          </table:table-cell>
          <table:table-cell office:value-type="float" office:value="0.058105">
            <text:p>0.0581050000000</text:p>
          </table:table-cell>
          <table:table-cell office:value-type="float" office:value="0.0000057164">
            <text:p>0.0000057164000</text:p>
          </table:table-cell>
          <table:table-cell office:value-type="float" office:value="7.3334">
            <text:p>7.3334000000000</text:p>
          </table:table-cell>
          <table:table-cell office:value-type="float" office:value="0.00097219">
            <text:p>0.0009721900000</text:p>
          </table:table-cell>
          <table:table-cell office:value-type="float" office:value="0.012312">
            <text:p>0.0123120000000</text:p>
          </table:table-cell>
          <table:table-cell office:value-type="float" office:value="0.0000052596">
            <text:p>0.0000052596000</text:p>
          </table:table-cell>
          <table:table-cell office:value-type="float" office:value="0.077638">
            <text:p>0.0776380000000</text:p>
          </table:table-cell>
          <table:table-cell office:value-type="float" office:value="0.45655">
            <text:p>0.4565500000000</text:p>
          </table:table-cell>
          <table:table-cell office:value-type="float" office:value="0.08298">
            <text:p>0.0829800000000</text:p>
          </table:table-cell>
          <table:table-cell office:value-type="float" office:value="0.26108">
            <text:p>0.2610800000000</text:p>
          </table:table-cell>
          <table:table-cell office:value-type="float" office:value="0.11297">
            <text:p>0.1129700000000</text:p>
          </table:table-cell>
          <table:table-cell office:value-type="float" office:value="0.00015946">
            <text:p>0.0001594600000</text:p>
          </table:table-cell>
          <table:table-cell office:value-type="float" office:value="0.01567">
            <text:p>0.0156700000000</text:p>
          </table:table-cell>
          <table:table-cell office:value-type="float" office:value="0.000006147">
            <text:p>0.0000061470000</text:p>
          </table:table-cell>
          <table:table-cell office:value-type="float" office:value="0.00033433">
            <text:p>0.0003343300000</text:p>
          </table:table-cell>
          <table:table-cell office:value-type="float" office:value="0.000022605">
            <text:p>0.0000226050000</text:p>
          </table:table-cell>
          <table:table-cell office:value-type="float" office:value="0.0041792">
            <text:p>0.0041792000000</text:p>
          </table:table-cell>
          <table:table-cell office:value-type="float" office:value="0.00082813">
            <text:p>0.0008281300000</text:p>
          </table:table-cell>
          <table:table-cell office:value-type="float" office:value="0.089673">
            <text:p>0.0896730000000</text:p>
          </table:table-cell>
          <table:table-cell office:value-type="float" office:value="0.00069448">
            <text:p>0.0006944800000</text:p>
          </table:table-cell>
          <table:table-cell office:value-type="float" office:value="0.0058691">
            <text:p>0.0058691000000</text:p>
          </table:table-cell>
          <table:table-cell office:value-type="float" office:value="0.0013345">
            <text:p>0.0013345000000</text:p>
          </table:table-cell>
          <table:table-cell office:value-type="float" office:value="0.0030603">
            <text:p>0.0030603000000</text:p>
          </table:table-cell>
          <table:table-cell office:value-type="float" office:value="2.21">
            <text:p>2.2100000000000</text:p>
          </table:table-cell>
          <table:table-cell table:number-columns-repeated="995"/>
        </table:table-row>
        <table:table-row table:style-name="ro1">
          <table:table-cell office:value-type="string">
            <text:p>&lt;0.05</text:p>
          </table:table-cell>
          <table:table-cell table:style-name="ce6" office:value-type="string">
            <text:p>He</text:p>
          </table:table-cell>
          <table:table-cell table:style-name="ce6" office:value-type="string">
            <text:p>Li</text:p>
          </table:table-cell>
          <table:table-cell table:style-name="ce6" office:value-type="string">
            <text:p>C</text:p>
          </table:table-cell>
          <table:table-cell table:style-name="ce6" office:value-type="string">
            <text:p>C_13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_15</text:p>
          </table:table-cell>
          <table:table-cell table:style-name="ce6" office:value-type="string">
            <text:p>O</text:p>
          </table:table-cell>
          <table:table-cell table:style-name="ce6" office:value-type="string">
            <text:p>O_17</text:p>
          </table:table-cell>
          <table:table-cell table:style-name="ce6" office:value-type="string">
            <text:p>O_1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Na</text:p>
          </table:table-cell>
          <table:table-cell table:style-name="ce6" office:value-type="string">
            <text:p>Mg</text:p>
          </table:table-cell>
          <table:table-cell table:style-name="ce6" office:value-type="string">
            <text:p>Al</text:p>
          </table:table-cell>
          <table:table-cell table:style-name="ce6" office:value-type="string">
            <text:p>Si</text:p>
          </table:table-cell>
          <table:table-cell table:style-name="ce6" office:value-type="string">
            <text:p>S</text:p>
          </table:table-cell>
          <table:table-cell table:style-name="ce6" office:value-type="string">
            <text:p>K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Sc</text:p>
          </table:table-cell>
          <table:table-cell table:style-name="ce6" office:value-type="string">
            <text:p>Ti</text:p>
          </table:table-cell>
          <table:table-cell table:style-name="ce6" office:value-type="string">
            <text:p>V</text:p>
          </table:table-cell>
          <table:table-cell table:style-name="ce6" office:value-type="string">
            <text:p>Cr</text:p>
          </table:table-cell>
          <table:table-cell table:style-name="ce6" office:value-type="string">
            <text:p>Mn</text:p>
          </table:table-cell>
          <table:table-cell table:style-name="ce6" office:value-type="string">
            <text:p>Fe</text:p>
          </table:table-cell>
          <table:table-cell table:style-name="ce6" office:value-type="string">
            <text:p>Co</text:p>
          </table:table-cell>
          <table:table-cell table:style-name="ce6" office:value-type="string">
            <text:p>Ni</text:p>
          </table:table-cell>
          <table:table-cell table:style-name="ce6" office:value-type="string">
            <text:p>Cu</text:p>
          </table:table-cell>
          <table:table-cell table:style-name="ce6" office:value-type="string">
            <text:p>Zn</text:p>
          </table:table-cell>
          <table:table-cell table:style-name="ce6" office:value-type="string">
            <text:p>rem</text:p>
          </table:table-cell>
          <table:table-cell table:number-columns-repeated="995"/>
        </table:table-row>
        <table:table-row table:style-name="ro1">
          <table:table-cell table:style-name="ce2" office:value-type="float" office:value="0.5">
            <text:p>0.5</text:p>
          </table:table-cell>
          <table:table-cell table:number-columns-repeated="27" office:value-type="float" office:value="0">
            <text:p>0.0000000000000</text:p>
          </table:table-cell>
          <table:table-cell office:value-type="float" office:value="0.5">
            <text:p>0.50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1">
            <text:p>1.0</text:p>
          </table:table-cell>
          <table:table-cell office:value-type="float" office:value="0.00794">
            <text:p>0.0079400000000</text:p>
          </table:table-cell>
          <table:table-cell office:value-type="float" office:value="-0.000000001668">
            <text:p>-0.0000000016680</text:p>
          </table:table-cell>
          <table:table-cell office:value-type="float" office:value="-0.00017512">
            <text:p>-0.0001751200000</text:p>
          </table:table-cell>
          <table:table-cell office:value-type="float" office:value="0.000024787">
            <text:p>0.0000247870000</text:p>
          </table:table-cell>
          <table:table-cell office:value-type="float" office:value="0.00017971">
            <text:p>0.0001797100000</text:p>
          </table:table-cell>
          <table:table-cell office:value-type="float" office:value="0">
            <text:p>0.0000000000000</text:p>
          </table:table-cell>
          <table:table-cell office:value-type="float" office:value="-0.0000018226">
            <text:p>-0.0000018226000</text:p>
          </table:table-cell>
          <table:table-cell office:value-type="float" office:value="0.00000032246">
            <text:p>0.0000003224600</text:p>
          </table:table-cell>
          <table:table-cell office:value-type="float" office:value="-0.0000004239">
            <text:p>-0.0000004239000</text:p>
          </table:table-cell>
          <table:table-cell office:value-type="float" office:value="0.000000000184">
            <text:p>0.0000000001840</text:p>
          </table:table-cell>
          <table:table-cell office:value-type="float" office:value="0.00000013836">
            <text:p>0.0000001383600</text:p>
          </table:table-cell>
          <table:table-cell office:value-type="float" office:value="-0.000000001457">
            <text:p>-0.0000000014570</text:p>
          </table:table-cell>
          <table:table-cell office:value-type="float" office:value="0.000000000111">
            <text:p>0.000000000111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564">
            <text:p>0.564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1.25">
            <text:p>1.3</text:p>
          </table:table-cell>
          <table:table-cell office:value-type="float" office:value="0.011998">
            <text:p>0.0119980000000</text:p>
          </table:table-cell>
          <table:table-cell office:value-type="float" office:value="-0.00000000556">
            <text:p>-0.0000000055600</text:p>
          </table:table-cell>
          <table:table-cell office:value-type="float" office:value="-0.00046301">
            <text:p>-0.0004630100000</text:p>
          </table:table-cell>
          <table:table-cell office:value-type="float" office:value="0.000039024">
            <text:p>0.0000390240000</text:p>
          </table:table-cell>
          <table:table-cell office:value-type="float" office:value="0.0005034">
            <text:p>0.0005034000000</text:p>
          </table:table-cell>
          <table:table-cell office:value-type="float" office:value="0">
            <text:p>0.0000000000000</text:p>
          </table:table-cell>
          <table:table-cell office:value-type="float" office:value="-0.0000039991">
            <text:p>-0.0000039991000</text:p>
          </table:table-cell>
          <table:table-cell office:value-type="float" office:value="0.00000092655">
            <text:p>0.0000009265500</text:p>
          </table:table-cell>
          <table:table-cell office:value-type="float" office:value="-0.0000018372">
            <text:p>-0.0000018372000</text:p>
          </table:table-cell>
          <table:table-cell office:value-type="float" office:value="0.000000001249">
            <text:p>0.0000000012490</text:p>
          </table:table-cell>
          <table:table-cell office:value-type="float" office:value="0.00000037087">
            <text:p>0.0000003708700</text:p>
          </table:table-cell>
          <table:table-cell office:value-type="float" office:value="0.000000002954">
            <text:p>0.0000000029540</text:p>
          </table:table-cell>
          <table:table-cell office:value-type="float" office:value="0.000000000266">
            <text:p>0.000000000266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574">
            <text:p>0.574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1.5">
            <text:p>1.5</text:p>
          </table:table-cell>
          <table:table-cell office:value-type="float" office:value="0.012394">
            <text:p>0.0123940000000</text:p>
          </table:table-cell>
          <table:table-cell office:value-type="float" office:value="-0.000000005351">
            <text:p>-0.0000000053510</text:p>
          </table:table-cell>
          <table:table-cell office:value-type="float" office:value="-0.00080092">
            <text:p>-0.0008009200000</text:p>
          </table:table-cell>
          <table:table-cell office:value-type="float" office:value="0.000054915">
            <text:p>0.0000549150000</text:p>
          </table:table-cell>
          <table:table-cell office:value-type="float" office:value="0.00088313">
            <text:p>0.0008831300000</text:p>
          </table:table-cell>
          <table:table-cell office:value-type="float" office:value="0">
            <text:p>0.0000000000000</text:p>
          </table:table-cell>
          <table:table-cell office:value-type="float" office:value="-0.0000072001">
            <text:p>-0.0000072001000</text:p>
          </table:table-cell>
          <table:table-cell office:value-type="float" office:value="0.0000035449">
            <text:p>0.0000035449000</text:p>
          </table:table-cell>
          <table:table-cell office:value-type="float" office:value="-0.0000036016">
            <text:p>-0.0000036016000</text:p>
          </table:table-cell>
          <table:table-cell office:value-type="float" office:value="0.000000002167">
            <text:p>0.0000000021670</text:p>
          </table:table-cell>
          <table:table-cell office:value-type="float" office:value="0.0000015732">
            <text:p>0.0000015732000</text:p>
          </table:table-cell>
          <table:table-cell office:value-type="float" office:value="-0.000000000017">
            <text:p>-0.0000000000170</text:p>
          </table:table-cell>
          <table:table-cell office:value-type="float" office:value="0.000000000065">
            <text:p>0.000000000065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6">
            <text:p>0.60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1.75">
            <text:p>1.8</text:p>
          </table:table-cell>
          <table:table-cell office:value-type="float" office:value="0.011327">
            <text:p>0.0113270000000</text:p>
          </table:table-cell>
          <table:table-cell office:value-type="float" office:value="-0.000000007259">
            <text:p>-0.0000000072590</text:p>
          </table:table-cell>
          <table:table-cell office:value-type="float" office:value="-0.0011244">
            <text:p>-0.0011244000000</text:p>
          </table:table-cell>
          <table:table-cell office:value-type="float" office:value="0.000061353">
            <text:p>0.0000613530000</text:p>
          </table:table-cell>
          <table:table-cell office:value-type="float" office:value="0.0012521">
            <text:p>0.0012521000000</text:p>
          </table:table-cell>
          <table:table-cell office:value-type="float" office:value="0">
            <text:p>0.0000000000000</text:p>
          </table:table-cell>
          <table:table-cell office:value-type="float" office:value="-0.0000087377">
            <text:p>-0.0000087377000</text:p>
          </table:table-cell>
          <table:table-cell office:value-type="float" office:value="0.0000092517">
            <text:p>0.0000092517000</text:p>
          </table:table-cell>
          <table:table-cell office:value-type="float" office:value="-0.0000054179">
            <text:p>-0.0000054179000</text:p>
          </table:table-cell>
          <table:table-cell office:value-type="float" office:value="0.000000002581">
            <text:p>0.0000000025810</text:p>
          </table:table-cell>
          <table:table-cell office:value-type="float" office:value="0.000004241">
            <text:p>0.0000042410000</text:p>
          </table:table-cell>
          <table:table-cell office:value-type="float" office:value="0.000000003052">
            <text:p>0.0000000030520</text:p>
          </table:table-cell>
          <table:table-cell office:value-type="float" office:value="-0.000000000255">
            <text:p>-0.000000000255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615">
            <text:p>0.615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1.9">
            <text:p>1.9</text:p>
          </table:table-cell>
          <table:table-cell office:value-type="float" office:value="0.010327">
            <text:p>0.0103270000000</text:p>
          </table:table-cell>
          <table:table-cell office:value-type="float" office:value="-0.000000011317">
            <text:p>-0.0000000113170</text:p>
          </table:table-cell>
          <table:table-cell office:value-type="float" office:value="-0.0012645">
            <text:p>-0.0012645000000</text:p>
          </table:table-cell>
          <table:table-cell office:value-type="float" office:value="0.000069854">
            <text:p>0.0000698540000</text:p>
          </table:table-cell>
          <table:table-cell office:value-type="float" office:value="0.0014077">
            <text:p>0.0014077000000</text:p>
          </table:table-cell>
          <table:table-cell office:value-type="float" office:value="0">
            <text:p>0.0000000000000</text:p>
          </table:table-cell>
          <table:table-cell office:value-type="float" office:value="-0.000014319">
            <text:p>-0.0000143190000</text:p>
          </table:table-cell>
          <table:table-cell office:value-type="float" office:value="0.000014835">
            <text:p>0.0000148350000</text:p>
          </table:table-cell>
          <table:table-cell office:value-type="float" office:value="-0.0000062375">
            <text:p>-0.0000062375000</text:p>
          </table:table-cell>
          <table:table-cell office:value-type="float" office:value="0.000000001631">
            <text:p>0.0000000016310</text:p>
          </table:table-cell>
          <table:table-cell office:value-type="float" office:value="0.0000065858">
            <text:p>0.0000065858000</text:p>
          </table:table-cell>
          <table:table-cell office:value-type="float" office:value="0.000000001518">
            <text:p>0.0000000015180</text:p>
          </table:table-cell>
          <table:table-cell office:value-type="float" office:value="0.000000000058">
            <text:p>0.000000000058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63">
            <text:p>0.63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2.1">
            <text:p>2.1</text:p>
          </table:table-cell>
          <table:table-cell office:value-type="float" office:value="0.011151">
            <text:p>0.0111510000000</text:p>
          </table:table-cell>
          <table:table-cell office:value-type="float" office:value="-0.00000001119">
            <text:p>-0.0000000111900</text:p>
          </table:table-cell>
          <table:table-cell office:value-type="float" office:value="-0.00099445">
            <text:p>-0.0009944500000</text:p>
          </table:table-cell>
          <table:table-cell office:value-type="float" office:value="0.000076826">
            <text:p>0.0000768260000</text:p>
          </table:table-cell>
          <table:table-cell office:value-type="float" office:value="0.0016774">
            <text:p>0.0016774000000</text:p>
          </table:table-cell>
          <table:table-cell office:value-type="float" office:value="0">
            <text:p>0.0000000000000</text:p>
          </table:table-cell>
          <table:table-cell office:value-type="float" office:value="-0.00011289">
            <text:p>-0.0001128900000</text:p>
          </table:table-cell>
          <table:table-cell office:value-type="float" office:value="0.000029543">
            <text:p>0.0000295430000</text:p>
          </table:table-cell>
          <table:table-cell office:value-type="float" office:value="-0.0000074955">
            <text:p>-0.0000074955000</text:p>
          </table:table-cell>
          <table:table-cell office:value-type="float" office:value="0.000000037528">
            <text:p>0.0000000375280</text:p>
          </table:table-cell>
          <table:table-cell office:value-type="float" office:value="0.000010586">
            <text:p>0.0000105860000</text:p>
          </table:table-cell>
          <table:table-cell office:value-type="float" office:value="0.000000038177">
            <text:p>0.0000000381770</text:p>
          </table:table-cell>
          <table:table-cell office:value-type="float" office:value="0.00000010681">
            <text:p>0.00000010681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648">
            <text:p>0.648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2.25">
            <text:p>2.3</text:p>
          </table:table-cell>
          <table:table-cell office:value-type="float" office:value="0.013397">
            <text:p>0.0133970000000</text:p>
          </table:table-cell>
          <table:table-cell office:value-type="float" office:value="-0.000000010399">
            <text:p>-0.0000000103990</text:p>
          </table:table-cell>
          <table:table-cell office:value-type="float" office:value="-0.00062879">
            <text:p>-0.0006287900000</text:p>
          </table:table-cell>
          <table:table-cell office:value-type="float" office:value="0.000081136">
            <text:p>0.0000811360000</text:p>
          </table:table-cell>
          <table:table-cell office:value-type="float" office:value="0.0019175">
            <text:p>0.0019175000000</text:p>
          </table:table-cell>
          <table:table-cell office:value-type="float" office:value="0">
            <text:p>0.0000000000000</text:p>
          </table:table-cell>
          <table:table-cell office:value-type="float" office:value="-0.00020514">
            <text:p>-0.0002051400000</text:p>
          </table:table-cell>
          <table:table-cell office:value-type="float" office:value="0.000045227">
            <text:p>0.0000452270000</text:p>
          </table:table-cell>
          <table:table-cell office:value-type="float" office:value="-0.000008229">
            <text:p>-0.0000082290000</text:p>
          </table:table-cell>
          <table:table-cell office:value-type="float" office:value="0.000000092632">
            <text:p>0.0000000926320</text:p>
          </table:table-cell>
          <table:table-cell office:value-type="float" office:value="0.000014367">
            <text:p>0.0000143670000</text:p>
          </table:table-cell>
          <table:table-cell office:value-type="float" office:value="0.000000076621">
            <text:p>0.0000000766210</text:p>
          </table:table-cell>
          <table:table-cell office:value-type="float" office:value="0.00000026583">
            <text:p>0.00000026583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66">
            <text:p>0.66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2.5">
            <text:p>2.5</text:p>
          </table:table-cell>
          <table:table-cell office:value-type="float" office:value="0.02366">
            <text:p>0.0236600000000</text:p>
          </table:table-cell>
          <table:table-cell office:value-type="float" office:value="-0.000000012272">
            <text:p>-0.0000000122720</text:p>
          </table:table-cell>
          <table:table-cell office:value-type="float" office:value="0.0038213">
            <text:p>0.0038213000000</text:p>
          </table:table-cell>
          <table:table-cell office:value-type="float" office:value="0.000090292">
            <text:p>0.0000902920000</text:p>
          </table:table-cell>
          <table:table-cell office:value-type="float" office:value="0.0022937">
            <text:p>0.0022937000000</text:p>
          </table:table-cell>
          <table:table-cell office:value-type="float" office:value="0">
            <text:p>0.0000000000000</text:p>
          </table:table-cell>
          <table:table-cell office:value-type="float" office:value="-0.00043497">
            <text:p>-0.0004349700000</text:p>
          </table:table-cell>
          <table:table-cell office:value-type="float" office:value="0.000043224">
            <text:p>0.0000432240000</text:p>
          </table:table-cell>
          <table:table-cell office:value-type="float" office:value="-0.000009894">
            <text:p>-0.0000098940000</text:p>
          </table:table-cell>
          <table:table-cell office:value-type="float" office:value="0.00000076089">
            <text:p>0.0000007608900</text:p>
          </table:table-cell>
          <table:table-cell office:value-type="float" office:value="0.00002351">
            <text:p>0.0000235100000</text:p>
          </table:table-cell>
          <table:table-cell office:value-type="float" office:value="0.0000010657">
            <text:p>0.0000010657000</text:p>
          </table:table-cell>
          <table:table-cell office:value-type="float" office:value="0.0000012329">
            <text:p>0.0000012329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663">
            <text:p>0.663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3">
            <text:p>3.0</text:p>
          </table:table-cell>
          <table:table-cell office:value-type="float" office:value="0.051488">
            <text:p>0.0514880000000</text:p>
          </table:table-cell>
          <table:table-cell office:value-type="float" office:value="-0.000000016283">
            <text:p>-0.0000000162830</text:p>
          </table:table-cell>
          <table:table-cell office:value-type="float" office:value="0.013697">
            <text:p>0.0136970000000</text:p>
          </table:table-cell>
          <table:table-cell office:value-type="float" office:value="0.00010971">
            <text:p>0.0001097100000</text:p>
          </table:table-cell>
          <table:table-cell office:value-type="float" office:value="0.003093">
            <text:p>0.0030930000000</text:p>
          </table:table-cell>
          <table:table-cell office:value-type="float" office:value="0">
            <text:p>0.0000000000000</text:p>
          </table:table-cell>
          <table:table-cell office:value-type="float" office:value="-0.0011239">
            <text:p>-0.0011239000000</text:p>
          </table:table-cell>
          <table:table-cell office:value-type="float" office:value="0.000046773">
            <text:p>0.0000467730000</text:p>
          </table:table-cell>
          <table:table-cell office:value-type="float" office:value="-0.00001368">
            <text:p>-0.0000136800000</text:p>
          </table:table-cell>
          <table:table-cell office:value-type="float" office:value="0.0000033875">
            <text:p>0.0000033875000</text:p>
          </table:table-cell>
          <table:table-cell office:value-type="float" office:value="0.000050871">
            <text:p>0.0000508710000</text:p>
          </table:table-cell>
          <table:table-cell office:value-type="float" office:value="0.000012634">
            <text:p>0.0000126340000</text:p>
          </table:table-cell>
          <table:table-cell office:value-type="float" office:value="0.000003759">
            <text:p>0.0000037590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682">
            <text:p>0.682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3.5">
            <text:p>3.5</text:p>
          </table:table-cell>
          <table:table-cell office:value-type="float" office:value="0.069445">
            <text:p>0.0694450000000</text:p>
          </table:table-cell>
          <table:table-cell office:value-type="float" office:value="-0.000000025808">
            <text:p>-0.0000000258080</text:p>
          </table:table-cell>
          <table:table-cell office:value-type="float" office:value="0.018787">
            <text:p>0.0187870000000</text:p>
          </table:table-cell>
          <table:table-cell office:value-type="float" office:value="0.00013811">
            <text:p>0.0001381100000</text:p>
          </table:table-cell>
          <table:table-cell office:value-type="float" office:value="0.0040336">
            <text:p>0.0040336000000</text:p>
          </table:table-cell>
          <table:table-cell office:value-type="float" office:value="0">
            <text:p>0.0000000000000</text:p>
          </table:table-cell>
          <table:table-cell office:value-type="float" office:value="-0.0016942">
            <text:p>-0.0016942000000</text:p>
          </table:table-cell>
          <table:table-cell office:value-type="float" office:value="0.000048669">
            <text:p>0.0000486690000</text:p>
          </table:table-cell>
          <table:table-cell office:value-type="float" office:value="-0.000017757">
            <text:p>-0.0000177570000</text:p>
          </table:table-cell>
          <table:table-cell office:value-type="float" office:value="0.0000056402">
            <text:p>0.0000056402000</text:p>
          </table:table-cell>
          <table:table-cell office:value-type="float" office:value="0.000065343">
            <text:p>0.0000653430000</text:p>
          </table:table-cell>
          <table:table-cell office:value-type="float" office:value="0.000045242">
            <text:p>0.0000452420000</text:p>
          </table:table-cell>
          <table:table-cell office:value-type="float" office:value="0.0000060007">
            <text:p>0.0000060007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718">
            <text:p>0.718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4">
            <text:p>4.0</text:p>
          </table:table-cell>
          <table:table-cell office:value-type="float" office:value="0.04887">
            <text:p>0.0488700000000</text:p>
          </table:table-cell>
          <table:table-cell office:value-type="float" office:value="-0.000000029742">
            <text:p>-0.0000000297420</text:p>
          </table:table-cell>
          <table:table-cell office:value-type="float" office:value="0.0092211">
            <text:p>0.0092211000000</text:p>
          </table:table-cell>
          <table:table-cell office:value-type="float" office:value="0.00017287">
            <text:p>0.0001728700000</text:p>
          </table:table-cell>
          <table:table-cell office:value-type="float" office:value="0.0050833">
            <text:p>0.0050833000000</text:p>
          </table:table-cell>
          <table:table-cell office:value-type="float" office:value="0">
            <text:p>0.0000000000000</text:p>
          </table:table-cell>
          <table:table-cell office:value-type="float" office:value="-0.0016855">
            <text:p>-0.0016855000000</text:p>
          </table:table-cell>
          <table:table-cell office:value-type="float" office:value="0.000047893">
            <text:p>0.0000478930000</text:p>
          </table:table-cell>
          <table:table-cell office:value-type="float" office:value="-0.000020165">
            <text:p>-0.0000201650000</text:p>
          </table:table-cell>
          <table:table-cell office:value-type="float" office:value="0.0000022544">
            <text:p>0.0000022544000</text:p>
          </table:table-cell>
          <table:table-cell office:value-type="float" office:value="0.000055144">
            <text:p>0.0000551440000</text:p>
          </table:table-cell>
          <table:table-cell office:value-type="float" office:value="0.000042323">
            <text:p>0.0000423230000</text:p>
          </table:table-cell>
          <table:table-cell office:value-type="float" office:value="0.0000062844">
            <text:p>0.0000062844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792">
            <text:p>0.792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4.5">
            <text:p>4.5</text:p>
          </table:table-cell>
          <table:table-cell office:value-type="float" office:value="0.078523">
            <text:p>0.0785230000000</text:p>
          </table:table-cell>
          <table:table-cell office:value-type="float" office:value="-0.000000032909">
            <text:p>-0.0000000329090</text:p>
          </table:table-cell>
          <table:table-cell office:value-type="float" office:value="-0.0012293">
            <text:p>-0.0012293000000</text:p>
          </table:table-cell>
          <table:table-cell office:value-type="float" office:value="0.00020393">
            <text:p>0.0002039300000</text:p>
          </table:table-cell>
          <table:table-cell office:value-type="float" office:value="0.0065383">
            <text:p>0.0065383000000</text:p>
          </table:table-cell>
          <table:table-cell office:value-type="float" office:value="0">
            <text:p>0.0000000000000</text:p>
          </table:table-cell>
          <table:table-cell office:value-type="float" office:value="-0.002186">
            <text:p>-0.0021860000000</text:p>
          </table:table-cell>
          <table:table-cell office:value-type="float" office:value="0.000043824">
            <text:p>0.0000438240000</text:p>
          </table:table-cell>
          <table:table-cell office:value-type="float" office:value="-0.000023352">
            <text:p>-0.0000233520000</text:p>
          </table:table-cell>
          <table:table-cell office:value-type="float" office:value="0.00000019099">
            <text:p>0.0000001909900</text:p>
          </table:table-cell>
          <table:table-cell office:value-type="float" office:value="0.000060205">
            <text:p>0.0000602050000</text:p>
          </table:table-cell>
          <table:table-cell office:value-type="float" office:value="0.0000018612">
            <text:p>0.0000018612000</text:p>
          </table:table-cell>
          <table:table-cell office:value-type="float" office:value="0.0000021734">
            <text:p>0.0000021734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852">
            <text:p>0.8520000000000</text:p>
          </table:table-cell>
          <table:table-cell table:number-columns-repeated="995"/>
        </table:table-row>
        <table:table-row table:style-name="ro1">
          <table:table-cell table:style-name="ce3" office:value-type="float" office:value="5">
            <text:p>5.0</text:p>
          </table:table-cell>
          <table:table-cell office:value-type="float" office:value="0.1675">
            <text:p>0.1675000000000</text:p>
          </table:table-cell>
          <table:table-cell office:value-type="float" office:value="-0.00000001436">
            <text:p>-0.0000000143600</text:p>
          </table:table-cell>
          <table:table-cell office:value-type="float" office:value="0.0028671">
            <text:p>0.0028671000000</text:p>
          </table:table-cell>
          <table:table-cell office:value-type="float" office:value="0.0024082">
            <text:p>0.0024082000000</text:p>
          </table:table-cell>
          <table:table-cell office:value-type="float" office:value="0.01188">
            <text:p>0.0118800000000</text:p>
          </table:table-cell>
          <table:table-cell office:value-type="float" office:value="0">
            <text:p>0.0000000000000</text:p>
          </table:table-cell>
          <table:table-cell office:value-type="float" office:value="-0.0036451">
            <text:p>-0.0036451000000</text:p>
          </table:table-cell>
          <table:table-cell office:value-type="float" office:value="0.000038951">
            <text:p>0.0000389510000</text:p>
          </table:table-cell>
          <table:table-cell office:value-type="float" office:value="-0.000088506">
            <text:p>-0.0000885060000</text:p>
          </table:table-cell>
          <table:table-cell office:value-type="float" office:value="0.0000019239">
            <text:p>0.0000019239000</text:p>
          </table:table-cell>
          <table:table-cell office:value-type="float" office:value="0.000090026">
            <text:p>0.0000900260000</text:p>
          </table:table-cell>
          <table:table-cell office:value-type="float" office:value="0.000084199">
            <text:p>0.0000841990000</text:p>
          </table:table-cell>
          <table:table-cell office:value-type="float" office:value="0.00001295">
            <text:p>0.0000129500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879">
            <text:p>0.879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5.5">
            <text:p>5.5</text:p>
          </table:table-cell>
          <table:table-cell office:value-type="float" office:value="0.2513">
            <text:p>0.2513000000000</text:p>
          </table:table-cell>
          <table:table-cell office:value-type="float" office:value="-0.000000030662">
            <text:p>-0.0000000306620</text:p>
          </table:table-cell>
          <table:table-cell office:value-type="float" office:value="-0.0064297">
            <text:p>-0.0064297000000</text:p>
          </table:table-cell>
          <table:table-cell office:value-type="float" office:value="0.00060043">
            <text:p>0.0006004300000</text:p>
          </table:table-cell>
          <table:table-cell office:value-type="float" office:value="0.034038">
            <text:p>0.0340380000000</text:p>
          </table:table-cell>
          <table:table-cell office:value-type="float" office:value="0">
            <text:p>0.0000000000000</text:p>
          </table:table-cell>
          <table:table-cell office:value-type="float" office:value="-0.0059858">
            <text:p>-0.0059858000000</text:p>
          </table:table-cell>
          <table:table-cell office:value-type="float" office:value="0.000065724">
            <text:p>0.0000657240000</text:p>
          </table:table-cell>
          <table:table-cell office:value-type="float" office:value="-0.000099152">
            <text:p>-0.0000991520000</text:p>
          </table:table-cell>
          <table:table-cell office:value-type="float" office:value="0.00000026744">
            <text:p>0.0000002674400</text:p>
          </table:table-cell>
          <table:table-cell office:value-type="float" office:value="0.00011282">
            <text:p>0.0001128200000</text:p>
          </table:table-cell>
          <table:table-cell office:value-type="float" office:value="0.00022848">
            <text:p>0.0002284800000</text:p>
          </table:table-cell>
          <table:table-cell office:value-type="float" office:value="0.000022282">
            <text:p>0.0000222820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9">
            <text:p>0.90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6">
            <text:p>6.0</text:p>
          </table:table-cell>
          <table:table-cell office:value-type="float" office:value="0.33136">
            <text:p>0.3313600000000</text:p>
          </table:table-cell>
          <table:table-cell office:value-type="float" office:value="-0.000000038418">
            <text:p>-0.0000000384180</text:p>
          </table:table-cell>
          <table:table-cell office:value-type="float" office:value="-0.0098768">
            <text:p>-0.0098768000000</text:p>
          </table:table-cell>
          <table:table-cell office:value-type="float" office:value="0.00055319">
            <text:p>0.0005531900000</text:p>
          </table:table-cell>
          <table:table-cell office:value-type="float" office:value="0.036214">
            <text:p>0.0362140000000</text:p>
          </table:table-cell>
          <table:table-cell office:value-type="float" office:value="0">
            <text:p>0.0000000000000</text:p>
          </table:table-cell>
          <table:table-cell office:value-type="float" office:value="-0.0080712">
            <text:p>-0.0080712000000</text:p>
          </table:table-cell>
          <table:table-cell office:value-type="float" office:value="0.00008285">
            <text:p>0.0000828500000</text:p>
          </table:table-cell>
          <table:table-cell office:value-type="float" office:value="-0.00010929">
            <text:p>-0.0001092900000</text:p>
          </table:table-cell>
          <table:table-cell office:value-type="float" office:value="-0.00000088498">
            <text:p>-0.0000008849800</text:p>
          </table:table-cell>
          <table:table-cell office:value-type="float" office:value="0.00013223">
            <text:p>0.0001322300000</text:p>
          </table:table-cell>
          <table:table-cell office:value-type="float" office:value="0.00019813">
            <text:p>0.0001981300000</text:p>
          </table:table-cell>
          <table:table-cell office:value-type="float" office:value="0.000019267">
            <text:p>0.0000192670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929">
            <text:p>0.929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6.5">
            <text:p>6.5</text:p>
          </table:table-cell>
          <table:table-cell office:value-type="float" office:value="0.40248">
            <text:p>0.4024800000000</text:p>
          </table:table-cell>
          <table:table-cell office:value-type="float" office:value="-0.000000022253">
            <text:p>-0.0000000222530</text:p>
          </table:table-cell>
          <table:table-cell office:value-type="float" office:value="-0.0097679">
            <text:p>-0.0097679000000</text:p>
          </table:table-cell>
          <table:table-cell office:value-type="float" office:value="0.00055069">
            <text:p>0.0005506900000</text:p>
          </table:table-cell>
          <table:table-cell office:value-type="float" office:value="0.036392">
            <text:p>0.0363920000000</text:p>
          </table:table-cell>
          <table:table-cell office:value-type="float" office:value="-0.000011915">
            <text:p>-0.0000119150000</text:p>
          </table:table-cell>
          <table:table-cell office:value-type="float" office:value="-0.0089376">
            <text:p>-0.0089376000000</text:p>
          </table:table-cell>
          <table:table-cell office:value-type="float" office:value="0.000091875">
            <text:p>0.0000918750000</text:p>
          </table:table-cell>
          <table:table-cell office:value-type="float" office:value="-0.00011854">
            <text:p>-0.0001185400000</text:p>
          </table:table-cell>
          <table:table-cell office:value-type="float" office:value="-0.00000076094">
            <text:p>-0.0000007609400</text:p>
          </table:table-cell>
          <table:table-cell office:value-type="float" office:value="0.00016692">
            <text:p>0.0001669200000</text:p>
          </table:table-cell>
          <table:table-cell office:value-type="float" office:value="0.00030065">
            <text:p>0.0003006500000</text:p>
          </table:table-cell>
          <table:table-cell office:value-type="float" office:value="0.000021589">
            <text:p>0.0000215890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9495">
            <text:p>0.9495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7">
            <text:p>7.0</text:p>
          </table:table-cell>
          <table:table-cell office:value-type="float" office:value="0.4736">
            <text:p>0.4736000000000</text:p>
          </table:table-cell>
          <table:table-cell office:value-type="float" office:value="-0.000000006088">
            <text:p>-0.0000000060880</text:p>
          </table:table-cell>
          <table:table-cell office:value-type="float" office:value="-0.009659">
            <text:p>-0.0096590000000</text:p>
          </table:table-cell>
          <table:table-cell office:value-type="float" office:value="0.0005482">
            <text:p>0.0005482000000</text:p>
          </table:table-cell>
          <table:table-cell office:value-type="float" office:value="0.03657">
            <text:p>0.0365700000000</text:p>
          </table:table-cell>
          <table:table-cell office:value-type="float" office:value="-0.00002383">
            <text:p>-0.0000238300000</text:p>
          </table:table-cell>
          <table:table-cell office:value-type="float" office:value="-0.009804">
            <text:p>-0.0098040000000</text:p>
          </table:table-cell>
          <table:table-cell office:value-type="float" office:value="0.0001009">
            <text:p>0.0001009000000</text:p>
          </table:table-cell>
          <table:table-cell office:value-type="float" office:value="-0.0001278">
            <text:p>-0.0001278000000</text:p>
          </table:table-cell>
          <table:table-cell office:value-type="float" office:value="-0.0000006369">
            <text:p>-0.0000006369000</text:p>
          </table:table-cell>
          <table:table-cell office:value-type="float" office:value="0.0002016">
            <text:p>0.0002016000000</text:p>
          </table:table-cell>
          <table:table-cell office:value-type="float" office:value="0.00040318">
            <text:p>0.0004031800000</text:p>
          </table:table-cell>
          <table:table-cell office:value-type="float" office:value="0.00002391">
            <text:p>0.0000239100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0.97">
            <text:p>0.97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7.5">
            <text:p>7.5</text:p>
          </table:table-cell>
          <table:table-cell office:value-type="float" office:value="0.5492">
            <text:p>0.5492000000000</text:p>
          </table:table-cell>
          <table:table-cell office:value-type="float" office:value="0.0000000114">
            <text:p>0.0000000114000</text:p>
          </table:table-cell>
          <table:table-cell office:value-type="float" office:value="-0.009928">
            <text:p>-0.0099280000000</text:p>
          </table:table-cell>
          <table:table-cell office:value-type="float" office:value="0.0006315">
            <text:p>0.0006315000000</text:p>
          </table:table-cell>
          <table:table-cell office:value-type="float" office:value="0.0384">
            <text:p>0.0384000000000</text:p>
          </table:table-cell>
          <table:table-cell office:value-type="float" office:value="-0.00002557">
            <text:p>-0.0000255700000</text:p>
          </table:table-cell>
          <table:table-cell office:value-type="float" office:value="-0.01139">
            <text:p>-0.0113900000000</text:p>
          </table:table-cell>
          <table:table-cell office:value-type="float" office:value="0.0001256">
            <text:p>0.0001256000000</text:p>
          </table:table-cell>
          <table:table-cell office:value-type="float" office:value="-0.0001376">
            <text:p>-0.0001376000000</text:p>
          </table:table-cell>
          <table:table-cell office:value-type="float" office:value="-0.000001087">
            <text:p>-0.0000010870000</text:p>
          </table:table-cell>
          <table:table-cell office:value-type="float" office:value="0.0002303">
            <text:p>0.0002303000000</text:p>
          </table:table-cell>
          <table:table-cell office:value-type="float" office:value="0.00046192">
            <text:p>0.0004619200000</text:p>
          </table:table-cell>
          <table:table-cell office:value-type="float" office:value="0.0000186">
            <text:p>0.0000186000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1.01">
            <text:p>1.01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8">
            <text:p>8.0</text:p>
          </table:table-cell>
          <table:table-cell office:value-type="float" office:value="0.6172">
            <text:p>0.6172000000000</text:p>
          </table:table-cell>
          <table:table-cell office:value-type="float" office:value="0.00000003804">
            <text:p>0.0000000380400</text:p>
          </table:table-cell>
          <table:table-cell office:value-type="float" office:value="-0.0115">
            <text:p>-0.0115000000000</text:p>
          </table:table-cell>
          <table:table-cell office:value-type="float" office:value="0.0007828">
            <text:p>0.0007828000000</text:p>
          </table:table-cell>
          <table:table-cell office:value-type="float" office:value="0.04245">
            <text:p>0.0424500000000</text:p>
          </table:table-cell>
          <table:table-cell office:value-type="float" office:value="-0.00002696">
            <text:p>-0.0000269600000</text:p>
          </table:table-cell>
          <table:table-cell office:value-type="float" office:value="-0.01319">
            <text:p>-0.0131900000000</text:p>
          </table:table-cell>
          <table:table-cell office:value-type="float" office:value="0.0001726">
            <text:p>0.0001726000000</text:p>
          </table:table-cell>
          <table:table-cell office:value-type="float" office:value="-0.0001467">
            <text:p>-0.0001467000000</text:p>
          </table:table-cell>
          <table:table-cell office:value-type="float" office:value="-0.000002118">
            <text:p>-0.0000021180000</text:p>
          </table:table-cell>
          <table:table-cell office:value-type="float" office:value="0.0002499">
            <text:p>0.0002499000000</text:p>
          </table:table-cell>
          <table:table-cell office:value-type="float" office:value="0.00085085">
            <text:p>0.0008508500000</text:p>
          </table:table-cell>
          <table:table-cell office:value-type="float" office:value="0.00001616">
            <text:p>0.0000161600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1.07">
            <text:p>1.07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8.5">
            <text:p>8.5</text:p>
          </table:table-cell>
          <table:table-cell office:value-type="float" office:value="0.6728">
            <text:p>0.6728000000000</text:p>
          </table:table-cell>
          <table:table-cell office:value-type="float" office:value="0.0000000892">
            <text:p>0.0000000892000</text:p>
          </table:table-cell>
          <table:table-cell office:value-type="float" office:value="-0.01226">
            <text:p>-0.0122600000000</text:p>
          </table:table-cell>
          <table:table-cell office:value-type="float" office:value="0.0009419">
            <text:p>0.0009419000000</text:p>
          </table:table-cell>
          <table:table-cell office:value-type="float" office:value="0.04598">
            <text:p>0.0459800000000</text:p>
          </table:table-cell>
          <table:table-cell office:value-type="float" office:value="-0.00002773">
            <text:p>-0.0000277300000</text:p>
          </table:table-cell>
          <table:table-cell office:value-type="float" office:value="-0.01466">
            <text:p>-0.0146600000000</text:p>
          </table:table-cell>
          <table:table-cell office:value-type="float" office:value="0.000241">
            <text:p>0.0002410000000</text:p>
          </table:table-cell>
          <table:table-cell office:value-type="float" office:value="-0.0001542">
            <text:p>-0.0001542000000</text:p>
          </table:table-cell>
          <table:table-cell office:value-type="float" office:value="-0.000002882">
            <text:p>-0.0000028820000</text:p>
          </table:table-cell>
          <table:table-cell office:value-type="float" office:value="0.0002549">
            <text:p>0.0002549000000</text:p>
          </table:table-cell>
          <table:table-cell office:value-type="float" office:value="0.0011836">
            <text:p>0.0011836000000</text:p>
          </table:table-cell>
          <table:table-cell office:value-type="float" office:value="0.00001557">
            <text:p>0.0000155700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1.15">
            <text:p>1.15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9">
            <text:p>9.0</text:p>
          </table:table-cell>
          <table:table-cell office:value-type="float" office:value="0.7291">
            <text:p>0.7291000000000</text:p>
          </table:table-cell>
          <table:table-cell office:value-type="float" office:value="0.0000001927">
            <text:p>0.0000001927000</text:p>
          </table:table-cell>
          <table:table-cell office:value-type="float" office:value="-0.01474">
            <text:p>-0.0147400000000</text:p>
          </table:table-cell>
          <table:table-cell office:value-type="float" office:value="0.001168">
            <text:p>0.0011680000000</text:p>
          </table:table-cell>
          <table:table-cell office:value-type="float" office:value="0.05402">
            <text:p>0.0540200000000</text:p>
          </table:table-cell>
          <table:table-cell office:value-type="float" office:value="-0.00002614">
            <text:p>-0.0000261400000</text:p>
          </table:table-cell>
          <table:table-cell office:value-type="float" office:value="-0.01446">
            <text:p>-0.0144600000000</text:p>
          </table:table-cell>
          <table:table-cell office:value-type="float" office:value="0.0003005">
            <text:p>0.0003005000000</text:p>
          </table:table-cell>
          <table:table-cell office:value-type="float" office:value="-0.0001584">
            <text:p>-0.0001584000000</text:p>
          </table:table-cell>
          <table:table-cell office:value-type="float" office:value="-0.000003166">
            <text:p>-0.0000031660000</text:p>
          </table:table-cell>
          <table:table-cell office:value-type="float" office:value="0.0002649">
            <text:p>0.0002649000000</text:p>
          </table:table-cell>
          <table:table-cell office:value-type="float" office:value="0.0011638">
            <text:p>0.0011638000000</text:p>
          </table:table-cell>
          <table:table-cell office:value-type="float" office:value="0.00001484">
            <text:p>0.0000148400000</text:p>
          </table:table-cell>
          <table:table-cell table:number-columns-repeated="14" office:value-type="float" office:value="0">
            <text:p>0.0000000000000</text:p>
          </table:table-cell>
          <table:table-cell office:value-type="float" office:value="1.23">
            <text:p>1.23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13">
            <text:p>13.0</text:p>
          </table:table-cell>
          <table:table-cell office:value-type="float" office:value="4.6931">
            <text:p>4.6931000000000</text:p>
          </table:table-cell>
          <table:table-cell office:value-type="float" office:value="0.000000000004">
            <text:p>0.0000000000040</text:p>
          </table:table-cell>
          <table:table-cell office:value-type="float" office:value="0.11521">
            <text:p>0.1152100000000</text:p>
          </table:table-cell>
          <table:table-cell office:value-type="float" office:value="0.0025381">
            <text:p>0.0025381000000</text:p>
          </table:table-cell>
          <table:table-cell office:value-type="float" office:value="0.10507">
            <text:p>0.1050700000000</text:p>
          </table:table-cell>
          <table:table-cell office:value-type="float" office:value="0.00010073">
            <text:p>0.0001007300000</text:p>
          </table:table-cell>
          <table:table-cell office:value-type="float" office:value="0.35594">
            <text:p>0.3559400000000</text:p>
          </table:table-cell>
          <table:table-cell office:value-type="float" office:value="0.0032654">
            <text:p>0.0032654000000</text:p>
          </table:table-cell>
          <table:table-cell office:value-type="float" office:value="0.013034">
            <text:p>0.0130340000000</text:p>
          </table:table-cell>
          <table:table-cell office:value-type="float" office:value="0.000033109">
            <text:p>0.0000331090000</text:p>
          </table:table-cell>
          <table:table-cell office:value-type="float" office:value="0.001923">
            <text:p>0.0019230000000</text:p>
          </table:table-cell>
          <table:table-cell office:value-type="float" office:value="0.040712">
            <text:p>0.0407120000000</text:p>
          </table:table-cell>
          <table:table-cell office:value-type="float" office:value="0.0034862">
            <text:p>0.0034862000000</text:p>
          </table:table-cell>
          <table:table-cell office:value-type="float" office:value="0.083353">
            <text:p>0.0833530000000</text:p>
          </table:table-cell>
          <table:table-cell office:value-type="float" office:value="0.037452">
            <text:p>0.0374520000000</text:p>
          </table:table-cell>
          <table:table-cell office:value-type="float" office:value="0.00012449">
            <text:p>0.0001244900000</text:p>
          </table:table-cell>
          <table:table-cell office:value-type="float" office:value="0.0048666">
            <text:p>0.0048666000000</text:p>
          </table:table-cell>
          <table:table-cell office:value-type="float" office:value="0.0000019452">
            <text:p>0.0000019452000</text:p>
          </table:table-cell>
          <table:table-cell office:value-type="float" office:value="0.00017473">
            <text:p>0.0001747300000</text:p>
          </table:table-cell>
          <table:table-cell office:value-type="float" office:value="0.000020332">
            <text:p>0.0000203320000</text:p>
          </table:table-cell>
          <table:table-cell office:value-type="float" office:value="0.0013272">
            <text:p>0.0013272000000</text:p>
          </table:table-cell>
          <table:table-cell office:value-type="float" office:value="0.00051299">
            <text:p>0.0005129900000</text:p>
          </table:table-cell>
          <table:table-cell office:value-type="float" office:value="0.10726">
            <text:p>0.1072600000000</text:p>
          </table:table-cell>
          <table:table-cell office:value-type="float" office:value="0.00026046">
            <text:p>0.0002604600000</text:p>
          </table:table-cell>
          <table:table-cell office:value-type="float" office:value="0.0061544">
            <text:p>0.0061544000000</text:p>
          </table:table-cell>
          <table:table-cell office:value-type="float" office:value="0.000054795">
            <text:p>0.0000547950000</text:p>
          </table:table-cell>
          <table:table-cell office:value-type="float" office:value="0.00019441">
            <text:p>0.0001944100000</text:p>
          </table:table-cell>
          <table:table-cell office:value-type="float" office:value="1.54">
            <text:p>1.54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15">
            <text:p>15.0</text:p>
          </table:table-cell>
          <table:table-cell office:value-type="float" office:value="5.2285">
            <text:p>5.2285000000000</text:p>
          </table:table-cell>
          <table:table-cell office:value-type="float" office:value="0.000000011732">
            <text:p>0.0000000117320</text:p>
          </table:table-cell>
          <table:table-cell office:value-type="float" office:value="0.09238">
            <text:p>0.0923800000000</text:p>
          </table:table-cell>
          <table:table-cell office:value-type="float" office:value="0.00088292">
            <text:p>0.0008829200000</text:p>
          </table:table-cell>
          <table:table-cell office:value-type="float" office:value="0.15926">
            <text:p>0.1592600000000</text:p>
          </table:table-cell>
          <table:table-cell office:value-type="float" office:value="0.000029743">
            <text:p>0.0000297430000</text:p>
          </table:table-cell>
          <table:table-cell office:value-type="float" office:value="0.72722">
            <text:p>0.7272200000000</text:p>
          </table:table-cell>
          <table:table-cell office:value-type="float" office:value="0.0038326">
            <text:p>0.0038326000000</text:p>
          </table:table-cell>
          <table:table-cell office:value-type="float" office:value="0.013726">
            <text:p>0.0137260000000</text:p>
          </table:table-cell>
          <table:table-cell office:value-type="float" office:value="0.000012629">
            <text:p>0.0000126290000</text:p>
          </table:table-cell>
          <table:table-cell office:value-type="float" office:value="0.0024753">
            <text:p>0.0024753000000</text:p>
          </table:table-cell>
          <table:table-cell office:value-type="float" office:value="0.10025">
            <text:p>0.1002500000000</text:p>
          </table:table-cell>
          <table:table-cell office:value-type="float" office:value="0.011547">
            <text:p>0.0115470000000</text:p>
          </table:table-cell>
          <table:table-cell office:value-type="float" office:value="0.14478">
            <text:p>0.1447800000000</text:p>
          </table:table-cell>
          <table:table-cell office:value-type="float" office:value="0.046949">
            <text:p>0.0469490000000</text:p>
          </table:table-cell>
          <table:table-cell office:value-type="float" office:value="0.00015533">
            <text:p>0.0001553300000</text:p>
          </table:table-cell>
          <table:table-cell office:value-type="float" office:value="0.005255">
            <text:p>0.0052550000000</text:p>
          </table:table-cell>
          <table:table-cell office:value-type="float" office:value="0.0000036566">
            <text:p>0.0000036566000</text:p>
          </table:table-cell>
          <table:table-cell office:value-type="float" office:value="0.0001967">
            <text:p>0.0001967000000</text:p>
          </table:table-cell>
          <table:table-cell office:value-type="float" office:value="0.000020625">
            <text:p>0.0000206250000</text:p>
          </table:table-cell>
          <table:table-cell office:value-type="float" office:value="0.0017631">
            <text:p>0.0017631000000</text:p>
          </table:table-cell>
          <table:table-cell office:value-type="float" office:value="0.00083752">
            <text:p>0.0008375200000</text:p>
          </table:table-cell>
          <table:table-cell office:value-type="float" office:value="0.11517">
            <text:p>0.1151700000000</text:p>
          </table:table-cell>
          <table:table-cell office:value-type="float" office:value="0.0002972">
            <text:p>0.0002972000000</text:p>
          </table:table-cell>
          <table:table-cell office:value-type="float" office:value="0.0074544">
            <text:p>0.0074544000000</text:p>
          </table:table-cell>
          <table:table-cell office:value-type="float" office:value="0.00014901">
            <text:p>0.0001490100000</text:p>
          </table:table-cell>
          <table:table-cell office:value-type="float" office:value="0.00029607">
            <text:p>0.0002960700000</text:p>
          </table:table-cell>
          <table:table-cell office:value-type="float" office:value="1.62">
            <text:p>1.62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18">
            <text:p>18.0</text:p>
          </table:table-cell>
          <table:table-cell office:value-type="float" office:value="5.7247">
            <text:p>5.7247000000000</text:p>
          </table:table-cell>
          <table:table-cell office:value-type="float" office:value="0.000000000001">
            <text:p>0.0000000000010</text:p>
          </table:table-cell>
          <table:table-cell office:value-type="float" office:value="0.21587">
            <text:p>0.2158700000000</text:p>
          </table:table-cell>
          <table:table-cell office:value-type="float" office:value="0.0032449">
            <text:p>0.0032449000000</text:p>
          </table:table-cell>
          <table:table-cell office:value-type="float" office:value="0.12009">
            <text:p>0.1200900000000</text:p>
          </table:table-cell>
          <table:table-cell office:value-type="float" office:value="0.000037152">
            <text:p>0.0000371520000</text:p>
          </table:table-cell>
          <table:table-cell office:value-type="float" office:value="1.5312">
            <text:p>1.5312000000000</text:p>
          </table:table-cell>
          <table:table-cell office:value-type="float" office:value="0.0043085">
            <text:p>0.0043085000000</text:p>
          </table:table-cell>
          <table:table-cell office:value-type="float" office:value="0.032881">
            <text:p>0.0328810000000</text:p>
          </table:table-cell>
          <table:table-cell office:value-type="float" office:value="0.000013276">
            <text:p>0.0000132760000</text:p>
          </table:table-cell>
          <table:table-cell office:value-type="float" office:value="0.035631">
            <text:p>0.0356310000000</text:p>
          </table:table-cell>
          <table:table-cell office:value-type="float" office:value="0.18999">
            <text:p>0.1899900000000</text:p>
          </table:table-cell>
          <table:table-cell office:value-type="float" office:value="0.024354">
            <text:p>0.0243540000000</text:p>
          </table:table-cell>
          <table:table-cell office:value-type="float" office:value="0.056524">
            <text:p>0.0565240000000</text:p>
          </table:table-cell>
          <table:table-cell office:value-type="float" office:value="0.022557">
            <text:p>0.0225570000000</text:p>
          </table:table-cell>
          <table:table-cell office:value-type="float" office:value="0.00016253">
            <text:p>0.0001625300000</text:p>
          </table:table-cell>
          <table:table-cell office:value-type="float" office:value="0.0029101">
            <text:p>0.0029101000000</text:p>
          </table:table-cell>
          <table:table-cell office:value-type="float" office:value="0.0000038385">
            <text:p>0.0000038385000</text:p>
          </table:table-cell>
          <table:table-cell office:value-type="float" office:value="0.00017926">
            <text:p>0.0001792600000</text:p>
          </table:table-cell>
          <table:table-cell office:value-type="float" office:value="0.000018403">
            <text:p>0.0000184030000</text:p>
          </table:table-cell>
          <table:table-cell office:value-type="float" office:value="0.0007342">
            <text:p>0.0007342000000</text:p>
          </table:table-cell>
          <table:table-cell office:value-type="float" office:value="0.0004685">
            <text:p>0.0004685000000</text:p>
          </table:table-cell>
          <table:table-cell office:value-type="float" office:value="0.11588">
            <text:p>0.1158800000000</text:p>
          </table:table-cell>
          <table:table-cell office:value-type="float" office:value="0.00066954">
            <text:p>0.0006695400000</text:p>
          </table:table-cell>
          <table:table-cell office:value-type="float" office:value="0.010333">
            <text:p>0.0103330000000</text:p>
          </table:table-cell>
          <table:table-cell office:value-type="float" office:value="0.00069468">
            <text:p>0.0006946800000</text:p>
          </table:table-cell>
          <table:table-cell office:value-type="float" office:value="0.00076567">
            <text:p>0.0007656700000</text:p>
          </table:table-cell>
          <table:table-cell office:value-type="float" office:value="1.46">
            <text:p>1.46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20">
            <text:p>20.0</text:p>
          </table:table-cell>
          <table:table-cell office:value-type="float" office:value="5.9308">
            <text:p>5.9308000000000</text:p>
          </table:table-cell>
          <table:table-cell office:value-type="float" office:value="0.000000000019">
            <text:p>0.0000000000190</text:p>
          </table:table-cell>
          <table:table-cell office:value-type="float" office:value="0.31281">
            <text:p>0.3128100000000</text:p>
          </table:table-cell>
          <table:table-cell office:value-type="float" office:value="0.0033053">
            <text:p>0.0033053000000</text:p>
          </table:table-cell>
          <table:table-cell office:value-type="float" office:value="0.1281">
            <text:p>0.1281000000000</text:p>
          </table:table-cell>
          <table:table-cell office:value-type="float" office:value="0.00001004">
            <text:p>0.0000100400000</text:p>
          </table:table-cell>
          <table:table-cell office:value-type="float" office:value="1.9193">
            <text:p>1.9193000000000</text:p>
          </table:table-cell>
          <table:table-cell office:value-type="float" office:value="0.0045422">
            <text:p>0.0045422000000</text:p>
          </table:table-cell>
          <table:table-cell office:value-type="float" office:value="0.037884">
            <text:p>0.0378840000000</text:p>
          </table:table-cell>
          <table:table-cell office:value-type="float" office:value="0.000018775">
            <text:p>0.0000187750000</text:p>
          </table:table-cell>
          <table:table-cell office:value-type="float" office:value="0.041984">
            <text:p>0.0419840000000</text:p>
          </table:table-cell>
          <table:table-cell office:value-type="float" office:value="0.20909">
            <text:p>0.2090900000000</text:p>
          </table:table-cell>
          <table:table-cell office:value-type="float" office:value="0.029237">
            <text:p>0.0292370000000</text:p>
          </table:table-cell>
          <table:table-cell office:value-type="float" office:value="0.13184">
            <text:p>0.1318400000000</text:p>
          </table:table-cell>
          <table:table-cell office:value-type="float" office:value="0.056456">
            <text:p>0.0564560000000</text:p>
          </table:table-cell>
          <table:table-cell office:value-type="float" office:value="0.00020317">
            <text:p>0.0002031700000</text:p>
          </table:table-cell>
          <table:table-cell office:value-type="float" office:value="0.0068009">
            <text:p>0.0068009000000</text:p>
          </table:table-cell>
          <table:table-cell office:value-type="float" office:value="0.0000048998">
            <text:p>0.0000048998000</text:p>
          </table:table-cell>
          <table:table-cell office:value-type="float" office:value="0.00023257">
            <text:p>0.0002325700000</text:p>
          </table:table-cell>
          <table:table-cell office:value-type="float" office:value="0.000025722">
            <text:p>0.0000257220000</text:p>
          </table:table-cell>
          <table:table-cell office:value-type="float" office:value="0.002251">
            <text:p>0.0022510000000</text:p>
          </table:table-cell>
          <table:table-cell office:value-type="float" office:value="0.0010689">
            <text:p>0.0010689000000</text:p>
          </table:table-cell>
          <table:table-cell office:value-type="float" office:value="0.1213">
            <text:p>0.1213000000000</text:p>
          </table:table-cell>
          <table:table-cell office:value-type="float" office:value="0.00079389">
            <text:p>0.0007938900000</text:p>
          </table:table-cell>
          <table:table-cell office:value-type="float" office:value="0.0094501">
            <text:p>0.0094501000000</text:p>
          </table:table-cell>
          <table:table-cell office:value-type="float" office:value="0.00093899">
            <text:p>0.0009389900000</text:p>
          </table:table-cell>
          <table:table-cell office:value-type="float" office:value="0.0011231">
            <text:p>0.0011231000000</text:p>
          </table:table-cell>
          <table:table-cell office:value-type="float" office:value="1.63">
            <text:p>1.63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25">
            <text:p>25.0</text:p>
          </table:table-cell>
          <table:table-cell office:value-type="float" office:value="6.0842">
            <text:p>6.0842000000000</text:p>
          </table:table-cell>
          <table:table-cell office:value-type="float" office:value="0.000000000024">
            <text:p>0.0000000000240</text:p>
          </table:table-cell>
          <table:table-cell office:value-type="float" office:value="0.20325">
            <text:p>0.2032500000000</text:p>
          </table:table-cell>
          <table:table-cell office:value-type="float" office:value="0.0018813">
            <text:p>0.0018813000000</text:p>
          </table:table-cell>
          <table:table-cell office:value-type="float" office:value="0.13638">
            <text:p>0.1363800000000</text:p>
          </table:table-cell>
          <table:table-cell office:value-type="float" office:value="0.00061209">
            <text:p>0.0006120900000</text:p>
          </table:table-cell>
          <table:table-cell office:value-type="float" office:value="3.0091">
            <text:p>3.0091000000000</text:p>
          </table:table-cell>
          <table:table-cell office:value-type="float" office:value="0.0046558">
            <text:p>0.0046558000000</text:p>
          </table:table-cell>
          <table:table-cell office:value-type="float" office:value="0.016625">
            <text:p>0.0166250000000</text:p>
          </table:table-cell>
          <table:table-cell office:value-type="float" office:value="0.00019164">
            <text:p>0.0001916400000</text:p>
          </table:table-cell>
          <table:table-cell office:value-type="float" office:value="0.041304">
            <text:p>0.0413040000000</text:p>
          </table:table-cell>
          <table:table-cell office:value-type="float" office:value="0.32528">
            <text:p>0.3252800000000</text:p>
          </table:table-cell>
          <table:table-cell office:value-type="float" office:value="0.045281">
            <text:p>0.0452810000000</text:p>
          </table:table-cell>
          <table:table-cell office:value-type="float" office:value="0.34125">
            <text:p>0.3412500000000</text:p>
          </table:table-cell>
          <table:table-cell office:value-type="float" office:value="0.13192">
            <text:p>0.1319200000000</text:p>
          </table:table-cell>
          <table:table-cell office:value-type="float" office:value="0.00031285">
            <text:p>0.0003128500000</text:p>
          </table:table-cell>
          <table:table-cell office:value-type="float" office:value="0.011377">
            <text:p>0.0113770000000</text:p>
          </table:table-cell>
          <table:table-cell office:value-type="float" office:value="0.0000075032">
            <text:p>0.0000075032000</text:p>
          </table:table-cell>
          <table:table-cell office:value-type="float" office:value="0.00029523">
            <text:p>0.0002952300000</text:p>
          </table:table-cell>
          <table:table-cell office:value-type="float" office:value="0.00002757">
            <text:p>0.0000275700000</text:p>
          </table:table-cell>
          <table:table-cell office:value-type="float" office:value="0.002826">
            <text:p>0.0028260000000</text:p>
          </table:table-cell>
          <table:table-cell office:value-type="float" office:value="0.00096272">
            <text:p>0.0009627200000</text:p>
          </table:table-cell>
          <table:table-cell office:value-type="float" office:value="0.12087">
            <text:p>0.1208700000000</text:p>
          </table:table-cell>
          <table:table-cell office:value-type="float" office:value="0.0010164">
            <text:p>0.0010164000000</text:p>
          </table:table-cell>
          <table:table-cell office:value-type="float" office:value="0.0091183">
            <text:p>0.0091183000000</text:p>
          </table:table-cell>
          <table:table-cell office:value-type="float" office:value="0.0014133">
            <text:p>0.0014133000000</text:p>
          </table:table-cell>
          <table:table-cell office:value-type="float" office:value="0.0019625">
            <text:p>0.0019625000000</text:p>
          </table:table-cell>
          <table:table-cell office:value-type="float" office:value="1.88">
            <text:p>1.8800000000000</text:p>
          </table:table-cell>
          <table:table-cell table:number-columns-repeated="995"/>
        </table:table-row>
        <table:table-row table:style-name="ro1">
          <table:table-cell table:style-name="ce3" office:value-type="float" office:value="30">
            <text:p>30.0</text:p>
          </table:table-cell>
          <table:table-cell office:value-type="float" office:value="7.6718">
            <text:p>7.6718000000000</text:p>
          </table:table-cell>
          <table:table-cell office:value-type="float" office:value="0.00000010645">
            <text:p>0.0000001064500</text:p>
          </table:table-cell>
          <table:table-cell office:value-type="float" office:value="0.15193">
            <text:p>0.1519300000000</text:p>
          </table:table-cell>
          <table:table-cell office:value-type="float" office:value="0.0040076">
            <text:p>0.0040076000000</text:p>
          </table:table-cell>
          <table:table-cell office:value-type="float" office:value="0.18875">
            <text:p>0.1887500000000</text:p>
          </table:table-cell>
          <table:table-cell office:value-type="float" office:value="0.0036936">
            <text:p>0.0036936000000</text:p>
          </table:table-cell>
          <table:table-cell office:value-type="float" office:value="5.599">
            <text:p>5.5990000000000</text:p>
          </table:table-cell>
          <table:table-cell office:value-type="float" office:value="0.0088693">
            <text:p>0.0088693000000</text:p>
          </table:table-cell>
          <table:table-cell office:value-type="float" office:value="0.015377">
            <text:p>0.0153770000000</text:p>
          </table:table-cell>
          <table:table-cell office:value-type="float" office:value="0.00025777">
            <text:p>0.0002577700000</text:p>
          </table:table-cell>
          <table:table-cell office:value-type="float" office:value="0.0080709">
            <text:p>0.0080709000000</text:p>
          </table:table-cell>
          <table:table-cell office:value-type="float" office:value="0.30895">
            <text:p>0.3089500000000</text:p>
          </table:table-cell>
          <table:table-cell office:value-type="float" office:value="0.059945">
            <text:p>0.0599450000000</text:p>
          </table:table-cell>
          <table:table-cell office:value-type="float" office:value="0.76859">
            <text:p>0.7685900000000</text:p>
          </table:table-cell>
          <table:table-cell office:value-type="float" office:value="0.21475">
            <text:p>0.2147500000000</text:p>
          </table:table-cell>
          <table:table-cell office:value-type="float" office:value="0.00040622">
            <text:p>0.0004062200000</text:p>
          </table:table-cell>
          <table:table-cell office:value-type="float" office:value="0.015979">
            <text:p>0.0159790000000</text:p>
          </table:table-cell>
          <table:table-cell office:value-type="float" office:value="0.000014346">
            <text:p>0.0000143460000</text:p>
          </table:table-cell>
          <table:table-cell office:value-type="float" office:value="0.00048714">
            <text:p>0.0004871400000</text:p>
          </table:table-cell>
          <table:table-cell office:value-type="float" office:value="0.000042362">
            <text:p>0.0000423620000</text:p>
          </table:table-cell>
          <table:table-cell office:value-type="float" office:value="0.0049212">
            <text:p>0.0049212000000</text:p>
          </table:table-cell>
          <table:table-cell office:value-type="float" office:value="0.0013719">
            <text:p>0.0013719000000</text:p>
          </table:table-cell>
          <table:table-cell office:value-type="float" office:value="0.13758">
            <text:p>0.1375800000000</text:p>
          </table:table-cell>
          <table:table-cell office:value-type="float" office:value="0.00053039">
            <text:p>0.0005303900000</text:p>
          </table:table-cell>
          <table:table-cell office:value-type="float" office:value="0.011199">
            <text:p>0.0111990000000</text:p>
          </table:table-cell>
          <table:table-cell office:value-type="float" office:value="0.00068946">
            <text:p>0.0006894600000</text:p>
          </table:table-cell>
          <table:table-cell office:value-type="float" office:value="0.0039059">
            <text:p>0.0039059000000</text:p>
          </table:table-cell>
          <table:table-cell office:value-type="float" office:value="2.32">
            <text:p>2.32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40">
            <text:p>40.0</text:p>
          </table:table-cell>
          <table:table-cell office:value-type="float" office:value="9.1696">
            <text:p>9.1696000000000</text:p>
          </table:table-cell>
          <table:table-cell office:value-type="float" office:value="0.000000000001">
            <text:p>0.0000000000010</text:p>
          </table:table-cell>
          <table:table-cell office:value-type="float" office:value="0.46481">
            <text:p>0.4648100000000</text:p>
          </table:table-cell>
          <table:table-cell office:value-type="float" office:value="0.0022357">
            <text:p>0.0022357000000</text:p>
          </table:table-cell>
          <table:table-cell office:value-type="float" office:value="0.29237">
            <text:p>0.2923700000000</text:p>
          </table:table-cell>
          <table:table-cell office:value-type="float" office:value="0.000045051">
            <text:p>0.0000450510000</text:p>
          </table:table-cell>
          <table:table-cell office:value-type="float" office:value="6.8622">
            <text:p>6.8622000000000</text:p>
          </table:table-cell>
          <table:table-cell office:value-type="float" office:value="0.014085">
            <text:p>0.0140850000000</text:p>
          </table:table-cell>
          <table:table-cell office:value-type="float" office:value="0.040735">
            <text:p>0.0407350000000</text:p>
          </table:table-cell>
          <table:table-cell office:value-type="float" office:value="0.000041742">
            <text:p>0.0000417420000</text:p>
          </table:table-cell>
          <table:table-cell office:value-type="float" office:value="0.12331">
            <text:p>0.1233100000000</text:p>
          </table:table-cell>
          <table:table-cell office:value-type="float" office:value="0.69224">
            <text:p>0.6922400000000</text:p>
          </table:table-cell>
          <table:table-cell office:value-type="float" office:value="0.13968">
            <text:p>0.1396800000000</text:p>
          </table:table-cell>
          <table:table-cell office:value-type="float" office:value="0.34641">
            <text:p>0.3464100000000</text:p>
          </table:table-cell>
          <table:table-cell office:value-type="float" office:value="0.13108">
            <text:p>0.1310800000000</text:p>
          </table:table-cell>
          <table:table-cell office:value-type="float" office:value="0.00036574">
            <text:p>0.0003657400000</text:p>
          </table:table-cell>
          <table:table-cell office:value-type="float" office:value="0.016096">
            <text:p>0.0160960000000</text:p>
          </table:table-cell>
          <table:table-cell office:value-type="float" office:value="0.000020352">
            <text:p>0.0000203520000</text:p>
          </table:table-cell>
          <table:table-cell office:value-type="float" office:value="0.00055013">
            <text:p>0.0005501300000</text:p>
          </table:table-cell>
          <table:table-cell office:value-type="float" office:value="0.000047606">
            <text:p>0.0000476060000</text:p>
          </table:table-cell>
          <table:table-cell office:value-type="float" office:value="0.0050421">
            <text:p>0.0050421000000</text:p>
          </table:table-cell>
          <table:table-cell office:value-type="float" office:value="0.0014907">
            <text:p>0.0014907000000</text:p>
          </table:table-cell>
          <table:table-cell office:value-type="float" office:value="0.14215">
            <text:p>0.1421500000000</text:p>
          </table:table-cell>
          <table:table-cell office:value-type="float" office:value="0.0020275">
            <text:p>0.0020275000000</text:p>
          </table:table-cell>
          <table:table-cell office:value-type="float" office:value="0.015826">
            <text:p>0.0158260000000</text:p>
          </table:table-cell>
          <table:table-cell office:value-type="float" office:value="0.0034739">
            <text:p>0.0034739000000</text:p>
          </table:table-cell>
          <table:table-cell office:value-type="float" office:value="0.0072154">
            <text:p>0.0072154000000</text:p>
          </table:table-cell>
          <table:table-cell office:value-type="float" office:value="2.28">
            <text:p>2.28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50">
            <text:p>50.0</text:p>
          </table:table-cell>
          <table:table-cell office:value-type="float" office:value="9.1696">
            <text:p>9.1696000000000</text:p>
          </table:table-cell>
          <table:table-cell office:value-type="float" office:value="0.000000000001">
            <text:p>0.0000000000010</text:p>
          </table:table-cell>
          <table:table-cell office:value-type="float" office:value="0.46481">
            <text:p>0.4648100000000</text:p>
          </table:table-cell>
          <table:table-cell office:value-type="float" office:value="0.0022357">
            <text:p>0.0022357000000</text:p>
          </table:table-cell>
          <table:table-cell office:value-type="float" office:value="0.29237">
            <text:p>0.2923700000000</text:p>
          </table:table-cell>
          <table:table-cell office:value-type="float" office:value="0.000045051">
            <text:p>0.0000450510000</text:p>
          </table:table-cell>
          <table:table-cell office:value-type="float" office:value="6.8622">
            <text:p>6.8622000000000</text:p>
          </table:table-cell>
          <table:table-cell office:value-type="float" office:value="0.014085">
            <text:p>0.0140850000000</text:p>
          </table:table-cell>
          <table:table-cell office:value-type="float" office:value="0.040735">
            <text:p>0.0407350000000</text:p>
          </table:table-cell>
          <table:table-cell office:value-type="float" office:value="0.000041742">
            <text:p>0.0000417420000</text:p>
          </table:table-cell>
          <table:table-cell office:value-type="float" office:value="0.12331">
            <text:p>0.1233100000000</text:p>
          </table:table-cell>
          <table:table-cell office:value-type="float" office:value="0.69224">
            <text:p>0.6922400000000</text:p>
          </table:table-cell>
          <table:table-cell office:value-type="float" office:value="0.13968">
            <text:p>0.1396800000000</text:p>
          </table:table-cell>
          <table:table-cell office:value-type="float" office:value="0.34641">
            <text:p>0.3464100000000</text:p>
          </table:table-cell>
          <table:table-cell office:value-type="float" office:value="0.13108">
            <text:p>0.1310800000000</text:p>
          </table:table-cell>
          <table:table-cell office:value-type="float" office:value="0.00036574">
            <text:p>0.0003657400000</text:p>
          </table:table-cell>
          <table:table-cell office:value-type="float" office:value="0.016096">
            <text:p>0.0160960000000</text:p>
          </table:table-cell>
          <table:table-cell office:value-type="float" office:value="0.000020352">
            <text:p>0.0000203520000</text:p>
          </table:table-cell>
          <table:table-cell office:value-type="float" office:value="0.00055013">
            <text:p>0.0005501300000</text:p>
          </table:table-cell>
          <table:table-cell office:value-type="float" office:value="0.000047606">
            <text:p>0.0000476060000</text:p>
          </table:table-cell>
          <table:table-cell office:value-type="float" office:value="0.0050421">
            <text:p>0.0050421000000</text:p>
          </table:table-cell>
          <table:table-cell office:value-type="float" office:value="0.0014907">
            <text:p>0.0014907000000</text:p>
          </table:table-cell>
          <table:table-cell office:value-type="float" office:value="0.14215">
            <text:p>0.1421500000000</text:p>
          </table:table-cell>
          <table:table-cell office:value-type="float" office:value="0.0020275">
            <text:p>0.0020275000000</text:p>
          </table:table-cell>
          <table:table-cell office:value-type="float" office:value="0.015826">
            <text:p>0.0158260000000</text:p>
          </table:table-cell>
          <table:table-cell office:value-type="float" office:value="0.0034739">
            <text:p>0.0034739000000</text:p>
          </table:table-cell>
          <table:table-cell office:value-type="float" office:value="0.0072154">
            <text:p>0.0072154000000</text:p>
          </table:table-cell>
          <table:table-cell office:value-type="float" office:value="2.28">
            <text:p>2.28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60">
            <text:p>60.0</text:p>
          </table:table-cell>
          <table:table-cell office:value-type="float" office:value="9.1696">
            <text:p>9.1696000000000</text:p>
          </table:table-cell>
          <table:table-cell office:value-type="float" office:value="0.000000000001">
            <text:p>0.0000000000010</text:p>
          </table:table-cell>
          <table:table-cell office:value-type="float" office:value="0.46481">
            <text:p>0.4648100000000</text:p>
          </table:table-cell>
          <table:table-cell office:value-type="float" office:value="0.0022357">
            <text:p>0.0022357000000</text:p>
          </table:table-cell>
          <table:table-cell office:value-type="float" office:value="0.29237">
            <text:p>0.2923700000000</text:p>
          </table:table-cell>
          <table:table-cell office:value-type="float" office:value="0.000045051">
            <text:p>0.0000450510000</text:p>
          </table:table-cell>
          <table:table-cell office:value-type="float" office:value="6.8622">
            <text:p>6.8622000000000</text:p>
          </table:table-cell>
          <table:table-cell office:value-type="float" office:value="0.014085">
            <text:p>0.0140850000000</text:p>
          </table:table-cell>
          <table:table-cell office:value-type="float" office:value="0.040735">
            <text:p>0.0407350000000</text:p>
          </table:table-cell>
          <table:table-cell office:value-type="float" office:value="0.000041742">
            <text:p>0.0000417420000</text:p>
          </table:table-cell>
          <table:table-cell office:value-type="float" office:value="0.12331">
            <text:p>0.1233100000000</text:p>
          </table:table-cell>
          <table:table-cell office:value-type="float" office:value="0.69224">
            <text:p>0.6922400000000</text:p>
          </table:table-cell>
          <table:table-cell office:value-type="float" office:value="0.13968">
            <text:p>0.1396800000000</text:p>
          </table:table-cell>
          <table:table-cell office:value-type="float" office:value="0.34641">
            <text:p>0.3464100000000</text:p>
          </table:table-cell>
          <table:table-cell office:value-type="float" office:value="0.13108">
            <text:p>0.1310800000000</text:p>
          </table:table-cell>
          <table:table-cell office:value-type="float" office:value="0.00036574">
            <text:p>0.0003657400000</text:p>
          </table:table-cell>
          <table:table-cell office:value-type="float" office:value="0.016096">
            <text:p>0.0160960000000</text:p>
          </table:table-cell>
          <table:table-cell office:value-type="float" office:value="0.000020352">
            <text:p>0.0000203520000</text:p>
          </table:table-cell>
          <table:table-cell office:value-type="float" office:value="0.00055013">
            <text:p>0.0005501300000</text:p>
          </table:table-cell>
          <table:table-cell office:value-type="float" office:value="0.000047606">
            <text:p>0.0000476060000</text:p>
          </table:table-cell>
          <table:table-cell office:value-type="float" office:value="0.0050421">
            <text:p>0.0050421000000</text:p>
          </table:table-cell>
          <table:table-cell office:value-type="float" office:value="0.0014907">
            <text:p>0.0014907000000</text:p>
          </table:table-cell>
          <table:table-cell office:value-type="float" office:value="0.14215">
            <text:p>0.1421500000000</text:p>
          </table:table-cell>
          <table:table-cell office:value-type="float" office:value="0.0020275">
            <text:p>0.0020275000000</text:p>
          </table:table-cell>
          <table:table-cell office:value-type="float" office:value="0.015826">
            <text:p>0.0158260000000</text:p>
          </table:table-cell>
          <table:table-cell office:value-type="float" office:value="0.0034739">
            <text:p>0.0034739000000</text:p>
          </table:table-cell>
          <table:table-cell office:value-type="float" office:value="0.0072154">
            <text:p>0.0072154000000</text:p>
          </table:table-cell>
          <table:table-cell office:value-type="float" office:value="2.28">
            <text:p>2.28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70">
            <text:p>70.0</text:p>
          </table:table-cell>
          <table:table-cell office:value-type="float" office:value="9.1696">
            <text:p>9.1696000000000</text:p>
          </table:table-cell>
          <table:table-cell office:value-type="float" office:value="0.000000000001">
            <text:p>0.0000000000010</text:p>
          </table:table-cell>
          <table:table-cell office:value-type="float" office:value="0.46481">
            <text:p>0.4648100000000</text:p>
          </table:table-cell>
          <table:table-cell office:value-type="float" office:value="0.0022357">
            <text:p>0.0022357000000</text:p>
          </table:table-cell>
          <table:table-cell office:value-type="float" office:value="0.29237">
            <text:p>0.2923700000000</text:p>
          </table:table-cell>
          <table:table-cell office:value-type="float" office:value="0.000045051">
            <text:p>0.0000450510000</text:p>
          </table:table-cell>
          <table:table-cell office:value-type="float" office:value="6.8622">
            <text:p>6.8622000000000</text:p>
          </table:table-cell>
          <table:table-cell office:value-type="float" office:value="0.014085">
            <text:p>0.0140850000000</text:p>
          </table:table-cell>
          <table:table-cell office:value-type="float" office:value="0.040735">
            <text:p>0.0407350000000</text:p>
          </table:table-cell>
          <table:table-cell office:value-type="float" office:value="0.000041742">
            <text:p>0.0000417420000</text:p>
          </table:table-cell>
          <table:table-cell office:value-type="float" office:value="0.12331">
            <text:p>0.1233100000000</text:p>
          </table:table-cell>
          <table:table-cell office:value-type="float" office:value="0.69224">
            <text:p>0.6922400000000</text:p>
          </table:table-cell>
          <table:table-cell office:value-type="float" office:value="0.13968">
            <text:p>0.1396800000000</text:p>
          </table:table-cell>
          <table:table-cell office:value-type="float" office:value="0.34641">
            <text:p>0.3464100000000</text:p>
          </table:table-cell>
          <table:table-cell office:value-type="float" office:value="0.13108">
            <text:p>0.1310800000000</text:p>
          </table:table-cell>
          <table:table-cell office:value-type="float" office:value="0.00036574">
            <text:p>0.0003657400000</text:p>
          </table:table-cell>
          <table:table-cell office:value-type="float" office:value="0.016096">
            <text:p>0.0160960000000</text:p>
          </table:table-cell>
          <table:table-cell office:value-type="float" office:value="0.000020352">
            <text:p>0.0000203520000</text:p>
          </table:table-cell>
          <table:table-cell office:value-type="float" office:value="0.00055013">
            <text:p>0.0005501300000</text:p>
          </table:table-cell>
          <table:table-cell office:value-type="float" office:value="0.000047606">
            <text:p>0.0000476060000</text:p>
          </table:table-cell>
          <table:table-cell office:value-type="float" office:value="0.0050421">
            <text:p>0.0050421000000</text:p>
          </table:table-cell>
          <table:table-cell office:value-type="float" office:value="0.0014907">
            <text:p>0.0014907000000</text:p>
          </table:table-cell>
          <table:table-cell office:value-type="float" office:value="0.14215">
            <text:p>0.1421500000000</text:p>
          </table:table-cell>
          <table:table-cell office:value-type="float" office:value="0.0020275">
            <text:p>0.0020275000000</text:p>
          </table:table-cell>
          <table:table-cell office:value-type="float" office:value="0.015826">
            <text:p>0.0158260000000</text:p>
          </table:table-cell>
          <table:table-cell office:value-type="float" office:value="0.0034739">
            <text:p>0.0034739000000</text:p>
          </table:table-cell>
          <table:table-cell office:value-type="float" office:value="0.0072154">
            <text:p>0.0072154000000</text:p>
          </table:table-cell>
          <table:table-cell office:value-type="float" office:value="2.28">
            <text:p>2.28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80">
            <text:p>80.0</text:p>
          </table:table-cell>
          <table:table-cell office:value-type="float" office:value="9.1696">
            <text:p>9.1696000000000</text:p>
          </table:table-cell>
          <table:table-cell office:value-type="float" office:value="0.000000000001">
            <text:p>0.0000000000010</text:p>
          </table:table-cell>
          <table:table-cell office:value-type="float" office:value="0.46481">
            <text:p>0.4648100000000</text:p>
          </table:table-cell>
          <table:table-cell office:value-type="float" office:value="0.0022357">
            <text:p>0.0022357000000</text:p>
          </table:table-cell>
          <table:table-cell office:value-type="float" office:value="0.29237">
            <text:p>0.2923700000000</text:p>
          </table:table-cell>
          <table:table-cell office:value-type="float" office:value="0.000045051">
            <text:p>0.0000450510000</text:p>
          </table:table-cell>
          <table:table-cell office:value-type="float" office:value="6.8622">
            <text:p>6.8622000000000</text:p>
          </table:table-cell>
          <table:table-cell office:value-type="float" office:value="0.014085">
            <text:p>0.0140850000000</text:p>
          </table:table-cell>
          <table:table-cell office:value-type="float" office:value="0.040735">
            <text:p>0.0407350000000</text:p>
          </table:table-cell>
          <table:table-cell office:value-type="float" office:value="0.000041742">
            <text:p>0.0000417420000</text:p>
          </table:table-cell>
          <table:table-cell office:value-type="float" office:value="0.12331">
            <text:p>0.1233100000000</text:p>
          </table:table-cell>
          <table:table-cell office:value-type="float" office:value="0.69224">
            <text:p>0.6922400000000</text:p>
          </table:table-cell>
          <table:table-cell office:value-type="float" office:value="0.13968">
            <text:p>0.1396800000000</text:p>
          </table:table-cell>
          <table:table-cell office:value-type="float" office:value="0.34641">
            <text:p>0.3464100000000</text:p>
          </table:table-cell>
          <table:table-cell office:value-type="float" office:value="0.13108">
            <text:p>0.1310800000000</text:p>
          </table:table-cell>
          <table:table-cell office:value-type="float" office:value="0.00036574">
            <text:p>0.0003657400000</text:p>
          </table:table-cell>
          <table:table-cell office:value-type="float" office:value="0.016096">
            <text:p>0.0160960000000</text:p>
          </table:table-cell>
          <table:table-cell office:value-type="float" office:value="0.000020352">
            <text:p>0.0000203520000</text:p>
          </table:table-cell>
          <table:table-cell office:value-type="float" office:value="0.00055013">
            <text:p>0.0005501300000</text:p>
          </table:table-cell>
          <table:table-cell office:value-type="float" office:value="0.000047606">
            <text:p>0.0000476060000</text:p>
          </table:table-cell>
          <table:table-cell office:value-type="float" office:value="0.0050421">
            <text:p>0.0050421000000</text:p>
          </table:table-cell>
          <table:table-cell office:value-type="float" office:value="0.0014907">
            <text:p>0.0014907000000</text:p>
          </table:table-cell>
          <table:table-cell office:value-type="float" office:value="0.14215">
            <text:p>0.1421500000000</text:p>
          </table:table-cell>
          <table:table-cell office:value-type="float" office:value="0.0020275">
            <text:p>0.0020275000000</text:p>
          </table:table-cell>
          <table:table-cell office:value-type="float" office:value="0.015826">
            <text:p>0.0158260000000</text:p>
          </table:table-cell>
          <table:table-cell office:value-type="float" office:value="0.0034739">
            <text:p>0.0034739000000</text:p>
          </table:table-cell>
          <table:table-cell office:value-type="float" office:value="0.0072154">
            <text:p>0.0072154000000</text:p>
          </table:table-cell>
          <table:table-cell office:value-type="float" office:value="2.28">
            <text:p>2.28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90">
            <text:p>90.0</text:p>
          </table:table-cell>
          <table:table-cell office:value-type="float" office:value="9.1696">
            <text:p>9.1696000000000</text:p>
          </table:table-cell>
          <table:table-cell office:value-type="float" office:value="0.000000000001">
            <text:p>0.0000000000010</text:p>
          </table:table-cell>
          <table:table-cell office:value-type="float" office:value="0.46481">
            <text:p>0.4648100000000</text:p>
          </table:table-cell>
          <table:table-cell office:value-type="float" office:value="0.0022357">
            <text:p>0.0022357000000</text:p>
          </table:table-cell>
          <table:table-cell office:value-type="float" office:value="0.29237">
            <text:p>0.2923700000000</text:p>
          </table:table-cell>
          <table:table-cell office:value-type="float" office:value="0.000045051">
            <text:p>0.0000450510000</text:p>
          </table:table-cell>
          <table:table-cell office:value-type="float" office:value="6.8622">
            <text:p>6.8622000000000</text:p>
          </table:table-cell>
          <table:table-cell office:value-type="float" office:value="0.014085">
            <text:p>0.0140850000000</text:p>
          </table:table-cell>
          <table:table-cell office:value-type="float" office:value="0.040735">
            <text:p>0.0407350000000</text:p>
          </table:table-cell>
          <table:table-cell office:value-type="float" office:value="0.000041742">
            <text:p>0.0000417420000</text:p>
          </table:table-cell>
          <table:table-cell office:value-type="float" office:value="0.12331">
            <text:p>0.1233100000000</text:p>
          </table:table-cell>
          <table:table-cell office:value-type="float" office:value="0.69224">
            <text:p>0.6922400000000</text:p>
          </table:table-cell>
          <table:table-cell office:value-type="float" office:value="0.13968">
            <text:p>0.1396800000000</text:p>
          </table:table-cell>
          <table:table-cell office:value-type="float" office:value="0.34641">
            <text:p>0.3464100000000</text:p>
          </table:table-cell>
          <table:table-cell office:value-type="float" office:value="0.13108">
            <text:p>0.1310800000000</text:p>
          </table:table-cell>
          <table:table-cell office:value-type="float" office:value="0.00036574">
            <text:p>0.0003657400000</text:p>
          </table:table-cell>
          <table:table-cell office:value-type="float" office:value="0.016096">
            <text:p>0.0160960000000</text:p>
          </table:table-cell>
          <table:table-cell office:value-type="float" office:value="0.000020352">
            <text:p>0.0000203520000</text:p>
          </table:table-cell>
          <table:table-cell office:value-type="float" office:value="0.00055013">
            <text:p>0.0005501300000</text:p>
          </table:table-cell>
          <table:table-cell office:value-type="float" office:value="0.000047606">
            <text:p>0.0000476060000</text:p>
          </table:table-cell>
          <table:table-cell office:value-type="float" office:value="0.0050421">
            <text:p>0.0050421000000</text:p>
          </table:table-cell>
          <table:table-cell office:value-type="float" office:value="0.0014907">
            <text:p>0.0014907000000</text:p>
          </table:table-cell>
          <table:table-cell office:value-type="float" office:value="0.14215">
            <text:p>0.1421500000000</text:p>
          </table:table-cell>
          <table:table-cell office:value-type="float" office:value="0.0020275">
            <text:p>0.0020275000000</text:p>
          </table:table-cell>
          <table:table-cell office:value-type="float" office:value="0.015826">
            <text:p>0.0158260000000</text:p>
          </table:table-cell>
          <table:table-cell office:value-type="float" office:value="0.0034739">
            <text:p>0.0034739000000</text:p>
          </table:table-cell>
          <table:table-cell office:value-type="float" office:value="0.0072154">
            <text:p>0.0072154000000</text:p>
          </table:table-cell>
          <table:table-cell office:value-type="float" office:value="2.28">
            <text:p>2.2800000000000</text:p>
          </table:table-cell>
          <table:table-cell table:number-columns-repeated="995"/>
        </table:table-row>
        <table:table-row table:style-name="ro1">
          <table:table-cell table:style-name="ce2" office:value-type="float" office:value="100">
            <text:p>100.0</text:p>
          </table:table-cell>
          <table:table-cell office:value-type="float" office:value="9.1696">
            <text:p>9.1696000000000</text:p>
          </table:table-cell>
          <table:table-cell office:value-type="float" office:value="0.000000000001">
            <text:p>0.0000000000010</text:p>
          </table:table-cell>
          <table:table-cell office:value-type="float" office:value="0.46481">
            <text:p>0.4648100000000</text:p>
          </table:table-cell>
          <table:table-cell office:value-type="float" office:value="0.0022357">
            <text:p>0.0022357000000</text:p>
          </table:table-cell>
          <table:table-cell office:value-type="float" office:value="0.29237">
            <text:p>0.2923700000000</text:p>
          </table:table-cell>
          <table:table-cell office:value-type="float" office:value="0.000045051">
            <text:p>0.0000450510000</text:p>
          </table:table-cell>
          <table:table-cell office:value-type="float" office:value="6.8622">
            <text:p>6.8622000000000</text:p>
          </table:table-cell>
          <table:table-cell office:value-type="float" office:value="0.014085">
            <text:p>0.0140850000000</text:p>
          </table:table-cell>
          <table:table-cell office:value-type="float" office:value="0.040735">
            <text:p>0.0407350000000</text:p>
          </table:table-cell>
          <table:table-cell office:value-type="float" office:value="0.000041742">
            <text:p>0.0000417420000</text:p>
          </table:table-cell>
          <table:table-cell office:value-type="float" office:value="0.12331">
            <text:p>0.1233100000000</text:p>
          </table:table-cell>
          <table:table-cell office:value-type="float" office:value="0.69224">
            <text:p>0.6922400000000</text:p>
          </table:table-cell>
          <table:table-cell office:value-type="float" office:value="0.13968">
            <text:p>0.1396800000000</text:p>
          </table:table-cell>
          <table:table-cell office:value-type="float" office:value="0.34641">
            <text:p>0.3464100000000</text:p>
          </table:table-cell>
          <table:table-cell office:value-type="float" office:value="0.13108">
            <text:p>0.1310800000000</text:p>
          </table:table-cell>
          <table:table-cell office:value-type="float" office:value="0.00036574">
            <text:p>0.0003657400000</text:p>
          </table:table-cell>
          <table:table-cell office:value-type="float" office:value="0.016096">
            <text:p>0.0160960000000</text:p>
          </table:table-cell>
          <table:table-cell office:value-type="float" office:value="0.000020352">
            <text:p>0.0000203520000</text:p>
          </table:table-cell>
          <table:table-cell office:value-type="float" office:value="0.00055013">
            <text:p>0.0005501300000</text:p>
          </table:table-cell>
          <table:table-cell office:value-type="float" office:value="0.000047606">
            <text:p>0.0000476060000</text:p>
          </table:table-cell>
          <table:table-cell office:value-type="float" office:value="0.0050421">
            <text:p>0.0050421000000</text:p>
          </table:table-cell>
          <table:table-cell office:value-type="float" office:value="0.0014907">
            <text:p>0.0014907000000</text:p>
          </table:table-cell>
          <table:table-cell office:value-type="float" office:value="0.14215">
            <text:p>0.1421500000000</text:p>
          </table:table-cell>
          <table:table-cell office:value-type="float" office:value="0.0020275">
            <text:p>0.0020275000000</text:p>
          </table:table-cell>
          <table:table-cell office:value-type="float" office:value="0.015826">
            <text:p>0.0158260000000</text:p>
          </table:table-cell>
          <table:table-cell office:value-type="float" office:value="0.0034739">
            <text:p>0.0034739000000</text:p>
          </table:table-cell>
          <table:table-cell office:value-type="float" office:value="0.0072154">
            <text:p>0.0072154000000</text:p>
          </table:table-cell>
          <table:table-cell office:value-type="float" office:value="2.28">
            <text:p>2.2800000000000</text:p>
          </table:table-cell>
          <table:table-cell table:number-columns-repeated="995"/>
        </table:table-row>
        <table:table-row table:style-name="ro1" table:number-rows-repeated="104835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currency-style style:name="N12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0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8" number:min-integer-digits="1"/>
    </number:number-style>
    <number:number-style style:name="N128">
      <number:number number:decimal-places="9" number:min-integer-digits="1"/>
    </number:number-style>
    <number:number-style style:name="N129">
      <number:number number:decimal-places="10" number:min-integer-digits="1"/>
    </number:number-style>
    <number:number-style style:name="N130">
      <number:number number:decimal-places="11" number:min-integer-digits="1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</number:number-style>
    <number:number-style style:name="N137">
      <number:text>-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number:min-integer-digits="1" number:grouping="true"/>
    </number:number-style>
    <number:number-style style:name="N138">
      <style:text-properties fo:color="#ff0000"/>
      <number:text>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</number:number-style>
    <number:number-style style:name="N139">
      <number:text>-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</number:number-style>
    <number:number-style style:name="N140">
      <style:text-properties fo:color="#ff0000"/>
      <number:text>-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number number:decimal-places="0" number:min-integer-digits="1" number:grouping="true"/>
      <number:text> </number:text>
    </number:number-style>
    <number:number-style style:name="N144P1" style:volatile="true">
      <number:text> (</number:text>
      <number:number number:decimal-places="0" number:min-integer-digits="1" number:grouping="true"/>
      <number:text>)</number:text>
    </number:number-style>
    <number:number-style style:name="N144P2" style:volatile="true">
      <number:text>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 (</number:text>
      <number:number number:decimal-places="2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$</number:text>
      <number:number number:decimal-places="2" number:min-integer-digits="1" number:grouping="true"/>
      <number:text> </number:text>
    </number:number-style>
    <number:number-style style:name="N156P1" style:volatile="true">
      <number:text> $(</number:text>
      <number:number number:decimal-places="2" number:min-integer-digits="1" number:grouping="true"/>
      <number:text>)</number:text>
    </number:number-style>
    <number:number-style style:name="N156P2" style:volatile="true">
      <number:text> $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</number:time-style>
    <number:number-style style:name="N160">
      <number:scientific-number number:decimal-places="1" number:min-integer-digits="3" number:min-exponent-digits="1"/>
    </number:number-style>
    <number:number-style style:name="N162P0" style:volatile="true">
      <number:text>Yes</number:text>
    </number:number-style>
    <number:number-style style:name="N162P1" style:volatile="true">
      <number:text>Yes</number:text>
    </number:number-style>
    <number:number-style style:name="N162">
      <number:text>No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number-style style:name="N167">
      <number:number number:decimal-places="0" number:min-integer-digits="5"/>
    </number:number-style>
    <number:currency-style style:name="N16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9P0"/>
    </number:currency-style>
    <number:date-style style:name="N171P0" style:volatile="true">
      <number:month/>
      <number:text>/</number:text>
      <number:day/>
    </number:date-style>
    <number:text-style style:name="N171">
      <number:text-content/>
      <style:map style:condition="value()&gt;=0" style:apply-style-name="N171P0"/>
    </number:text-style>
    <number:number-style style:name="N172">
      <number:number number:decimal-places="12" number:min-integer-digits="1"/>
    </number:number-style>
    <number:number-style style:name="N173">
      <number:number number:decimal-places="13" number:min-integer-digits="1"/>
    </number:number-style>
    <number:number-style style:name="N174">
      <number:number number:decimal-places="14" number:min-integer-digits="1"/>
    </number:number-style>
    <number:number-style style:name="N175">
      <number:number number:decimal-places="15" number:min-integer-digits="1"/>
    </number:number-style>
    <number:number-style style:name="N176">
      <number:number number:decimal-places="16" number:min-integer-digits="1"/>
    </number:number-style>
    <number:number-style style:name="N177">
      <number:number number:decimal-places="17" number:min-integer-digits="1"/>
    </number:number-style>
    <number:number-style style:name="N178">
      <number:scientific-number number:decimal-places="0" number:min-integer-digits="4" number:grouping="true" number:min-exponent-digits="1"/>
    </number:number-style>
    <number:currency-style style:name="N180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80"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80P0"/>
    </number:currency-style>
    <number:currency-style style:name="N181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81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81P0"/>
    </number:currency-style>
    <number:date-style style:name="N8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4" number:language="it" number:country="IT">
      <number:day number:style="long"/>
      <number:text>-</number:text>
      <number:month number:textual="true"/>
    </number:date-style>
    <number:date-style style:name="N8105" number:language="it" number:country="IT">
      <number:month number:textual="true"/>
      <number:text>-</number:text>
      <number:year/>
    </number:date-style>
    <number:time-style style:name="N8106" number:language="it" number:country="IT">
      <number:hours/>
      <number:text>.</number:text>
      <number:minutes number:style="long"/>
      <number:text> </number:text>
      <number:am-pm/>
    </number:time-style>
    <number:time-style style:name="N8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08" number:language="it" number:country="IT">
      <number:hours/>
      <number:text>.</number:text>
      <number:minutes number:style="long"/>
    </number:time-style>
    <number:time-style style:name="N8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2P0" style:volatile="true" number:language="it" number:country="IT">
      <number:text>€ </number:text>
      <number:number number:decimal-places="0" number:min-integer-digits="1" number:grouping="true"/>
    </number:number-style>
    <number:number-style style:name="N8112" number:language="it" number:country="IT">
      <number:text>-€ 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it" number:country="IT">
      <number:text>€ </number:text>
      <number:number number:decimal-places="0" number:min-integer-digits="1" number:grouping="true"/>
    </number:number-style>
    <number:number-style style:name="N8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13P0"/>
    </number:number-style>
    <number:number-style style:name="N8115P0" style:volatile="true" number:language="it" number:country="IT">
      <number:text>€ </number:text>
      <number:number number:decimal-places="2" number:min-integer-digits="1" number:grouping="true"/>
    </number:number-style>
    <number:number-style style:name="N8115" number:language="it" number:country="IT">
      <number:text>-€ 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text>€ </number:text>
      <number:number number:decimal-places="2" number:min-integer-digits="1" number:grouping="true"/>
    </number:number-style>
    <number:number-style style:name="N8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16P0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7">01/07/2020</text:date>, <text:time>12:24:5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4T19:00:28.94</meta:creation-date>
    <dc:date>2020-01-07T12:24:59.59</dc:date>
    <meta:editing-duration>PT5H5M21S</meta:editing-duration>
    <meta:editing-cycles>10</meta:editing-cycles>
    <meta:generator>OpenOffice/4.1.6$Win32 OpenOffice.org_project/416m1$Build-9790</meta:generator>
    <meta:document-statistic meta:table-count="1" meta:cell-count="6264" meta:object-count="0"/>
  </office:meta>
</office:document-meta>
</file>